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mm"/>
    </style:style>
    <style:style style:name="co2" style:family="table-column">
      <style:table-column-properties fo:break-before="auto" style:column-width="21.13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13.18mm"/>
    </style:style>
    <style:style style:name="co5" style:family="table-column">
      <style:table-column-properties fo:break-before="auto" style:column-width="18.66mm"/>
    </style:style>
    <style:style style:name="co6" style:family="table-column">
      <style:table-column-properties fo:break-before="auto" style:column-width="14.92mm"/>
    </style:style>
    <style:style style:name="co7" style:family="table-column">
      <style:table-column-properties fo:break-before="auto" style:column-width="14.18mm"/>
    </style:style>
    <style:style style:name="co8" style:family="table-column">
      <style:table-column-properties fo:break-before="auto" style:column-width="14.68mm"/>
    </style:style>
    <style:style style:name="co9" style:family="table-column">
      <style:table-column-properties fo:break-before="auto" style:column-width="12.95mm"/>
    </style:style>
    <style:style style:name="co10" style:family="table-column">
      <style:table-column-properties fo:break-before="auto" style:column-width="40.06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15.66mm"/>
    </style:style>
    <style:style style:name="co13" style:family="table-column">
      <style:table-column-properties fo:break-before="auto" style:column-width="14.43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8.2mm" fo:break-before="auto" style:use-optimal-row-height="false"/>
    </style:style>
    <style:style style:name="ta1" style:family="table" style:master-page-name="PageStyle_5f_94">
      <style:table-properties table:display="true" style:writing-mode="lr-tb"/>
    </style:style>
    <style:style style:name="ta2" style:family="table" style:master-page-name="PageStyle_5f_95">
      <style:table-properties table:display="true" style:writing-mode="lr-tb"/>
    </style:style>
    <style:style style:name="ta3" style:family="table" style:master-page-name="PageStyle_5f_96">
      <style:table-properties table:display="true" style:writing-mode="lr-tb"/>
    </style:style>
    <style:style style:name="ta4" style:family="table" style:master-page-name="PageStyle_5f_97">
      <style:table-properties table:display="true" style:writing-mode="lr-tb"/>
    </style:style>
    <style:style style:name="ta5" style:family="table" style:master-page-name="PageStyle_5f_98">
      <style:table-properties table:display="true" style:writing-mode="lr-tb"/>
    </style:style>
    <style:style style:name="ta6" style:family="table" style:master-page-name="PageStyle_5f_99">
      <style:table-properties table:display="true" style:writing-mode="lr-tb"/>
    </style:style>
    <style:style style:name="ta7" style:family="table" style:master-page-name="PageStyle_5f_100">
      <style:table-properties table:display="true" style:writing-mode="lr-tb"/>
    </style:style>
    <style:style style:name="ta8" style:family="table" style:master-page-name="PageStyle_5f_101">
      <style:table-properties table:display="true" style:writing-mode="lr-tb"/>
    </style:style>
    <style:style style:name="ta9" style:family="table" style:master-page-name="PageStyle_5f_102">
      <style:table-properties table:display="true" style:writing-mode="lr-tb"/>
    </style:style>
    <style:style style:name="ta10" style:family="table" style:master-page-name="PageStyle_5f_103">
      <style:table-properties table:display="true" style:writing-mode="lr-tb"/>
    </style:style>
    <style:style style:name="ta11" style:family="table" style:master-page-name="PageStyle_5f_104">
      <style:table-properties table:display="true" style:writing-mode="lr-tb"/>
    </style:style>
    <style:style style:name="ta12" style:family="table" style:master-page-name="PageStyle_5f_105">
      <style:table-properties table:display="true" style:writing-mode="lr-tb"/>
    </style:style>
    <style:style style:name="ta13" style:family="table" style:master-page-name="PageStyle_5f_106">
      <style:table-properties table:display="true" style:writing-mode="lr-tb"/>
    </style:style>
    <style:style style:name="ta14" style:family="table" style:master-page-name="PageStyle_5f_107">
      <style:table-properties table:display="true" style:writing-mode="lr-tb"/>
    </style:style>
    <style:style style:name="ta15" style:family="table" style:master-page-name="PageStyle_5f_108">
      <style:table-properties table:display="true" style:writing-mode="lr-tb"/>
    </style:style>
    <style:style style:name="ta16" style:family="table" style:master-page-name="PageStyle_5f_109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bold" style:font-name-asian="細明體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bold" style:font-name-asian="細明體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一般_20_2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WESRB00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一般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bold" style:font-name-asian="新細明體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6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3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5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7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9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0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4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一般_20_2">
      <style:table-cell-properties style:rotation-align="none"/>
    </style:style>
    <style:style style:name="ce5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8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9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bold" style:font-size-asian="7.5pt" style:font-style-asian="normal" style:font-weight-asian="bold" style:font-name-complex="Times New Roman" style:font-size-complex="7.5pt" style:font-style-complex="normal" style:font-weight-complex="bold"/>
    </style:style>
    <style:style style:name="ce7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" style:family="table-cell" style:parent-style-name="一般_5f_WESRB001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4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新細明體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use-window-font-color="true" style:font-name="細明體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style:use-window-font-color="true" style:font-name="細明體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8pt" style:font-size-complex="8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新細明體" fo:font-size="8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8pt" style:font-size-complex="8pt" style:font-weight-asian="bold" style:font-weight-complex="bold" style:font-style-asian="normal" style:font-style-complex="normal"/>
    </style:style>
    <style:style style:name="T11" style:family="text">
      <style:text-properties style:use-window-font-color="true" style:font-name="Times New Roman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style:use-window-font-color="true" style:font-name="Times New Roman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bold" style:font-weight-complex="bold" style:font-style-asian="normal" style:font-style-complex="normal"/>
    </style:style>
    <style:style style:name="T13" style:family="text">
      <style:text-properties style:use-window-font-color="true" style:font-name="Times New Roman" fo:font-size="8pt" fo:font-weight="bold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bold" style:font-weight-complex="bold" style:font-style-asian="normal" style:font-style-complex="normal" style:text-position="0% 100%"/>
    </style:style>
    <style:style style:name="T14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15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  <style:style style:name="T16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4" table:style-name="ta1" table:print-ranges="'94'.A1:'94'.AA46">
        <office:forms form:automatic-focus="false" form:apply-design-mode="false"/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8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94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05" calcext:value-type="float">
            <text:p>2005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9750.167" calcext:value-type="float">
            <text:p>39,750.2</text:p>
          </table:table-cell>
          <table:table-cell table:style-name="ce32" office:value-type="float" office:value="34.008" calcext:value-type="float">
            <text:p>34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37.979" calcext:value-type="float">
            <text:p>438.0</text:p>
          </table:table-cell>
          <table:table-cell table:style-name="ce32" office:value-type="float" office:value="39278.181" calcext:value-type="float">
            <text:p>39,278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80.377" calcext:value-type="float">
            <text:p>80.4</text:p>
          </table:table-cell>
          <table:table-cell table:style-name="ce53" office:value-type="float" office:value="37792.708" calcext:value-type="float">
            <text:p>37,792.7</text:p>
          </table:table-cell>
          <table:table-cell table:style-name="ce46" office:value-type="float" office:value="8313.529" calcext:value-type="float">
            <text:p>8,313.5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46" office:value-type="float" office:value="29479.179" calcext:value-type="float">
            <text:p>29,479.2</text:p>
          </table:table-cell>
          <table:table-cell table:style-name="ce46" office:value-type="float" office:value="5819.982" calcext:value-type="float">
            <text:p>5,820.0</text:p>
          </table:table-cell>
          <table:table-cell table:style-name="ce46" office:value-type="float" office:value="7225.078" calcext:value-type="float">
            <text:p>7,225.1</text:p>
          </table:table-cell>
          <table:table-cell table:style-name="ce46" office:value-type="float" office:value="889.937" calcext:value-type="float">
            <text:p>889.9</text:p>
          </table:table-cell>
          <table:table-cell table:number-columns-repeated="2" table:style-name="ce46" office:value-type="float" office:value="6112.266" calcext:value-type="float">
            <text:p>6,112.3</text:p>
          </table:table-cell>
          <table:table-cell table:number-columns-repeated="4" table:style-name="ce46" office:value-type="float" office:value="0" calcext:value-type="float">
            <text:p>- <text:s/></text:p>
          </table:table-cell>
          <table:table-cell table:style-name="ce46" office:value-type="float" office:value="222.875" calcext:value-type="float">
            <text:p>222.9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993.326" calcext:value-type="float">
            <text:p>4,993.3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9.235" calcext:value-type="float">
            <text:p>49.2</text:p>
          </table:table-cell>
          <table:table-cell table:style-name="ce33" office:value-type="float" office:value="4944.091" calcext:value-type="float">
            <text:p>4,944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35" office:value-type="float" office:value="4944.091" calcext:value-type="float">
            <text:p>4,944.1</text:p>
          </table:table-cell>
          <table:table-cell table:style-name="ce47" office:value-type="float" office:value="4944.091" calcext:value-type="float">
            <text:p>4,944.1</text:p>
          </table:table-cell>
          <table:table-cell table:number-columns-repeated="12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9473.522" calcext:value-type="float">
            <text:p>49,473.5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13.945" calcext:value-type="float">
            <text:p>513.9</text:p>
          </table:table-cell>
          <table:table-cell table:style-name="ce33" office:value-type="float" office:value="48959.577" calcext:value-type="float">
            <text:p>48,959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03.549" calcext:value-type="float">
            <text:p>103.5</text:p>
          </table:table-cell>
          <table:table-cell table:style-name="ce35" office:value-type="float" office:value="41856.882" calcext:value-type="float">
            <text:p>41,856.9</text:p>
          </table:table-cell>
          <table:table-cell table:style-name="ce47" office:value-type="float" office:value="1987.199" calcext:value-type="float">
            <text:p>1,987.2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47" office:value-type="float" office:value="39869.683" calcext:value-type="float">
            <text:p>39,869.7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47" office:value-type="float" office:value="6999.147" calcext:value-type="float">
            <text:p>6,999.1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2" table:style-name="ce47" office:value-type="float" office:value="6999.147" calcext:value-type="float">
            <text:p>6,999.1</text:p>
          </table:table-cell>
          <table:table-cell table:number-columns-repeated="5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1.303" calcext:value-type="float">
            <text:p>171.3</text:p>
          </table:table-cell>
          <table:table-cell table:style-name="ce33" office:value-type="float" office:value="0.921" calcext:value-type="float">
            <text:p>0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8.66" calcext:value-type="float">
            <text:p>-8.7</text:p>
          </table:table-cell>
          <table:table-cell table:style-name="ce33" office:value-type="float" office:value="179.042" calcext:value-type="float">
            <text:p>179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4.166" calcext:value-type="float">
            <text:p>-44.2</text:p>
          </table:table-cell>
          <table:table-cell table:style-name="ce35" office:value-type="float" office:value="0" calcext:value-type="float">
            <text:p>- <text:s/></text:p>
          </table:table-cell>
          <table:table-cell table:number-columns-repeated="4" table:style-name="ce47" office:value-type="float" office:value="0" calcext:value-type="float">
            <text:p>- <text:s/></text:p>
          </table:table-cell>
          <table:table-cell table:style-name="ce47" office:value-type="float" office:value="223.208" calcext:value-type="float">
            <text:p>223.2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2" table:style-name="ce47" office:value-type="float" office:value="91.219" calcext:value-type="float">
            <text:p>91.2</text:p>
          </table:table-cell>
          <table:table-cell table:number-columns-repeated="4" table:style-name="ce47" office:value-type="float" office:value="0" calcext:value-type="float">
            <text:p>- <text:s/></text:p>
          </table:table-cell>
          <table:table-cell table:style-name="ce47" office:value-type="float" office:value="131.989" calcext:value-type="float">
            <text:p>132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706.982" calcext:value-type="float">
            <text:p>5,707.0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8.011" calcext:value-type="float">
            <text:p>-18.0</text:p>
          </table:table-cell>
          <table:table-cell table:style-name="ce33" office:value-type="float" office:value="5724.993" calcext:value-type="float">
            <text:p>5,725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2.594" calcext:value-type="float">
            <text:p>2.6</text:p>
          </table:table-cell>
          <table:table-cell table:style-name="ce35" office:value-type="float" office:value="5722.399" calcext:value-type="float">
            <text:p>5,722.4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5722.399" calcext:value-type="float">
            <text:p>5,722.4</text:p>
          </table:table-cell>
          <table:table-cell table:number-columns-repeated="10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01.62" calcext:value-type="float">
            <text:p>201.6</text:p>
          </table:table-cell>
          <table:table-cell table:style-name="ce33" office:value-type="float" office:value="42.79" calcext:value-type="float">
            <text:p>42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02.975" calcext:value-type="float">
            <text:p>103.0</text:p>
          </table:table-cell>
          <table:table-cell table:style-name="ce33" office:value-type="float" office:value="55.855" calcext:value-type="float">
            <text:p>55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37.834" calcext:value-type="float">
            <text:p>-37.8</text:p>
          </table:table-cell>
          <table:table-cell table:style-name="ce35" office:value-type="float" office:value="3798.73" calcext:value-type="float">
            <text:p>3,798.7</text:p>
          </table:table-cell>
          <table:table-cell table:style-name="ce47" office:value-type="float" office:value="3798.73" calcext:value-type="float">
            <text:p>3,798.7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4406.909" calcext:value-type="float">
            <text:p>4,406.9</text:p>
          </table:table-cell>
          <table:table-cell table:style-name="ce47" office:value-type="float" office:value="701.868" calcext:value-type="float">
            <text:p>701.9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2" table:style-name="ce47" office:value-type="float" office:value="549.189" calcext:value-type="float">
            <text:p>549.2</text:p>
          </table:table-cell>
          <table:table-cell table:number-columns-repeated="4" table:style-name="ce47" office:value-type="float" office:value="0" calcext:value-type="float">
            <text:p>- <text:s/></text:p>
          </table:table-cell>
          <table:table-cell table:style-name="ce47" office:value-type="float" office:value="152.679" calcext:value-type="float">
            <text:p>152.7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.587" calcext:value-type="float">
            <text:p>0.6</text:p>
          </table:table-cell>
          <table:table-cell table:style-name="ce35" office:value-type="float" office:value="343.05" calcext:value-type="float">
            <text:p>343.1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343.05" calcext:value-type="float">
            <text:p>343.1</text:p>
          </table:table-cell>
          <table:table-cell table:style-name="ce47" office:value-type="float" office:value="2125.8" calcext:value-type="float">
            <text:p>2,125.8</text:p>
          </table:table-cell>
          <table:table-cell table:style-name="ce47" office:value-type="float" office:value="1782.163" calcext:value-type="float">
            <text:p>1,782.2</text:p>
          </table:table-cell>
          <table:table-cell table:style-name="ce47" office:value-type="float" office:value="429.679" calcext:value-type="float">
            <text:p>429.7</text:p>
          </table:table-cell>
          <table:table-cell table:number-columns-repeated="2" table:style-name="ce47" office:value-type="float" office:value="1352.484" calcext:value-type="float">
            <text:p>1,352.5</text:p>
          </table:table-cell>
          <table:table-cell table:number-columns-repeated="5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5.473" calcext:value-type="float">
            <text:p>15.5</text:p>
          </table:table-cell>
          <table:table-cell table:style-name="ce35" office:value-type="float" office:value="4426.1" calcext:value-type="float">
            <text:p>4,426.1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4426.1" calcext:value-type="float">
            <text:p>4,426.1</text:p>
          </table:table-cell>
          <table:table-cell table:style-name="ce47" office:value-type="float" office:value="14037.171" calcext:value-type="float">
            <text:p>14,037.2</text:p>
          </table:table-cell>
          <table:table-cell table:style-name="ce47" office:value-type="float" office:value="9595.598" calcext:value-type="float">
            <text:p>9,595.6</text:p>
          </table:table-cell>
          <table:table-cell table:style-name="ce47" office:value-type="float" office:value="7328.746" calcext:value-type="float">
            <text:p>7,328.7</text:p>
          </table:table-cell>
          <table:table-cell table:number-columns-repeated="2" table:style-name="ce47" office:value-type="float" office:value="2266.852" calcext:value-type="float">
            <text:p>2,266.9</text:p>
          </table:table-cell>
          <table:table-cell table:number-columns-repeated="5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.314" calcext:value-type="float">
            <text:p>1.3</text:p>
          </table:table-cell>
          <table:table-cell table:style-name="ce35" office:value-type="float" office:value="353.99" calcext:value-type="float">
            <text:p>354.0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353.99" calcext:value-type="float">
            <text:p>354.0</text:p>
          </table:table-cell>
          <table:table-cell table:style-name="ce47" office:value-type="float" office:value="907.562" calcext:value-type="float">
            <text:p>907.6</text:p>
          </table:table-cell>
          <table:table-cell table:style-name="ce47" office:value-type="float" office:value="552.258" calcext:value-type="float">
            <text:p>552.3</text:p>
          </table:table-cell>
          <table:table-cell table:style-name="ce47" office:value-type="float" office:value="273.056" calcext:value-type="float">
            <text:p>273.1</text:p>
          </table:table-cell>
          <table:table-cell table:number-columns-repeated="2" table:style-name="ce47" office:value-type="float" office:value="279.202" calcext:value-type="float">
            <text:p>279.2</text:p>
          </table:table-cell>
          <table:table-cell table:number-columns-repeated="5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64.757" calcext:value-type="float">
            <text:p>64.8</text:p>
          </table:table-cell>
          <table:table-cell table:style-name="ce32" office:value-type="float" office:value="70741.437" calcext:value-type="float">
            <text:p>70,741.4</text:p>
          </table:table-cell>
          <table:table-cell table:style-name="ce32" office:value-type="float" office:value="17181.925" calcext:value-type="float">
            <text:p>17,181.9</text:p>
          </table:table-cell>
          <table:table-cell table:style-name="ce32" office:value-type="float" office:value="2720.229" calcext:value-type="float">
            <text:p>2,720.2</text:p>
          </table:table-cell>
          <table:table-cell table:style-name="ce32" office:value-type="float" office:value="2271.661" calcext:value-type="float">
            <text:p>2,271.7</text:p>
          </table:table-cell>
          <table:table-cell table:style-name="ce32" office:value-type="float" office:value="637.994" calcext:value-type="float">
            <text:p>638.0</text:p>
          </table:table-cell>
          <table:table-cell table:style-name="ce32" office:value-type="float" office:value="47994.384" calcext:value-type="float">
            <text:p>47,994.4</text:p>
          </table:table-cell>
          <table:table-cell table:style-name="ce32" office:value-type="float" office:value="7399.663" calcext:value-type="float">
            <text:p>7,399.7</text:p>
          </table:table-cell>
          <table:table-cell table:style-name="ce46" office:value-type="float" office:value="-1895.928" calcext:value-type="float">
            <text:p>-1,895.9</text:p>
          </table:table-cell>
          <table:table-cell table:style-name="ce53" office:value-type="float" office:value="65024.858" calcext:value-type="float">
            <text:p>65,024.9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46" office:value-type="float" office:value="60728.315" calcext:value-type="float">
            <text:p>60,728.3</text:p>
          </table:table-cell>
          <table:table-cell table:style-name="ce46" office:value-type="float" office:value="4296.543" calcext:value-type="float">
            <text:p>4,296.5</text:p>
          </table:table-cell>
          <table:table-cell table:style-name="ce46" office:value-type="float" office:value="66980.64" calcext:value-type="float">
            <text:p>66,980.6</text:p>
          </table:table-cell>
          <table:table-cell table:style-name="ce46" office:value-type="float" office:value="44446.431" calcext:value-type="float">
            <text:p>44,446.4</text:p>
          </table:table-cell>
          <table:table-cell table:style-name="ce46" office:value-type="float" office:value="3458.784" calcext:value-type="float">
            <text:p>3,458.8</text:p>
          </table:table-cell>
          <table:table-cell table:style-name="ce46" office:value-type="float" office:value="23647.102" calcext:value-type="float">
            <text:p>23,647.1</text:p>
          </table:table-cell>
          <table:table-cell table:style-name="ce46" office:value-type="float" office:value="6200.154" calcext:value-type="float">
            <text:p>6,200.2</text:p>
          </table:table-cell>
          <table:table-cell table:style-name="ce46" office:value-type="float" office:value="13787.7" calcext:value-type="float">
            <text:p>13,787.7</text:p>
          </table:table-cell>
          <table:table-cell table:style-name="ce46" office:value-type="float" office:value="939.592" calcext:value-type="float">
            <text:p>939.6</text:p>
          </table:table-cell>
          <table:table-cell table:style-name="ce46" office:value-type="float" office:value="1270.809" calcext:value-type="float">
            <text:p>1,270.8</text:p>
          </table:table-cell>
          <table:table-cell table:style-name="ce46" office:value-type="float" office:value="1448.848" calcext:value-type="float">
            <text:p>1,448.8</text:p>
          </table:table-cell>
          <table:table-cell table:style-name="ce46" office:value-type="float" office:value="17340.545" calcext:value-type="float">
            <text:p>17,340.5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32.389" calcext:value-type="float">
            <text:p>32.4</text:p>
          </table:table-cell>
          <table:table-cell table:style-name="ce33" office:value-type="float" office:value="60639.932" calcext:value-type="float">
            <text:p>60,639.9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35.678" calcext:value-type="float">
            <text:p>435.7</text:p>
          </table:table-cell>
          <table:table-cell table:style-name="ce33" office:value-type="float" office:value="60236.643" calcext:value-type="float">
            <text:p>60,236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242.308" calcext:value-type="float">
            <text:p>-242.3</text:p>
          </table:table-cell>
          <table:table-cell table:style-name="ce35" office:value-type="float" office:value="60478.951" calcext:value-type="float">
            <text:p>60,479.0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47" office:value-type="float" office:value="60478.951" calcext:value-type="float">
            <text:p>60,479.0</text:p>
          </table:table-cell>
          <table:table-cell table:number-columns-repeated="11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32.368" calcext:value-type="float">
            <text:p>32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32.368" calcext:value-type="float">
            <text:p>32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35" office:value-type="float" office:value="32.368" calcext:value-type="float">
            <text:p>32.4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47" office:value-type="float" office:value="32.368" calcext:value-type="float">
            <text:p>32.4</text:p>
          </table:table-cell>
          <table:table-cell table:number-columns-repeated="11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35" office:value-type="float" office:value="4.046" calcext:value-type="float">
            <text:p>4.0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4.046" calcext:value-type="float">
            <text:p>4.0</text:p>
          </table:table-cell>
          <table:table-cell table:style-name="ce47" office:value-type="float" office:value="1690.676" calcext:value-type="float">
            <text:p>1,690.7</text:p>
          </table:table-cell>
          <table:table-cell table:style-name="ce47" office:value-type="float" office:value="1686.629" calcext:value-type="float">
            <text:p>1,686.6</text:p>
          </table:table-cell>
          <table:table-cell table:style-name="ce47" office:value-type="float" office:value="1686.193" calcext:value-type="float">
            <text:p>1,686.2</text:p>
          </table:table-cell>
          <table:table-cell table:number-columns-repeated="2" table:style-name="ce47" office:value-type="float" office:value="0.436" calcext:value-type="float">
            <text:p>0.4</text:p>
          </table:table-cell>
          <table:table-cell table:number-columns-repeated="5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38.136" calcext:value-type="float">
            <text:p>1,638.1</text:p>
          </table:table-cell>
          <table:table-cell table:style-name="ce33" office:value-type="float" office:value="658.289" calcext:value-type="float">
            <text:p>658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.67" calcext:value-type="float">
            <text:p>7.7</text:p>
          </table:table-cell>
          <table:table-cell table:style-name="ce33" office:value-type="float" office:value="972.177" calcext:value-type="float">
            <text:p>972.2</text:p>
          </table:table-cell>
          <table:table-cell table:style-name="ce33" office:value-type="float" office:value="32.326" calcext:value-type="float">
            <text:p>32.3</text:p>
          </table:table-cell>
          <table:table-cell table:style-name="ce47" office:value-type="float" office:value="-57.595" calcext:value-type="float">
            <text:p>-57.6</text:p>
          </table:table-cell>
          <table:table-cell table:style-name="ce35" office:value-type="float" office:value="0" calcext:value-type="float">
            <text:p>- <text:s/></text:p>
          </table:table-cell>
          <table:table-cell table:number-columns-repeated="3" table:style-name="ce47" office:value-type="float" office:value="0" calcext:value-type="float">
            <text:p>- <text:s/></text:p>
          </table:table-cell>
          <table:table-cell table:style-name="ce47" office:value-type="float" office:value="2935.263" calcext:value-type="float">
            <text:p>2,935.3</text:p>
          </table:table-cell>
          <table:table-cell table:style-name="ce47" office:value-type="float" office:value="3932.71" calcext:value-type="float">
            <text:p>3,932.7</text:p>
          </table:table-cell>
          <table:table-cell table:style-name="ce47" office:value-type="float" office:value="543.337" calcext:value-type="float">
            <text:p>543.3</text:p>
          </table:table-cell>
          <table:table-cell table:style-name="ce47" office:value-type="float" office:value="3232.254" calcext:value-type="float">
            <text:p>3,232.3</text:p>
          </table:table-cell>
          <table:table-cell table:style-name="ce47" office:value-type="float" office:value="1032.989" calcext:value-type="float">
            <text:p>1,033.0</text:p>
          </table:table-cell>
          <table:table-cell table:style-name="ce47" office:value-type="float" office:value="58.094" calcext:value-type="float">
            <text:p>58.1</text:p>
          </table:table-cell>
          <table:table-cell table:style-name="ce47" office:value-type="float" office:value="0.031" calcext:value-type="float">
            <text:p>0.0</text:p>
          </table:table-cell>
          <table:table-cell table:style-name="ce47" office:value-type="float" office:value="175.861" calcext:value-type="float">
            <text:p>175.9</text:p>
          </table:table-cell>
          <table:table-cell table:style-name="ce47" office:value-type="float" office:value="1965.28" calcext:value-type="float">
            <text:p>1,965.3</text:p>
          </table:table-cell>
          <table:table-cell table:style-name="ce47" office:value-type="float" office:value="157.119" calcext:value-type="float">
            <text:p>157.1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083.203" calcext:value-type="float">
            <text:p>8,083.2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71.711" calcext:value-type="float">
            <text:p>-71.7</text:p>
          </table:table-cell>
          <table:table-cell table:style-name="ce33" office:value-type="float" office:value="8154.914" calcext:value-type="float">
            <text:p>8,154.9</text:p>
          </table:table-cell>
          <table:table-cell table:style-name="ce33" office:value-type="float" office:value="5882.731" calcext:value-type="float">
            <text:p>5,882.7</text:p>
          </table:table-cell>
          <table:table-cell table:style-name="ce47" office:value-type="float" office:value="1.045" calcext:value-type="float">
            <text:p>1.0</text:p>
          </table:table-cell>
          <table:table-cell table:style-name="ce35" office:value-type="float" office:value="0" calcext:value-type="float">
            <text:p>- <text:s/></text:p>
          </table:table-cell>
          <table:table-cell table:number-columns-repeated="3" table:style-name="ce47" office:value-type="float" office:value="0" calcext:value-type="float">
            <text:p>- <text:s/></text:p>
          </table:table-cell>
          <table:table-cell table:style-name="ce47" office:value-type="float" office:value="13209.371" calcext:value-type="float">
            <text:p>13,209.4</text:p>
          </table:table-cell>
          <table:table-cell table:style-name="ce47" office:value-type="float" office:value="15480.509" calcext:value-type="float">
            <text:p>15,480.5</text:p>
          </table:table-cell>
          <table:table-cell table:number-columns-repeated="7" table:style-name="ce47" office:value-type="float" office:value="0" calcext:value-type="float">
            <text:p>- <text:s/></text:p>
          </table:table-cell>
          <table:table-cell table:style-name="ce47" office:value-type="float" office:value="15480.509" calcext:value-type="float">
            <text:p>15,480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0.5" calcext:value-type="float">
            <text:p>50.5</text:p>
          </table:table-cell>
          <table:table-cell table:style-name="ce33" office:value-type="float" office:value="4811.383" calcext:value-type="float">
            <text:p>4,811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91.612" calcext:value-type="float">
            <text:p>-91.6</text:p>
          </table:table-cell>
          <table:table-cell table:style-name="ce33" office:value-type="float" office:value="-4669.271" calcext:value-type="float">
            <text:p>-4,669.3</text:p>
          </table:table-cell>
          <table:table-cell table:style-name="ce33" office:value-type="float" office:value="2.368" calcext:value-type="float">
            <text:p>2.4</text:p>
          </table:table-cell>
          <table:table-cell table:style-name="ce47" office:value-type="float" office:value="-190.676" calcext:value-type="float">
            <text:p>-190.7</text:p>
          </table:table-cell>
          <table:table-cell table:style-name="ce35" office:value-type="float" office:value="0" calcext:value-type="float">
            <text:p>- <text:s/></text:p>
          </table:table-cell>
          <table:table-cell table:number-columns-repeated="3" table:style-name="ce47" office:value-type="float" office:value="0" calcext:value-type="float">
            <text:p>- <text:s/></text:p>
          </table:table-cell>
          <table:table-cell table:style-name="ce47" office:value-type="float" office:value="15059.48" calcext:value-type="float">
            <text:p>15,059.5</text:p>
          </table:table-cell>
          <table:table-cell table:style-name="ce47" office:value-type="float" office:value="10578.517" calcext:value-type="float">
            <text:p>10,578.5</text:p>
          </table:table-cell>
          <table:table-cell table:style-name="ce47" office:value-type="float" office:value="5.568" calcext:value-type="float">
            <text:p>5.6</text:p>
          </table:table-cell>
          <table:table-cell table:style-name="ce47" office:value-type="float" office:value="10572.949" calcext:value-type="float">
            <text:p>10,572.9</text:p>
          </table:table-cell>
          <table:table-cell table:style-name="ce47" office:value-type="float" office:value="10.777" calcext:value-type="float">
            <text:p>10.8</text:p>
          </table:table-cell>
          <table:table-cell table:style-name="ce47" office:value-type="float" office:value="10501.805" calcext:value-type="float">
            <text:p>10,501.8</text:p>
          </table:table-cell>
          <table:table-cell table:style-name="ce47" office:value-type="float" office:value="0.34" calcext:value-type="float">
            <text:p>0.3</text:p>
          </table:table-cell>
          <table:table-cell table:style-name="ce47" office:value-type="float" office:value="60.027" calcext:value-type="float">
            <text:p>60.0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35" office:value-type="float" office:value="0" calcext:value-type="float">
            <text:p>- <text:s/></text:p>
          </table:table-cell>
          <table:table-cell table:number-columns-repeated="13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071.257" calcext:value-type="float">
            <text:p>2,071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555.619" calcext:value-type="float">
            <text:p>2,555.6</text:p>
          </table:table-cell>
          <table:table-cell table:style-name="ce33" office:value-type="float" office:value="193.517" calcext:value-type="float">
            <text:p>193.5</text:p>
          </table:table-cell>
          <table:table-cell table:style-name="ce33" office:value-type="float" office:value="-4820.393" calcext:value-type="float">
            <text:p>-4,820.4</text:p>
          </table:table-cell>
          <table:table-cell table:style-name="ce33" office:value-type="float" office:value="19.535" calcext:value-type="float">
            <text:p>19.5</text:p>
          </table:table-cell>
          <table:table-cell table:style-name="ce47" office:value-type="float" office:value="-150.942" calcext:value-type="float">
            <text:p>-150.9</text:p>
          </table:table-cell>
          <table:table-cell table:style-name="ce35" office:value-type="float" office:value="0" calcext:value-type="float">
            <text:p>- <text:s/></text:p>
          </table:table-cell>
          <table:table-cell table:number-columns-repeated="3" table:style-name="ce47" office:value-type="float" office:value="0" calcext:value-type="float">
            <text:p>- <text:s/></text:p>
          </table:table-cell>
          <table:table-cell table:style-name="ce47" office:value-type="float" office:value="5171.389" calcext:value-type="float">
            <text:p>5,171.4</text:p>
          </table:table-cell>
          <table:table-cell table:style-name="ce47" office:value-type="float" office:value="482.403" calcext:value-type="float">
            <text:p>482.4</text:p>
          </table:table-cell>
          <table:table-cell table:style-name="ce47" office:value-type="float" office:value="0.188" calcext:value-type="float">
            <text:p>0.2</text:p>
          </table:table-cell>
          <table:table-cell table:style-name="ce47" office:value-type="float" office:value="482.215" calcext:value-type="float">
            <text:p>482.2</text:p>
          </table:table-cell>
          <table:table-cell table:style-name="ce47" office:value-type="float" office:value="0.953" calcext:value-type="float">
            <text:p>1.0</text:p>
          </table:table-cell>
          <table:table-cell table:style-name="ce47" office:value-type="float" office:value="247.416" calcext:value-type="float">
            <text:p>247.4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47" office:value-type="float" office:value="233.846" calcext:value-type="float">
            <text:p>233.8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19.692" calcext:value-type="float">
            <text:p>-19.7</text:p>
          </table:table-cell>
          <table:table-cell table:style-name="ce33" office:value-type="float" office:value="19.692" calcext:value-type="float">
            <text:p>19.7</text:p>
          </table:table-cell>
          <table:table-cell table:style-name="ce33" office:value-type="float" office:value="15.028" calcext:value-type="float">
            <text:p>15.0</text:p>
          </table:table-cell>
          <table:table-cell table:style-name="ce47" office:value-type="float" office:value="-14.577" calcext:value-type="float">
            <text:p>-14.6</text:p>
          </table:table-cell>
          <table:table-cell table:style-name="ce35" office:value-type="float" office:value="0" calcext:value-type="float">
            <text:p>- <text:s/></text:p>
          </table:table-cell>
          <table:table-cell table:number-columns-repeated="4" table:style-name="ce47" office:value-type="float" office:value="0" calcext:value-type="float">
            <text:p>- <text:s/></text:p>
          </table:table-cell>
          <table:table-cell table:style-name="ce47" office:value-type="float" office:value="19.241" calcext:value-type="float">
            <text:p>19.2</text:p>
          </table:table-cell>
          <table:table-cell table:style-name="ce47" office:value-type="float" office:value="0.005" calcext:value-type="float">
            <text:p>0.0</text:p>
          </table:table-cell>
          <table:table-cell table:style-name="ce47" office:value-type="float" office:value="19.236" calcext:value-type="float">
            <text:p>19.2</text:p>
          </table:table-cell>
          <table:table-cell table:style-name="ce47" office:value-type="float" office:value="7.891" calcext:value-type="float">
            <text:p>7.9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11.345" calcext:value-type="float">
            <text:p>11.3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8927.049" calcext:value-type="float">
            <text:p>8,927.0</text:p>
          </table:table-cell>
          <table:table-cell table:style-name="ce33" office:value-type="float" office:value="229.096" calcext:value-type="float">
            <text:p>229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95.523" calcext:value-type="float">
            <text:p>195.5</text:p>
          </table:table-cell>
          <table:table-cell table:style-name="ce33" office:value-type="float" office:value="-9351.668" calcext:value-type="float">
            <text:p>-9,351.7</text:p>
          </table:table-cell>
          <table:table-cell table:style-name="ce33" office:value-type="float" office:value="48.365" calcext:value-type="float">
            <text:p>48.4</text:p>
          </table:table-cell>
          <table:table-cell table:style-name="ce47" office:value-type="float" office:value="-286.09" calcext:value-type="float">
            <text:p>-286.1</text:p>
          </table:table-cell>
          <table:table-cell table:style-name="ce35" office:value-type="float" office:value="165.371" calcext:value-type="float">
            <text:p>165.4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165.371" calcext:value-type="float">
            <text:p>165.4</text:p>
          </table:table-cell>
          <table:table-cell table:style-name="ce47" office:value-type="float" office:value="15417.131" calcext:value-type="float">
            <text:p>15,417.1</text:p>
          </table:table-cell>
          <table:table-cell table:style-name="ce47" office:value-type="float" office:value="6137.817" calcext:value-type="float">
            <text:p>6,137.8</text:p>
          </table:table-cell>
          <table:table-cell table:style-name="ce47" office:value-type="float" office:value="37.13" calcext:value-type="float">
            <text:p>37.1</text:p>
          </table:table-cell>
          <table:table-cell table:style-name="ce47" office:value-type="float" office:value="6100.687" calcext:value-type="float">
            <text:p>6,100.7</text:p>
          </table:table-cell>
          <table:table-cell table:style-name="ce47" office:value-type="float" office:value="228.907" calcext:value-type="float">
            <text:p>228.9</text:p>
          </table:table-cell>
          <table:table-cell table:style-name="ce47" office:value-type="float" office:value="4450.059" calcext:value-type="float">
            <text:p>4,450.1</text:p>
          </table:table-cell>
          <table:table-cell table:style-name="ce47" office:value-type="float" office:value="977.801" calcext:value-type="float">
            <text:p>977.8</text:p>
          </table:table-cell>
          <table:table-cell table:style-name="ce47" office:value-type="float" office:value="443.92" calcext:value-type="float">
            <text:p>443.9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6.898" calcext:value-type="float">
            <text:p>136.9</text:p>
          </table:table-cell>
          <table:table-cell table:style-name="ce33" office:value-type="float" office:value="486.885" calcext:value-type="float">
            <text:p>486.9</text:p>
          </table:table-cell>
          <table:table-cell table:style-name="ce33" office:value-type="float" office:value="2344.928" calcext:value-type="float">
            <text:p>2,344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30.722" calcext:value-type="float">
            <text:p>230.7</text:p>
          </table:table-cell>
          <table:table-cell table:style-name="ce33" office:value-type="float" office:value="-2925.637" calcext:value-type="float">
            <text:p>-2,925.6</text:p>
          </table:table-cell>
          <table:table-cell table:style-name="ce33" office:value-type="float" office:value="1819.141" calcext:value-type="float">
            <text:p>1,819.1</text:p>
          </table:table-cell>
          <table:table-cell table:style-name="ce47" office:value-type="float" office:value="-967.366" calcext:value-type="float">
            <text:p>-967.4</text:p>
          </table:table-cell>
          <table:table-cell table:style-name="ce35" office:value-type="float" office:value="3390.195" calcext:value-type="float">
            <text:p>3,390.2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3390.195" calcext:value-type="float">
            <text:p>3,390.2</text:p>
          </table:table-cell>
          <table:table-cell table:style-name="ce47" office:value-type="float" office:value="13567.257" calcext:value-type="float">
            <text:p>13,567.3</text:p>
          </table:table-cell>
          <table:table-cell table:style-name="ce47" office:value-type="float" office:value="6399.649" calcext:value-type="float">
            <text:p>6,399.6</text:p>
          </table:table-cell>
          <table:table-cell table:style-name="ce47" office:value-type="float" office:value="825.83" calcext:value-type="float">
            <text:p>825.8</text:p>
          </table:table-cell>
          <table:table-cell table:style-name="ce47" office:value-type="float" office:value="5573.82" calcext:value-type="float">
            <text:p>5,573.8</text:p>
          </table:table-cell>
          <table:table-cell table:style-name="ce47" office:value-type="float" office:value="4867.988" calcext:value-type="float">
            <text:p>4,868.0</text:p>
          </table:table-cell>
          <table:table-cell table:style-name="ce47" office:value-type="float" office:value="253.119" calcext:value-type="float">
            <text:p>253.1</text:p>
          </table:table-cell>
          <table:table-cell table:style-name="ce47" office:value-type="float" office:value="24.994" calcext:value-type="float">
            <text:p>25.0</text:p>
          </table:table-cell>
          <table:table-cell table:style-name="ce47" office:value-type="float" office:value="427.719" calcext:value-type="float">
            <text:p>427.7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98.622" calcext:value-type="float">
            <text:p>398.6</text:p>
          </table:table-cell>
          <table:table-cell table:style-name="ce33" office:value-type="float" office:value="362.78" calcext:value-type="float">
            <text:p>362.8</text:p>
          </table:table-cell>
          <table:table-cell table:style-name="ce33" office:value-type="float" office:value="4.828" calcext:value-type="float">
            <text:p>4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215.617" calcext:value-type="float">
            <text:p>-215.6</text:p>
          </table:table-cell>
          <table:table-cell table:style-name="ce33" office:value-type="float" office:value="246.631" calcext:value-type="float">
            <text:p>246.6</text:p>
          </table:table-cell>
          <table:table-cell table:style-name="ce33" office:value-type="float" office:value="39.645" calcext:value-type="float">
            <text:p>39.6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35" office:value-type="float" office:value="0" calcext:value-type="float">
            <text:p>- <text:s/></text:p>
          </table:table-cell>
          <table:table-cell table:number-columns-repeated="3" table:style-name="ce47" office:value-type="float" office:value="0" calcext:value-type="float">
            <text:p>- <text:s/></text:p>
          </table:table-cell>
          <table:table-cell table:style-name="ce47" office:value-type="float" office:value="303.624" calcext:value-type="float">
            <text:p>303.6</text:p>
          </table:table-cell>
          <table:table-cell table:style-name="ce47" office:value-type="float" office:value="510.61" calcext:value-type="float">
            <text:p>510.6</text:p>
          </table:table-cell>
          <table:table-cell table:number-columns-repeated="7" table:style-name="ce47" office:value-type="float" office:value="0" calcext:value-type="float">
            <text:p>- <text:s/></text:p>
          </table:table-cell>
          <table:table-cell table:style-name="ce47" office:value-type="float" office:value="510.61" calcext:value-type="float">
            <text:p>510.6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1.894" calcext:value-type="float">
            <text:p>11.9</text:p>
          </table:table-cell>
          <table:table-cell table:style-name="ce33" office:value-type="float" office:value="912.415" calcext:value-type="float">
            <text:p>912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9.894" calcext:value-type="float">
            <text:p>49.9</text:p>
          </table:table-cell>
          <table:table-cell table:style-name="ce33" office:value-type="float" office:value="-950.415" calcext:value-type="float">
            <text:p>-950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35" office:value-type="float" office:value="0" calcext:value-type="float">
            <text:p>- <text:s/></text:p>
          </table:table-cell>
          <table:table-cell table:number-columns-repeated="3" table:style-name="ce47" office:value-type="float" office:value="0" calcext:value-type="float">
            <text:p>- <text:s/></text:p>
          </table:table-cell>
          <table:table-cell table:style-name="ce47" office:value-type="float" office:value="1374.999" calcext:value-type="float">
            <text:p>1,375.0</text:p>
          </table:table-cell>
          <table:table-cell table:style-name="ce47" office:value-type="float" office:value="424.584" calcext:value-type="float">
            <text:p>424.6</text:p>
          </table:table-cell>
          <table:table-cell table:number-columns-repeated="7" table:style-name="ce47" office:value-type="float" office:value="0" calcext:value-type="float">
            <text:p>- <text:s/></text:p>
          </table:table-cell>
          <table:table-cell table:style-name="ce47" office:value-type="float" office:value="424.584" calcext:value-type="float">
            <text:p>424.6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21.46" calcext:value-type="float">
            <text:p>821.5</text:p>
          </table:table-cell>
          <table:table-cell table:style-name="ce33" office:value-type="float" office:value="51.826" calcext:value-type="float">
            <text:p>51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2.721" calcext:value-type="float">
            <text:p>-12.7</text:p>
          </table:table-cell>
          <table:table-cell table:style-name="ce33" office:value-type="float" office:value="782.355" calcext:value-type="float">
            <text:p>782.4</text:p>
          </table:table-cell>
          <table:table-cell table:style-name="ce33" office:value-type="float" office:value="1.748" calcext:value-type="float">
            <text:p>1.7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35" office:value-type="float" office:value="0" calcext:value-type="float">
            <text:p>- <text:s/></text:p>
          </table:table-cell>
          <table:table-cell table:number-columns-repeated="3" table:style-name="ce47" office:value-type="float" office:value="0" calcext:value-type="float">
            <text:p>- <text:s/></text:p>
          </table:table-cell>
          <table:table-cell table:style-name="ce47" office:value-type="float" office:value="114.781" calcext:value-type="float">
            <text:p>114.8</text:p>
          </table:table-cell>
          <table:table-cell table:style-name="ce47" office:value-type="float" office:value="895.388" calcext:value-type="float">
            <text:p>895.4</text:p>
          </table:table-cell>
          <table:table-cell table:number-columns-repeated="7" table:style-name="ce47" office:value-type="float" office:value="0" calcext:value-type="float">
            <text:p>- <text:s/></text:p>
          </table:table-cell>
          <table:table-cell table:style-name="ce47" office:value-type="float" office:value="895.388" calcext:value-type="float">
            <text:p>895.4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7.844" calcext:value-type="float">
            <text:p>37.8</text:p>
          </table:table-cell>
          <table:table-cell table:style-name="ce33" office:value-type="float" office:value="243.585" calcext:value-type="float">
            <text:p>243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0.591" calcext:value-type="float">
            <text:p>70.6</text:p>
          </table:table-cell>
          <table:table-cell table:style-name="ce33" office:value-type="float" office:value="-276.332" calcext:value-type="float">
            <text:p>-276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35" office:value-type="float" office:value="568.225" calcext:value-type="float">
            <text:p>568.2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568.225" calcext:value-type="float">
            <text:p>568.2</text:p>
          </table:table-cell>
          <table:table-cell table:style-name="ce47" office:value-type="float" office:value="1376.664" calcext:value-type="float">
            <text:p>1,376.7</text:p>
          </table:table-cell>
          <table:table-cell table:style-name="ce47" office:value-type="float" office:value="532.107" calcext:value-type="float">
            <text:p>532.1</text:p>
          </table:table-cell>
          <table:table-cell table:style-name="ce47" office:value-type="float" office:value="482.441" calcext:value-type="float">
            <text:p>482.4</text:p>
          </table:table-cell>
          <table:table-cell table:number-columns-repeated="2" table:style-name="ce47" office:value-type="float" office:value="0.385" calcext:value-type="float">
            <text:p>0.4</text:p>
          </table:table-cell>
          <table:table-cell table:number-columns-repeated="4" table:style-name="ce47" office:value-type="float" office:value="0" calcext:value-type="float">
            <text:p>- <text:s/></text:p>
          </table:table-cell>
          <table:table-cell table:style-name="ce47" office:value-type="float" office:value="49.281" calcext:value-type="float">
            <text:p>49.3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68.14" calcext:value-type="float">
            <text:p>468.1</text:p>
          </table:table-cell>
          <table:table-cell table:style-name="ce33" office:value-type="float" office:value="163.893" calcext:value-type="float">
            <text:p>163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21.832" calcext:value-type="float">
            <text:p>-121.8</text:p>
          </table:table-cell>
          <table:table-cell table:style-name="ce33" office:value-type="float" office:value="426.079" calcext:value-type="float">
            <text:p>426.1</text:p>
          </table:table-cell>
          <table:table-cell table:style-name="ce33" office:value-type="float" office:value="214.397" calcext:value-type="float">
            <text:p>214.4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35" office:value-type="float" office:value="221.397" calcext:value-type="float">
            <text:p>221.4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47" office:value-type="float" office:value="216.996" calcext:value-type="float">
            <text:p>217.0</text:p>
          </table:table-cell>
          <table:table-cell table:style-name="ce47" office:value-type="float" office:value="4.401" calcext:value-type="float">
            <text:p>4.4</text:p>
          </table:table-cell>
          <table:table-cell table:style-name="ce47" office:value-type="float" office:value="1957.169" calcext:value-type="float">
            <text:p>1,957.2</text:p>
          </table:table-cell>
          <table:table-cell table:style-name="ce47" office:value-type="float" office:value="1947.454" calcext:value-type="float">
            <text:p>1,947.5</text:p>
          </table:table-cell>
          <table:table-cell table:style-name="ce47" office:value-type="float" office:value="11.936" calcext:value-type="float">
            <text:p>11.9</text:p>
          </table:table-cell>
          <table:table-cell table:number-columns-repeated="2" table:style-name="ce47" office:value-type="float" office:value="14.303" calcext:value-type="float">
            <text:p>14.3</text:p>
          </table:table-cell>
          <table:table-cell table:number-columns-repeated="4" table:style-name="ce47" office:value-type="float" office:value="0" calcext:value-type="float">
            <text:p>- <text:s/></text:p>
          </table:table-cell>
          <table:table-cell table:style-name="ce47" office:value-type="float" office:value="1921.215" calcext:value-type="float">
            <text:p>1,921.2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368.667" calcext:value-type="float">
            <text:p>368.7</text:p>
          </table:table-cell>
          <table:table-cell table:style-name="ce32" office:value-type="float" office:value="7100.75" calcext:value-type="float">
            <text:p>7,100.8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-18.943" calcext:value-type="float">
            <text:p>-18.9</text:p>
          </table:table-cell>
          <table:table-cell table:style-name="ce32" office:value-type="float" office:value="7488.36" calcext:value-type="float">
            <text:p>7,488.4</text:p>
          </table:table-cell>
          <table:table-cell table:style-name="ce32" office:value-type="float" office:value="7841.687" calcext:value-type="float">
            <text:p>7,841.7</text:p>
          </table:table-cell>
          <table:table-cell table:style-name="ce46" office:value-type="float" office:value="-114.365" calcext:value-type="float">
            <text:p>-114.4</text:p>
          </table:table-cell>
          <table:table-cell table:style-name="ce53" office:value-type="float" office:value="5708.638" calcext:value-type="float">
            <text:p>5,708.6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46" office:value-type="float" office:value="7.038" calcext:value-type="float">
            <text:p>7.0</text:p>
          </table:table-cell>
          <table:table-cell table:style-name="ce46" office:value-type="float" office:value="5701.6" calcext:value-type="float">
            <text:p>5,701.6</text:p>
          </table:table-cell>
          <table:table-cell table:style-name="ce46" office:value-type="float" office:value="7826.692" calcext:value-type="float">
            <text:p>7,826.7</text:p>
          </table:table-cell>
          <table:table-cell table:style-name="ce46" office:value-type="float" office:value="1879.091" calcext:value-type="float">
            <text:p>1,879.1</text:p>
          </table:table-cell>
          <table:table-cell table:style-name="ce46" office:value-type="float" office:value="293.176" calcext:value-type="float">
            <text:p>293.2</text:p>
          </table:table-cell>
          <table:table-cell table:style-name="ce46" office:value-type="float" office:value="1585.915" calcext:value-type="float">
            <text:p>1,585.9</text:p>
          </table:table-cell>
          <table:table-cell table:style-name="ce46" office:value-type="float" office:value="690.201" calcext:value-type="float">
            <text:p>690.2</text:p>
          </table:table-cell>
          <table:table-cell table:number-columns-repeated="2" table:style-name="ce46" office:value-type="float" office:value="0" calcext:value-type="float">
            <text:p>- <text:s/></text:p>
          </table:table-cell>
          <table:table-cell table:style-name="ce46" office:value-type="float" office:value="254.157" calcext:value-type="float">
            <text:p>254.2</text:p>
          </table:table-cell>
          <table:table-cell table:style-name="ce46" office:value-type="float" office:value="641.558" calcext:value-type="float">
            <text:p>641.6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547.47" calcext:value-type="float">
            <text:p>547.5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62.504" calcext:value-type="float">
            <text:p>62.5</text:p>
          </table:table-cell>
          <table:table-cell table:style-name="ce33" office:value-type="float" office:value="484.966" calcext:value-type="float">
            <text:p>485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5.741" calcext:value-type="float">
            <text:p>-5.7</text:p>
          </table:table-cell>
          <table:table-cell table:style-name="ce35" office:value-type="float" office:value="5.675" calcext:value-type="float">
            <text:p>5.7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5.675" calcext:value-type="float">
            <text:p>5.7</text:p>
          </table:table-cell>
          <table:table-cell table:style-name="ce47" office:value-type="float" office:value="942.775" calcext:value-type="float">
            <text:p>942.8</text:p>
          </table:table-cell>
          <table:table-cell table:style-name="ce47" office:value-type="float" office:value="1427.807" calcext:value-type="float">
            <text:p>1,427.8</text:p>
          </table:table-cell>
          <table:table-cell table:style-name="ce47" office:value-type="float" office:value="3.676" calcext:value-type="float">
            <text:p>3.7</text:p>
          </table:table-cell>
          <table:table-cell table:style-name="ce47" office:value-type="float" office:value="1424.131" calcext:value-type="float">
            <text:p>1,424.1</text:p>
          </table:table-cell>
          <table:table-cell table:style-name="ce47" office:value-type="float" office:value="366.601" calcext:value-type="float">
            <text:p>366.6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237.766" calcext:value-type="float">
            <text:p>237.8</text:p>
          </table:table-cell>
          <table:table-cell table:style-name="ce47" office:value-type="float" office:value="819.764" calcext:value-type="float">
            <text:p>819.8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9372.99" calcext:value-type="float">
            <text:p>9,373.0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80.563" calcext:value-type="float">
            <text:p>-80.6</text:p>
          </table:table-cell>
          <table:table-cell table:style-name="ce33" office:value-type="float" office:value="9453.554" calcext:value-type="float">
            <text:p>9,453.6</text:p>
          </table:table-cell>
          <table:table-cell table:style-name="ce33" office:value-type="float" office:value="10351.026" calcext:value-type="float">
            <text:p>10,351.0</text:p>
          </table:table-cell>
          <table:table-cell table:style-name="ce47" office:value-type="float" office:value="-145.859" calcext:value-type="float">
            <text:p>-145.9</text:p>
          </table:table-cell>
          <table:table-cell table:style-name="ce35" office:value-type="float" office:value="7530.358" calcext:value-type="float">
            <text:p>7,530.4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47" office:value-type="float" office:value="9.29" calcext:value-type="float">
            <text:p>9.3</text:p>
          </table:table-cell>
          <table:table-cell table:style-name="ce47" office:value-type="float" office:value="7521.068" calcext:value-type="float">
            <text:p>7,521.1</text:p>
          </table:table-cell>
          <table:table-cell table:style-name="ce47" office:value-type="float" office:value="9493.211" calcext:value-type="float">
            <text:p>9,493.2</text:p>
          </table:table-cell>
          <table:table-cell table:style-name="ce47" office:value-type="float" office:value="1211.239" calcext:value-type="float">
            <text:p>1,211.2</text:p>
          </table:table-cell>
          <table:table-cell table:style-name="ce47" office:value-type="float" office:value="383.725" calcext:value-type="float">
            <text:p>383.7</text:p>
          </table:table-cell>
          <table:table-cell table:style-name="ce47" office:value-type="float" office:value="827.514" calcext:value-type="float">
            <text:p>827.5</text:p>
          </table:table-cell>
          <table:table-cell table:style-name="ce47" office:value-type="float" office:value="585.197" calcext:value-type="float">
            <text:p>585.2</text:p>
          </table:table-cell>
          <table:table-cell table:number-columns-repeated="2" table:style-name="ce47" office:value-type="float" office:value="0" calcext:value-type="float">
            <text:p>- <text:s/></text:p>
          </table:table-cell>
          <table:table-cell table:style-name="ce47" office:value-type="float" office:value="124.139" calcext:value-type="float">
            <text:p>124.1</text:p>
          </table:table-cell>
          <table:table-cell table:style-name="ce47" office:value-type="float" office:value="118.178" calcext:value-type="float">
            <text:p>118.2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595.011" calcext:value-type="float">
            <text:p>1,595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595.011" calcext:value-type="float">
            <text:p>1,595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53" office:value-type="float" office:value="1120.121" calcext:value-type="float">
            <text:p>1,120.1</text:p>
          </table:table-cell>
          <table:table-cell table:number-columns-repeated="2" table:style-name="ce46" office:value-type="float" office:value="0" calcext:value-type="float">
            <text:p>- <text:s/></text:p>
          </table:table-cell>
          <table:table-cell table:style-name="ce46" office:value-type="float" office:value="1120.121" calcext:value-type="float">
            <text:p>1,120.1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46" office:value-type="float" office:value="474.891" calcext:value-type="float">
            <text:p>474.9</text:p>
          </table:table-cell>
          <table:table-cell table:style-name="ce46" office:value-type="float" office:value="0" calcext:value-type="float">
            <text:p>- <text:s/></text:p>
          </table:table-cell>
          <table:table-cell table:number-columns-repeated="2" table:style-name="ce46" office:value-type="float" office:value="474.891" calcext:value-type="float">
            <text:p>474.9</text:p>
          </table:table-cell>
          <table:table-cell table:number-columns-repeated="5" table:style-name="ce46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9972.008" calcext:value-type="float">
            <text:p>39,972.0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9972.008" calcext:value-type="float">
            <text:p>39,972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53" office:value-type="float" office:value="39972.008" calcext:value-type="float">
            <text:p>39,972.0</text:p>
          </table:table-cell>
          <table:table-cell table:number-columns-repeated="2" table:style-name="ce46" office:value-type="float" office:value="0" calcext:value-type="float">
            <text:p>- <text:s/></text:p>
          </table:table-cell>
          <table:table-cell table:style-name="ce46" office:value-type="float" office:value="39972.008" calcext:value-type="float">
            <text:p>39,972.0</text:p>
          </table:table-cell>
          <table:table-cell table:number-columns-repeated="10" table:style-name="ce46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4071.374" calcext:value-type="float">
            <text:p>4,071.4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071.374" calcext:value-type="float">
            <text:p>4,071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53" office:value-type="float" office:value="7909.892" calcext:value-type="float">
            <text:p>7,909.9</text:p>
          </table:table-cell>
          <table:table-cell table:number-columns-repeated="2" table:style-name="ce46" office:value-type="float" office:value="0" calcext:value-type="float">
            <text:p>- <text:s/></text:p>
          </table:table-cell>
          <table:table-cell table:style-name="ce46" office:value-type="float" office:value="7909.892" calcext:value-type="float">
            <text:p>7,909.9</text:p>
          </table:table-cell>
          <table:table-cell table:style-name="ce46" office:value-type="float" office:value="3838.518" calcext:value-type="float">
            <text:p>3,838.5</text:p>
          </table:table-cell>
          <table:table-cell table:number-columns-repeated="9" table:style-name="ce46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53" office:value-type="float" office:value="0" calcext:value-type="float">
            <text:p>- <text:s/></text:p>
          </table:table-cell>
          <table:table-cell table:number-columns-repeated="13" table:style-name="ce46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0.96" calcext:value-type="float">
            <text:p>1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0.96" calcext:value-type="float">
            <text:p>1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53" office:value-type="float" office:value="0.96" calcext:value-type="float">
            <text:p>1.0</text:p>
          </table:table-cell>
          <table:table-cell table:number-columns-repeated="2" table:style-name="ce46" office:value-type="float" office:value="0" calcext:value-type="float">
            <text:p>- <text:s/></text:p>
          </table:table-cell>
          <table:table-cell table:style-name="ce46" office:value-type="float" office:value="0.96" calcext:value-type="float">
            <text:p>1.0</text:p>
          </table:table-cell>
          <table:table-cell table:number-columns-repeated="10" table:style-name="ce46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91.3" calcext:value-type="float">
            <text:p>91.3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91.3" calcext:value-type="float">
            <text:p>91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53" office:value-type="float" office:value="91.3" calcext:value-type="float">
            <text:p>91.3</text:p>
          </table:table-cell>
          <table:table-cell table:number-columns-repeated="2" table:style-name="ce46" office:value-type="float" office:value="0" calcext:value-type="float">
            <text:p>- <text:s/></text:p>
          </table:table-cell>
          <table:table-cell table:style-name="ce46" office:value-type="float" office:value="91.3" calcext:value-type="float">
            <text:p>91.3</text:p>
          </table:table-cell>
          <table:table-cell table:number-columns-repeated="10" table:style-name="ce46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9054.731" calcext:value-type="float">
            <text:p>9,054.7</text:p>
          </table:table-cell>
          <table:table-cell table:style-name="ce53" office:value-type="float" office:value="0" calcext:value-type="float">
            <text:p>- <text:s/></text:p>
          </table:table-cell>
          <table:table-cell table:number-columns-repeated="3" table:style-name="ce46" office:value-type="float" office:value="0" calcext:value-type="float">
            <text:p>- <text:s/></text:p>
          </table:table-cell>
          <table:table-cell table:style-name="ce46" office:value-type="float" office:value="227512.25" calcext:value-type="float">
            <text:p>227,512.3</text:p>
          </table:table-cell>
          <table:table-cell table:style-name="ce46" office:value-type="float" office:value="218457.519" calcext:value-type="float">
            <text:p>218,457.5</text:p>
          </table:table-cell>
          <table:table-cell table:style-name="ce46" office:value-type="float" office:value="19551.028" calcext:value-type="float">
            <text:p>19,551.0</text:p>
          </table:table-cell>
          <table:table-cell table:style-name="ce46" office:value-type="float" office:value="198906.491" calcext:value-type="float">
            <text:p>198,906.5</text:p>
          </table:table-cell>
          <table:table-cell table:style-name="ce46" office:value-type="float" office:value="109492.681" calcext:value-type="float">
            <text:p>109,492.7</text:p>
          </table:table-cell>
          <table:table-cell table:style-name="ce46" office:value-type="float" office:value="563.783" calcext:value-type="float">
            <text:p>563.8</text:p>
          </table:table-cell>
          <table:table-cell table:style-name="ce46" office:value-type="float" office:value="2489.596" calcext:value-type="float">
            <text:p>2,489.6</text:p>
          </table:table-cell>
          <table:table-cell table:style-name="ce46" office:value-type="float" office:value="44054.889" calcext:value-type="float">
            <text:p>44,054.9</text:p>
          </table:table-cell>
          <table:table-cell table:style-name="ce46" office:value-type="float" office:value="42305.543" calcext:value-type="float">
            <text:p>42,305.5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97.504" calcext:value-type="float">
            <text:p>97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97.504" calcext:value-type="float">
            <text:p>97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53" office:value-type="float" office:value="0" calcext:value-type="float">
            <text:p>- <text:s/></text:p>
          </table:table-cell>
          <table:table-cell table:number-columns-repeated="4" table:style-name="ce46" office:value-type="float" office:value="0" calcext:value-type="float">
            <text:p>- <text:s/></text:p>
          </table:table-cell>
          <table:table-cell table:style-name="ce46" office:value-type="float" office:value="97.504" calcext:value-type="float">
            <text:p>97.5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46" office:value-type="float" office:value="97.504" calcext:value-type="float">
            <text:p>97.5</text:p>
          </table:table-cell>
          <table:table-cell table:number-columns-repeated="3" table:style-name="ce46" office:value-type="float" office:value="0" calcext:value-type="float">
            <text:p>- <text:s/></text:p>
          </table:table-cell>
          <table:table-cell table:style-name="ce46" office:value-type="float" office:value="2.925" calcext:value-type="float">
            <text:p>2.9</text:p>
          </table:table-cell>
          <table:table-cell table:style-name="ce46" office:value-type="float" office:value="94.579" calcext:value-type="float">
            <text:p>94.6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54" office:value-type="float" office:value="0" calcext:value-type="float">
            <text:p>- <text:s/></text:p>
          </table:table-cell>
          <table:table-cell table:number-columns-repeated="3" table:style-name="ce48" office:value-type="float" office:value="0" calcext:value-type="float">
            <text:p>- <text:s/></text:p>
          </table:table-cell>
          <table:table-cell table:number-columns-repeated="2" table:style-name="ce48" office:value-type="float" office:value="14872.031" calcext:value-type="float">
            <text:p>14,872.0</text:p>
          </table:table-cell>
          <table:table-cell table:style-name="ce48" office:value-type="float" office:value="4041.822" calcext:value-type="float">
            <text:p>4,041.8</text:p>
          </table:table-cell>
          <table:table-cell table:number-columns-repeated="2" table:style-name="ce48" office:value-type="float" office:value="10830.209" calcext:value-type="float">
            <text:p>10,830.2</text:p>
          </table:table-cell>
          <table:table-cell table:number-columns-repeated="5" table:style-name="ce48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94'.$A$1:.$AA$46" table:range-usable-as="print-range"/>
        </table:named-expressions>
      </table:table>
      <table:table table:name="95" table:style-name="ta2" table:print-ranges="'95'.A1:'95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8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95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06" calcext:value-type="float">
            <text:p>2006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1216.985" calcext:value-type="float">
            <text:p>41,217.0</text:p>
          </table:table-cell>
          <table:table-cell table:style-name="ce32" office:value-type="float" office:value="16.029" calcext:value-type="float">
            <text:p>16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-29.062" calcext:value-type="float">
            <text:p>-29.1</text:p>
          </table:table-cell>
          <table:table-cell table:style-name="ce32" office:value-type="float" office:value="41230.018" calcext:value-type="float">
            <text:p>41,230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190.711" calcext:value-type="float">
            <text:p>190.7</text:p>
          </table:table-cell>
          <table:table-cell table:style-name="ce78" office:value-type="float" office:value="39241.294" calcext:value-type="float">
            <text:p>39,241.3</text:p>
          </table:table-cell>
          <table:table-cell table:style-name="ce32" office:value-type="float" office:value="8448.316" calcext:value-type="float">
            <text:p>8,448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0792.978" calcext:value-type="float">
            <text:p>30,793.0</text:p>
          </table:table-cell>
          <table:table-cell table:style-name="ce32" office:value-type="float" office:value="5813.031" calcext:value-type="float">
            <text:p>5,813.0</text:p>
          </table:table-cell>
          <table:table-cell table:style-name="ce32" office:value-type="float" office:value="7611.044" calcext:value-type="float">
            <text:p>7,611.0</text:p>
          </table:table-cell>
          <table:table-cell table:style-name="ce32" office:value-type="float" office:value="934.915" calcext:value-type="float">
            <text:p>934.9</text:p>
          </table:table-cell>
          <table:table-cell table:number-columns-repeated="2" table:style-name="ce32" office:value-type="float" office:value="6429.277" calcext:value-type="float">
            <text:p>6,429.3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246.851" calcext:value-type="float">
            <text:p>246.9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871.863" calcext:value-type="float">
            <text:p>4,871.9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2.341" calcext:value-type="float">
            <text:p>62.3</text:p>
          </table:table-cell>
          <table:table-cell table:style-name="ce33" office:value-type="float" office:value="4809.522" calcext:value-type="float">
            <text:p>4,809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4809.522" calcext:value-type="float">
            <text:p>4,809.5</text:p>
          </table:table-cell>
          <table:table-cell table:style-name="ce33" office:value-type="float" office:value="4809.522" calcext:value-type="float">
            <text:p>4,809.5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1966.243" calcext:value-type="float">
            <text:p>51,966.2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36.178" calcext:value-type="float">
            <text:p>436.2</text:p>
          </table:table-cell>
          <table:table-cell table:style-name="ce33" office:value-type="float" office:value="51530.065" calcext:value-type="float">
            <text:p>51,530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235.279" calcext:value-type="float">
            <text:p>-235.3</text:p>
          </table:table-cell>
          <table:table-cell table:style-name="ce79" office:value-type="float" office:value="44443.508" calcext:value-type="float">
            <text:p>44,443.5</text:p>
          </table:table-cell>
          <table:table-cell table:style-name="ce33" office:value-type="float" office:value="2256.803" calcext:value-type="float">
            <text:p>2,256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2186.705" calcext:value-type="float">
            <text:p>42,186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321.836" calcext:value-type="float">
            <text:p>7,321.8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321.836" calcext:value-type="float">
            <text:p>7,321.8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0.602" calcext:value-type="float">
            <text:p>120.6</text:p>
          </table:table-cell>
          <table:table-cell table:style-name="ce33" office:value-type="float" office:value="0.707" calcext:value-type="float">
            <text:p>0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9.879" calcext:value-type="float">
            <text:p>-29.9</text:p>
          </table:table-cell>
          <table:table-cell table:style-name="ce33" office:value-type="float" office:value="149.774" calcext:value-type="float">
            <text:p>149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.938" calcext:value-type="float">
            <text:p>-4.9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54.712" calcext:value-type="float">
            <text:p>154.7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95.74" calcext:value-type="float">
            <text:p>95.7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58.972" calcext:value-type="float">
            <text:p>59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472.402" calcext:value-type="float">
            <text:p>5,472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350.376" calcext:value-type="float">
            <text:p>-350.4</text:p>
          </table:table-cell>
          <table:table-cell table:style-name="ce33" office:value-type="float" office:value="5822.778" calcext:value-type="float">
            <text:p>5,822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393.6" calcext:value-type="float">
            <text:p>393.6</text:p>
          </table:table-cell>
          <table:table-cell table:style-name="ce79" office:value-type="float" office:value="5429.178" calcext:value-type="float">
            <text:p>5,429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429.178" calcext:value-type="float">
            <text:p>5,429.2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38.357" calcext:value-type="float">
            <text:p>338.4</text:p>
          </table:table-cell>
          <table:table-cell table:style-name="ce33" office:value-type="float" office:value="19.891" calcext:value-type="float">
            <text:p>19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61.49" calcext:value-type="float">
            <text:p>-161.5</text:p>
          </table:table-cell>
          <table:table-cell table:style-name="ce33" office:value-type="float" office:value="479.956" calcext:value-type="float">
            <text:p>48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63.16" calcext:value-type="float">
            <text:p>63.2</text:p>
          </table:table-cell>
          <table:table-cell table:style-name="ce79" office:value-type="float" office:value="3843.733" calcext:value-type="float">
            <text:p>3,843.7</text:p>
          </table:table-cell>
          <table:table-cell table:style-name="ce33" office:value-type="float" office:value="3843.733" calcext:value-type="float">
            <text:p>3,843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297.434" calcext:value-type="float">
            <text:p>4,297.4</text:p>
          </table:table-cell>
          <table:table-cell table:style-name="ce33" office:value-type="float" office:value="870.497" calcext:value-type="float">
            <text:p>870.5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612.931" calcext:value-type="float">
            <text:p>612.9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257.566" calcext:value-type="float">
            <text:p>257.6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.298" calcext:value-type="float">
            <text:p>0.3</text:p>
          </table:table-cell>
          <table:table-cell table:style-name="ce79" office:value-type="float" office:value="238.62" calcext:value-type="float">
            <text:p>238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38.62" calcext:value-type="float">
            <text:p>238.6</text:p>
          </table:table-cell>
          <table:table-cell table:style-name="ce33" office:value-type="float" office:value="2058.6" calcext:value-type="float">
            <text:p>2,058.6</text:p>
          </table:table-cell>
          <table:table-cell table:style-name="ce33" office:value-type="float" office:value="1819.682" calcext:value-type="float">
            <text:p>1,819.7</text:p>
          </table:table-cell>
          <table:table-cell table:style-name="ce33" office:value-type="float" office:value="443.782" calcext:value-type="float">
            <text:p>443.8</text:p>
          </table:table-cell>
          <table:table-cell table:number-columns-repeated="2" table:style-name="ce33" office:value-type="float" office:value="1375.9" calcext:value-type="float">
            <text:p>1,375.9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20.942" calcext:value-type="float">
            <text:p>20.9</text:p>
          </table:table-cell>
          <table:table-cell table:style-name="ce79" office:value-type="float" office:value="4638.99" calcext:value-type="float">
            <text:p>4,639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638.99" calcext:value-type="float">
            <text:p>4,639.0</text:p>
          </table:table-cell>
          <table:table-cell table:style-name="ce33" office:value-type="float" office:value="15141.624" calcext:value-type="float">
            <text:p>15,141.6</text:p>
          </table:table-cell>
          <table:table-cell table:style-name="ce33" office:value-type="float" office:value="10481.692" calcext:value-type="float">
            <text:p>10,481.7</text:p>
          </table:table-cell>
          <table:table-cell table:style-name="ce33" office:value-type="float" office:value="7756.578" calcext:value-type="float">
            <text:p>7,756.6</text:p>
          </table:table-cell>
          <table:table-cell table:number-columns-repeated="2" table:style-name="ce33" office:value-type="float" office:value="2725.114" calcext:value-type="float">
            <text:p>2,725.1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.987" calcext:value-type="float">
            <text:p>2.0</text:p>
          </table:table-cell>
          <table:table-cell table:style-name="ce79" office:value-type="float" office:value="436.92" calcext:value-type="float">
            <text:p>436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36.92" calcext:value-type="float">
            <text:p>436.9</text:p>
          </table:table-cell>
          <table:table-cell table:style-name="ce33" office:value-type="float" office:value="975.964" calcext:value-type="float">
            <text:p>976.0</text:p>
          </table:table-cell>
          <table:table-cell table:style-name="ce33" office:value-type="float" office:value="537.057" calcext:value-type="float">
            <text:p>537.1</text:p>
          </table:table-cell>
          <table:table-cell table:style-name="ce33" office:value-type="float" office:value="280.09" calcext:value-type="float">
            <text:p>280.1</text:p>
          </table:table-cell>
          <table:table-cell table:number-columns-repeated="2" table:style-name="ce33" office:value-type="float" office:value="256.967" calcext:value-type="float">
            <text:p>257.0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62.662" calcext:value-type="float">
            <text:p>62.7</text:p>
          </table:table-cell>
          <table:table-cell table:style-name="ce32" office:value-type="float" office:value="71222.728" calcext:value-type="float">
            <text:p>71,222.7</text:p>
          </table:table-cell>
          <table:table-cell table:style-name="ce32" office:value-type="float" office:value="16442.664" calcext:value-type="float">
            <text:p>16,442.7</text:p>
          </table:table-cell>
          <table:table-cell table:style-name="ce32" office:value-type="float" office:value="2682.492" calcext:value-type="float">
            <text:p>2,682.5</text:p>
          </table:table-cell>
          <table:table-cell table:style-name="ce32" office:value-type="float" office:value="2364.896" calcext:value-type="float">
            <text:p>2,364.9</text:p>
          </table:table-cell>
          <table:table-cell table:style-name="ce32" office:value-type="float" office:value="1387.908" calcext:value-type="float">
            <text:p>1,387.9</text:p>
          </table:table-cell>
          <table:table-cell table:style-name="ce32" office:value-type="float" office:value="48407.429" calcext:value-type="float">
            <text:p>48,407.4</text:p>
          </table:table-cell>
          <table:table-cell table:style-name="ce32" office:value-type="float" office:value="6505.884" calcext:value-type="float">
            <text:p>6,505.9</text:p>
          </table:table-cell>
          <table:table-cell table:style-name="ce46" office:value-type="float" office:value="-358.691" calcext:value-type="float">
            <text:p>-358.7</text:p>
          </table:table-cell>
          <table:table-cell table:style-name="ce78" office:value-type="float" office:value="63243.718" calcext:value-type="float">
            <text:p>63,243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8282.118" calcext:value-type="float">
            <text:p>58,282.1</text:p>
          </table:table-cell>
          <table:table-cell table:style-name="ce32" office:value-type="float" office:value="4961.6" calcext:value-type="float">
            <text:p>4,961.6</text:p>
          </table:table-cell>
          <table:table-cell table:style-name="ce32" office:value-type="float" office:value="65132.761" calcext:value-type="float">
            <text:p>65,132.8</text:p>
          </table:table-cell>
          <table:table-cell table:style-name="ce32" office:value-type="float" office:value="44149.279" calcext:value-type="float">
            <text:p>44,149.3</text:p>
          </table:table-cell>
          <table:table-cell table:style-name="ce32" office:value-type="float" office:value="3363.457" calcext:value-type="float">
            <text:p>3,363.5</text:p>
          </table:table-cell>
          <table:table-cell table:style-name="ce32" office:value-type="float" office:value="23179.586" calcext:value-type="float">
            <text:p>23,179.6</text:p>
          </table:table-cell>
          <table:table-cell table:style-name="ce32" office:value-type="float" office:value="6177.111" calcext:value-type="float">
            <text:p>6,177.1</text:p>
          </table:table-cell>
          <table:table-cell table:style-name="ce32" office:value-type="float" office:value="13749.291" calcext:value-type="float">
            <text:p>13,749.3</text:p>
          </table:table-cell>
          <table:table-cell table:style-name="ce32" office:value-type="float" office:value="588.862" calcext:value-type="float">
            <text:p>588.9</text:p>
          </table:table-cell>
          <table:table-cell table:style-name="ce32" office:value-type="float" office:value="1268.319" calcext:value-type="float">
            <text:p>1,268.3</text:p>
          </table:table-cell>
          <table:table-cell table:style-name="ce32" office:value-type="float" office:value="1396.002" calcext:value-type="float">
            <text:p>1,396.0</text:p>
          </table:table-cell>
          <table:table-cell table:style-name="ce32" office:value-type="float" office:value="17606.237" calcext:value-type="float">
            <text:p>17,606.2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23.565" calcext:value-type="float">
            <text:p>23.6</text:p>
          </table:table-cell>
          <table:table-cell table:style-name="ce33" office:value-type="float" office:value="57999.139" calcext:value-type="float">
            <text:p>57,999.1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325.721" calcext:value-type="float">
            <text:p>325.7</text:p>
          </table:table-cell>
          <table:table-cell table:style-name="ce33" office:value-type="float" office:value="57696.983" calcext:value-type="float">
            <text:p>57,697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351.636" calcext:value-type="float">
            <text:p>-351.6</text:p>
          </table:table-cell>
          <table:table-cell table:style-name="ce79" office:value-type="float" office:value="58048.619" calcext:value-type="float">
            <text:p>58,048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8048.619" calcext:value-type="float">
            <text:p>58,048.6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39.097" calcext:value-type="float">
            <text:p>39.1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39.097" calcext:value-type="float">
            <text:p>39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39.097" calcext:value-type="float">
            <text:p>39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9.097" calcext:value-type="float">
            <text:p>39.1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19.918" calcext:value-type="float">
            <text:p>19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9.918" calcext:value-type="float">
            <text:p>19.9</text:p>
          </table:table-cell>
          <table:table-cell table:style-name="ce33" office:value-type="float" office:value="1627.689" calcext:value-type="float">
            <text:p>1,627.7</text:p>
          </table:table-cell>
          <table:table-cell table:style-name="ce33" office:value-type="float" office:value="1607.771" calcext:value-type="float">
            <text:p>1,607.8</text:p>
          </table:table-cell>
          <table:table-cell table:style-name="ce33" office:value-type="float" office:value="1607.403" calcext:value-type="float">
            <text:p>1,607.4</text:p>
          </table:table-cell>
          <table:table-cell table:number-columns-repeated="2" table:style-name="ce33" office:value-type="float" office:value="0.367" calcext:value-type="float">
            <text:p>0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918.65" calcext:value-type="float">
            <text:p>1,918.7</text:p>
          </table:table-cell>
          <table:table-cell table:style-name="ce33" office:value-type="float" office:value="562.987" calcext:value-type="float">
            <text:p>563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1.359" calcext:value-type="float">
            <text:p>51.4</text:p>
          </table:table-cell>
          <table:table-cell table:style-name="ce33" office:value-type="float" office:value="1304.304" calcext:value-type="float">
            <text:p>1,304.3</text:p>
          </table:table-cell>
          <table:table-cell table:style-name="ce33" office:value-type="float" office:value="37.927" calcext:value-type="float">
            <text:p>37.9</text:p>
          </table:table-cell>
          <table:table-cell table:style-name="ce47" office:value-type="float" office:value="10.755" calcext:value-type="float">
            <text:p>10.8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864.474" calcext:value-type="float">
            <text:p>2,864.5</text:p>
          </table:table-cell>
          <table:table-cell table:style-name="ce33" office:value-type="float" office:value="4120.095" calcext:value-type="float">
            <text:p>4,120.1</text:p>
          </table:table-cell>
          <table:table-cell table:style-name="ce33" office:value-type="float" office:value="587.374" calcext:value-type="float">
            <text:p>587.4</text:p>
          </table:table-cell>
          <table:table-cell table:style-name="ce33" office:value-type="float" office:value="3183.914" calcext:value-type="float">
            <text:p>3,183.9</text:p>
          </table:table-cell>
          <table:table-cell table:style-name="ce33" office:value-type="float" office:value="1072.689" calcext:value-type="float">
            <text:p>1,072.7</text:p>
          </table:table-cell>
          <table:table-cell table:style-name="ce33" office:value-type="float" office:value="84.368" calcext:value-type="float">
            <text:p>84.4</text:p>
          </table:table-cell>
          <table:table-cell table:style-name="ce33" office:value-type="float" office:value="0.036" calcext:value-type="float">
            <text:p>0.0</text:p>
          </table:table-cell>
          <table:table-cell table:style-name="ce33" office:value-type="float" office:value="133.223" calcext:value-type="float">
            <text:p>133.2</text:p>
          </table:table-cell>
          <table:table-cell table:style-name="ce33" office:value-type="float" office:value="1893.598" calcext:value-type="float">
            <text:p>1,893.6</text:p>
          </table:table-cell>
          <table:table-cell table:style-name="ce33" office:value-type="float" office:value="348.807" calcext:value-type="float">
            <text:p>348.8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524.795" calcext:value-type="float">
            <text:p>8,524.8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5.056" calcext:value-type="float">
            <text:p>105.1</text:p>
          </table:table-cell>
          <table:table-cell table:style-name="ce33" office:value-type="float" office:value="8419.739" calcext:value-type="float">
            <text:p>8,419.7</text:p>
          </table:table-cell>
          <table:table-cell table:style-name="ce33" office:value-type="float" office:value="4773.859" calcext:value-type="float">
            <text:p>4,773.9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2141.061" calcext:value-type="float">
            <text:p>12,141.1</text:p>
          </table:table-cell>
          <table:table-cell table:style-name="ce33" office:value-type="float" office:value="15786.941" calcext:value-type="float">
            <text:p>15,786.9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5786.941" calcext:value-type="float">
            <text:p>15,786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5.366" calcext:value-type="float">
            <text:p>25.4</text:p>
          </table:table-cell>
          <table:table-cell table:style-name="ce33" office:value-type="float" office:value="4592.288" calcext:value-type="float">
            <text:p>4,592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60.15" calcext:value-type="float">
            <text:p>160.2</text:p>
          </table:table-cell>
          <table:table-cell table:style-name="ce33" office:value-type="float" office:value="-4727.072" calcext:value-type="float">
            <text:p>-4,727.1</text:p>
          </table:table-cell>
          <table:table-cell table:style-name="ce33" office:value-type="float" office:value="7.848" calcext:value-type="float">
            <text:p>7.8</text:p>
          </table:table-cell>
          <table:table-cell table:style-name="ce47" office:value-type="float" office:value="-133.018" calcext:value-type="float">
            <text:p>-133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4911.264" calcext:value-type="float">
            <text:p>14,911.3</text:p>
          </table:table-cell>
          <table:table-cell table:style-name="ce33" office:value-type="float" office:value="10309.362" calcext:value-type="float">
            <text:p>10,309.4</text:p>
          </table:table-cell>
          <table:table-cell table:style-name="ce33" office:value-type="float" office:value="5.117" calcext:value-type="float">
            <text:p>5.1</text:p>
          </table:table-cell>
          <table:table-cell table:style-name="ce33" office:value-type="float" office:value="10304.245" calcext:value-type="float">
            <text:p>10,304.2</text:p>
          </table:table-cell>
          <table:table-cell table:style-name="ce33" office:value-type="float" office:value="8.812" calcext:value-type="float">
            <text:p>8.8</text:p>
          </table:table-cell>
          <table:table-cell table:style-name="ce33" office:value-type="float" office:value="10240.107" calcext:value-type="float">
            <text:p>10,240.1</text:p>
          </table:table-cell>
          <table:table-cell table:style-name="ce33" office:value-type="float" office:value="0.326" calcext:value-type="float">
            <text:p>0.3</text:p>
          </table:table-cell>
          <table:table-cell table:style-name="ce33" office:value-type="float" office:value="55" calcext:value-type="float">
            <text:p>55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0.001" calcext:value-type="float">
            <text:p>-0.0</text:p>
          </table:table-cell>
          <table:table-cell table:style-name="ce33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1" calcext:value-type="float">
            <text:p>0.0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271.925" calcext:value-type="float">
            <text:p>2,271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660.509" calcext:value-type="float">
            <text:p>2,660.5</text:p>
          </table:table-cell>
          <table:table-cell table:style-name="ce33" office:value-type="float" office:value="208.451" calcext:value-type="float">
            <text:p>208.5</text:p>
          </table:table-cell>
          <table:table-cell table:style-name="ce33" office:value-type="float" office:value="-5140.885" calcext:value-type="float">
            <text:p>-5,140.9</text:p>
          </table:table-cell>
          <table:table-cell table:style-name="ce33" office:value-type="float" office:value="13.702" calcext:value-type="float">
            <text:p>13.7</text:p>
          </table:table-cell>
          <table:table-cell table:style-name="ce47" office:value-type="float" office:value="-11.075" calcext:value-type="float">
            <text:p>-11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579.173" calcext:value-type="float">
            <text:p>5,579.2</text:p>
          </table:table-cell>
          <table:table-cell table:style-name="ce33" office:value-type="float" office:value="435.662" calcext:value-type="float">
            <text:p>435.7</text:p>
          </table:table-cell>
          <table:table-cell table:style-name="ce33" office:value-type="float" office:value="0.007" calcext:value-type="float">
            <text:p>0.0</text:p>
          </table:table-cell>
          <table:table-cell table:style-name="ce33" office:value-type="float" office:value="435.655" calcext:value-type="float">
            <text:p>435.7</text:p>
          </table:table-cell>
          <table:table-cell table:style-name="ce33" office:value-type="float" office:value="1.289" calcext:value-type="float">
            <text:p>1.3</text:p>
          </table:table-cell>
          <table:table-cell table:style-name="ce33" office:value-type="float" office:value="215.659" calcext:value-type="float">
            <text:p>215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18.706" calcext:value-type="float">
            <text:p>218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0.976" calcext:value-type="float">
            <text:p>1.0</text:p>
          </table:table-cell>
          <table:table-cell table:style-name="ce33" office:value-type="float" office:value="-0.976" calcext:value-type="float">
            <text:p>-1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7.115" calcext:value-type="float">
            <text:p>-17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6.139" calcext:value-type="float">
            <text:p>16.1</text:p>
          </table:table-cell>
          <table:table-cell table:style-name="ce33" office:value-type="float" office:value="0.003" calcext:value-type="float">
            <text:p>0.0</text:p>
          </table:table-cell>
          <table:table-cell table:style-name="ce33" office:value-type="float" office:value="16.136" calcext:value-type="float">
            <text:p>16.1</text:p>
          </table:table-cell>
          <table:table-cell table:style-name="ce33" office:value-type="float" office:value="7.008" calcext:value-type="float">
            <text:p>7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9.128" calcext:value-type="float">
            <text:p>9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2.634" calcext:value-type="float">
            <text:p>82.6</text:p>
          </table:table-cell>
          <table:table-cell table:style-name="ce33" office:value-type="float" office:value="8892.677" calcext:value-type="float">
            <text:p>8,892.7</text:p>
          </table:table-cell>
          <table:table-cell table:style-name="ce33" office:value-type="float" office:value="219.435" calcext:value-type="float">
            <text:p>219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27.627" calcext:value-type="float">
            <text:p>227.6</text:p>
          </table:table-cell>
          <table:table-cell table:style-name="ce33" office:value-type="float" office:value="-9257.105" calcext:value-type="float">
            <text:p>-9,257.1</text:p>
          </table:table-cell>
          <table:table-cell table:style-name="ce33" office:value-type="float" office:value="74.005" calcext:value-type="float">
            <text:p>74.0</text:p>
          </table:table-cell>
          <table:table-cell table:style-name="ce47" office:value-type="float" office:value="56.977" calcext:value-type="float">
            <text:p>57.0</text:p>
          </table:table-cell>
          <table:table-cell table:style-name="ce79" office:value-type="float" office:value="282.21" calcext:value-type="float">
            <text:p>282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82.21" calcext:value-type="float">
            <text:p>282.2</text:p>
          </table:table-cell>
          <table:table-cell table:style-name="ce33" office:value-type="float" office:value="15596.197" calcext:value-type="float">
            <text:p>15,596.2</text:p>
          </table:table-cell>
          <table:table-cell table:style-name="ce33" office:value-type="float" office:value="5925.9" calcext:value-type="float">
            <text:p>5,925.9</text:p>
          </table:table-cell>
          <table:table-cell table:style-name="ce33" office:value-type="float" office:value="33.596" calcext:value-type="float">
            <text:p>33.6</text:p>
          </table:table-cell>
          <table:table-cell table:style-name="ce33" office:value-type="float" office:value="5892.304" calcext:value-type="float">
            <text:p>5,892.3</text:p>
          </table:table-cell>
          <table:table-cell table:style-name="ce33" office:value-type="float" office:value="204.811" calcext:value-type="float">
            <text:p>204.8</text:p>
          </table:table-cell>
          <table:table-cell table:style-name="ce33" office:value-type="float" office:value="4673.315" calcext:value-type="float">
            <text:p>4,673.3</text:p>
          </table:table-cell>
          <table:table-cell table:style-name="ce33" office:value-type="float" office:value="607.704" calcext:value-type="float">
            <text:p>607.7</text:p>
          </table:table-cell>
          <table:table-cell table:style-name="ce33" office:value-type="float" office:value="406.474" calcext:value-type="float">
            <text:p>406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524.745" calcext:value-type="float">
            <text:p>2,524.7</text:p>
          </table:table-cell>
          <table:table-cell table:style-name="ce33" office:value-type="float" office:value="345.481" calcext:value-type="float">
            <text:p>345.5</text:p>
          </table:table-cell>
          <table:table-cell table:style-name="ce33" office:value-type="float" office:value="2319.26" calcext:value-type="float">
            <text:p>2,319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25.416" calcext:value-type="float">
            <text:p>525.4</text:p>
          </table:table-cell>
          <table:table-cell table:style-name="ce33" office:value-type="float" office:value="-665.412" calcext:value-type="float">
            <text:p>-665.4</text:p>
          </table:table-cell>
          <table:table-cell table:style-name="ce33" office:value-type="float" office:value="1886.534" calcext:value-type="float">
            <text:p>1,886.5</text:p>
          </table:table-cell>
          <table:table-cell table:style-name="ce47" office:value-type="float" office:value="68.558" calcext:value-type="float">
            <text:p>68.6</text:p>
          </table:table-cell>
          <table:table-cell table:style-name="ce79" office:value-type="float" office:value="3917.236" calcext:value-type="float">
            <text:p>3,917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917.236" calcext:value-type="float">
            <text:p>3,917.2</text:p>
          </table:table-cell>
          <table:table-cell table:style-name="ce33" office:value-type="float" office:value="12918.447" calcext:value-type="float">
            <text:p>12,918.4</text:p>
          </table:table-cell>
          <table:table-cell table:style-name="ce33" office:value-type="float" office:value="6380.707" calcext:value-type="float">
            <text:p>6,380.7</text:p>
          </table:table-cell>
          <table:table-cell table:style-name="ce33" office:value-type="float" office:value="768.43" calcext:value-type="float">
            <text:p>768.4</text:p>
          </table:table-cell>
          <table:table-cell table:style-name="ce33" office:value-type="float" office:value="5612.277" calcext:value-type="float">
            <text:p>5,612.3</text:p>
          </table:table-cell>
          <table:table-cell table:style-name="ce33" office:value-type="float" office:value="4843.272" calcext:value-type="float">
            <text:p>4,843.3</text:p>
          </table:table-cell>
          <table:table-cell table:style-name="ce33" office:value-type="float" office:value="242.695" calcext:value-type="float">
            <text:p>242.7</text:p>
          </table:table-cell>
          <table:table-cell table:style-name="ce33" office:value-type="float" office:value="20.027" calcext:value-type="float">
            <text:p>20.0</text:p>
          </table:table-cell>
          <table:table-cell table:style-name="ce33" office:value-type="float" office:value="506.283" calcext:value-type="float">
            <text:p>506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23.751" calcext:value-type="float">
            <text:p>323.8</text:p>
          </table:table-cell>
          <table:table-cell table:style-name="ce33" office:value-type="float" office:value="289.536" calcext:value-type="float">
            <text:p>289.5</text:p>
          </table:table-cell>
          <table:table-cell table:style-name="ce33" office:value-type="float" office:value="3.571" calcext:value-type="float">
            <text:p>3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88.638" calcext:value-type="float">
            <text:p>-188.6</text:p>
          </table:table-cell>
          <table:table-cell table:style-name="ce33" office:value-type="float" office:value="219.282" calcext:value-type="float">
            <text:p>219.3</text:p>
          </table:table-cell>
          <table:table-cell table:style-name="ce33" office:value-type="float" office:value="36.627" calcext:value-type="float">
            <text:p>36.6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86.997" calcext:value-type="float">
            <text:p>287.0</text:p>
          </table:table-cell>
          <table:table-cell table:style-name="ce33" office:value-type="float" office:value="469.652" calcext:value-type="float">
            <text:p>469.7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69.652" calcext:value-type="float">
            <text:p>469.7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.751" calcext:value-type="float">
            <text:p>8.8</text:p>
          </table:table-cell>
          <table:table-cell table:style-name="ce33" office:value-type="float" office:value="615.412" calcext:value-type="float">
            <text:p>615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7.566" calcext:value-type="float">
            <text:p>17.6</text:p>
          </table:table-cell>
          <table:table-cell table:style-name="ce33" office:value-type="float" office:value="-624.227" calcext:value-type="float">
            <text:p>-624.2</text:p>
          </table:table-cell>
          <table:table-cell table:style-name="ce33" office:value-type="float" office:value="0.001" calcext:value-type="float">
            <text:p>0.0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38.458" calcext:value-type="float">
            <text:p>1,038.5</text:p>
          </table:table-cell>
          <table:table-cell table:style-name="ce33" office:value-type="float" office:value="414.23" calcext:value-type="float">
            <text:p>414.2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14.23" calcext:value-type="float">
            <text:p>414.2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77.606" calcext:value-type="float">
            <text:p>877.6</text:p>
          </table:table-cell>
          <table:table-cell table:style-name="ce33" office:value-type="float" office:value="44.594" calcext:value-type="float">
            <text:p>44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0.09" calcext:value-type="float">
            <text:p>0.1</text:p>
          </table:table-cell>
          <table:table-cell table:style-name="ce33" office:value-type="float" office:value="832.922" calcext:value-type="float">
            <text:p>832.9</text:p>
          </table:table-cell>
          <table:table-cell table:style-name="ce33" office:value-type="float" office:value="2.309" calcext:value-type="float">
            <text:p>2.3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15.397" calcext:value-type="float">
            <text:p>115.4</text:p>
          </table:table-cell>
          <table:table-cell table:style-name="ce33" office:value-type="float" office:value="946.01" calcext:value-type="float">
            <text:p>946.0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946.01" calcext:value-type="float">
            <text:p>946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1.387" calcext:value-type="float">
            <text:p>41.4</text:p>
          </table:table-cell>
          <table:table-cell table:style-name="ce33" office:value-type="float" office:value="215.048" calcext:value-type="float">
            <text:p>215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0.086" calcext:value-type="float">
            <text:p>50.1</text:p>
          </table:table-cell>
          <table:table-cell table:style-name="ce33" office:value-type="float" office:value="-223.747" calcext:value-type="float">
            <text:p>-223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545.777" calcext:value-type="float">
            <text:p>545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45.777" calcext:value-type="float">
            <text:p>545.8</text:p>
          </table:table-cell>
          <table:table-cell table:style-name="ce33" office:value-type="float" office:value="1343.181" calcext:value-type="float">
            <text:p>1,343.2</text:p>
          </table:table-cell>
          <table:table-cell table:style-name="ce33" office:value-type="float" office:value="573.657" calcext:value-type="float">
            <text:p>573.7</text:p>
          </table:table-cell>
          <table:table-cell table:style-name="ce33" office:value-type="float" office:value="507.702" calcext:value-type="float">
            <text:p>507.7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65.955" calcext:value-type="float">
            <text:p>66.0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26.678" calcext:value-type="float">
            <text:p>426.7</text:p>
          </table:table-cell>
          <table:table-cell table:style-name="ce33" office:value-type="float" office:value="130.113" calcext:value-type="float">
            <text:p>130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8.648" calcext:value-type="float">
            <text:p>-28.6</text:p>
          </table:table-cell>
          <table:table-cell table:style-name="ce33" office:value-type="float" office:value="325.213" calcext:value-type="float">
            <text:p>325.2</text:p>
          </table:table-cell>
          <table:table-cell table:style-name="ce33" office:value-type="float" office:value="199.024" calcext:value-type="float">
            <text:p>199.0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197.231" calcext:value-type="float">
            <text:p>197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94.402" calcext:value-type="float">
            <text:p>194.4</text:p>
          </table:table-cell>
          <table:table-cell table:style-name="ce33" office:value-type="float" office:value="2.828" calcext:value-type="float">
            <text:p>2.8</text:p>
          </table:table-cell>
          <table:table-cell table:style-name="ce33" office:value-type="float" office:value="1862.805" calcext:value-type="float">
            <text:p>1,862.8</text:p>
          </table:table-cell>
          <table:table-cell table:style-name="ce33" office:value-type="float" office:value="1791.763" calcext:value-type="float">
            <text:p>1,791.8</text:p>
          </table:table-cell>
          <table:table-cell table:style-name="ce33" office:value-type="float" office:value="4.996" calcext:value-type="float">
            <text:p>5.0</text:p>
          </table:table-cell>
          <table:table-cell table:number-columns-repeated="2" table:style-name="ce33" office:value-type="float" office:value="13.436" calcext:value-type="float">
            <text:p>13.4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773.331" calcext:value-type="float">
            <text:p>1,773.3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311.756" calcext:value-type="float">
            <text:p>311.8</text:p>
          </table:table-cell>
          <table:table-cell table:style-name="ce32" office:value-type="float" office:value="7700.325" calcext:value-type="float">
            <text:p>7,700.3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145.143" calcext:value-type="float">
            <text:p>145.1</text:p>
          </table:table-cell>
          <table:table-cell table:style-name="ce32" office:value-type="float" office:value="7866.938" calcext:value-type="float">
            <text:p>7,866.9</text:p>
          </table:table-cell>
          <table:table-cell table:style-name="ce32" office:value-type="float" office:value="8298.77" calcext:value-type="float">
            <text:p>8,298.8</text:p>
          </table:table-cell>
          <table:table-cell table:style-name="ce46" office:value-type="float" office:value="11.168" calcext:value-type="float">
            <text:p>11.2</text:p>
          </table:table-cell>
          <table:table-cell table:style-name="ce78" office:value-type="float" office:value="5900.468" calcext:value-type="float">
            <text:p>5,900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5.368" calcext:value-type="float">
            <text:p>25.4</text:p>
          </table:table-cell>
          <table:table-cell table:style-name="ce32" office:value-type="float" office:value="5875.1" calcext:value-type="float">
            <text:p>5,875.1</text:p>
          </table:table-cell>
          <table:table-cell table:style-name="ce32" office:value-type="float" office:value="8213.996" calcext:value-type="float">
            <text:p>8,214.0</text:p>
          </table:table-cell>
          <table:table-cell table:style-name="ce32" office:value-type="float" office:value="1870.528" calcext:value-type="float">
            <text:p>1,870.5</text:p>
          </table:table-cell>
          <table:table-cell table:style-name="ce32" office:value-type="float" office:value="274.36" calcext:value-type="float">
            <text:p>274.4</text:p>
          </table:table-cell>
          <table:table-cell table:style-name="ce32" office:value-type="float" office:value="1596.167" calcext:value-type="float">
            <text:p>1,596.2</text:p>
          </table:table-cell>
          <table:table-cell table:style-name="ce32" office:value-type="float" office:value="718.755" calcext:value-type="float">
            <text:p>718.8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63.27" calcext:value-type="float">
            <text:p>263.3</text:p>
          </table:table-cell>
          <table:table-cell table:style-name="ce32" office:value-type="float" office:value="614.142" calcext:value-type="float">
            <text:p>614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462.958" calcext:value-type="float">
            <text:p>463.0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78.882" calcext:value-type="float">
            <text:p>78.9</text:p>
          </table:table-cell>
          <table:table-cell table:style-name="ce33" office:value-type="float" office:value="384.076" calcext:value-type="float">
            <text:p>384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0.755" calcext:value-type="float">
            <text:p>-0.8</text:p>
          </table:table-cell>
          <table:table-cell table:style-name="ce79" office:value-type="float" office:value="1.843" calcext:value-type="float">
            <text:p>1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843" calcext:value-type="float">
            <text:p>1.8</text:p>
          </table:table-cell>
          <table:table-cell table:style-name="ce33" office:value-type="float" office:value="973.027" calcext:value-type="float">
            <text:p>973.0</text:p>
          </table:table-cell>
          <table:table-cell table:style-name="ce33" office:value-type="float" office:value="1356.015" calcext:value-type="float">
            <text:p>1,356.0</text:p>
          </table:table-cell>
          <table:table-cell table:style-name="ce33" office:value-type="float" office:value="2.835" calcext:value-type="float">
            <text:p>2.8</text:p>
          </table:table-cell>
          <table:table-cell table:style-name="ce33" office:value-type="float" office:value="1353.18" calcext:value-type="float">
            <text:p>1,353.2</text:p>
          </table:table-cell>
          <table:table-cell table:style-name="ce33" office:value-type="float" office:value="344.443" calcext:value-type="float">
            <text:p>344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31.979" calcext:value-type="float">
            <text:p>232.0</text:p>
          </table:table-cell>
          <table:table-cell table:style-name="ce33" office:value-type="float" office:value="776.757" calcext:value-type="float">
            <text:p>776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0164.429" calcext:value-type="float">
            <text:p>10,164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21.471" calcext:value-type="float">
            <text:p>121.5</text:p>
          </table:table-cell>
          <table:table-cell table:style-name="ce33" office:value-type="float" office:value="10042.958" calcext:value-type="float">
            <text:p>10,043.0</text:p>
          </table:table-cell>
          <table:table-cell table:style-name="ce33" office:value-type="float" office:value="10954.377" calcext:value-type="float">
            <text:p>10,954.4</text:p>
          </table:table-cell>
          <table:table-cell table:style-name="ce47" office:value-type="float" office:value="15.414" calcext:value-type="float">
            <text:p>15.4</text:p>
          </table:table-cell>
          <table:table-cell table:style-name="ce79" office:value-type="float" office:value="7786.98" calcext:value-type="float">
            <text:p>7,787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3.486" calcext:value-type="float">
            <text:p>33.5</text:p>
          </table:table-cell>
          <table:table-cell table:style-name="ce33" office:value-type="float" office:value="7753.494" calcext:value-type="float">
            <text:p>7,753.5</text:p>
          </table:table-cell>
          <table:table-cell table:style-name="ce33" office:value-type="float" office:value="9977.562" calcext:value-type="float">
            <text:p>9,977.6</text:p>
          </table:table-cell>
          <table:table-cell table:style-name="ce33" office:value-type="float" office:value="1263.75" calcext:value-type="float">
            <text:p>1,263.8</text:p>
          </table:table-cell>
          <table:table-cell table:style-name="ce33" office:value-type="float" office:value="359.636" calcext:value-type="float">
            <text:p>359.6</text:p>
          </table:table-cell>
          <table:table-cell table:style-name="ce33" office:value-type="float" office:value="904.114" calcext:value-type="float">
            <text:p>904.1</text:p>
          </table:table-cell>
          <table:table-cell table:style-name="ce33" office:value-type="float" office:value="642.585" calcext:value-type="float">
            <text:p>642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41.312" calcext:value-type="float">
            <text:p>141.3</text:p>
          </table:table-cell>
          <table:table-cell table:style-name="ce33" office:value-type="float" office:value="120.217" calcext:value-type="float">
            <text:p>120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628.122" calcext:value-type="float">
            <text:p>1,628.1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0.261" calcext:value-type="float">
            <text:p>0.3</text:p>
          </table:table-cell>
          <table:table-cell table:style-name="ce32" office:value-type="float" office:value="1627.86" calcext:value-type="float">
            <text:p>1,627.9</text:p>
          </table:table-cell>
          <table:table-cell table:style-name="ce32" office:value-type="float" office:value="0.385" calcext:value-type="float">
            <text:p>0.4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135.927" calcext:value-type="float">
            <text:p>1,135.9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135.927" calcext:value-type="float">
            <text:p>1,135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91.548" calcext:value-type="float">
            <text:p>491.5</text:p>
          </table:table-cell>
          <table:table-cell table:style-name="ce32" office:value-type="float" office:value="0.314" calcext:value-type="float">
            <text:p>0.3</text:p>
          </table:table-cell>
          <table:table-cell table:number-columns-repeated="2" table:style-name="ce32" office:value-type="float" office:value="491.234" calcext:value-type="float">
            <text:p>491.2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9870.498" calcext:value-type="float">
            <text:p>39,870.5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9870.498" calcext:value-type="float">
            <text:p>39,870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39870.498" calcext:value-type="float">
            <text:p>39,870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9870.498" calcext:value-type="float">
            <text:p>39,870.5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4088.351" calcext:value-type="float">
            <text:p>4,088.4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088.351" calcext:value-type="float">
            <text:p>4,088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7999.017" calcext:value-type="float">
            <text:p>7,999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7999.017" calcext:value-type="float">
            <text:p>7,999.0</text:p>
          </table:table-cell>
          <table:table-cell table:style-name="ce32" office:value-type="float" office:value="3910.667" calcext:value-type="float">
            <text:p>3,910.7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1.457" calcext:value-type="float">
            <text:p>1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.457" calcext:value-type="float">
            <text:p>1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.457" calcext:value-type="float">
            <text:p>1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.457" calcext:value-type="float">
            <text:p>1.5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276.075" calcext:value-type="float">
            <text:p>276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276.075" calcext:value-type="float">
            <text:p>276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276.075" calcext:value-type="float">
            <text:p>276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76.075" calcext:value-type="float">
            <text:p>276.1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9563.35" calcext:value-type="float">
            <text:p>9,563.4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35530.126" calcext:value-type="float">
            <text:p>235,530.1</text:p>
          </table:table-cell>
          <table:table-cell table:style-name="ce32" office:value-type="float" office:value="225966.776" calcext:value-type="float">
            <text:p>225,966.8</text:p>
          </table:table-cell>
          <table:table-cell table:style-name="ce32" office:value-type="float" office:value="20251.215" calcext:value-type="float">
            <text:p>20,251.2</text:p>
          </table:table-cell>
          <table:table-cell table:style-name="ce32" office:value-type="float" office:value="205715.561" calcext:value-type="float">
            <text:p>205,715.6</text:p>
          </table:table-cell>
          <table:table-cell table:style-name="ce32" office:value-type="float" office:value="114501.085" calcext:value-type="float">
            <text:p>114,501.1</text:p>
          </table:table-cell>
          <table:table-cell table:style-name="ce32" office:value-type="float" office:value="593.076" calcext:value-type="float">
            <text:p>593.1</text:p>
          </table:table-cell>
          <table:table-cell table:style-name="ce32" office:value-type="float" office:value="2601.903" calcext:value-type="float">
            <text:p>2,601.9</text:p>
          </table:table-cell>
          <table:table-cell table:style-name="ce32" office:value-type="float" office:value="45555.293" calcext:value-type="float">
            <text:p>45,555.3</text:p>
          </table:table-cell>
          <table:table-cell table:style-name="ce32" office:value-type="float" office:value="42464.204" calcext:value-type="float">
            <text:p>42,464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02.4" calcext:value-type="float">
            <text:p>102.4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02.4" calcext:value-type="float">
            <text:p>102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02.4" calcext:value-type="float">
            <text:p>102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02.4" calcext:value-type="float">
            <text:p>102.4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072" calcext:value-type="float">
            <text:p>3.1</text:p>
          </table:table-cell>
          <table:table-cell table:style-name="ce32" office:value-type="float" office:value="99.328" calcext:value-type="float">
            <text:p>99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17396.364" calcext:value-type="float">
            <text:p>17,396.4</text:p>
          </table:table-cell>
          <table:table-cell table:style-name="ce34" office:value-type="float" office:value="4624.847" calcext:value-type="float">
            <text:p>4,624.8</text:p>
          </table:table-cell>
          <table:table-cell table:number-columns-repeated="2" table:style-name="ce34" office:value-type="float" office:value="12771.517" calcext:value-type="float">
            <text:p>12,771.5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95'.$A$1:.$AA$46" table:range-usable-as="print-range"/>
        </table:named-expressions>
      </table:table>
      <table:table table:name="96" table:style-name="ta3" table:print-ranges="'96'.A1:'96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6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96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07" calcext:value-type="float">
            <text:p>2007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3311.493" calcext:value-type="float">
            <text:p>43,311.5</text:p>
          </table:table-cell>
          <table:table-cell table:style-name="ce32" office:value-type="float" office:value="8.951" calcext:value-type="float">
            <text:p>9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20.341" calcext:value-type="float">
            <text:p>120.3</text:p>
          </table:table-cell>
          <table:table-cell table:style-name="ce32" office:value-type="float" office:value="43182.201" calcext:value-type="float">
            <text:p>43,182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465.856" calcext:value-type="float">
            <text:p>465.9</text:p>
          </table:table-cell>
          <table:table-cell table:style-name="ce78" office:value-type="float" office:value="40780.962" calcext:value-type="float">
            <text:p>40,781.0</text:p>
          </table:table-cell>
          <table:table-cell table:style-name="ce32" office:value-type="float" office:value="8425.387" calcext:value-type="float">
            <text:p>8,425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2355.575" calcext:value-type="float">
            <text:p>32,355.6</text:p>
          </table:table-cell>
          <table:table-cell table:style-name="ce32" office:value-type="float" office:value="5781.047" calcext:value-type="float">
            <text:p>5,781.0</text:p>
          </table:table-cell>
          <table:table-cell table:style-name="ce32" office:value-type="float" office:value="7716.431" calcext:value-type="float">
            <text:p>7,716.4</text:p>
          </table:table-cell>
          <table:table-cell table:style-name="ce32" office:value-type="float" office:value="920.768" calcext:value-type="float">
            <text:p>920.8</text:p>
          </table:table-cell>
          <table:table-cell table:number-columns-repeated="2" table:style-name="ce32" office:value-type="float" office:value="6399.058" calcext:value-type="float">
            <text:p>6,399.1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96.606" calcext:value-type="float">
            <text:p>396.6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495.369" calcext:value-type="float">
            <text:p>4,495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17.223" calcext:value-type="float">
            <text:p>-117.2</text:p>
          </table:table-cell>
          <table:table-cell table:style-name="ce33" office:value-type="float" office:value="4612.592" calcext:value-type="float">
            <text:p>4,612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95.57" calcext:value-type="float">
            <text:p>-95.6</text:p>
          </table:table-cell>
          <table:table-cell table:style-name="ce79" office:value-type="float" office:value="4708.162" calcext:value-type="float">
            <text:p>4,708.2</text:p>
          </table:table-cell>
          <table:table-cell table:style-name="ce33" office:value-type="float" office:value="4708.162" calcext:value-type="float">
            <text:p>4,708.2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4052.288" calcext:value-type="float">
            <text:p>54,052.3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4.394" calcext:value-type="float">
            <text:p>-4.4</text:p>
          </table:table-cell>
          <table:table-cell table:style-name="ce33" office:value-type="float" office:value="54056.682" calcext:value-type="float">
            <text:p>54,056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791.74" calcext:value-type="float">
            <text:p>791.7</text:p>
          </table:table-cell>
          <table:table-cell table:style-name="ce79" office:value-type="float" office:value="45997.912" calcext:value-type="float">
            <text:p>45,997.9</text:p>
          </table:table-cell>
          <table:table-cell table:style-name="ce33" office:value-type="float" office:value="2375.011" calcext:value-type="float">
            <text:p>2,375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3622.901" calcext:value-type="float">
            <text:p>43,622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267.03" calcext:value-type="float">
            <text:p>7,267.0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267.03" calcext:value-type="float">
            <text:p>7,267.0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98.799" calcext:value-type="float">
            <text:p>398.8</text:p>
          </table:table-cell>
          <table:table-cell table:style-name="ce33" office:value-type="float" office:value="0.716" calcext:value-type="float">
            <text:p>0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.123" calcext:value-type="float">
            <text:p>5.1</text:p>
          </table:table-cell>
          <table:table-cell table:style-name="ce33" office:value-type="float" office:value="392.96" calcext:value-type="float">
            <text:p>393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5.061" calcext:value-type="float">
            <text:p>-5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98.021" calcext:value-type="float">
            <text:p>398.0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110.658" calcext:value-type="float">
            <text:p>110.7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287.363" calcext:value-type="float">
            <text:p>287.4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459.641" calcext:value-type="float">
            <text:p>6,459.6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72.179" calcext:value-type="float">
            <text:p>272.2</text:p>
          </table:table-cell>
          <table:table-cell table:style-name="ce33" office:value-type="float" office:value="6187.462" calcext:value-type="float">
            <text:p>6,187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282.533" calcext:value-type="float">
            <text:p>-282.5</text:p>
          </table:table-cell>
          <table:table-cell table:style-name="ce79" office:value-type="float" office:value="6469.995" calcext:value-type="float">
            <text:p>6,470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469.995" calcext:value-type="float">
            <text:p>6,470.0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56.507" calcext:value-type="float">
            <text:p>556.5</text:p>
          </table:table-cell>
          <table:table-cell table:style-name="ce33" office:value-type="float" office:value="10.782" calcext:value-type="float">
            <text:p>1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2.266" calcext:value-type="float">
            <text:p>62.3</text:p>
          </table:table-cell>
          <table:table-cell table:style-name="ce33" office:value-type="float" office:value="483.459" calcext:value-type="float">
            <text:p>483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19.375" calcext:value-type="float">
            <text:p>119.4</text:p>
          </table:table-cell>
          <table:table-cell table:style-name="ce79" office:value-type="float" office:value="3800.42" calcext:value-type="float">
            <text:p>3,800.4</text:p>
          </table:table-cell>
          <table:table-cell table:style-name="ce33" office:value-type="float" office:value="3800.42" calcext:value-type="float">
            <text:p>3,800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241.409" calcext:value-type="float">
            <text:p>4,241.4</text:p>
          </table:table-cell>
          <table:table-cell table:style-name="ce33" office:value-type="float" office:value="805.073" calcext:value-type="float">
            <text:p>805.1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586.619" calcext:value-type="float">
            <text:p>586.6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218.454" calcext:value-type="float">
            <text:p>218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26.84" calcext:value-type="float">
            <text:p>226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26.84" calcext:value-type="float">
            <text:p>226.8</text:p>
          </table:table-cell>
          <table:table-cell table:style-name="ce33" office:value-type="float" office:value="2020.3" calcext:value-type="float">
            <text:p>2,020.3</text:p>
          </table:table-cell>
          <table:table-cell table:style-name="ce33" office:value-type="float" office:value="1793.46" calcext:value-type="float">
            <text:p>1,793.5</text:p>
          </table:table-cell>
          <table:table-cell table:style-name="ce33" office:value-type="float" office:value="359.745" calcext:value-type="float">
            <text:p>359.7</text:p>
          </table:table-cell>
          <table:table-cell table:number-columns-repeated="2" table:style-name="ce33" office:value-type="float" office:value="1433.715" calcext:value-type="float">
            <text:p>1,433.7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0.52" calcext:value-type="float">
            <text:p>10.5</text:p>
          </table:table-cell>
          <table:table-cell table:style-name="ce79" office:value-type="float" office:value="4733.39" calcext:value-type="float">
            <text:p>4,733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733.39" calcext:value-type="float">
            <text:p>4,733.4</text:p>
          </table:table-cell>
          <table:table-cell table:style-name="ce33" office:value-type="float" office:value="15349.202" calcext:value-type="float">
            <text:p>15,349.2</text:p>
          </table:table-cell>
          <table:table-cell table:style-name="ce33" office:value-type="float" office:value="10605.292" calcext:value-type="float">
            <text:p>10,605.3</text:p>
          </table:table-cell>
          <table:table-cell table:style-name="ce33" office:value-type="float" office:value="8011.53" calcext:value-type="float">
            <text:p>8,011.5</text:p>
          </table:table-cell>
          <table:table-cell table:number-columns-repeated="2" table:style-name="ce33" office:value-type="float" office:value="2593.762" calcext:value-type="float">
            <text:p>2,593.8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.037" calcext:value-type="float">
            <text:p>1.0</text:p>
          </table:table-cell>
          <table:table-cell table:style-name="ce79" office:value-type="float" office:value="479.4" calcext:value-type="float">
            <text:p>479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79.4" calcext:value-type="float">
            <text:p>479.4</text:p>
          </table:table-cell>
          <table:table-cell table:style-name="ce33" office:value-type="float" office:value="1031.554" calcext:value-type="float">
            <text:p>1,031.6</text:p>
          </table:table-cell>
          <table:table-cell table:style-name="ce33" office:value-type="float" office:value="551.117" calcext:value-type="float">
            <text:p>551.1</text:p>
          </table:table-cell>
          <table:table-cell table:style-name="ce33" office:value-type="float" office:value="294.821" calcext:value-type="float">
            <text:p>294.8</text:p>
          </table:table-cell>
          <table:table-cell table:number-columns-repeated="2" table:style-name="ce33" office:value-type="float" office:value="256.296" calcext:value-type="float">
            <text:p>256.3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66.875" calcext:value-type="float">
            <text:p>66.9</text:p>
          </table:table-cell>
          <table:table-cell table:style-name="ce32" office:value-type="float" office:value="75399.64" calcext:value-type="float">
            <text:p>75,399.6</text:p>
          </table:table-cell>
          <table:table-cell table:style-name="ce32" office:value-type="float" office:value="19487.653" calcext:value-type="float">
            <text:p>19,487.7</text:p>
          </table:table-cell>
          <table:table-cell table:style-name="ce32" office:value-type="float" office:value="2401.015" calcext:value-type="float">
            <text:p>2,401.0</text:p>
          </table:table-cell>
          <table:table-cell table:style-name="ce32" office:value-type="float" office:value="2336.434" calcext:value-type="float">
            <text:p>2,336.4</text:p>
          </table:table-cell>
          <table:table-cell table:style-name="ce32" office:value-type="float" office:value="327.742" calcext:value-type="float">
            <text:p>327.7</text:p>
          </table:table-cell>
          <table:table-cell table:style-name="ce32" office:value-type="float" office:value="50913.672" calcext:value-type="float">
            <text:p>50,913.7</text:p>
          </table:table-cell>
          <table:table-cell table:style-name="ce32" office:value-type="float" office:value="7784.507" calcext:value-type="float">
            <text:p>7,784.5</text:p>
          </table:table-cell>
          <table:table-cell table:style-name="ce46" office:value-type="float" office:value="-848.326" calcext:value-type="float">
            <text:p>-848.3</text:p>
          </table:table-cell>
          <table:table-cell table:style-name="ce78" office:value-type="float" office:value="62199.231" calcext:value-type="float">
            <text:p>62,199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7880.794" calcext:value-type="float">
            <text:p>57,880.8</text:p>
          </table:table-cell>
          <table:table-cell table:style-name="ce32" office:value-type="float" office:value="4318.437" calcext:value-type="float">
            <text:p>4,318.4</text:p>
          </table:table-cell>
          <table:table-cell table:style-name="ce32" office:value-type="float" office:value="65608.152" calcext:value-type="float">
            <text:p>65,608.2</text:p>
          </table:table-cell>
          <table:table-cell table:style-name="ce32" office:value-type="float" office:value="47386.412" calcext:value-type="float">
            <text:p>47,386.4</text:p>
          </table:table-cell>
          <table:table-cell table:style-name="ce32" office:value-type="float" office:value="3204.452" calcext:value-type="float">
            <text:p>3,204.5</text:p>
          </table:table-cell>
          <table:table-cell table:style-name="ce32" office:value-type="float" office:value="22213.237" calcext:value-type="float">
            <text:p>22,213.2</text:p>
          </table:table-cell>
          <table:table-cell table:style-name="ce32" office:value-type="float" office:value="5925.913" calcext:value-type="float">
            <text:p>5,925.9</text:p>
          </table:table-cell>
          <table:table-cell table:style-name="ce32" office:value-type="float" office:value="13250.936" calcext:value-type="float">
            <text:p>13,250.9</text:p>
          </table:table-cell>
          <table:table-cell table:style-name="ce32" office:value-type="float" office:value="389.679" calcext:value-type="float">
            <text:p>389.7</text:p>
          </table:table-cell>
          <table:table-cell table:style-name="ce32" office:value-type="float" office:value="1251.542" calcext:value-type="float">
            <text:p>1,251.5</text:p>
          </table:table-cell>
          <table:table-cell table:style-name="ce32" office:value-type="float" office:value="1395.166" calcext:value-type="float">
            <text:p>1,395.2</text:p>
          </table:table-cell>
          <table:table-cell table:style-name="ce32" office:value-type="float" office:value="21968.723" calcext:value-type="float">
            <text:p>21,968.7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17.778" calcext:value-type="float">
            <text:p>17.8</text:p>
          </table:table-cell>
          <table:table-cell table:style-name="ce33" office:value-type="float" office:value="57473.344" calcext:value-type="float">
            <text:p>57,473.3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93.982" calcext:value-type="float">
            <text:p>594.0</text:p>
          </table:table-cell>
          <table:table-cell table:style-name="ce33" office:value-type="float" office:value="56897.14" calcext:value-type="float">
            <text:p>56,897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679.82" calcext:value-type="float">
            <text:p>-679.8</text:p>
          </table:table-cell>
          <table:table-cell table:style-name="ce79" office:value-type="float" office:value="57576.96" calcext:value-type="float">
            <text:p>57,577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7576.96" calcext:value-type="float">
            <text:p>57,577.0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49.097" calcext:value-type="float">
            <text:p>49.1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49.097" calcext:value-type="float">
            <text:p>49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49.097" calcext:value-type="float">
            <text:p>49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9.097" calcext:value-type="float">
            <text:p>49.1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6.448" calcext:value-type="float">
            <text:p>26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6.448" calcext:value-type="float">
            <text:p>26.4</text:p>
          </table:table-cell>
          <table:table-cell table:style-name="ce33" office:value-type="float" office:value="1679.803" calcext:value-type="float">
            <text:p>1,679.8</text:p>
          </table:table-cell>
          <table:table-cell table:style-name="ce33" office:value-type="float" office:value="1653.355" calcext:value-type="float">
            <text:p>1,653.4</text:p>
          </table:table-cell>
          <table:table-cell table:style-name="ce33" office:value-type="float" office:value="1652.974" calcext:value-type="float">
            <text:p>1,653.0</text:p>
          </table:table-cell>
          <table:table-cell table:number-columns-repeated="2" table:style-name="ce33" office:value-type="float" office:value="0.381" calcext:value-type="float">
            <text:p>0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967.714" calcext:value-type="float">
            <text:p>1,967.7</text:p>
          </table:table-cell>
          <table:table-cell table:style-name="ce33" office:value-type="float" office:value="549.721" calcext:value-type="float">
            <text:p>549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222" calcext:value-type="float">
            <text:p>2.2</text:p>
          </table:table-cell>
          <table:table-cell table:style-name="ce33" office:value-type="float" office:value="1415.771" calcext:value-type="float">
            <text:p>1,415.8</text:p>
          </table:table-cell>
          <table:table-cell table:style-name="ce33" office:value-type="float" office:value="139.866" calcext:value-type="float">
            <text:p>139.9</text:p>
          </table:table-cell>
          <table:table-cell table:style-name="ce47" office:value-type="float" office:value="12.746" calcext:value-type="float">
            <text:p>12.7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3068.924" calcext:value-type="float">
            <text:p>3,068.9</text:p>
          </table:table-cell>
          <table:table-cell table:style-name="ce33" office:value-type="float" office:value="4332.083" calcext:value-type="float">
            <text:p>4,332.1</text:p>
          </table:table-cell>
          <table:table-cell table:style-name="ce33" office:value-type="float" office:value="276.227" calcext:value-type="float">
            <text:p>276.2</text:p>
          </table:table-cell>
          <table:table-cell table:style-name="ce33" office:value-type="float" office:value="3132.539" calcext:value-type="float">
            <text:p>3,132.5</text:p>
          </table:table-cell>
          <table:table-cell table:style-name="ce33" office:value-type="float" office:value="1013.89" calcext:value-type="float">
            <text:p>1,013.9</text:p>
          </table:table-cell>
          <table:table-cell table:style-name="ce33" office:value-type="float" office:value="93.016" calcext:value-type="float">
            <text:p>93.0</text:p>
          </table:table-cell>
          <table:table-cell table:style-name="ce33" office:value-type="float" office:value="0.044" calcext:value-type="float">
            <text:p>0.0</text:p>
          </table:table-cell>
          <table:table-cell table:style-name="ce33" office:value-type="float" office:value="133.127" calcext:value-type="float">
            <text:p>133.1</text:p>
          </table:table-cell>
          <table:table-cell table:style-name="ce33" office:value-type="float" office:value="1892.463" calcext:value-type="float">
            <text:p>1,892.5</text:p>
          </table:table-cell>
          <table:table-cell table:style-name="ce33" office:value-type="float" office:value="923.317" calcext:value-type="float">
            <text:p>923.3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260.603" calcext:value-type="float">
            <text:p>13,260.6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21.701" calcext:value-type="float">
            <text:p>221.7</text:p>
          </table:table-cell>
          <table:table-cell table:style-name="ce33" office:value-type="float" office:value="13038.902" calcext:value-type="float">
            <text:p>13,038.9</text:p>
          </table:table-cell>
          <table:table-cell table:style-name="ce33" office:value-type="float" office:value="5054.561" calcext:value-type="float">
            <text:p>5,054.6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1932.547" calcext:value-type="float">
            <text:p>11,932.5</text:p>
          </table:table-cell>
          <table:table-cell table:style-name="ce33" office:value-type="float" office:value="19916.888" calcext:value-type="float">
            <text:p>19,916.9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9916.888" calcext:value-type="float">
            <text:p>19,916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366.241" calcext:value-type="float">
            <text:p>6,366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43.165" calcext:value-type="float">
            <text:p>-43.2</text:p>
          </table:table-cell>
          <table:table-cell table:style-name="ce33" office:value-type="float" office:value="-6323.076" calcext:value-type="float">
            <text:p>-6,323.1</text:p>
          </table:table-cell>
          <table:table-cell table:style-name="ce33" office:value-type="float" office:value="17.827" calcext:value-type="float">
            <text:p>17.8</text:p>
          </table:table-cell>
          <table:table-cell table:style-name="ce47" office:value-type="float" office:value="-60.184" calcext:value-type="float">
            <text:p>-60.2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6304.757" calcext:value-type="float">
            <text:p>16,304.8</text:p>
          </table:table-cell>
          <table:table-cell table:style-name="ce33" office:value-type="float" office:value="10024.038" calcext:value-type="float">
            <text:p>10,024.0</text:p>
          </table:table-cell>
          <table:table-cell table:style-name="ce33" office:value-type="float" office:value="4.962" calcext:value-type="float">
            <text:p>5.0</text:p>
          </table:table-cell>
          <table:table-cell table:style-name="ce33" office:value-type="float" office:value="10019.076" calcext:value-type="float">
            <text:p>10,019.1</text:p>
          </table:table-cell>
          <table:table-cell table:style-name="ce33" office:value-type="float" office:value="8.58" calcext:value-type="float">
            <text:p>8.6</text:p>
          </table:table-cell>
          <table:table-cell table:style-name="ce33" office:value-type="float" office:value="9955.974" calcext:value-type="float">
            <text:p>9,956.0</text:p>
          </table:table-cell>
          <table:table-cell table:style-name="ce33" office:value-type="float" office:value="0.306" calcext:value-type="float">
            <text:p>0.3</text:p>
          </table:table-cell>
          <table:table-cell table:style-name="ce33" office:value-type="float" office:value="54.216" calcext:value-type="float">
            <text:p>54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432.223" calcext:value-type="float">
            <text:p>2,432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628.488" calcext:value-type="float">
            <text:p>2,628.5</text:p>
          </table:table-cell>
          <table:table-cell table:style-name="ce33" office:value-type="float" office:value="-47.527" calcext:value-type="float">
            <text:p>-47.5</text:p>
          </table:table-cell>
          <table:table-cell table:style-name="ce33" office:value-type="float" office:value="-5013.184" calcext:value-type="float">
            <text:p>-5,013.2</text:p>
          </table:table-cell>
          <table:table-cell table:style-name="ce33" office:value-type="float" office:value="12.493" calcext:value-type="float">
            <text:p>12.5</text:p>
          </table:table-cell>
          <table:table-cell table:style-name="ce47" office:value-type="float" office:value="-73.694" calcext:value-type="float">
            <text:p>-73.7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328.425" calcext:value-type="float">
            <text:p>5,328.4</text:p>
          </table:table-cell>
          <table:table-cell table:style-name="ce33" office:value-type="float" office:value="376.442" calcext:value-type="float">
            <text:p>376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76.442" calcext:value-type="float">
            <text:p>376.4</text:p>
          </table:table-cell>
          <table:table-cell table:style-name="ce33" office:value-type="float" office:value="1.219" calcext:value-type="float">
            <text:p>1.2</text:p>
          </table:table-cell>
          <table:table-cell table:style-name="ce33" office:value-type="float" office:value="163.057" calcext:value-type="float">
            <text:p>163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12.166" calcext:value-type="float">
            <text:p>212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1.323" calcext:value-type="float">
            <text:p>1.3</text:p>
          </table:table-cell>
          <table:table-cell table:style-name="ce33" office:value-type="float" office:value="-1.323" calcext:value-type="float">
            <text:p>-1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6.066" calcext:value-type="float">
            <text:p>-16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4.743" calcext:value-type="float">
            <text:p>14.7</text:p>
          </table:table-cell>
          <table:table-cell table:style-name="ce33" office:value-type="float" office:value="0.002" calcext:value-type="float">
            <text:p>0.0</text:p>
          </table:table-cell>
          <table:table-cell table:style-name="ce33" office:value-type="float" office:value="14.741" calcext:value-type="float">
            <text:p>14.7</text:p>
          </table:table-cell>
          <table:table-cell table:style-name="ce33" office:value-type="float" office:value="0.809" calcext:value-type="float">
            <text:p>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.932" calcext:value-type="float">
            <text:p>13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0306.431" calcext:value-type="float">
            <text:p>10,306.4</text:p>
          </table:table-cell>
          <table:table-cell table:style-name="ce33" office:value-type="float" office:value="214.474" calcext:value-type="float">
            <text:p>214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76.011" calcext:value-type="float">
            <text:p>-176.0</text:p>
          </table:table-cell>
          <table:table-cell table:style-name="ce33" office:value-type="float" office:value="-10344.894" calcext:value-type="float">
            <text:p>-10,344.9</text:p>
          </table:table-cell>
          <table:table-cell table:style-name="ce33" office:value-type="float" office:value="284.313" calcext:value-type="float">
            <text:p>284.3</text:p>
          </table:table-cell>
          <table:table-cell table:style-name="ce47" office:value-type="float" office:value="96.792" calcext:value-type="float">
            <text:p>96.8</text:p>
          </table:table-cell>
          <table:table-cell table:style-name="ce79" office:value-type="float" office:value="139.785" calcext:value-type="float">
            <text:p>139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9.785" calcext:value-type="float">
            <text:p>139.8</text:p>
          </table:table-cell>
          <table:table-cell table:style-name="ce33" office:value-type="float" office:value="16449.622" calcext:value-type="float">
            <text:p>16,449.6</text:p>
          </table:table-cell>
          <table:table-cell table:style-name="ce33" office:value-type="float" office:value="5583.838" calcext:value-type="float">
            <text:p>5,583.8</text:p>
          </table:table-cell>
          <table:table-cell table:style-name="ce33" office:value-type="float" office:value="52.024" calcext:value-type="float">
            <text:p>52.0</text:p>
          </table:table-cell>
          <table:table-cell table:style-name="ce33" office:value-type="float" office:value="5531.814" calcext:value-type="float">
            <text:p>5,531.8</text:p>
          </table:table-cell>
          <table:table-cell table:style-name="ce33" office:value-type="float" office:value="190.343" calcext:value-type="float">
            <text:p>190.3</text:p>
          </table:table-cell>
          <table:table-cell table:style-name="ce33" office:value-type="float" office:value="4492.331" calcext:value-type="float">
            <text:p>4,492.3</text:p>
          </table:table-cell>
          <table:table-cell table:style-name="ce33" office:value-type="float" office:value="389.483" calcext:value-type="float">
            <text:p>389.5</text:p>
          </table:table-cell>
          <table:table-cell table:style-name="ce33" office:value-type="float" office:value="459.657" calcext:value-type="float">
            <text:p>459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648.825" calcext:value-type="float">
            <text:p>2,648.8</text:p>
          </table:table-cell>
          <table:table-cell table:style-name="ce33" office:value-type="float" office:value="332.585" calcext:value-type="float">
            <text:p>332.6</text:p>
          </table:table-cell>
          <table:table-cell table:style-name="ce33" office:value-type="float" office:value="2058.437" calcext:value-type="float">
            <text:p>2,058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8.501" calcext:value-type="float">
            <text:p>178.5</text:p>
          </table:table-cell>
          <table:table-cell table:style-name="ce33" office:value-type="float" office:value="79.302" calcext:value-type="float">
            <text:p>79.3</text:p>
          </table:table-cell>
          <table:table-cell table:style-name="ce33" office:value-type="float" office:value="2532.875" calcext:value-type="float">
            <text:p>2,532.9</text:p>
          </table:table-cell>
          <table:table-cell table:style-name="ce47" office:value-type="float" office:value="-126.941" calcext:value-type="float">
            <text:p>-126.9</text:p>
          </table:table-cell>
          <table:table-cell table:style-name="ce79" office:value-type="float" office:value="3362.386" calcext:value-type="float">
            <text:p>3,362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362.386" calcext:value-type="float">
            <text:p>3,362.4</text:p>
          </table:table-cell>
          <table:table-cell table:style-name="ce33" office:value-type="float" office:value="11695.714" calcext:value-type="float">
            <text:p>11,695.7</text:p>
          </table:table-cell>
          <table:table-cell table:style-name="ce33" office:value-type="float" office:value="6006.696" calcext:value-type="float">
            <text:p>6,006.7</text:p>
          </table:table-cell>
          <table:table-cell table:style-name="ce33" office:value-type="float" office:value="666.837" calcext:value-type="float">
            <text:p>666.8</text:p>
          </table:table-cell>
          <table:table-cell table:style-name="ce33" office:value-type="float" office:value="5339.858" calcext:value-type="float">
            <text:p>5,339.9</text:p>
          </table:table-cell>
          <table:table-cell table:style-name="ce33" office:value-type="float" office:value="4667.124" calcext:value-type="float">
            <text:p>4,667.1</text:p>
          </table:table-cell>
          <table:table-cell table:style-name="ce33" office:value-type="float" office:value="202.566" calcext:value-type="float">
            <text:p>202.6</text:p>
          </table:table-cell>
          <table:table-cell table:style-name="ce33" office:value-type="float" office:value="24.248" calcext:value-type="float">
            <text:p>24.2</text:p>
          </table:table-cell>
          <table:table-cell table:style-name="ce33" office:value-type="float" office:value="445.92" calcext:value-type="float">
            <text:p>445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09.952" calcext:value-type="float">
            <text:p>310.0</text:p>
          </table:table-cell>
          <table:table-cell table:style-name="ce33" office:value-type="float" office:value="362.628" calcext:value-type="float">
            <text:p>362.6</text:p>
          </table:table-cell>
          <table:table-cell table:style-name="ce33" office:value-type="float" office:value="4.85" calcext:value-type="float">
            <text:p>4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69.596" calcext:value-type="float">
            <text:p>-169.6</text:p>
          </table:table-cell>
          <table:table-cell table:style-name="ce33" office:value-type="float" office:value="112.07" calcext:value-type="float">
            <text:p>112.1</text:p>
          </table:table-cell>
          <table:table-cell table:style-name="ce33" office:value-type="float" office:value="24.559" calcext:value-type="float">
            <text:p>24.6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319.62" calcext:value-type="float">
            <text:p>319.6</text:p>
          </table:table-cell>
          <table:table-cell table:style-name="ce33" office:value-type="float" office:value="407.131" calcext:value-type="float">
            <text:p>407.1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07.131" calcext:value-type="float">
            <text:p>407.1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.512" calcext:value-type="float">
            <text:p>7.5</text:p>
          </table:table-cell>
          <table:table-cell table:style-name="ce33" office:value-type="float" office:value="626.325" calcext:value-type="float">
            <text:p>626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.543" calcext:value-type="float">
            <text:p>-3.5</text:p>
          </table:table-cell>
          <table:table-cell table:style-name="ce33" office:value-type="float" office:value="-615.27" calcext:value-type="float">
            <text:p>-615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06.126" calcext:value-type="float">
            <text:p>1,006.1</text:p>
          </table:table-cell>
          <table:table-cell table:style-name="ce33" office:value-type="float" office:value="390.856" calcext:value-type="float">
            <text:p>390.9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390.856" calcext:value-type="float">
            <text:p>390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30.955" calcext:value-type="float">
            <text:p>1,331.0</text:p>
          </table:table-cell>
          <table:table-cell table:style-name="ce33" office:value-type="float" office:value="44.671" calcext:value-type="float">
            <text:p>44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8.092" calcext:value-type="float">
            <text:p>-8.1</text:p>
          </table:table-cell>
          <table:table-cell table:style-name="ce33" office:value-type="float" office:value="1294.376" calcext:value-type="float">
            <text:p>1,294.4</text:p>
          </table:table-cell>
          <table:table-cell table:style-name="ce33" office:value-type="float" office:value="6.348" calcext:value-type="float">
            <text:p>6.3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15.821" calcext:value-type="float">
            <text:p>115.8</text:p>
          </table:table-cell>
          <table:table-cell table:style-name="ce33" office:value-type="float" office:value="1403.849" calcext:value-type="float">
            <text:p>1,403.8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403.849" calcext:value-type="float">
            <text:p>1,403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3.698" calcext:value-type="float">
            <text:p>33.7</text:p>
          </table:table-cell>
          <table:table-cell table:style-name="ce33" office:value-type="float" office:value="219.712" calcext:value-type="float">
            <text:p>219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5.495" calcext:value-type="float">
            <text:p>35.5</text:p>
          </table:table-cell>
          <table:table-cell table:style-name="ce33" office:value-type="float" office:value="-221.509" calcext:value-type="float">
            <text:p>-221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620.777" calcext:value-type="float">
            <text:p>62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20.777" calcext:value-type="float">
            <text:p>620.8</text:p>
          </table:table-cell>
          <table:table-cell table:style-name="ce33" office:value-type="float" office:value="1490.272" calcext:value-type="float">
            <text:p>1,490.3</text:p>
          </table:table-cell>
          <table:table-cell table:style-name="ce33" office:value-type="float" office:value="647.986" calcext:value-type="float">
            <text:p>648.0</text:p>
          </table:table-cell>
          <table:table-cell table:style-name="ce33" office:value-type="float" office:value="613.285" calcext:value-type="float">
            <text:p>613.3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34.701" calcext:value-type="float">
            <text:p>34.7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60.617" calcext:value-type="float">
            <text:p>560.6</text:p>
          </table:table-cell>
          <table:table-cell table:style-name="ce33" office:value-type="float" office:value="104.81" calcext:value-type="float">
            <text:p>104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47.775" calcext:value-type="float">
            <text:p>-247.8</text:p>
          </table:table-cell>
          <table:table-cell table:style-name="ce33" office:value-type="float" office:value="703.582" calcext:value-type="float">
            <text:p>703.6</text:p>
          </table:table-cell>
          <table:table-cell table:style-name="ce33" office:value-type="float" office:value="275.078" calcext:value-type="float">
            <text:p>275.1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64.282" calcext:value-type="float">
            <text:p>264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54.737" calcext:value-type="float">
            <text:p>254.7</text:p>
          </table:table-cell>
          <table:table-cell table:style-name="ce33" office:value-type="float" office:value="9.546" calcext:value-type="float">
            <text:p>9.5</text:p>
          </table:table-cell>
          <table:table-cell table:style-name="ce33" office:value-type="float" office:value="1705.687" calcext:value-type="float">
            <text:p>1,705.7</text:p>
          </table:table-cell>
          <table:table-cell table:style-name="ce33" office:value-type="float" office:value="1869.908" calcext:value-type="float">
            <text:p>1,869.9</text:p>
          </table:table-cell>
          <table:table-cell table:style-name="ce33" office:value-type="float" office:value="24.914" calcext:value-type="float">
            <text:p>24.9</text:p>
          </table:table-cell>
          <table:table-cell table:number-columns-repeated="2" table:style-name="ce33" office:value-type="float" office:value="13.098" calcext:value-type="float">
            <text:p>13.1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831.896" calcext:value-type="float">
            <text:p>1,831.9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280.695" calcext:value-type="float">
            <text:p>280.7</text:p>
          </table:table-cell>
          <table:table-cell table:style-name="ce32" office:value-type="float" office:value="8219.974" calcext:value-type="float">
            <text:p>8,220.0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-19.784" calcext:value-type="float">
            <text:p>-19.8</text:p>
          </table:table-cell>
          <table:table-cell table:style-name="ce32" office:value-type="float" office:value="8520.453" calcext:value-type="float">
            <text:p>8,520.5</text:p>
          </table:table-cell>
          <table:table-cell table:style-name="ce32" office:value-type="float" office:value="9015.563" calcext:value-type="float">
            <text:p>9,015.6</text:p>
          </table:table-cell>
          <table:table-cell table:style-name="ce46" office:value-type="float" office:value="-10.565" calcext:value-type="float">
            <text:p>-10.6</text:p>
          </table:table-cell>
          <table:table-cell table:style-name="ce78" office:value-type="float" office:value="6541.58" calcext:value-type="float">
            <text:p>6,541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0.357" calcext:value-type="float">
            <text:p>20.4</text:p>
          </table:table-cell>
          <table:table-cell table:style-name="ce32" office:value-type="float" office:value="6521.223" calcext:value-type="float">
            <text:p>6,521.2</text:p>
          </table:table-cell>
          <table:table-cell table:style-name="ce32" office:value-type="float" office:value="8972.414" calcext:value-type="float">
            <text:p>8,972.4</text:p>
          </table:table-cell>
          <table:table-cell table:style-name="ce32" office:value-type="float" office:value="1946.289" calcext:value-type="float">
            <text:p>1,946.3</text:p>
          </table:table-cell>
          <table:table-cell table:style-name="ce32" office:value-type="float" office:value="321.047" calcext:value-type="float">
            <text:p>321.0</text:p>
          </table:table-cell>
          <table:table-cell table:style-name="ce32" office:value-type="float" office:value="1625.241" calcext:value-type="float">
            <text:p>1,625.2</text:p>
          </table:table-cell>
          <table:table-cell table:style-name="ce32" office:value-type="float" office:value="737.284" calcext:value-type="float">
            <text:p>737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67.96" calcext:value-type="float">
            <text:p>268.0</text:p>
          </table:table-cell>
          <table:table-cell table:style-name="ce32" office:value-type="float" office:value="619.997" calcext:value-type="float">
            <text:p>620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416.832" calcext:value-type="float">
            <text:p>416.8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01.022" calcext:value-type="float">
            <text:p>101.0</text:p>
          </table:table-cell>
          <table:table-cell table:style-name="ce33" office:value-type="float" office:value="315.81" calcext:value-type="float">
            <text:p>315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.156" calcext:value-type="float">
            <text:p>-1.2</text:p>
          </table:table-cell>
          <table:table-cell table:style-name="ce79" office:value-type="float" office:value="1.723" calcext:value-type="float">
            <text:p>1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723" calcext:value-type="float">
            <text:p>1.7</text:p>
          </table:table-cell>
          <table:table-cell table:style-name="ce33" office:value-type="float" office:value="1051.048" calcext:value-type="float">
            <text:p>1,051.0</text:p>
          </table:table-cell>
          <table:table-cell table:style-name="ce33" office:value-type="float" office:value="1366.291" calcext:value-type="float">
            <text:p>1,366.3</text:p>
          </table:table-cell>
          <table:table-cell table:style-name="ce33" office:value-type="float" office:value="2.528" calcext:value-type="float">
            <text:p>2.5</text:p>
          </table:table-cell>
          <table:table-cell table:style-name="ce33" office:value-type="float" office:value="1363.763" calcext:value-type="float">
            <text:p>1,363.8</text:p>
          </table:table-cell>
          <table:table-cell table:style-name="ce33" office:value-type="float" office:value="351.7" calcext:value-type="float">
            <text:p>351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35.336" calcext:value-type="float">
            <text:p>235.3</text:p>
          </table:table-cell>
          <table:table-cell table:style-name="ce33" office:value-type="float" office:value="776.727" calcext:value-type="float">
            <text:p>776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0850.366" calcext:value-type="float">
            <text:p>10,850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15.912" calcext:value-type="float">
            <text:p>-115.9</text:p>
          </table:table-cell>
          <table:table-cell table:style-name="ce33" office:value-type="float" office:value="10966.278" calcext:value-type="float">
            <text:p>10,966.3</text:p>
          </table:table-cell>
          <table:table-cell table:style-name="ce33" office:value-type="float" office:value="11900.543" calcext:value-type="float">
            <text:p>11,900.5</text:p>
          </table:table-cell>
          <table:table-cell table:style-name="ce47" office:value-type="float" office:value="-12.918" calcext:value-type="float">
            <text:p>-12.9</text:p>
          </table:table-cell>
          <table:table-cell table:style-name="ce79" office:value-type="float" office:value="8633.354" calcext:value-type="float">
            <text:p>8,633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6.871" calcext:value-type="float">
            <text:p>26.9</text:p>
          </table:table-cell>
          <table:table-cell table:style-name="ce33" office:value-type="float" office:value="8606.483" calcext:value-type="float">
            <text:p>8,606.5</text:p>
          </table:table-cell>
          <table:table-cell table:style-name="ce33" office:value-type="float" office:value="10909.321" calcext:value-type="float">
            <text:p>10,909.3</text:p>
          </table:table-cell>
          <table:table-cell table:style-name="ce33" office:value-type="float" office:value="1354.62" calcext:value-type="float">
            <text:p>1,354.6</text:p>
          </table:table-cell>
          <table:table-cell table:style-name="ce33" office:value-type="float" office:value="421.535" calcext:value-type="float">
            <text:p>421.5</text:p>
          </table:table-cell>
          <table:table-cell table:style-name="ce33" office:value-type="float" office:value="933.085" calcext:value-type="float">
            <text:p>933.1</text:p>
          </table:table-cell>
          <table:table-cell table:style-name="ce33" office:value-type="float" office:value="660.592" calcext:value-type="float">
            <text:p>660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44.52" calcext:value-type="float">
            <text:p>144.5</text:p>
          </table:table-cell>
          <table:table-cell table:style-name="ce33" office:value-type="float" office:value="127.972" calcext:value-type="float">
            <text:p>128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688.884" calcext:value-type="float">
            <text:p>1,688.9</text:p>
          </table:table-cell>
          <table:table-cell table:style-name="ce32" office:value-type="float" office:value="0.071" calcext:value-type="float">
            <text:p>0.1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0.008" calcext:value-type="float">
            <text:p>0.0</text:p>
          </table:table-cell>
          <table:table-cell table:style-name="ce32" office:value-type="float" office:value="1688.947" calcext:value-type="float">
            <text:p>1,688.9</text:p>
          </table:table-cell>
          <table:table-cell table:style-name="ce32" office:value-type="float" office:value="0.72" calcext:value-type="float">
            <text:p>0.7</text:p>
          </table:table-cell>
          <table:table-cell table:style-name="ce46" office:value-type="float" office:value="0.001" calcext:value-type="float">
            <text:p>0.0</text:p>
          </table:table-cell>
          <table:table-cell table:style-name="ce78" office:value-type="float" office:value="1193.169" calcext:value-type="float">
            <text:p>1,193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193.169" calcext:value-type="float">
            <text:p>1,193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95.058" calcext:value-type="float">
            <text:p>495.1</text:p>
          </table:table-cell>
          <table:table-cell table:style-name="ce32" office:value-type="float" office:value="1.028" calcext:value-type="float">
            <text:p>1.0</text:p>
          </table:table-cell>
          <table:table-cell table:number-columns-repeated="2" table:style-name="ce32" office:value-type="float" office:value="494.03" calcext:value-type="float">
            <text:p>494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0539.16" calcext:value-type="float">
            <text:p>40,539.2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40539.16" calcext:value-type="float">
            <text:p>40,539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0539.16" calcext:value-type="float">
            <text:p>40,539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0539.16" calcext:value-type="float">
            <text:p>40,539.2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4417.55" calcext:value-type="float">
            <text:p>4,417.6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417.55" calcext:value-type="float">
            <text:p>4,417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8350.251" calcext:value-type="float">
            <text:p>8,350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8350.251" calcext:value-type="float">
            <text:p>8,350.3</text:p>
          </table:table-cell>
          <table:table-cell table:style-name="ce32" office:value-type="float" office:value="3932.701" calcext:value-type="float">
            <text:p>3,932.7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2.18" calcext:value-type="float">
            <text:p>2.2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2.18" calcext:value-type="float">
            <text:p>2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2.18" calcext:value-type="float">
            <text:p>2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.18" calcext:value-type="float">
            <text:p>2.2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439.535" calcext:value-type="float">
            <text:p>439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39.535" calcext:value-type="float">
            <text:p>439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39.535" calcext:value-type="float">
            <text:p>439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39.535" calcext:value-type="float">
            <text:p>439.5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9633.898" calcext:value-type="float">
            <text:p>9,633.9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43116.584" calcext:value-type="float">
            <text:p>243,116.6</text:p>
          </table:table-cell>
          <table:table-cell table:style-name="ce32" office:value-type="float" office:value="233482.686" calcext:value-type="float">
            <text:p>233,482.7</text:p>
          </table:table-cell>
          <table:table-cell table:style-name="ce32" office:value-type="float" office:value="20767.382" calcext:value-type="float">
            <text:p>20,767.4</text:p>
          </table:table-cell>
          <table:table-cell table:style-name="ce32" office:value-type="float" office:value="212715.303" calcext:value-type="float">
            <text:p>212,715.3</text:p>
          </table:table-cell>
          <table:table-cell table:style-name="ce32" office:value-type="float" office:value="120418.581" calcext:value-type="float">
            <text:p>120,418.6</text:p>
          </table:table-cell>
          <table:table-cell table:style-name="ce32" office:value-type="float" office:value="873.294" calcext:value-type="float">
            <text:p>873.3</text:p>
          </table:table-cell>
          <table:table-cell table:style-name="ce32" office:value-type="float" office:value="2619.553" calcext:value-type="float">
            <text:p>2,619.6</text:p>
          </table:table-cell>
          <table:table-cell table:style-name="ce32" office:value-type="float" office:value="45680.734" calcext:value-type="float">
            <text:p>45,680.7</text:p>
          </table:table-cell>
          <table:table-cell table:style-name="ce32" office:value-type="float" office:value="43123.141" calcext:value-type="float">
            <text:p>43,123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05.478" calcext:value-type="float">
            <text:p>105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05.478" calcext:value-type="float">
            <text:p>105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05.478" calcext:value-type="float">
            <text:p>105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05.478" calcext:value-type="float">
            <text:p>105.5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164" calcext:value-type="float">
            <text:p>3.2</text:p>
          </table:table-cell>
          <table:table-cell table:style-name="ce32" office:value-type="float" office:value="102.314" calcext:value-type="float">
            <text:p>102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3758.217" calcext:value-type="float">
            <text:p>23,758.2</text:p>
          </table:table-cell>
          <table:table-cell table:style-name="ce34" office:value-type="float" office:value="6387.08" calcext:value-type="float">
            <text:p>6,387.1</text:p>
          </table:table-cell>
          <table:table-cell table:number-columns-repeated="2" table:style-name="ce34" office:value-type="float" office:value="17371.137" calcext:value-type="float">
            <text:p>17,371.1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96'.$A$1:.$AA$46" table:range-usable-as="print-range"/>
        </table:named-expressions>
      </table:table>
      <table:table table:name="97" table:style-name="ta4" table:print-ranges="'97'.A1:'97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6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97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08" calcext:value-type="float">
            <text:p>2008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2188.314" calcext:value-type="float">
            <text:p>42,188.3</text:p>
          </table:table-cell>
          <table:table-cell table:style-name="ce32" office:value-type="float" office:value="69.588" calcext:value-type="float">
            <text:p>69.6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776.988" calcext:value-type="float">
            <text:p>777.0</text:p>
          </table:table-cell>
          <table:table-cell table:style-name="ce32" office:value-type="float" office:value="41341.737" calcext:value-type="float">
            <text:p>41,341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487.591" calcext:value-type="float">
            <text:p>487.6</text:p>
          </table:table-cell>
          <table:table-cell table:style-name="ce78" office:value-type="float" office:value="39361.754" calcext:value-type="float">
            <text:p>39,361.8</text:p>
          </table:table-cell>
          <table:table-cell table:style-name="ce32" office:value-type="float" office:value="8147.631" calcext:value-type="float">
            <text:p>8,147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214.123" calcext:value-type="float">
            <text:p>31,214.1</text:p>
          </table:table-cell>
          <table:table-cell table:style-name="ce32" office:value-type="float" office:value="5682.457" calcext:value-type="float">
            <text:p>5,682.5</text:p>
          </table:table-cell>
          <table:table-cell table:style-name="ce32" office:value-type="float" office:value="7174.85" calcext:value-type="float">
            <text:p>7,174.9</text:p>
          </table:table-cell>
          <table:table-cell table:style-name="ce32" office:value-type="float" office:value="892.736" calcext:value-type="float">
            <text:p>892.7</text:p>
          </table:table-cell>
          <table:table-cell table:number-columns-repeated="2" table:style-name="ce32" office:value-type="float" office:value="5974.585" calcext:value-type="float">
            <text:p>5,974.6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07.529" calcext:value-type="float">
            <text:p>307.5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756.822" calcext:value-type="float">
            <text:p>4,756.8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60.058" calcext:value-type="float">
            <text:p>160.1</text:p>
          </table:table-cell>
          <table:table-cell table:style-name="ce33" office:value-type="float" office:value="4596.764" calcext:value-type="float">
            <text:p>4,596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29.292" calcext:value-type="float">
            <text:p>29.3</text:p>
          </table:table-cell>
          <table:table-cell table:style-name="ce79" office:value-type="float" office:value="4567.472" calcext:value-type="float">
            <text:p>4,567.5</text:p>
          </table:table-cell>
          <table:table-cell table:style-name="ce33" office:value-type="float" office:value="4567.472" calcext:value-type="float">
            <text:p>4,567.5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1901.865" calcext:value-type="float">
            <text:p>51,901.9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77.746" calcext:value-type="float">
            <text:p>877.7</text:p>
          </table:table-cell>
          <table:table-cell table:style-name="ce33" office:value-type="float" office:value="51024.119" calcext:value-type="float">
            <text:p>51,024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875.585" calcext:value-type="float">
            <text:p>875.6</text:p>
          </table:table-cell>
          <table:table-cell table:style-name="ce79" office:value-type="float" office:value="43505.314" calcext:value-type="float">
            <text:p>43,505.3</text:p>
          </table:table-cell>
          <table:table-cell table:style-name="ce33" office:value-type="float" office:value="2322.514" calcext:value-type="float">
            <text:p>2,322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1182.8" calcext:value-type="float">
            <text:p>41,182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643.219" calcext:value-type="float">
            <text:p>6,643.2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6643.219" calcext:value-type="float">
            <text:p>6,643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6.723" calcext:value-type="float">
            <text:p>146.7</text:p>
          </table:table-cell>
          <table:table-cell table:style-name="ce33" office:value-type="float" office:value="1.136" calcext:value-type="float">
            <text:p>1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.881" calcext:value-type="float">
            <text:p>13.9</text:p>
          </table:table-cell>
          <table:table-cell table:style-name="ce33" office:value-type="float" office:value="131.706" calcext:value-type="float">
            <text:p>131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0.635" calcext:value-type="float">
            <text:p>-40.6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72.341" calcext:value-type="float">
            <text:p>172.3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87.527" calcext:value-type="float">
            <text:p>87.5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84.814" calcext:value-type="float">
            <text:p>84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314.769" calcext:value-type="float">
            <text:p>7,314.8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90.329" calcext:value-type="float">
            <text:p>190.3</text:p>
          </table:table-cell>
          <table:table-cell table:style-name="ce33" office:value-type="float" office:value="7124.44" calcext:value-type="float">
            <text:p>7,124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291.197" calcext:value-type="float">
            <text:p>-291.2</text:p>
          </table:table-cell>
          <table:table-cell table:style-name="ce79" office:value-type="float" office:value="7415.637" calcext:value-type="float">
            <text:p>7,415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415.637" calcext:value-type="float">
            <text:p>7,415.6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01.718" calcext:value-type="float">
            <text:p>401.7</text:p>
          </table:table-cell>
          <table:table-cell table:style-name="ce33" office:value-type="float" office:value="88.318" calcext:value-type="float">
            <text:p>88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0.163" calcext:value-type="float">
            <text:p>-30.2</text:p>
          </table:table-cell>
          <table:table-cell table:style-name="ce33" office:value-type="float" office:value="343.563" calcext:value-type="float">
            <text:p>343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35.507" calcext:value-type="float">
            <text:p>35.5</text:p>
          </table:table-cell>
          <table:table-cell table:style-name="ce79" office:value-type="float" office:value="3635.419" calcext:value-type="float">
            <text:p>3,635.4</text:p>
          </table:table-cell>
          <table:table-cell table:style-name="ce33" office:value-type="float" office:value="3635.419" calcext:value-type="float">
            <text:p>3,635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231.325" calcext:value-type="float">
            <text:p>4,231.3</text:p>
          </table:table-cell>
          <table:table-cell table:style-name="ce33" office:value-type="float" office:value="903.962" calcext:value-type="float">
            <text:p>904.0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594.593" calcext:value-type="float">
            <text:p>594.6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09.369" calcext:value-type="float">
            <text:p>309.4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51.51" calcext:value-type="float">
            <text:p>251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51.51" calcext:value-type="float">
            <text:p>251.5</text:p>
          </table:table-cell>
          <table:table-cell table:style-name="ce33" office:value-type="float" office:value="2038.638" calcext:value-type="float">
            <text:p>2,038.6</text:p>
          </table:table-cell>
          <table:table-cell table:style-name="ce33" office:value-type="float" office:value="1787.128" calcext:value-type="float">
            <text:p>1,787.1</text:p>
          </table:table-cell>
          <table:table-cell table:style-name="ce33" office:value-type="float" office:value="374.14" calcext:value-type="float">
            <text:p>374.1</text:p>
          </table:table-cell>
          <table:table-cell table:number-columns-repeated="2" table:style-name="ce33" office:value-type="float" office:value="1412.988" calcext:value-type="float">
            <text:p>1,413.0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3.379" calcext:value-type="float">
            <text:p>13.4</text:p>
          </table:table-cell>
          <table:table-cell table:style-name="ce79" office:value-type="float" office:value="3983.33" calcext:value-type="float">
            <text:p>3,983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983.33" calcext:value-type="float">
            <text:p>3,983.3</text:p>
          </table:table-cell>
          <table:table-cell table:style-name="ce33" office:value-type="float" office:value="14459.723" calcext:value-type="float">
            <text:p>14,459.7</text:p>
          </table:table-cell>
          <table:table-cell table:style-name="ce33" office:value-type="float" office:value="10463.014" calcext:value-type="float">
            <text:p>10,463.0</text:p>
          </table:table-cell>
          <table:table-cell table:style-name="ce33" office:value-type="float" office:value="7683.485" calcext:value-type="float">
            <text:p>7,683.5</text:p>
          </table:table-cell>
          <table:table-cell table:number-columns-repeated="2" table:style-name="ce33" office:value-type="float" office:value="2779.529" calcext:value-type="float">
            <text:p>2,779.5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.252" calcext:value-type="float">
            <text:p>1.3</text:p>
          </table:table-cell>
          <table:table-cell table:style-name="ce79" office:value-type="float" office:value="389.08" calcext:value-type="float">
            <text:p>389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89.08" calcext:value-type="float">
            <text:p>389.1</text:p>
          </table:table-cell>
          <table:table-cell table:style-name="ce33" office:value-type="float" office:value="923.142" calcext:value-type="float">
            <text:p>923.1</text:p>
          </table:table-cell>
          <table:table-cell table:style-name="ce33" office:value-type="float" office:value="532.81" calcext:value-type="float">
            <text:p>532.8</text:p>
          </table:table-cell>
          <table:table-cell table:style-name="ce33" office:value-type="float" office:value="263.866" calcext:value-type="float">
            <text:p>263.9</text:p>
          </table:table-cell>
          <table:table-cell table:number-columns-repeated="2" table:style-name="ce33" office:value-type="float" office:value="268.944" calcext:value-type="float">
            <text:p>268.9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91.772" calcext:value-type="float">
            <text:p>91.8</text:p>
          </table:table-cell>
          <table:table-cell table:style-name="ce32" office:value-type="float" office:value="70614.115" calcext:value-type="float">
            <text:p>70,614.1</text:p>
          </table:table-cell>
          <table:table-cell table:style-name="ce32" office:value-type="float" office:value="18984.718" calcext:value-type="float">
            <text:p>18,984.7</text:p>
          </table:table-cell>
          <table:table-cell table:style-name="ce32" office:value-type="float" office:value="2068.14" calcext:value-type="float">
            <text:p>2,068.1</text:p>
          </table:table-cell>
          <table:table-cell table:style-name="ce32" office:value-type="float" office:value="2062.349" calcext:value-type="float">
            <text:p>2,062.3</text:p>
          </table:table-cell>
          <table:table-cell table:style-name="ce32" office:value-type="float" office:value="-270.66" calcext:value-type="float">
            <text:p>-270.7</text:p>
          </table:table-cell>
          <table:table-cell table:style-name="ce32" office:value-type="float" office:value="47861.34" calcext:value-type="float">
            <text:p>47,861.3</text:p>
          </table:table-cell>
          <table:table-cell table:style-name="ce32" office:value-type="float" office:value="7488.724" calcext:value-type="float">
            <text:p>7,488.7</text:p>
          </table:table-cell>
          <table:table-cell table:style-name="ce46" office:value-type="float" office:value="-134.753" calcext:value-type="float">
            <text:p>-134.8</text:p>
          </table:table-cell>
          <table:table-cell table:style-name="ce78" office:value-type="float" office:value="56607.987" calcext:value-type="float">
            <text:p>56,608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2687.522" calcext:value-type="float">
            <text:p>52,687.5</text:p>
          </table:table-cell>
          <table:table-cell table:style-name="ce32" office:value-type="float" office:value="3920.465" calcext:value-type="float">
            <text:p>3,920.5</text:p>
          </table:table-cell>
          <table:table-cell table:style-name="ce32" office:value-type="float" office:value="61258.263" calcext:value-type="float">
            <text:p>61,258.3</text:p>
          </table:table-cell>
          <table:table-cell table:style-name="ce32" office:value-type="float" office:value="45157.645" calcext:value-type="float">
            <text:p>45,157.6</text:p>
          </table:table-cell>
          <table:table-cell table:style-name="ce32" office:value-type="float" office:value="2632.729" calcext:value-type="float">
            <text:p>2,632.7</text:p>
          </table:table-cell>
          <table:table-cell table:style-name="ce32" office:value-type="float" office:value="20581.476" calcext:value-type="float">
            <text:p>20,581.5</text:p>
          </table:table-cell>
          <table:table-cell table:style-name="ce32" office:value-type="float" office:value="4984.802" calcext:value-type="float">
            <text:p>4,984.8</text:p>
          </table:table-cell>
          <table:table-cell table:style-name="ce32" office:value-type="float" office:value="12448.017" calcext:value-type="float">
            <text:p>12,448.0</text:p>
          </table:table-cell>
          <table:table-cell table:style-name="ce32" office:value-type="float" office:value="553.855" calcext:value-type="float">
            <text:p>553.9</text:p>
          </table:table-cell>
          <table:table-cell table:style-name="ce32" office:value-type="float" office:value="1221.79" calcext:value-type="float">
            <text:p>1,221.8</text:p>
          </table:table-cell>
          <table:table-cell table:style-name="ce32" office:value-type="float" office:value="1373.013" calcext:value-type="float">
            <text:p>1,373.0</text:p>
          </table:table-cell>
          <table:table-cell table:style-name="ce32" office:value-type="float" office:value="21943.44" calcext:value-type="float">
            <text:p>21,943.4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16.097" calcext:value-type="float">
            <text:p>16.1</text:p>
          </table:table-cell>
          <table:table-cell table:style-name="ce33" office:value-type="float" office:value="52944.91" calcext:value-type="float">
            <text:p>52,944.9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710.085" calcext:value-type="float">
            <text:p>710.1</text:p>
          </table:table-cell>
          <table:table-cell table:style-name="ce33" office:value-type="float" office:value="52250.922" calcext:value-type="float">
            <text:p>52,250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22.145" calcext:value-type="float">
            <text:p>-122.1</text:p>
          </table:table-cell>
          <table:table-cell table:style-name="ce79" office:value-type="float" office:value="52373.067" calcext:value-type="float">
            <text:p>52,373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2373.067" calcext:value-type="float">
            <text:p>52,373.1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75.675" calcext:value-type="float">
            <text:p>75.7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75.675" calcext:value-type="float">
            <text:p>75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75.675" calcext:value-type="float">
            <text:p>75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5.675" calcext:value-type="float">
            <text:p>75.7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32.627" calcext:value-type="float">
            <text:p>32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2.627" calcext:value-type="float">
            <text:p>32.6</text:p>
          </table:table-cell>
          <table:table-cell table:style-name="ce33" office:value-type="float" office:value="1519.5" calcext:value-type="float">
            <text:p>1,519.5</text:p>
          </table:table-cell>
          <table:table-cell table:style-name="ce33" office:value-type="float" office:value="1486.874" calcext:value-type="float">
            <text:p>1,486.9</text:p>
          </table:table-cell>
          <table:table-cell table:style-name="ce33" office:value-type="float" office:value="1486.568" calcext:value-type="float">
            <text:p>1,486.6</text:p>
          </table:table-cell>
          <table:table-cell table:number-columns-repeated="2" table:style-name="ce33" office:value-type="float" office:value="0.306" calcext:value-type="float">
            <text:p>0.3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00.162" calcext:value-type="float">
            <text:p>1,800.2</text:p>
          </table:table-cell>
          <table:table-cell table:style-name="ce33" office:value-type="float" office:value="538.841" calcext:value-type="float">
            <text:p>538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5.143" calcext:value-type="float">
            <text:p>-25.1</text:p>
          </table:table-cell>
          <table:table-cell table:style-name="ce33" office:value-type="float" office:value="1286.464" calcext:value-type="float">
            <text:p>1,286.5</text:p>
          </table:table-cell>
          <table:table-cell table:style-name="ce33" office:value-type="float" office:value="72.129" calcext:value-type="float">
            <text:p>72.1</text:p>
          </table:table-cell>
          <table:table-cell table:style-name="ce47" office:value-type="float" office:value="4.038" calcext:value-type="float">
            <text:p>4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916.437" calcext:value-type="float">
            <text:p>2,916.4</text:p>
          </table:table-cell>
          <table:table-cell table:style-name="ce33" office:value-type="float" office:value="4126.734" calcext:value-type="float">
            <text:p>4,126.7</text:p>
          </table:table-cell>
          <table:table-cell table:style-name="ce33" office:value-type="float" office:value="99.803" calcext:value-type="float">
            <text:p>99.8</text:p>
          </table:table-cell>
          <table:table-cell table:style-name="ce33" office:value-type="float" office:value="2877.356" calcext:value-type="float">
            <text:p>2,877.4</text:p>
          </table:table-cell>
          <table:table-cell table:style-name="ce33" office:value-type="float" office:value="763.633" calcext:value-type="float">
            <text:p>763.6</text:p>
          </table:table-cell>
          <table:table-cell table:style-name="ce33" office:value-type="float" office:value="118.441" calcext:value-type="float">
            <text:p>118.4</text:p>
          </table:table-cell>
          <table:table-cell table:style-name="ce33" office:value-type="float" office:value="0.038" calcext:value-type="float">
            <text:p>0.0</text:p>
          </table:table-cell>
          <table:table-cell table:style-name="ce33" office:value-type="float" office:value="132.83" calcext:value-type="float">
            <text:p>132.8</text:p>
          </table:table-cell>
          <table:table-cell table:style-name="ce33" office:value-type="float" office:value="1862.414" calcext:value-type="float">
            <text:p>1,862.4</text:p>
          </table:table-cell>
          <table:table-cell table:style-name="ce33" office:value-type="float" office:value="1149.576" calcext:value-type="float">
            <text:p>1,149.6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547.621" calcext:value-type="float">
            <text:p>14,547.6</text:p>
          </table:table-cell>
          <table:table-cell table:style-name="ce33" office:value-type="float" office:value="87.911" calcext:value-type="float">
            <text:p>87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65.388" calcext:value-type="float">
            <text:p>-365.4</text:p>
          </table:table-cell>
          <table:table-cell table:style-name="ce33" office:value-type="float" office:value="14825.098" calcext:value-type="float">
            <text:p>14,825.1</text:p>
          </table:table-cell>
          <table:table-cell table:style-name="ce33" office:value-type="float" office:value="4899.868" calcext:value-type="float">
            <text:p>4,899.9</text:p>
          </table:table-cell>
          <table:table-cell table:style-name="ce47" office:value-type="float" office:value="71.343" calcext:value-type="float">
            <text:p>71.3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423.914" calcext:value-type="float">
            <text:p>10,423.9</text:p>
          </table:table-cell>
          <table:table-cell table:style-name="ce33" office:value-type="float" office:value="20277.801" calcext:value-type="float">
            <text:p>20,277.8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0277.801" calcext:value-type="float">
            <text:p>20,277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634.672" calcext:value-type="float">
            <text:p>5,634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19.429" calcext:value-type="float">
            <text:p>-119.4</text:p>
          </table:table-cell>
          <table:table-cell table:style-name="ce33" office:value-type="float" office:value="-5515.243" calcext:value-type="float">
            <text:p>-5,515.2</text:p>
          </table:table-cell>
          <table:table-cell table:style-name="ce33" office:value-type="float" office:value="18.026" calcext:value-type="float">
            <text:p>18.0</text:p>
          </table:table-cell>
          <table:table-cell table:style-name="ce47" office:value-type="float" office:value="-133.979" calcext:value-type="float">
            <text:p>-134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4909.285" calcext:value-type="float">
            <text:p>14,909.3</text:p>
          </table:table-cell>
          <table:table-cell table:style-name="ce33" office:value-type="float" office:value="9509.995" calcext:value-type="float">
            <text:p>9,510.0</text:p>
          </table:table-cell>
          <table:table-cell table:style-name="ce33" office:value-type="float" office:value="4.946" calcext:value-type="float">
            <text:p>4.9</text:p>
          </table:table-cell>
          <table:table-cell table:style-name="ce33" office:value-type="float" office:value="9505.049" calcext:value-type="float">
            <text:p>9,505.0</text:p>
          </table:table-cell>
          <table:table-cell table:style-name="ce33" office:value-type="float" office:value="7.597" calcext:value-type="float">
            <text:p>7.6</text:p>
          </table:table-cell>
          <table:table-cell table:style-name="ce33" office:value-type="float" office:value="9435.672" calcext:value-type="float">
            <text:p>9,435.7</text:p>
          </table:table-cell>
          <table:table-cell table:style-name="ce33" office:value-type="float" office:value="9.262" calcext:value-type="float">
            <text:p>9.3</text:p>
          </table:table-cell>
          <table:table-cell table:style-name="ce33" office:value-type="float" office:value="52.518" calcext:value-type="float">
            <text:p>52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599.077" calcext:value-type="float">
            <text:p>2,599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320.143" calcext:value-type="float">
            <text:p>2,320.1</text:p>
          </table:table-cell>
          <table:table-cell table:style-name="ce33" office:value-type="float" office:value="-23.578" calcext:value-type="float">
            <text:p>-23.6</text:p>
          </table:table-cell>
          <table:table-cell table:style-name="ce33" office:value-type="float" office:value="-4895.642" calcext:value-type="float">
            <text:p>-4,895.6</text:p>
          </table:table-cell>
          <table:table-cell table:style-name="ce33" office:value-type="float" office:value="18.187" calcext:value-type="float">
            <text:p>18.2</text:p>
          </table:table-cell>
          <table:table-cell table:style-name="ce47" office:value-type="float" office:value="117.495" calcext:value-type="float">
            <text:p>117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345.095" calcext:value-type="float">
            <text:p>5,345.1</text:p>
          </table:table-cell>
          <table:table-cell table:style-name="ce33" office:value-type="float" office:value="313.771" calcext:value-type="float">
            <text:p>313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13.771" calcext:value-type="float">
            <text:p>313.8</text:p>
          </table:table-cell>
          <table:table-cell table:style-name="ce33" office:value-type="float" office:value="1.218" calcext:value-type="float">
            <text:p>1.2</text:p>
          </table:table-cell>
          <table:table-cell table:style-name="ce33" office:value-type="float" office:value="108.181" calcext:value-type="float">
            <text:p>108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04.372" calcext:value-type="float">
            <text:p>204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0.143" calcext:value-type="float">
            <text:p>-0.1</text:p>
          </table:table-cell>
          <table:table-cell table:style-name="ce33" office:value-type="float" office:value="0.143" calcext:value-type="float">
            <text:p>0.1</text:p>
          </table:table-cell>
          <table:table-cell table:style-name="ce33" office:value-type="float" office:value="0.088" calcext:value-type="float">
            <text:p>0.1</text:p>
          </table:table-cell>
          <table:table-cell table:style-name="ce47" office:value-type="float" office:value="-10.824" calcext:value-type="float">
            <text:p>-10.8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0.879" calcext:value-type="float">
            <text:p>10.9</text:p>
          </table:table-cell>
          <table:table-cell table:style-name="ce33" office:value-type="float" office:value="0.004" calcext:value-type="float">
            <text:p>0.0</text:p>
          </table:table-cell>
          <table:table-cell table:style-name="ce33" office:value-type="float" office:value="10.875" calcext:value-type="float">
            <text:p>10.9</text:p>
          </table:table-cell>
          <table:table-cell table:style-name="ce33" office:value-type="float" office:value="0.342" calcext:value-type="float">
            <text:p>0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0.533" calcext:value-type="float">
            <text:p>10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0574.916" calcext:value-type="float">
            <text:p>10,574.9</text:p>
          </table:table-cell>
          <table:table-cell table:style-name="ce33" office:value-type="float" office:value="194.308" calcext:value-type="float">
            <text:p>194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18.37" calcext:value-type="float">
            <text:p>-118.4</text:p>
          </table:table-cell>
          <table:table-cell table:style-name="ce33" office:value-type="float" office:value="-10650.854" calcext:value-type="float">
            <text:p>-10,650.9</text:p>
          </table:table-cell>
          <table:table-cell table:style-name="ce33" office:value-type="float" office:value="387.913" calcext:value-type="float">
            <text:p>387.9</text:p>
          </table:table-cell>
          <table:table-cell table:style-name="ce47" office:value-type="float" office:value="66.365" calcext:value-type="float">
            <text:p>66.4</text:p>
          </table:table-cell>
          <table:table-cell table:style-name="ce79" office:value-type="float" office:value="148.965" calcext:value-type="float">
            <text:p>149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48.965" calcext:value-type="float">
            <text:p>149.0</text:p>
          </table:table-cell>
          <table:table-cell table:style-name="ce33" office:value-type="float" office:value="16674.716" calcext:value-type="float">
            <text:p>16,674.7</text:p>
          </table:table-cell>
          <table:table-cell table:style-name="ce33" office:value-type="float" office:value="5420.618" calcext:value-type="float">
            <text:p>5,420.6</text:p>
          </table:table-cell>
          <table:table-cell table:style-name="ce33" office:value-type="float" office:value="46.139" calcext:value-type="float">
            <text:p>46.1</text:p>
          </table:table-cell>
          <table:table-cell table:style-name="ce33" office:value-type="float" office:value="5374.479" calcext:value-type="float">
            <text:p>5,374.5</text:p>
          </table:table-cell>
          <table:table-cell table:style-name="ce33" office:value-type="float" office:value="170.503" calcext:value-type="float">
            <text:p>170.5</text:p>
          </table:table-cell>
          <table:table-cell table:style-name="ce33" office:value-type="float" office:value="4195.41" calcext:value-type="float">
            <text:p>4,195.4</text:p>
          </table:table-cell>
          <table:table-cell table:style-name="ce33" office:value-type="float" office:value="562.033" calcext:value-type="float">
            <text:p>562.0</text:p>
          </table:table-cell>
          <table:table-cell table:style-name="ce33" office:value-type="float" office:value="446.533" calcext:value-type="float">
            <text:p>446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941.465" calcext:value-type="float">
            <text:p>1,941.5</text:p>
          </table:table-cell>
          <table:table-cell table:style-name="ce33" office:value-type="float" office:value="516.323" calcext:value-type="float">
            <text:p>516.3</text:p>
          </table:table-cell>
          <table:table-cell table:style-name="ce33" office:value-type="float" office:value="1766.382" calcext:value-type="float">
            <text:p>1,766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65.42" calcext:value-type="float">
            <text:p>-65.4</text:p>
          </table:table-cell>
          <table:table-cell table:style-name="ce33" office:value-type="float" office:value="-275.82" calcext:value-type="float">
            <text:p>-275.8</text:p>
          </table:table-cell>
          <table:table-cell table:style-name="ce33" office:value-type="float" office:value="2365.169" calcext:value-type="float">
            <text:p>2,365.2</text:p>
          </table:table-cell>
          <table:table-cell table:style-name="ce47" office:value-type="float" office:value="-110.117" calcext:value-type="float">
            <text:p>-110.1</text:p>
          </table:table-cell>
          <table:table-cell table:style-name="ce79" office:value-type="float" office:value="2998.831" calcext:value-type="float">
            <text:p>2,998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998.831" calcext:value-type="float">
            <text:p>2,998.8</text:p>
          </table:table-cell>
          <table:table-cell table:style-name="ce33" office:value-type="float" office:value="10637.733" calcext:value-type="float">
            <text:p>10,637.7</text:p>
          </table:table-cell>
          <table:table-cell table:style-name="ce33" office:value-type="float" office:value="5108.03" calcext:value-type="float">
            <text:p>5,108.0</text:p>
          </table:table-cell>
          <table:table-cell table:style-name="ce33" office:value-type="float" office:value="510.789" calcext:value-type="float">
            <text:p>510.8</text:p>
          </table:table-cell>
          <table:table-cell table:style-name="ce33" office:value-type="float" office:value="4597.241" calcext:value-type="float">
            <text:p>4,597.2</text:p>
          </table:table-cell>
          <table:table-cell table:style-name="ce33" office:value-type="float" office:value="3976.195" calcext:value-type="float">
            <text:p>3,976.2</text:p>
          </table:table-cell>
          <table:table-cell table:style-name="ce33" office:value-type="float" office:value="160.538" calcext:value-type="float">
            <text:p>160.5</text:p>
          </table:table-cell>
          <table:table-cell table:style-name="ce33" office:value-type="float" office:value="19.908" calcext:value-type="float">
            <text:p>19.9</text:p>
          </table:table-cell>
          <table:table-cell table:style-name="ce33" office:value-type="float" office:value="440.6" calcext:value-type="float">
            <text:p>440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99.064" calcext:value-type="float">
            <text:p>299.1</text:p>
          </table:table-cell>
          <table:table-cell table:style-name="ce33" office:value-type="float" office:value="256.239" calcext:value-type="float">
            <text:p>256.2</text:p>
          </table:table-cell>
          <table:table-cell table:style-name="ce33" office:value-type="float" office:value="2.48" calcext:value-type="float">
            <text:p>2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08.381" calcext:value-type="float">
            <text:p>-108.4</text:p>
          </table:table-cell>
          <table:table-cell table:style-name="ce33" office:value-type="float" office:value="148.726" calcext:value-type="float">
            <text:p>148.7</text:p>
          </table:table-cell>
          <table:table-cell table:style-name="ce33" office:value-type="float" office:value="25.648" calcext:value-type="float">
            <text:p>25.6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67.151" calcext:value-type="float">
            <text:p>267.2</text:p>
          </table:table-cell>
          <table:table-cell table:style-name="ce33" office:value-type="float" office:value="390.229" calcext:value-type="float">
            <text:p>390.2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390.229" calcext:value-type="float">
            <text:p>390.2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9.93" calcext:value-type="float">
            <text:p>9.9</text:p>
          </table:table-cell>
          <table:table-cell table:style-name="ce33" office:value-type="float" office:value="236.175" calcext:value-type="float">
            <text:p>236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4.268" calcext:value-type="float">
            <text:p>-34.3</text:p>
          </table:table-cell>
          <table:table-cell table:style-name="ce33" office:value-type="float" office:value="-191.977" calcext:value-type="float">
            <text:p>-192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77.632" calcext:value-type="float">
            <text:p>577.6</text:p>
          </table:table-cell>
          <table:table-cell table:style-name="ce33" office:value-type="float" office:value="385.655" calcext:value-type="float">
            <text:p>385.7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385.655" calcext:value-type="float">
            <text:p>385.7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37.116" calcext:value-type="float">
            <text:p>837.1</text:p>
          </table:table-cell>
          <table:table-cell table:style-name="ce33" office:value-type="float" office:value="45.143" calcext:value-type="float">
            <text:p>45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8.466" calcext:value-type="float">
            <text:p>8.5</text:p>
          </table:table-cell>
          <table:table-cell table:style-name="ce33" office:value-type="float" office:value="783.507" calcext:value-type="float">
            <text:p>783.5</text:p>
          </table:table-cell>
          <table:table-cell table:style-name="ce33" office:value-type="float" office:value="1.344" calcext:value-type="float">
            <text:p>1.3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13.142" calcext:value-type="float">
            <text:p>113.1</text:p>
          </table:table-cell>
          <table:table-cell table:style-name="ce33" office:value-type="float" office:value="895.305" calcext:value-type="float">
            <text:p>895.3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895.305" calcext:value-type="float">
            <text:p>895.3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5.026" calcext:value-type="float">
            <text:p>45.0</text:p>
          </table:table-cell>
          <table:table-cell table:style-name="ce33" office:value-type="float" office:value="253.215" calcext:value-type="float">
            <text:p>253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11" calcext:value-type="float">
            <text:p>1.1</text:p>
          </table:table-cell>
          <table:table-cell table:style-name="ce33" office:value-type="float" office:value="-209.299" calcext:value-type="float">
            <text:p>-209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600.007" calcext:value-type="float">
            <text:p>600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00.007" calcext:value-type="float">
            <text:p>600.0</text:p>
          </table:table-cell>
          <table:table-cell table:style-name="ce33" office:value-type="float" office:value="1382.972" calcext:value-type="float">
            <text:p>1,383.0</text:p>
          </table:table-cell>
          <table:table-cell table:style-name="ce33" office:value-type="float" office:value="573.666" calcext:value-type="float">
            <text:p>573.7</text:p>
          </table:table-cell>
          <table:table-cell table:style-name="ce33" office:value-type="float" office:value="517.535" calcext:value-type="float">
            <text:p>517.5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56.131" calcext:value-type="float">
            <text:p>56.1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20.187" calcext:value-type="float">
            <text:p>520.2</text:p>
          </table:table-cell>
          <table:table-cell table:style-name="ce33" office:value-type="float" office:value="88.867" calcext:value-type="float">
            <text:p>88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95.819" calcext:value-type="float">
            <text:p>-195.8</text:p>
          </table:table-cell>
          <table:table-cell table:style-name="ce33" office:value-type="float" office:value="627.139" calcext:value-type="float">
            <text:p>627.1</text:p>
          </table:table-cell>
          <table:table-cell table:style-name="ce33" office:value-type="float" office:value="243.628" calcext:value-type="float">
            <text:p>243.6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42.311" calcext:value-type="float">
            <text:p>242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38.781" calcext:value-type="float">
            <text:p>238.8</text:p>
          </table:table-cell>
          <table:table-cell table:style-name="ce33" office:value-type="float" office:value="3.531" calcext:value-type="float">
            <text:p>3.5</text:p>
          </table:table-cell>
          <table:table-cell table:style-name="ce33" office:value-type="float" office:value="1681.238" calcext:value-type="float">
            <text:p>1,681.2</text:p>
          </table:table-cell>
          <table:table-cell table:style-name="ce33" office:value-type="float" office:value="1822.437" calcext:value-type="float">
            <text:p>1,822.4</text:p>
          </table:table-cell>
          <table:table-cell table:style-name="ce33" office:value-type="float" office:value="8.856" calcext:value-type="float">
            <text:p>8.9</text:p>
          </table:table-cell>
          <table:table-cell table:number-columns-repeated="2" table:style-name="ce33" office:value-type="float" office:value="13.29" calcext:value-type="float">
            <text:p>13.3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800.291" calcext:value-type="float">
            <text:p>1,800.3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240.644" calcext:value-type="float">
            <text:p>240.6</text:p>
          </table:table-cell>
          <table:table-cell table:style-name="ce32" office:value-type="float" office:value="8999.042" calcext:value-type="float">
            <text:p>8,999.0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134.513" calcext:value-type="float">
            <text:p>134.5</text:p>
          </table:table-cell>
          <table:table-cell table:style-name="ce32" office:value-type="float" office:value="9105.172" calcext:value-type="float">
            <text:p>9,105.2</text:p>
          </table:table-cell>
          <table:table-cell table:style-name="ce32" office:value-type="float" office:value="9690.179" calcext:value-type="float">
            <text:p>9,690.2</text:p>
          </table:table-cell>
          <table:table-cell table:style-name="ce46" office:value-type="float" office:value="-127.811" calcext:value-type="float">
            <text:p>-127.8</text:p>
          </table:table-cell>
          <table:table-cell table:style-name="ce78" office:value-type="float" office:value="7229.2" calcext:value-type="float">
            <text:p>7,229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9.07" calcext:value-type="float">
            <text:p>19.1</text:p>
          </table:table-cell>
          <table:table-cell table:style-name="ce32" office:value-type="float" office:value="7210.129" calcext:value-type="float">
            <text:p>7,210.1</text:p>
          </table:table-cell>
          <table:table-cell table:style-name="ce32" office:value-type="float" office:value="9665.2" calcext:value-type="float">
            <text:p>9,665.2</text:p>
          </table:table-cell>
          <table:table-cell table:style-name="ce32" office:value-type="float" office:value="1978.805" calcext:value-type="float">
            <text:p>1,978.8</text:p>
          </table:table-cell>
          <table:table-cell table:style-name="ce32" office:value-type="float" office:value="354.788" calcext:value-type="float">
            <text:p>354.8</text:p>
          </table:table-cell>
          <table:table-cell table:style-name="ce32" office:value-type="float" office:value="1624.017" calcext:value-type="float">
            <text:p>1,624.0</text:p>
          </table:table-cell>
          <table:table-cell table:style-name="ce32" office:value-type="float" office:value="699.534" calcext:value-type="float">
            <text:p>699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96.608" calcext:value-type="float">
            <text:p>296.6</text:p>
          </table:table-cell>
          <table:table-cell table:style-name="ce32" office:value-type="float" office:value="627.875" calcext:value-type="float">
            <text:p>627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357.356" calcext:value-type="float">
            <text:p>357.4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02.79" calcext:value-type="float">
            <text:p>102.8</text:p>
          </table:table-cell>
          <table:table-cell table:style-name="ce33" office:value-type="float" office:value="254.566" calcext:value-type="float">
            <text:p>254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.521" calcext:value-type="float">
            <text:p>-1.5</text:p>
          </table:table-cell>
          <table:table-cell table:style-name="ce79" office:value-type="float" office:value="1.815" calcext:value-type="float">
            <text:p>1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815" calcext:value-type="float">
            <text:p>1.8</text:p>
          </table:table-cell>
          <table:table-cell table:style-name="ce33" office:value-type="float" office:value="1123.301" calcext:value-type="float">
            <text:p>1,123.3</text:p>
          </table:table-cell>
          <table:table-cell table:style-name="ce33" office:value-type="float" office:value="1377.573" calcext:value-type="float">
            <text:p>1,377.6</text:p>
          </table:table-cell>
          <table:table-cell table:style-name="ce33" office:value-type="float" office:value="2.982" calcext:value-type="float">
            <text:p>3.0</text:p>
          </table:table-cell>
          <table:table-cell table:style-name="ce33" office:value-type="float" office:value="1374.591" calcext:value-type="float">
            <text:p>1,374.6</text:p>
          </table:table-cell>
          <table:table-cell table:style-name="ce33" office:value-type="float" office:value="326.285" calcext:value-type="float">
            <text:p>326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46.179" calcext:value-type="float">
            <text:p>246.2</text:p>
          </table:table-cell>
          <table:table-cell table:style-name="ce33" office:value-type="float" office:value="802.127" calcext:value-type="float">
            <text:p>802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1878.735" calcext:value-type="float">
            <text:p>11,878.7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6.189" calcext:value-type="float">
            <text:p>86.2</text:p>
          </table:table-cell>
          <table:table-cell table:style-name="ce33" office:value-type="float" office:value="11792.546" calcext:value-type="float">
            <text:p>11,792.5</text:p>
          </table:table-cell>
          <table:table-cell table:style-name="ce33" office:value-type="float" office:value="12791.036" calcext:value-type="float">
            <text:p>12,791.0</text:p>
          </table:table-cell>
          <table:table-cell table:style-name="ce47" office:value-type="float" office:value="-167.359" calcext:value-type="float">
            <text:p>-167.4</text:p>
          </table:table-cell>
          <table:table-cell table:style-name="ce79" office:value-type="float" office:value="9540.93" calcext:value-type="float">
            <text:p>9,540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5.173" calcext:value-type="float">
            <text:p>25.2</text:p>
          </table:table-cell>
          <table:table-cell table:style-name="ce33" office:value-type="float" office:value="9515.757" calcext:value-type="float">
            <text:p>9,515.8</text:p>
          </table:table-cell>
          <table:table-cell table:style-name="ce33" office:value-type="float" office:value="11759.574" calcext:value-type="float">
            <text:p>11,759.6</text:p>
          </table:table-cell>
          <table:table-cell table:style-name="ce33" office:value-type="float" office:value="1387.513" calcext:value-type="float">
            <text:p>1,387.5</text:p>
          </table:table-cell>
          <table:table-cell table:style-name="ce33" office:value-type="float" office:value="465.669" calcext:value-type="float">
            <text:p>465.7</text:p>
          </table:table-cell>
          <table:table-cell table:style-name="ce33" office:value-type="float" office:value="921.844" calcext:value-type="float">
            <text:p>921.8</text:p>
          </table:table-cell>
          <table:table-cell table:style-name="ce33" office:value-type="float" office:value="633.354" calcext:value-type="float">
            <text:p>633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72.697" calcext:value-type="float">
            <text:p>172.7</text:p>
          </table:table-cell>
          <table:table-cell table:style-name="ce33" office:value-type="float" office:value="115.793" calcext:value-type="float">
            <text:p>115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729.836" calcext:value-type="float">
            <text:p>1,729.8</text:p>
          </table:table-cell>
          <table:table-cell table:style-name="ce32" office:value-type="float" office:value="0.014" calcext:value-type="float">
            <text:p>0.0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108" calcext:value-type="float">
            <text:p>3.1</text:p>
          </table:table-cell>
          <table:table-cell table:style-name="ce32" office:value-type="float" office:value="1726.741" calcext:value-type="float">
            <text:p>1,726.7</text:p>
          </table:table-cell>
          <table:table-cell table:style-name="ce32" office:value-type="float" office:value="13.168" calcext:value-type="float">
            <text:p>13.2</text:p>
          </table:table-cell>
          <table:table-cell table:style-name="ce46" office:value-type="float" office:value="0.948" calcext:value-type="float">
            <text:p>0.9</text:p>
          </table:table-cell>
          <table:table-cell table:style-name="ce78" office:value-type="float" office:value="1203.406" calcext:value-type="float">
            <text:p>1,203.4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203.406" calcext:value-type="float">
            <text:p>1,203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09.219" calcext:value-type="float">
            <text:p>509.2</text:p>
          </table:table-cell>
          <table:table-cell table:style-name="ce32" office:value-type="float" office:value="0.615" calcext:value-type="float">
            <text:p>0.6</text:p>
          </table:table-cell>
          <table:table-cell table:number-columns-repeated="2" table:style-name="ce32" office:value-type="float" office:value="508.604" calcext:value-type="float">
            <text:p>508.6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0826.86" calcext:value-type="float">
            <text:p>40,826.9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40826.86" calcext:value-type="float">
            <text:p>40,826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0826.86" calcext:value-type="float">
            <text:p>40,826.9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0826.86" calcext:value-type="float">
            <text:p>40,826.9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4305.105" calcext:value-type="float">
            <text:p>4,305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305.105" calcext:value-type="float">
            <text:p>4,305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7772.27" calcext:value-type="float">
            <text:p>7,772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7772.27" calcext:value-type="float">
            <text:p>7,772.3</text:p>
          </table:table-cell>
          <table:table-cell table:style-name="ce32" office:value-type="float" office:value="3467.165" calcext:value-type="float">
            <text:p>3,467.2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4.473" calcext:value-type="float">
            <text:p>4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.473" calcext:value-type="float">
            <text:p>4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.473" calcext:value-type="float">
            <text:p>4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.473" calcext:value-type="float">
            <text:p>4.5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588.265" calcext:value-type="float">
            <text:p>588.3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588.265" calcext:value-type="float">
            <text:p>588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588.265" calcext:value-type="float">
            <text:p>588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588.265" calcext:value-type="float">
            <text:p>588.3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8619.443" calcext:value-type="float">
            <text:p>8,619.4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38305.365" calcext:value-type="float">
            <text:p>238,305.4</text:p>
          </table:table-cell>
          <table:table-cell table:style-name="ce32" office:value-type="float" office:value="229685.922" calcext:value-type="float">
            <text:p>229,685.9</text:p>
          </table:table-cell>
          <table:table-cell table:style-name="ce32" office:value-type="float" office:value="19563.025" calcext:value-type="float">
            <text:p>19,563.0</text:p>
          </table:table-cell>
          <table:table-cell table:style-name="ce32" office:value-type="float" office:value="210122.897" calcext:value-type="float">
            <text:p>210,122.9</text:p>
          </table:table-cell>
          <table:table-cell table:style-name="ce32" office:value-type="float" office:value="118114.146" calcext:value-type="float">
            <text:p>118,114.1</text:p>
          </table:table-cell>
          <table:table-cell table:style-name="ce32" office:value-type="float" office:value="1140.516" calcext:value-type="float">
            <text:p>1,140.5</text:p>
          </table:table-cell>
          <table:table-cell table:style-name="ce32" office:value-type="float" office:value="2600.288" calcext:value-type="float">
            <text:p>2,600.3</text:p>
          </table:table-cell>
          <table:table-cell table:style-name="ce32" office:value-type="float" office:value="45580.956" calcext:value-type="float">
            <text:p>45,581.0</text:p>
          </table:table-cell>
          <table:table-cell table:style-name="ce32" office:value-type="float" office:value="42686.99" calcext:value-type="float">
            <text:p>42,687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09.528" calcext:value-type="float">
            <text:p>109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09.528" calcext:value-type="float">
            <text:p>109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09.528" calcext:value-type="float">
            <text:p>109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09.528" calcext:value-type="float">
            <text:p>109.5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286" calcext:value-type="float">
            <text:p>3.3</text:p>
          </table:table-cell>
          <table:table-cell table:style-name="ce32" office:value-type="float" office:value="106.242" calcext:value-type="float">
            <text:p>106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1156.538" calcext:value-type="float">
            <text:p>21,156.5</text:p>
          </table:table-cell>
          <table:table-cell table:style-name="ce34" office:value-type="float" office:value="5763.771" calcext:value-type="float">
            <text:p>5,763.8</text:p>
          </table:table-cell>
          <table:table-cell table:number-columns-repeated="2" table:style-name="ce34" office:value-type="float" office:value="15392.767" calcext:value-type="float">
            <text:p>15,392.8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97'.$A$1:.$AA$46" table:range-usable-as="print-range"/>
        </table:named-expressions>
      </table:table>
      <table:table table:name="98" table:style-name="ta5" table:print-ranges="'98'.A1:'98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2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98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09" calcext:value-type="float">
            <text:p>2009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8539.205" calcext:value-type="float">
            <text:p>38,539.2</text:p>
          </table:table-cell>
          <table:table-cell table:style-name="ce32" office:value-type="float" office:value="29.824" calcext:value-type="float">
            <text:p>29.8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-924.286" calcext:value-type="float">
            <text:p>-924.3</text:p>
          </table:table-cell>
          <table:table-cell table:style-name="ce32" office:value-type="float" office:value="39433.667" calcext:value-type="float">
            <text:p>39,433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291.689" calcext:value-type="float">
            <text:p>291.7</text:p>
          </table:table-cell>
          <table:table-cell table:style-name="ce78" office:value-type="float" office:value="37558.832" calcext:value-type="float">
            <text:p>37,558.8</text:p>
          </table:table-cell>
          <table:table-cell table:style-name="ce32" office:value-type="float" office:value="7119.537" calcext:value-type="float">
            <text:p>7,119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0439.295" calcext:value-type="float">
            <text:p>30,439.3</text:p>
          </table:table-cell>
          <table:table-cell table:style-name="ce32" office:value-type="float" office:value="5076.74" calcext:value-type="float">
            <text:p>5,076.7</text:p>
          </table:table-cell>
          <table:table-cell table:style-name="ce32" office:value-type="float" office:value="6659.886" calcext:value-type="float">
            <text:p>6,659.9</text:p>
          </table:table-cell>
          <table:table-cell table:style-name="ce32" office:value-type="float" office:value="775.775" calcext:value-type="float">
            <text:p>775.8</text:p>
          </table:table-cell>
          <table:table-cell table:number-columns-repeated="2" table:style-name="ce32" office:value-type="float" office:value="5698.777" calcext:value-type="float">
            <text:p>5,698.8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85.334" calcext:value-type="float">
            <text:p>185.3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062.024" calcext:value-type="float">
            <text:p>4,062.0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55.58" calcext:value-type="float">
            <text:p>-55.6</text:p>
          </table:table-cell>
          <table:table-cell table:style-name="ce33" office:value-type="float" office:value="4117.604" calcext:value-type="float">
            <text:p>4,117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402.288" calcext:value-type="float">
            <text:p>402.3</text:p>
          </table:table-cell>
          <table:table-cell table:style-name="ce79" office:value-type="float" office:value="3715.316" calcext:value-type="float">
            <text:p>3,715.3</text:p>
          </table:table-cell>
          <table:table-cell table:style-name="ce33" office:value-type="float" office:value="3715.316" calcext:value-type="float">
            <text:p>3,715.3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7668.904" calcext:value-type="float">
            <text:p>47,668.9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177.772" calcext:value-type="float">
            <text:p>-1,177.8</text:p>
          </table:table-cell>
          <table:table-cell table:style-name="ce33" office:value-type="float" office:value="48846.677" calcext:value-type="float">
            <text:p>48,846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61.882" calcext:value-type="float">
            <text:p>161.9</text:p>
          </table:table-cell>
          <table:table-cell table:style-name="ce79" office:value-type="float" office:value="42261.433" calcext:value-type="float">
            <text:p>42,261.4</text:p>
          </table:table-cell>
          <table:table-cell table:style-name="ce33" office:value-type="float" office:value="2250.324" calcext:value-type="float">
            <text:p>2,250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0011.109" calcext:value-type="float">
            <text:p>40,011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423.362" calcext:value-type="float">
            <text:p>6,423.4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6423.362" calcext:value-type="float">
            <text:p>6,423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04.477" calcext:value-type="float">
            <text:p>104.5</text:p>
          </table:table-cell>
          <table:table-cell table:style-name="ce33" office:value-type="float" office:value="0.956" calcext:value-type="float">
            <text:p>1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9.006" calcext:value-type="float">
            <text:p>-19.0</text:p>
          </table:table-cell>
          <table:table-cell table:style-name="ce33" office:value-type="float" office:value="122.527" calcext:value-type="float">
            <text:p>122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22.527" calcext:value-type="float">
            <text:p>122.5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45.34" calcext:value-type="float">
            <text:p>45.3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77.187" calcext:value-type="float">
            <text:p>77.2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219.646" calcext:value-type="float">
            <text:p>7,219.6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42.915" calcext:value-type="float">
            <text:p>-142.9</text:p>
          </table:table-cell>
          <table:table-cell table:style-name="ce33" office:value-type="float" office:value="7362.561" calcext:value-type="float">
            <text:p>7,362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68.767" calcext:value-type="float">
            <text:p>-168.8</text:p>
          </table:table-cell>
          <table:table-cell table:style-name="ce79" office:value-type="float" office:value="7531.327" calcext:value-type="float">
            <text:p>7,531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531.327" calcext:value-type="float">
            <text:p>7,531.3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6.351" calcext:value-type="float">
            <text:p>76.4</text:p>
          </table:table-cell>
          <table:table-cell table:style-name="ce33" office:value-type="float" office:value="37.375" calcext:value-type="float">
            <text:p>37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.942" calcext:value-type="float">
            <text:p>-2.9</text:p>
          </table:table-cell>
          <table:table-cell table:style-name="ce33" office:value-type="float" office:value="41.918" calcext:value-type="float">
            <text:p>41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88.378" calcext:value-type="float">
            <text:p>-88.4</text:p>
          </table:table-cell>
          <table:table-cell table:style-name="ce79" office:value-type="float" office:value="3237.394" calcext:value-type="float">
            <text:p>3,237.4</text:p>
          </table:table-cell>
          <table:table-cell table:style-name="ce33" office:value-type="float" office:value="3237.394" calcext:value-type="float">
            <text:p>3,237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817.495" calcext:value-type="float">
            <text:p>3,817.5</text:p>
          </table:table-cell>
          <table:table-cell table:style-name="ce33" office:value-type="float" office:value="710.397" calcext:value-type="float">
            <text:p>710.4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550.4" calcext:value-type="float">
            <text:p>550.4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59.997" calcext:value-type="float">
            <text:p>160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43.83" calcext:value-type="float">
            <text:p>243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43.83" calcext:value-type="float">
            <text:p>243.8</text:p>
          </table:table-cell>
          <table:table-cell table:style-name="ce33" office:value-type="float" office:value="1914.102" calcext:value-type="float">
            <text:p>1,914.1</text:p>
          </table:table-cell>
          <table:table-cell table:style-name="ce33" office:value-type="float" office:value="1670.272" calcext:value-type="float">
            <text:p>1,670.3</text:p>
          </table:table-cell>
          <table:table-cell table:style-name="ce33" office:value-type="float" office:value="345.204" calcext:value-type="float">
            <text:p>345.2</text:p>
          </table:table-cell>
          <table:table-cell table:number-columns-repeated="2" table:style-name="ce33" office:value-type="float" office:value="1325.068" calcext:value-type="float">
            <text:p>1,325.1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3.65" calcext:value-type="float">
            <text:p>13.7</text:p>
          </table:table-cell>
          <table:table-cell table:style-name="ce79" office:value-type="float" office:value="3019.48" calcext:value-type="float">
            <text:p>3,019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019.48" calcext:value-type="float">
            <text:p>3,019.5</text:p>
          </table:table-cell>
          <table:table-cell table:style-name="ce33" office:value-type="float" office:value="12220.012" calcext:value-type="float">
            <text:p>12,220.0</text:p>
          </table:table-cell>
          <table:table-cell table:style-name="ce33" office:value-type="float" office:value="9186.882" calcext:value-type="float">
            <text:p>9,186.9</text:p>
          </table:table-cell>
          <table:table-cell table:style-name="ce33" office:value-type="float" office:value="6580.517" calcext:value-type="float">
            <text:p>6,580.5</text:p>
          </table:table-cell>
          <table:table-cell table:number-columns-repeated="2" table:style-name="ce33" office:value-type="float" office:value="2606.365" calcext:value-type="float">
            <text:p>2,606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.33" calcext:value-type="float">
            <text:p>1.3</text:p>
          </table:table-cell>
          <table:table-cell table:style-name="ce79" office:value-type="float" office:value="290.35" calcext:value-type="float">
            <text:p>290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90.35" calcext:value-type="float">
            <text:p>290.4</text:p>
          </table:table-cell>
          <table:table-cell table:style-name="ce33" office:value-type="float" office:value="767.265" calcext:value-type="float">
            <text:p>767.3</text:p>
          </table:table-cell>
          <table:table-cell table:style-name="ce33" office:value-type="float" office:value="475.585" calcext:value-type="float">
            <text:p>475.6</text:p>
          </table:table-cell>
          <table:table-cell table:style-name="ce33" office:value-type="float" office:value="224.215" calcext:value-type="float">
            <text:p>224.2</text:p>
          </table:table-cell>
          <table:table-cell table:number-columns-repeated="2" table:style-name="ce33" office:value-type="float" office:value="251.37" calcext:value-type="float">
            <text:p>251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72.537" calcext:value-type="float">
            <text:p>72.5</text:p>
          </table:table-cell>
          <table:table-cell table:style-name="ce32" office:value-type="float" office:value="71668.285" calcext:value-type="float">
            <text:p>71,668.3</text:p>
          </table:table-cell>
          <table:table-cell table:style-name="ce32" office:value-type="float" office:value="20862.576" calcext:value-type="float">
            <text:p>20,862.6</text:p>
          </table:table-cell>
          <table:table-cell table:style-name="ce32" office:value-type="float" office:value="1830.867" calcext:value-type="float">
            <text:p>1,830.9</text:p>
          </table:table-cell>
          <table:table-cell table:style-name="ce32" office:value-type="float" office:value="1948.969" calcext:value-type="float">
            <text:p>1,949.0</text:p>
          </table:table-cell>
          <table:table-cell table:style-name="ce32" office:value-type="float" office:value="-615.789" calcext:value-type="float">
            <text:p>-615.8</text:p>
          </table:table-cell>
          <table:table-cell table:style-name="ce32" office:value-type="float" office:value="47714.199" calcext:value-type="float">
            <text:p>47,714.2</text:p>
          </table:table-cell>
          <table:table-cell table:style-name="ce32" office:value-type="float" office:value="6388.049" calcext:value-type="float">
            <text:p>6,388.0</text:p>
          </table:table-cell>
          <table:table-cell table:style-name="ce46" office:value-type="float" office:value="-845.441" calcext:value-type="float">
            <text:p>-845.4</text:p>
          </table:table-cell>
          <table:table-cell table:style-name="ce78" office:value-type="float" office:value="58287.965" calcext:value-type="float">
            <text:p>58,288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5789.102" calcext:value-type="float">
            <text:p>55,789.1</text:p>
          </table:table-cell>
          <table:table-cell table:style-name="ce32" office:value-type="float" office:value="2498.863" calcext:value-type="float">
            <text:p>2,498.9</text:p>
          </table:table-cell>
          <table:table-cell table:style-name="ce32" office:value-type="float" office:value="62154.809" calcext:value-type="float">
            <text:p>62,154.8</text:p>
          </table:table-cell>
          <table:table-cell table:style-name="ce32" office:value-type="float" office:value="46038.435" calcext:value-type="float">
            <text:p>46,038.4</text:p>
          </table:table-cell>
          <table:table-cell table:style-name="ce32" office:value-type="float" office:value="2662.911" calcext:value-type="float">
            <text:p>2,662.9</text:p>
          </table:table-cell>
          <table:table-cell table:style-name="ce32" office:value-type="float" office:value="20082.625" calcext:value-type="float">
            <text:p>20,082.6</text:p>
          </table:table-cell>
          <table:table-cell table:style-name="ce32" office:value-type="float" office:value="4489.904" calcext:value-type="float">
            <text:p>4,489.9</text:p>
          </table:table-cell>
          <table:table-cell table:style-name="ce32" office:value-type="float" office:value="12585.291" calcext:value-type="float">
            <text:p>12,585.3</text:p>
          </table:table-cell>
          <table:table-cell table:style-name="ce32" office:value-type="float" office:value="420.35" calcext:value-type="float">
            <text:p>420.4</text:p>
          </table:table-cell>
          <table:table-cell table:style-name="ce32" office:value-type="float" office:value="1225.455" calcext:value-type="float">
            <text:p>1,225.5</text:p>
          </table:table-cell>
          <table:table-cell table:style-name="ce32" office:value-type="float" office:value="1361.625" calcext:value-type="float">
            <text:p>1,361.6</text:p>
          </table:table-cell>
          <table:table-cell table:style-name="ce32" office:value-type="float" office:value="23292.899" calcext:value-type="float">
            <text:p>23,292.9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15.996" calcext:value-type="float">
            <text:p>16.0</text:p>
          </table:table-cell>
          <table:table-cell table:style-name="ce33" office:value-type="float" office:value="54878.926" calcext:value-type="float">
            <text:p>54,878.9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389.583" calcext:value-type="float">
            <text:p>-389.6</text:p>
          </table:table-cell>
          <table:table-cell table:style-name="ce33" office:value-type="float" office:value="55284.505" calcext:value-type="float">
            <text:p>55,284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67.998" calcext:value-type="float">
            <text:p>-168.0</text:p>
          </table:table-cell>
          <table:table-cell table:style-name="ce79" office:value-type="float" office:value="55452.503" calcext:value-type="float">
            <text:p>55,452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5452.503" calcext:value-type="float">
            <text:p>55,452.5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56.541" calcext:value-type="float">
            <text:p>56.5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56.541" calcext:value-type="float">
            <text:p>56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56.541" calcext:value-type="float">
            <text:p>56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6.541" calcext:value-type="float">
            <text:p>56.5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3.756" calcext:value-type="float">
            <text:p>23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3.756" calcext:value-type="float">
            <text:p>23.8</text:p>
          </table:table-cell>
          <table:table-cell table:style-name="ce33" office:value-type="float" office:value="1530.21" calcext:value-type="float">
            <text:p>1,530.2</text:p>
          </table:table-cell>
          <table:table-cell table:style-name="ce33" office:value-type="float" office:value="1506.454" calcext:value-type="float">
            <text:p>1,506.5</text:p>
          </table:table-cell>
          <table:table-cell table:style-name="ce33" office:value-type="float" office:value="1506.236" calcext:value-type="float">
            <text:p>1,506.2</text:p>
          </table:table-cell>
          <table:table-cell table:number-columns-repeated="2" table:style-name="ce33" office:value-type="float" office:value="0.218" calcext:value-type="float">
            <text:p>0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116.881" calcext:value-type="float">
            <text:p>2,116.9</text:p>
          </table:table-cell>
          <table:table-cell table:style-name="ce33" office:value-type="float" office:value="268.519" calcext:value-type="float">
            <text:p>268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46.882" calcext:value-type="float">
            <text:p>146.9</text:p>
          </table:table-cell>
          <table:table-cell table:style-name="ce33" office:value-type="float" office:value="1701.481" calcext:value-type="float">
            <text:p>1,701.5</text:p>
          </table:table-cell>
          <table:table-cell table:style-name="ce33" office:value-type="float" office:value="294.043" calcext:value-type="float">
            <text:p>294.0</text:p>
          </table:table-cell>
          <table:table-cell table:style-name="ce47" office:value-type="float" office:value="8.486" calcext:value-type="float">
            <text:p>8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871.373" calcext:value-type="float">
            <text:p>2,871.4</text:p>
          </table:table-cell>
          <table:table-cell table:style-name="ce33" office:value-type="float" office:value="4270.324" calcext:value-type="float">
            <text:p>4,270.3</text:p>
          </table:table-cell>
          <table:table-cell table:style-name="ce33" office:value-type="float" office:value="63.927" calcext:value-type="float">
            <text:p>63.9</text:p>
          </table:table-cell>
          <table:table-cell table:style-name="ce33" office:value-type="float" office:value="2764.716" calcext:value-type="float">
            <text:p>2,764.7</text:p>
          </table:table-cell>
          <table:table-cell table:style-name="ce33" office:value-type="float" office:value="654.295" calcext:value-type="float">
            <text:p>654.3</text:p>
          </table:table-cell>
          <table:table-cell table:style-name="ce33" office:value-type="float" office:value="128.86" calcext:value-type="float">
            <text:p>128.9</text:p>
          </table:table-cell>
          <table:table-cell table:style-name="ce33" office:value-type="float" office:value="0.042" calcext:value-type="float">
            <text:p>0.0</text:p>
          </table:table-cell>
          <table:table-cell table:style-name="ce33" office:value-type="float" office:value="134.551" calcext:value-type="float">
            <text:p>134.6</text:p>
          </table:table-cell>
          <table:table-cell table:style-name="ce33" office:value-type="float" office:value="1846.967" calcext:value-type="float">
            <text:p>1,847.0</text:p>
          </table:table-cell>
          <table:table-cell table:style-name="ce33" office:value-type="float" office:value="1441.681" calcext:value-type="float">
            <text:p>1,441.7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991.784" calcext:value-type="float">
            <text:p>13,991.8</text:p>
          </table:table-cell>
          <table:table-cell table:style-name="ce33" office:value-type="float" office:value="151.604" calcext:value-type="float">
            <text:p>151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39.648" calcext:value-type="float">
            <text:p>-239.6</text:p>
          </table:table-cell>
          <table:table-cell table:style-name="ce33" office:value-type="float" office:value="14079.828" calcext:value-type="float">
            <text:p>14,079.8</text:p>
          </table:table-cell>
          <table:table-cell table:style-name="ce33" office:value-type="float" office:value="4452.656" calcext:value-type="float">
            <text:p>4,452.7</text:p>
          </table:table-cell>
          <table:table-cell table:style-name="ce47" office:value-type="float" office:value="-106.473" calcext:value-type="float">
            <text:p>-106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1538.846" calcext:value-type="float">
            <text:p>11,538.8</text:p>
          </table:table-cell>
          <table:table-cell table:style-name="ce33" office:value-type="float" office:value="21272.491" calcext:value-type="float">
            <text:p>21,272.5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1272.491" calcext:value-type="float">
            <text:p>21,272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572.063" calcext:value-type="float">
            <text:p>5,572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1.168" calcext:value-type="float">
            <text:p>71.2</text:p>
          </table:table-cell>
          <table:table-cell table:style-name="ce33" office:value-type="float" office:value="-5643.231" calcext:value-type="float">
            <text:p>-5,643.2</text:p>
          </table:table-cell>
          <table:table-cell table:style-name="ce33" office:value-type="float" office:value="120.278" calcext:value-type="float">
            <text:p>120.3</text:p>
          </table:table-cell>
          <table:table-cell table:style-name="ce47" office:value-type="float" office:value="-119.728" calcext:value-type="float">
            <text:p>-119.7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5344.683" calcext:value-type="float">
            <text:p>15,344.7</text:p>
          </table:table-cell>
          <table:table-cell table:style-name="ce33" office:value-type="float" office:value="9700.902" calcext:value-type="float">
            <text:p>9,700.9</text:p>
          </table:table-cell>
          <table:table-cell table:style-name="ce33" office:value-type="float" office:value="4.995" calcext:value-type="float">
            <text:p>5.0</text:p>
          </table:table-cell>
          <table:table-cell table:style-name="ce33" office:value-type="float" office:value="9695.907" calcext:value-type="float">
            <text:p>9,695.9</text:p>
          </table:table-cell>
          <table:table-cell table:style-name="ce33" office:value-type="float" office:value="7.901" calcext:value-type="float">
            <text:p>7.9</text:p>
          </table:table-cell>
          <table:table-cell table:style-name="ce33" office:value-type="float" office:value="9628.242" calcext:value-type="float">
            <text:p>9,628.2</text:p>
          </table:table-cell>
          <table:table-cell table:style-name="ce33" office:value-type="float" office:value="8.946" calcext:value-type="float">
            <text:p>8.9</text:p>
          </table:table-cell>
          <table:table-cell table:style-name="ce33" office:value-type="float" office:value="50.818" calcext:value-type="float">
            <text:p>5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234.764" calcext:value-type="float">
            <text:p>3,234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192.59" calcext:value-type="float">
            <text:p>2,192.6</text:p>
          </table:table-cell>
          <table:table-cell table:style-name="ce33" office:value-type="float" office:value="-148.566" calcext:value-type="float">
            <text:p>-148.6</text:p>
          </table:table-cell>
          <table:table-cell table:style-name="ce33" office:value-type="float" office:value="-5278.788" calcext:value-type="float">
            <text:p>-5,278.8</text:p>
          </table:table-cell>
          <table:table-cell table:style-name="ce33" office:value-type="float" office:value="14.088" calcext:value-type="float">
            <text:p>14.1</text:p>
          </table:table-cell>
          <table:table-cell table:style-name="ce47" office:value-type="float" office:value="24.945" calcext:value-type="float">
            <text:p>24.9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623.353" calcext:value-type="float">
            <text:p>5,623.4</text:p>
          </table:table-cell>
          <table:table-cell table:style-name="ce33" office:value-type="float" office:value="305.532" calcext:value-type="float">
            <text:p>305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05.532" calcext:value-type="float">
            <text:p>305.5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95.362" calcext:value-type="float">
            <text:p>95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08.97" calcext:value-type="float">
            <text:p>209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1.325" calcext:value-type="float">
            <text:p>-1.3</text:p>
          </table:table-cell>
          <table:table-cell table:style-name="ce33" office:value-type="float" office:value="1.325" calcext:value-type="float">
            <text:p>1.3</text:p>
          </table:table-cell>
          <table:table-cell table:style-name="ce33" office:value-type="float" office:value="0.012" calcext:value-type="float">
            <text:p>0.0</text:p>
          </table:table-cell>
          <table:table-cell table:style-name="ce47" office:value-type="float" office:value="-9.001" calcext:value-type="float">
            <text:p>-9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0.314" calcext:value-type="float">
            <text:p>10.3</text:p>
          </table:table-cell>
          <table:table-cell table:style-name="ce33" office:value-type="float" office:value="0.003" calcext:value-type="float">
            <text:p>0.0</text:p>
          </table:table-cell>
          <table:table-cell table:style-name="ce33" office:value-type="float" office:value="10.311" calcext:value-type="float">
            <text:p>10.3</text:p>
          </table:table-cell>
          <table:table-cell table:style-name="ce33" office:value-type="float" office:value="0.176" calcext:value-type="float">
            <text:p>0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4" calcext:value-type="float">
            <text:p>0.0</text:p>
          </table:table-cell>
          <table:table-cell table:style-name="ce33" office:value-type="float" office:value="10.131" calcext:value-type="float">
            <text:p>10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1990.597" calcext:value-type="float">
            <text:p>11,990.6</text:p>
          </table:table-cell>
          <table:table-cell table:style-name="ce33" office:value-type="float" office:value="224.461" calcext:value-type="float">
            <text:p>224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28.358" calcext:value-type="float">
            <text:p>328.4</text:p>
          </table:table-cell>
          <table:table-cell table:style-name="ce33" office:value-type="float" office:value="-12543.416" calcext:value-type="float">
            <text:p>-12,543.4</text:p>
          </table:table-cell>
          <table:table-cell table:style-name="ce33" office:value-type="float" office:value="306.588" calcext:value-type="float">
            <text:p>306.6</text:p>
          </table:table-cell>
          <table:table-cell table:style-name="ce47" office:value-type="float" office:value="-145.211" calcext:value-type="float">
            <text:p>-145.2</text:p>
          </table:table-cell>
          <table:table-cell table:style-name="ce79" office:value-type="float" office:value="68.767" calcext:value-type="float">
            <text:p>68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8.767" calcext:value-type="float">
            <text:p>68.8</text:p>
          </table:table-cell>
          <table:table-cell table:style-name="ce33" office:value-type="float" office:value="17984.451" calcext:value-type="float">
            <text:p>17,984.5</text:p>
          </table:table-cell>
          <table:table-cell table:style-name="ce33" office:value-type="float" office:value="5210.892" calcext:value-type="float">
            <text:p>5,210.9</text:p>
          </table:table-cell>
          <table:table-cell table:style-name="ce33" office:value-type="float" office:value="32.949" calcext:value-type="float">
            <text:p>32.9</text:p>
          </table:table-cell>
          <table:table-cell table:style-name="ce33" office:value-type="float" office:value="5177.943" calcext:value-type="float">
            <text:p>5,177.9</text:p>
          </table:table-cell>
          <table:table-cell table:style-name="ce33" office:value-type="float" office:value="158.265" calcext:value-type="float">
            <text:p>158.3</text:p>
          </table:table-cell>
          <table:table-cell table:style-name="ce33" office:value-type="float" office:value="4158.155" calcext:value-type="float">
            <text:p>4,158.2</text:p>
          </table:table-cell>
          <table:table-cell table:style-name="ce33" office:value-type="float" office:value="418.156" calcext:value-type="float">
            <text:p>418.2</text:p>
          </table:table-cell>
          <table:table-cell table:style-name="ce33" office:value-type="float" office:value="443.367" calcext:value-type="float">
            <text:p>443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86.287" calcext:value-type="float">
            <text:p>886.3</text:p>
          </table:table-cell>
          <table:table-cell table:style-name="ce33" office:value-type="float" office:value="592.91" calcext:value-type="float">
            <text:p>592.9</text:p>
          </table:table-cell>
          <table:table-cell table:style-name="ce33" office:value-type="float" office:value="1518.507" calcext:value-type="float">
            <text:p>1,518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52.925" calcext:value-type="float">
            <text:p>-152.9</text:p>
          </table:table-cell>
          <table:table-cell table:style-name="ce33" office:value-type="float" office:value="-1072.205" calcext:value-type="float">
            <text:p>-1,072.2</text:p>
          </table:table-cell>
          <table:table-cell table:style-name="ce33" office:value-type="float" office:value="1522.518" calcext:value-type="float">
            <text:p>1,522.5</text:p>
          </table:table-cell>
          <table:table-cell table:style-name="ce47" office:value-type="float" office:value="-342.937" calcext:value-type="float">
            <text:p>-342.9</text:p>
          </table:table-cell>
          <table:table-cell table:style-name="ce79" office:value-type="float" office:value="1744.918" calcext:value-type="float">
            <text:p>1,744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744.918" calcext:value-type="float">
            <text:p>1,744.9</text:p>
          </table:table-cell>
          <table:table-cell table:style-name="ce33" office:value-type="float" office:value="8754.891" calcext:value-type="float">
            <text:p>8,754.9</text:p>
          </table:table-cell>
          <table:table-cell table:style-name="ce33" office:value-type="float" office:value="4758.187" calcext:value-type="float">
            <text:p>4,758.2</text:p>
          </table:table-cell>
          <table:table-cell table:style-name="ce33" office:value-type="float" office:value="526.718" calcext:value-type="float">
            <text:p>526.7</text:p>
          </table:table-cell>
          <table:table-cell table:style-name="ce33" office:value-type="float" office:value="4231.469" calcext:value-type="float">
            <text:p>4,231.5</text:p>
          </table:table-cell>
          <table:table-cell table:style-name="ce33" office:value-type="float" office:value="3598.208" calcext:value-type="float">
            <text:p>3,598.2</text:p>
          </table:table-cell>
          <table:table-cell table:style-name="ce33" office:value-type="float" office:value="168.848" calcext:value-type="float">
            <text:p>168.8</text:p>
          </table:table-cell>
          <table:table-cell table:style-name="ce33" office:value-type="float" office:value="20.891" calcext:value-type="float">
            <text:p>20.9</text:p>
          </table:table-cell>
          <table:table-cell table:style-name="ce33" office:value-type="float" office:value="443.522" calcext:value-type="float">
            <text:p>443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0.095" calcext:value-type="float">
            <text:p>280.1</text:p>
          </table:table-cell>
          <table:table-cell table:style-name="ce33" office:value-type="float" office:value="214.764" calcext:value-type="float">
            <text:p>214.8</text:p>
          </table:table-cell>
          <table:table-cell table:style-name="ce33" office:value-type="float" office:value="1.527" calcext:value-type="float">
            <text:p>1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6.671" calcext:value-type="float">
            <text:p>76.7</text:p>
          </table:table-cell>
          <table:table-cell table:style-name="ce33" office:value-type="float" office:value="-12.867" calcext:value-type="float">
            <text:p>-12.9</text:p>
          </table:table-cell>
          <table:table-cell table:style-name="ce33" office:value-type="float" office:value="18.84" calcext:value-type="float">
            <text:p>18.8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376.652" calcext:value-type="float">
            <text:p>376.7</text:p>
          </table:table-cell>
          <table:table-cell table:style-name="ce33" office:value-type="float" office:value="344.945" calcext:value-type="float">
            <text:p>344.9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344.945" calcext:value-type="float">
            <text:p>344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.181" calcext:value-type="float">
            <text:p>14.2</text:p>
          </table:table-cell>
          <table:table-cell table:style-name="ce33" office:value-type="float" office:value="272.555" calcext:value-type="float">
            <text:p>272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1.266" calcext:value-type="float">
            <text:p>-31.3</text:p>
          </table:table-cell>
          <table:table-cell table:style-name="ce33" office:value-type="float" office:value="-227.108" calcext:value-type="float">
            <text:p>-227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64.376" calcext:value-type="float">
            <text:p>664.4</text:p>
          </table:table-cell>
          <table:table-cell table:style-name="ce33" office:value-type="float" office:value="437.268" calcext:value-type="float">
            <text:p>437.3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37.268" calcext:value-type="float">
            <text:p>437.3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98.056" calcext:value-type="float">
            <text:p>1,298.1</text:p>
          </table:table-cell>
          <table:table-cell table:style-name="ce33" office:value-type="float" office:value="96.278" calcext:value-type="float">
            <text:p>96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3.346" calcext:value-type="float">
            <text:p>-13.3</text:p>
          </table:table-cell>
          <table:table-cell table:style-name="ce33" office:value-type="float" office:value="1215.124" calcext:value-type="float">
            <text:p>1,215.1</text:p>
          </table:table-cell>
          <table:table-cell table:style-name="ce33" office:value-type="float" office:value="1.087" calcext:value-type="float">
            <text:p>1.1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5.716" calcext:value-type="float">
            <text:p>95.7</text:p>
          </table:table-cell>
          <table:table-cell table:style-name="ce33" office:value-type="float" office:value="1309.753" calcext:value-type="float">
            <text:p>1,309.8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309.753" calcext:value-type="float">
            <text:p>1,309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5.216" calcext:value-type="float">
            <text:p>35.2</text:p>
          </table:table-cell>
          <table:table-cell table:style-name="ce33" office:value-type="float" office:value="339.236" calcext:value-type="float">
            <text:p>339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6.316" calcext:value-type="float">
            <text:p>-26.3</text:p>
          </table:table-cell>
          <table:table-cell table:style-name="ce33" office:value-type="float" office:value="-277.704" calcext:value-type="float">
            <text:p>-277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599.139" calcext:value-type="float">
            <text:p>599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99.139" calcext:value-type="float">
            <text:p>599.1</text:p>
          </table:table-cell>
          <table:table-cell table:style-name="ce33" office:value-type="float" office:value="1459.305" calcext:value-type="float">
            <text:p>1,459.3</text:p>
          </table:table-cell>
          <table:table-cell table:style-name="ce33" office:value-type="float" office:value="582.462" calcext:value-type="float">
            <text:p>582.5</text:p>
          </table:table-cell>
          <table:table-cell table:style-name="ce33" office:value-type="float" office:value="551.698" calcext:value-type="float">
            <text:p>551.7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30.764" calcext:value-type="float">
            <text:p>30.8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13.455" calcext:value-type="float">
            <text:p>613.5</text:p>
          </table:table-cell>
          <table:table-cell table:style-name="ce33" office:value-type="float" office:value="75.308" calcext:value-type="float">
            <text:p>75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09.269" calcext:value-type="float">
            <text:p>-209.3</text:p>
          </table:table-cell>
          <table:table-cell table:style-name="ce33" office:value-type="float" office:value="747.416" calcext:value-type="float">
            <text:p>747.4</text:p>
          </table:table-cell>
          <table:table-cell table:style-name="ce33" office:value-type="float" office:value="264.264" calcext:value-type="float">
            <text:p>264.3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84.013" calcext:value-type="float">
            <text:p>284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0.058" calcext:value-type="float">
            <text:p>280.1</text:p>
          </table:table-cell>
          <table:table-cell table:style-name="ce33" office:value-type="float" office:value="3.955" calcext:value-type="float">
            <text:p>4.0</text:p>
          </table:table-cell>
          <table:table-cell table:style-name="ce33" office:value-type="float" office:value="1528.572" calcext:value-type="float">
            <text:p>1,528.6</text:p>
          </table:table-cell>
          <table:table-cell table:style-name="ce33" office:value-type="float" office:value="1727.711" calcext:value-type="float">
            <text:p>1,727.7</text:p>
          </table:table-cell>
          <table:table-cell table:style-name="ce33" office:value-type="float" office:value="9.971" calcext:value-type="float">
            <text:p>10.0</text:p>
          </table:table-cell>
          <table:table-cell table:number-columns-repeated="2" table:style-name="ce33" office:value-type="float" office:value="13.547" calcext:value-type="float">
            <text:p>13.5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704.193" calcext:value-type="float">
            <text:p>1,704.2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236.135" calcext:value-type="float">
            <text:p>236.1</text:p>
          </table:table-cell>
          <table:table-cell table:style-name="ce32" office:value-type="float" office:value="8787.01" calcext:value-type="float">
            <text:p>8,787.0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122.242" calcext:value-type="float">
            <text:p>122.2</text:p>
          </table:table-cell>
          <table:table-cell table:style-name="ce32" office:value-type="float" office:value="8900.902" calcext:value-type="float">
            <text:p>8,900.9</text:p>
          </table:table-cell>
          <table:table-cell table:style-name="ce32" office:value-type="float" office:value="9428.806" calcext:value-type="float">
            <text:p>9,428.8</text:p>
          </table:table-cell>
          <table:table-cell table:style-name="ce46" office:value-type="float" office:value="54.394" calcext:value-type="float">
            <text:p>54.4</text:p>
          </table:table-cell>
          <table:table-cell table:style-name="ce78" office:value-type="float" office:value="6897.923" calcext:value-type="float">
            <text:p>6,897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4.377" calcext:value-type="float">
            <text:p>34.4</text:p>
          </table:table-cell>
          <table:table-cell table:style-name="ce32" office:value-type="float" office:value="6863.546" calcext:value-type="float">
            <text:p>6,863.5</text:p>
          </table:table-cell>
          <table:table-cell table:style-name="ce32" office:value-type="float" office:value="9483.363" calcext:value-type="float">
            <text:p>9,483.4</text:p>
          </table:table-cell>
          <table:table-cell table:style-name="ce32" office:value-type="float" office:value="2003.143" calcext:value-type="float">
            <text:p>2,003.1</text:p>
          </table:table-cell>
          <table:table-cell table:style-name="ce32" office:value-type="float" office:value="356.416" calcext:value-type="float">
            <text:p>356.4</text:p>
          </table:table-cell>
          <table:table-cell table:style-name="ce32" office:value-type="float" office:value="1646.727" calcext:value-type="float">
            <text:p>1,646.7</text:p>
          </table:table-cell>
          <table:table-cell table:style-name="ce32" office:value-type="float" office:value="696.591" calcext:value-type="float">
            <text:p>696.6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07.77" calcext:value-type="float">
            <text:p>307.8</text:p>
          </table:table-cell>
          <table:table-cell table:style-name="ce32" office:value-type="float" office:value="642.366" calcext:value-type="float">
            <text:p>642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350.66" calcext:value-type="float">
            <text:p>350.7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07.728" calcext:value-type="float">
            <text:p>107.7</text:p>
          </table:table-cell>
          <table:table-cell table:style-name="ce33" office:value-type="float" office:value="242.932" calcext:value-type="float">
            <text:p>242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2.265" calcext:value-type="float">
            <text:p>-2.3</text:p>
          </table:table-cell>
          <table:table-cell table:style-name="ce79" office:value-type="float" office:value="1.783" calcext:value-type="float">
            <text:p>1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783" calcext:value-type="float">
            <text:p>1.8</text:p>
          </table:table-cell>
          <table:table-cell table:style-name="ce33" office:value-type="float" office:value="1144.52" calcext:value-type="float">
            <text:p>1,144.5</text:p>
          </table:table-cell>
          <table:table-cell table:style-name="ce33" office:value-type="float" office:value="1387.934" calcext:value-type="float">
            <text:p>1,387.9</text:p>
          </table:table-cell>
          <table:table-cell table:style-name="ce33" office:value-type="float" office:value="2.498" calcext:value-type="float">
            <text:p>2.5</text:p>
          </table:table-cell>
          <table:table-cell table:style-name="ce33" office:value-type="float" office:value="1385.436" calcext:value-type="float">
            <text:p>1,385.4</text:p>
          </table:table-cell>
          <table:table-cell table:style-name="ce33" office:value-type="float" office:value="318.696" calcext:value-type="float">
            <text:p>318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52.511" calcext:value-type="float">
            <text:p>252.5</text:p>
          </table:table-cell>
          <table:table-cell table:style-name="ce33" office:value-type="float" office:value="814.229" calcext:value-type="float">
            <text:p>814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1598.853" calcext:value-type="float">
            <text:p>11,598.9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5.601" calcext:value-type="float">
            <text:p>65.6</text:p>
          </table:table-cell>
          <table:table-cell table:style-name="ce33" office:value-type="float" office:value="11533.251" calcext:value-type="float">
            <text:p>11,533.3</text:p>
          </table:table-cell>
          <table:table-cell table:style-name="ce33" office:value-type="float" office:value="12446.023" calcext:value-type="float">
            <text:p>12,446.0</text:p>
          </table:table-cell>
          <table:table-cell table:style-name="ce47" office:value-type="float" office:value="73.813" calcext:value-type="float">
            <text:p>73.8</text:p>
          </table:table-cell>
          <table:table-cell table:style-name="ce79" office:value-type="float" office:value="9103.673" calcext:value-type="float">
            <text:p>9,103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5.377" calcext:value-type="float">
            <text:p>45.4</text:p>
          </table:table-cell>
          <table:table-cell table:style-name="ce33" office:value-type="float" office:value="9058.296" calcext:value-type="float">
            <text:p>9,058.3</text:p>
          </table:table-cell>
          <table:table-cell table:style-name="ce33" office:value-type="float" office:value="11500.688" calcext:value-type="float">
            <text:p>11,500.7</text:p>
          </table:table-cell>
          <table:table-cell table:style-name="ce33" office:value-type="float" office:value="1410.429" calcext:value-type="float">
            <text:p>1,410.4</text:p>
          </table:table-cell>
          <table:table-cell table:style-name="ce33" office:value-type="float" office:value="468.249" calcext:value-type="float">
            <text:p>468.2</text:p>
          </table:table-cell>
          <table:table-cell table:style-name="ce33" office:value-type="float" office:value="942.18" calcext:value-type="float">
            <text:p>942.2</text:p>
          </table:table-cell>
          <table:table-cell table:style-name="ce33" office:value-type="float" office:value="636.215" calcext:value-type="float">
            <text:p>636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81.802" calcext:value-type="float">
            <text:p>181.8</text:p>
          </table:table-cell>
          <table:table-cell table:style-name="ce33" office:value-type="float" office:value="124.164" calcext:value-type="float">
            <text:p>124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637.975" calcext:value-type="float">
            <text:p>1,638.0</text:p>
          </table:table-cell>
          <table:table-cell table:style-name="ce32" office:value-type="float" office:value="0.055" calcext:value-type="float">
            <text:p>0.1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057" calcext:value-type="float">
            <text:p>3.1</text:p>
          </table:table-cell>
          <table:table-cell table:style-name="ce32" office:value-type="float" office:value="1634.972" calcext:value-type="float">
            <text:p>1,635.0</text:p>
          </table:table-cell>
          <table:table-cell table:style-name="ce32" office:value-type="float" office:value="26.2" calcext:value-type="float">
            <text:p>26.2</text:p>
          </table:table-cell>
          <table:table-cell table:style-name="ce46" office:value-type="float" office:value="0.177" calcext:value-type="float">
            <text:p>0.2</text:p>
          </table:table-cell>
          <table:table-cell table:style-name="ce78" office:value-type="float" office:value="1144.071" calcext:value-type="float">
            <text:p>1,144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144.071" calcext:value-type="float">
            <text:p>1,144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64.525" calcext:value-type="float">
            <text:p>464.5</text:p>
          </table:table-cell>
          <table:table-cell table:style-name="ce32" office:value-type="float" office:value="0.051" calcext:value-type="float">
            <text:p>0.1</text:p>
          </table:table-cell>
          <table:table-cell table:number-columns-repeated="2" table:style-name="ce32" office:value-type="float" office:value="464.474" calcext:value-type="float">
            <text:p>464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1571.129" calcext:value-type="float">
            <text:p>41,571.1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41571.129" calcext:value-type="float">
            <text:p>41,571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1571.129" calcext:value-type="float">
            <text:p>41,571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1571.129" calcext:value-type="float">
            <text:p>41,571.1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3748.288" calcext:value-type="float">
            <text:p>3,748.3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3748.288" calcext:value-type="float">
            <text:p>3,748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7053.393" calcext:value-type="float">
            <text:p>7,053.4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7053.393" calcext:value-type="float">
            <text:p>7,053.4</text:p>
          </table:table-cell>
          <table:table-cell table:style-name="ce32" office:value-type="float" office:value="3305.104" calcext:value-type="float">
            <text:p>3,305.1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9.113" calcext:value-type="float">
            <text:p>9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9.113" calcext:value-type="float">
            <text:p>9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9.113" calcext:value-type="float">
            <text:p>9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9.113" calcext:value-type="float">
            <text:p>9.1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786.635" calcext:value-type="float">
            <text:p>786.6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786.635" calcext:value-type="float">
            <text:p>786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786.635" calcext:value-type="float">
            <text:p>786.6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786.635" calcext:value-type="float">
            <text:p>786.6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9322.183" calcext:value-type="float">
            <text:p>9,322.2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30037.159" calcext:value-type="float">
            <text:p>230,037.2</text:p>
          </table:table-cell>
          <table:table-cell table:style-name="ce32" office:value-type="float" office:value="220714.976" calcext:value-type="float">
            <text:p>220,715.0</text:p>
          </table:table-cell>
          <table:table-cell table:style-name="ce32" office:value-type="float" office:value="19032.906" calcext:value-type="float">
            <text:p>19,032.9</text:p>
          </table:table-cell>
          <table:table-cell table:style-name="ce32" office:value-type="float" office:value="201682.07" calcext:value-type="float">
            <text:p>201,682.1</text:p>
          </table:table-cell>
          <table:table-cell table:style-name="ce32" office:value-type="float" office:value="110731.693" calcext:value-type="float">
            <text:p>110,731.7</text:p>
          </table:table-cell>
          <table:table-cell table:style-name="ce32" office:value-type="float" office:value="1148.382" calcext:value-type="float">
            <text:p>1,148.4</text:p>
          </table:table-cell>
          <table:table-cell table:style-name="ce32" office:value-type="float" office:value="2581.999" calcext:value-type="float">
            <text:p>2,582.0</text:p>
          </table:table-cell>
          <table:table-cell table:style-name="ce32" office:value-type="float" office:value="44152.6" calcext:value-type="float">
            <text:p>44,152.6</text:p>
          </table:table-cell>
          <table:table-cell table:style-name="ce32" office:value-type="float" office:value="43067.395" calcext:value-type="float">
            <text:p>43,067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13.182" calcext:value-type="float">
            <text:p>113.2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13.182" calcext:value-type="float">
            <text:p>113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13.182" calcext:value-type="float">
            <text:p>113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13.182" calcext:value-type="float">
            <text:p>113.2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395" calcext:value-type="float">
            <text:p>3.4</text:p>
          </table:table-cell>
          <table:table-cell table:style-name="ce32" office:value-type="float" office:value="109.787" calcext:value-type="float">
            <text:p>109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2482.645" calcext:value-type="float">
            <text:p>22,482.6</text:p>
          </table:table-cell>
          <table:table-cell table:style-name="ce34" office:value-type="float" office:value="5686.015" calcext:value-type="float">
            <text:p>5,686.0</text:p>
          </table:table-cell>
          <table:table-cell table:number-columns-repeated="2" table:style-name="ce34" office:value-type="float" office:value="16796.63" calcext:value-type="float">
            <text:p>16,796.6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98'.$A$1:.$AA$46" table:range-usable-as="print-range"/>
        </table:named-expressions>
      </table:table>
      <table:table table:name="99" table:style-name="ta6" table:print-ranges="'99'.A1:'99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6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99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10" calcext:value-type="float">
            <text:p>2010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2236.247" calcext:value-type="float">
            <text:p>42,236.2</text:p>
          </table:table-cell>
          <table:table-cell table:style-name="ce32" office:value-type="float" office:value="92.299" calcext:value-type="float">
            <text:p>92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-162.643" calcext:value-type="float">
            <text:p>-162.6</text:p>
          </table:table-cell>
          <table:table-cell table:style-name="ce32" office:value-type="float" office:value="42306.591" calcext:value-type="float">
            <text:p>42,306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899.325" calcext:value-type="float">
            <text:p>899.3</text:p>
          </table:table-cell>
          <table:table-cell table:style-name="ce78" office:value-type="float" office:value="40503.128" calcext:value-type="float">
            <text:p>40,503.1</text:p>
          </table:table-cell>
          <table:table-cell table:style-name="ce32" office:value-type="float" office:value="9718.014" calcext:value-type="float">
            <text:p>9,718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0785.114" calcext:value-type="float">
            <text:p>30,785.1</text:p>
          </table:table-cell>
          <table:table-cell table:style-name="ce32" office:value-type="float" office:value="7052.692" calcext:value-type="float">
            <text:p>7,052.7</text:p>
          </table:table-cell>
          <table:table-cell table:style-name="ce32" office:value-type="float" office:value="7956.83" calcext:value-type="float">
            <text:p>7,956.8</text:p>
          </table:table-cell>
          <table:table-cell table:style-name="ce32" office:value-type="float" office:value="1038.474" calcext:value-type="float">
            <text:p>1,038.5</text:p>
          </table:table-cell>
          <table:table-cell table:number-columns-repeated="2" table:style-name="ce32" office:value-type="float" office:value="6597.349" calcext:value-type="float">
            <text:p>6,597.3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21.007" calcext:value-type="float">
            <text:p>321.0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546.354" calcext:value-type="float">
            <text:p>5,546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17.518" calcext:value-type="float">
            <text:p>-117.5</text:p>
          </table:table-cell>
          <table:table-cell table:style-name="ce33" office:value-type="float" office:value="5663.872" calcext:value-type="float">
            <text:p>5,663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02.268" calcext:value-type="float">
            <text:p>102.3</text:p>
          </table:table-cell>
          <table:table-cell table:style-name="ce79" office:value-type="float" office:value="5561.604" calcext:value-type="float">
            <text:p>5,561.6</text:p>
          </table:table-cell>
          <table:table-cell table:style-name="ce33" office:value-type="float" office:value="5561.604" calcext:value-type="float">
            <text:p>5,561.6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1027.481" calcext:value-type="float">
            <text:p>51,027.5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009.373" calcext:value-type="float">
            <text:p>-1,009.4</text:p>
          </table:table-cell>
          <table:table-cell table:style-name="ce33" office:value-type="float" office:value="52036.854" calcext:value-type="float">
            <text:p>52,036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740.34" calcext:value-type="float">
            <text:p>1,740.3</text:p>
          </table:table-cell>
          <table:table-cell table:style-name="ce79" office:value-type="float" office:value="43250.445" calcext:value-type="float">
            <text:p>43,250.4</text:p>
          </table:table-cell>
          <table:table-cell table:style-name="ce33" office:value-type="float" office:value="2658.79" calcext:value-type="float">
            <text:p>2,658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0591.655" calcext:value-type="float">
            <text:p>40,591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046.069" calcext:value-type="float">
            <text:p>7,046.1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046.069" calcext:value-type="float">
            <text:p>7,046.1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0.981" calcext:value-type="float">
            <text:p>141.0</text:p>
          </table:table-cell>
          <table:table-cell table:style-name="ce33" office:value-type="float" office:value="1.369" calcext:value-type="float">
            <text:p>1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.67" calcext:value-type="float">
            <text:p>-1.7</text:p>
          </table:table-cell>
          <table:table-cell table:style-name="ce33" office:value-type="float" office:value="141.282" calcext:value-type="float">
            <text:p>141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6.549" calcext:value-type="float">
            <text:p>-16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57.831" calcext:value-type="float">
            <text:p>157.8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5.194" calcext:value-type="float">
            <text:p>75.2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82.637" calcext:value-type="float">
            <text:p>82.6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255.983" calcext:value-type="float">
            <text:p>7,256.0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67.176" calcext:value-type="float">
            <text:p>867.2</text:p>
          </table:table-cell>
          <table:table-cell table:style-name="ce33" office:value-type="float" office:value="6388.807" calcext:value-type="float">
            <text:p>6,388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832.724" calcext:value-type="float">
            <text:p>-832.7</text:p>
          </table:table-cell>
          <table:table-cell table:style-name="ce79" office:value-type="float" office:value="7221.531" calcext:value-type="float">
            <text:p>7,221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221.531" calcext:value-type="float">
            <text:p>7,221.5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94.477" calcext:value-type="float">
            <text:p>194.5</text:p>
          </table:table-cell>
          <table:table-cell table:style-name="ce33" office:value-type="float" office:value="117.281" calcext:value-type="float">
            <text:p>117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9.524" calcext:value-type="float">
            <text:p>79.5</text:p>
          </table:table-cell>
          <table:table-cell table:style-name="ce33" office:value-type="float" office:value="-2.328" calcext:value-type="float">
            <text:p>-2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3.625" calcext:value-type="float">
            <text:p>-3.6</text:p>
          </table:table-cell>
          <table:table-cell table:style-name="ce79" office:value-type="float" office:value="4330.821" calcext:value-type="float">
            <text:p>4,330.8</text:p>
          </table:table-cell>
          <table:table-cell table:style-name="ce33" office:value-type="float" office:value="4330.821" calcext:value-type="float">
            <text:p>4,33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348.454" calcext:value-type="float">
            <text:p>5,348.5</text:p>
          </table:table-cell>
          <table:table-cell table:style-name="ce33" office:value-type="float" office:value="1018.93" calcext:value-type="float">
            <text:p>1,018.9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690.024" calcext:value-type="float">
            <text:p>690.0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28.906" calcext:value-type="float">
            <text:p>328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.318" calcext:value-type="float">
            <text:p>0.3</text:p>
          </table:table-cell>
          <table:table-cell table:style-name="ce79" office:value-type="float" office:value="303.648" calcext:value-type="float">
            <text:p>303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03.648" calcext:value-type="float">
            <text:p>303.6</text:p>
          </table:table-cell>
          <table:table-cell table:style-name="ce33" office:value-type="float" office:value="2646.599" calcext:value-type="float">
            <text:p>2,646.6</text:p>
          </table:table-cell>
          <table:table-cell table:style-name="ce33" office:value-type="float" office:value="2342.633" calcext:value-type="float">
            <text:p>2,342.6</text:p>
          </table:table-cell>
          <table:table-cell table:style-name="ce33" office:value-type="float" office:value="546.623" calcext:value-type="float">
            <text:p>546.6</text:p>
          </table:table-cell>
          <table:table-cell table:number-columns-repeated="2" table:style-name="ce33" office:value-type="float" office:value="1796.01" calcext:value-type="float">
            <text:p>1,796.0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251.287" calcext:value-type="float">
            <text:p>251.3</text:p>
          </table:table-cell>
          <table:table-cell table:style-name="ce79" office:value-type="float" office:value="4192.708" calcext:value-type="float">
            <text:p>4,192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192.708" calcext:value-type="float">
            <text:p>4,192.7</text:p>
          </table:table-cell>
          <table:table-cell table:style-name="ce33" office:value-type="float" office:value="16984.444" calcext:value-type="float">
            <text:p>16,984.4</text:p>
          </table:table-cell>
          <table:table-cell table:style-name="ce33" office:value-type="float" office:value="12540.449" calcext:value-type="float">
            <text:p>12,540.4</text:p>
          </table:table-cell>
          <table:table-cell table:style-name="ce33" office:value-type="float" office:value="8461.173" calcext:value-type="float">
            <text:p>8,461.2</text:p>
          </table:table-cell>
          <table:table-cell table:number-columns-repeated="2" table:style-name="ce33" office:value-type="float" office:value="4079.276" calcext:value-type="float">
            <text:p>4,079.3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76.446" calcext:value-type="float">
            <text:p>76.4</text:p>
          </table:table-cell>
          <table:table-cell table:style-name="ce79" office:value-type="float" office:value="344.716" calcext:value-type="float">
            <text:p>344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44.716" calcext:value-type="float">
            <text:p>344.7</text:p>
          </table:table-cell>
          <table:table-cell table:style-name="ce33" office:value-type="float" office:value="921.575" calcext:value-type="float">
            <text:p>921.6</text:p>
          </table:table-cell>
          <table:table-cell table:style-name="ce33" office:value-type="float" office:value="500.413" calcext:value-type="float">
            <text:p>500.4</text:p>
          </table:table-cell>
          <table:table-cell table:style-name="ce33" office:value-type="float" office:value="254.745" calcext:value-type="float">
            <text:p>254.7</text:p>
          </table:table-cell>
          <table:table-cell table:number-columns-repeated="2" table:style-name="ce33" office:value-type="float" office:value="245.668" calcext:value-type="float">
            <text:p>245.7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68.567" calcext:value-type="float">
            <text:p>68.6</text:p>
          </table:table-cell>
          <table:table-cell table:style-name="ce32" office:value-type="float" office:value="71537.973" calcext:value-type="float">
            <text:p>71,538.0</text:p>
          </table:table-cell>
          <table:table-cell table:style-name="ce32" office:value-type="float" office:value="17982.651" calcext:value-type="float">
            <text:p>17,982.7</text:p>
          </table:table-cell>
          <table:table-cell table:style-name="ce32" office:value-type="float" office:value="1978.108" calcext:value-type="float">
            <text:p>1,978.1</text:p>
          </table:table-cell>
          <table:table-cell table:style-name="ce32" office:value-type="float" office:value="2199.044" calcext:value-type="float">
            <text:p>2,199.0</text:p>
          </table:table-cell>
          <table:table-cell table:style-name="ce32" office:value-type="float" office:value="12.02" calcext:value-type="float">
            <text:p>12.0</text:p>
          </table:table-cell>
          <table:table-cell table:style-name="ce32" office:value-type="float" office:value="49434.717" calcext:value-type="float">
            <text:p>49,434.7</text:p>
          </table:table-cell>
          <table:table-cell table:style-name="ce32" office:value-type="float" office:value="7033.828" calcext:value-type="float">
            <text:p>7,033.8</text:p>
          </table:table-cell>
          <table:table-cell table:style-name="ce46" office:value-type="float" office:value="-123.584" calcext:value-type="float">
            <text:p>-123.6</text:p>
          </table:table-cell>
          <table:table-cell table:style-name="ce78" office:value-type="float" office:value="54206.45" calcext:value-type="float">
            <text:p>54,206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1231.053" calcext:value-type="float">
            <text:p>51,231.1</text:p>
          </table:table-cell>
          <table:table-cell table:style-name="ce32" office:value-type="float" office:value="2975.397" calcext:value-type="float">
            <text:p>2,975.4</text:p>
          </table:table-cell>
          <table:table-cell table:style-name="ce32" office:value-type="float" office:value="59303.996" calcext:value-type="float">
            <text:p>59,304.0</text:p>
          </table:table-cell>
          <table:table-cell table:style-name="ce32" office:value-type="float" office:value="47622.018" calcext:value-type="float">
            <text:p>47,622.0</text:p>
          </table:table-cell>
          <table:table-cell table:style-name="ce32" office:value-type="float" office:value="2583.586" calcext:value-type="float">
            <text:p>2,583.6</text:p>
          </table:table-cell>
          <table:table-cell table:style-name="ce32" office:value-type="float" office:value="20555.261" calcext:value-type="float">
            <text:p>20,555.3</text:p>
          </table:table-cell>
          <table:table-cell table:style-name="ce32" office:value-type="float" office:value="4689.271" calcext:value-type="float">
            <text:p>4,689.3</text:p>
          </table:table-cell>
          <table:table-cell table:style-name="ce32" office:value-type="float" office:value="12997.878" calcext:value-type="float">
            <text:p>12,997.9</text:p>
          </table:table-cell>
          <table:table-cell table:style-name="ce32" office:value-type="float" office:value="400.913" calcext:value-type="float">
            <text:p>400.9</text:p>
          </table:table-cell>
          <table:table-cell table:style-name="ce32" office:value-type="float" office:value="1149.39" calcext:value-type="float">
            <text:p>1,149.4</text:p>
          </table:table-cell>
          <table:table-cell table:style-name="ce32" office:value-type="float" office:value="1317.81" calcext:value-type="float">
            <text:p>1,317.8</text:p>
          </table:table-cell>
          <table:table-cell table:style-name="ce32" office:value-type="float" office:value="24483.171" calcext:value-type="float">
            <text:p>24,483.2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14.229" calcext:value-type="float">
            <text:p>14.2</text:p>
          </table:table-cell>
          <table:table-cell table:style-name="ce33" office:value-type="float" office:value="50849.719" calcext:value-type="float">
            <text:p>50,849.7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74.268" calcext:value-type="float">
            <text:p>174.3</text:p>
          </table:table-cell>
          <table:table-cell table:style-name="ce33" office:value-type="float" office:value="50689.68" calcext:value-type="float">
            <text:p>50,689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60.001" calcext:value-type="float">
            <text:p>-160.0</text:p>
          </table:table-cell>
          <table:table-cell table:style-name="ce79" office:value-type="float" office:value="50849.681" calcext:value-type="float">
            <text:p>50,849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0849.681" calcext:value-type="float">
            <text:p>50,849.7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54.338" calcext:value-type="float">
            <text:p>54.3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54.338" calcext:value-type="float">
            <text:p>54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54.338" calcext:value-type="float">
            <text:p>54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4.338" calcext:value-type="float">
            <text:p>54.3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19.381" calcext:value-type="float">
            <text:p>19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9.381" calcext:value-type="float">
            <text:p>19.4</text:p>
          </table:table-cell>
          <table:table-cell table:style-name="ce33" office:value-type="float" office:value="1595.738" calcext:value-type="float">
            <text:p>1,595.7</text:p>
          </table:table-cell>
          <table:table-cell table:style-name="ce33" office:value-type="float" office:value="1576.357" calcext:value-type="float">
            <text:p>1,576.4</text:p>
          </table:table-cell>
          <table:table-cell table:style-name="ce33" office:value-type="float" office:value="1576.089" calcext:value-type="float">
            <text:p>1,576.1</text:p>
          </table:table-cell>
          <table:table-cell table:number-columns-repeated="2" table:style-name="ce33" office:value-type="float" office:value="0.268" calcext:value-type="float">
            <text:p>0.3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30.044" calcext:value-type="float">
            <text:p>1,630.0</text:p>
          </table:table-cell>
          <table:table-cell table:style-name="ce33" office:value-type="float" office:value="167.716" calcext:value-type="float">
            <text:p>167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2.951" calcext:value-type="float">
            <text:p>-33.0</text:p>
          </table:table-cell>
          <table:table-cell table:style-name="ce33" office:value-type="float" office:value="1495.28" calcext:value-type="float">
            <text:p>1,495.3</text:p>
          </table:table-cell>
          <table:table-cell table:style-name="ce33" office:value-type="float" office:value="238.102" calcext:value-type="float">
            <text:p>238.1</text:p>
          </table:table-cell>
          <table:table-cell table:style-name="ce47" office:value-type="float" office:value="7.512" calcext:value-type="float">
            <text:p>7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638.047" calcext:value-type="float">
            <text:p>2,638.0</text:p>
          </table:table-cell>
          <table:table-cell table:style-name="ce33" office:value-type="float" office:value="3887.713" calcext:value-type="float">
            <text:p>3,887.7</text:p>
          </table:table-cell>
          <table:table-cell table:style-name="ce33" office:value-type="float" office:value="76.365" calcext:value-type="float">
            <text:p>76.4</text:p>
          </table:table-cell>
          <table:table-cell table:style-name="ce33" office:value-type="float" office:value="2737.58" calcext:value-type="float">
            <text:p>2,737.6</text:p>
          </table:table-cell>
          <table:table-cell table:style-name="ce33" office:value-type="float" office:value="690.438" calcext:value-type="float">
            <text:p>690.4</text:p>
          </table:table-cell>
          <table:table-cell table:style-name="ce33" office:value-type="float" office:value="133.145" calcext:value-type="float">
            <text:p>133.1</text:p>
          </table:table-cell>
          <table:table-cell table:style-name="ce33" office:value-type="float" office:value="0.051" calcext:value-type="float">
            <text:p>0.1</text:p>
          </table:table-cell>
          <table:table-cell table:style-name="ce33" office:value-type="float" office:value="126.412" calcext:value-type="float">
            <text:p>126.4</text:p>
          </table:table-cell>
          <table:table-cell table:style-name="ce33" office:value-type="float" office:value="1787.534" calcext:value-type="float">
            <text:p>1,787.5</text:p>
          </table:table-cell>
          <table:table-cell table:style-name="ce33" office:value-type="float" office:value="1073.767" calcext:value-type="float">
            <text:p>1,073.8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687.247" calcext:value-type="float">
            <text:p>16,687.2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76.713" calcext:value-type="float">
            <text:p>176.7</text:p>
          </table:table-cell>
          <table:table-cell table:style-name="ce33" office:value-type="float" office:value="16510.534" calcext:value-type="float">
            <text:p>16,510.5</text:p>
          </table:table-cell>
          <table:table-cell table:style-name="ce33" office:value-type="float" office:value="4705.636" calcext:value-type="float">
            <text:p>4,705.6</text:p>
          </table:table-cell>
          <table:table-cell table:style-name="ce47" office:value-type="float" office:value="-0.004" calcext:value-type="float">
            <text:p>-0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947.156" calcext:value-type="float">
            <text:p>10,947.2</text:p>
          </table:table-cell>
          <table:table-cell table:style-name="ce33" office:value-type="float" office:value="22752.058" calcext:value-type="float">
            <text:p>22,752.1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2752.058" calcext:value-type="float">
            <text:p>22,752.1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946.987" calcext:value-type="float">
            <text:p>4,947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88.486" calcext:value-type="float">
            <text:p>88.5</text:p>
          </table:table-cell>
          <table:table-cell table:style-name="ce33" office:value-type="float" office:value="-5035.473" calcext:value-type="float">
            <text:p>-5,035.5</text:p>
          </table:table-cell>
          <table:table-cell table:style-name="ce33" office:value-type="float" office:value="98.846" calcext:value-type="float">
            <text:p>98.8</text:p>
          </table:table-cell>
          <table:table-cell table:style-name="ce47" office:value-type="float" office:value="-48.953" calcext:value-type="float">
            <text:p>-49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4869.913" calcext:value-type="float">
            <text:p>14,869.9</text:p>
          </table:table-cell>
          <table:table-cell table:style-name="ce33" office:value-type="float" office:value="9784.547" calcext:value-type="float">
            <text:p>9,784.5</text:p>
          </table:table-cell>
          <table:table-cell table:style-name="ce33" office:value-type="float" office:value="4.915" calcext:value-type="float">
            <text:p>4.9</text:p>
          </table:table-cell>
          <table:table-cell table:style-name="ce33" office:value-type="float" office:value="9779.632" calcext:value-type="float">
            <text:p>9,779.6</text:p>
          </table:table-cell>
          <table:table-cell table:style-name="ce33" office:value-type="float" office:value="8.473" calcext:value-type="float">
            <text:p>8.5</text:p>
          </table:table-cell>
          <table:table-cell table:style-name="ce33" office:value-type="float" office:value="9713.276" calcext:value-type="float">
            <text:p>9,713.3</text:p>
          </table:table-cell>
          <table:table-cell table:style-name="ce33" office:value-type="float" office:value="9.009" calcext:value-type="float">
            <text:p>9.0</text:p>
          </table:table-cell>
          <table:table-cell table:style-name="ce33" office:value-type="float" office:value="48.874" calcext:value-type="float">
            <text:p>48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927.352" calcext:value-type="float">
            <text:p>1,927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473.925" calcext:value-type="float">
            <text:p>2,473.9</text:p>
          </table:table-cell>
          <table:table-cell table:style-name="ce33" office:value-type="float" office:value="12.135" calcext:value-type="float">
            <text:p>12.1</text:p>
          </table:table-cell>
          <table:table-cell table:style-name="ce33" office:value-type="float" office:value="-4413.412" calcext:value-type="float">
            <text:p>-4,413.4</text:p>
          </table:table-cell>
          <table:table-cell table:style-name="ce33" office:value-type="float" office:value="104.017" calcext:value-type="float">
            <text:p>104.0</text:p>
          </table:table-cell>
          <table:table-cell table:style-name="ce47" office:value-type="float" office:value="-7.462" calcext:value-type="float">
            <text:p>-7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782.762" calcext:value-type="float">
            <text:p>4,782.8</text:p>
          </table:table-cell>
          <table:table-cell table:style-name="ce33" office:value-type="float" office:value="272.795" calcext:value-type="float">
            <text:p>272.8</text:p>
          </table:table-cell>
          <table:table-cell table:style-name="ce33" office:value-type="float" office:value="0.006" calcext:value-type="float">
            <text:p>0.0</text:p>
          </table:table-cell>
          <table:table-cell table:style-name="ce33" office:value-type="float" office:value="272.789" calcext:value-type="float">
            <text:p>272.8</text:p>
          </table:table-cell>
          <table:table-cell table:style-name="ce33" office:value-type="float" office:value="1.564" calcext:value-type="float">
            <text:p>1.6</text:p>
          </table:table-cell>
          <table:table-cell table:style-name="ce33" office:value-type="float" office:value="96.404" calcext:value-type="float">
            <text:p>96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4.821" calcext:value-type="float">
            <text:p>174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0.371" calcext:value-type="float">
            <text:p>-0.4</text:p>
          </table:table-cell>
          <table:table-cell table:style-name="ce33" office:value-type="float" office:value="0.371" calcext:value-type="float">
            <text:p>0.4</text:p>
          </table:table-cell>
          <table:table-cell table:style-name="ce33" office:value-type="float" office:value="3.15" calcext:value-type="float">
            <text:p>3.2</text:p>
          </table:table-cell>
          <table:table-cell table:style-name="ce47" office:value-type="float" office:value="-10.471" calcext:value-type="float">
            <text:p>-10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7.692" calcext:value-type="float">
            <text:p>7.7</text:p>
          </table:table-cell>
          <table:table-cell table:style-name="ce33" office:value-type="float" office:value="0.003" calcext:value-type="float">
            <text:p>0.0</text:p>
          </table:table-cell>
          <table:table-cell table:style-name="ce33" office:value-type="float" office:value="7.689" calcext:value-type="float">
            <text:p>7.7</text:p>
          </table:table-cell>
          <table:table-cell table:style-name="ce33" office:value-type="float" office:value="0.014" calcext:value-type="float">
            <text:p>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2" calcext:value-type="float">
            <text:p>0.0</text:p>
          </table:table-cell>
          <table:table-cell table:style-name="ce33" office:value-type="float" office:value="7.673" calcext:value-type="float">
            <text:p>7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0283.807" calcext:value-type="float">
            <text:p>10,283.8</text:p>
          </table:table-cell>
          <table:table-cell table:style-name="ce33" office:value-type="float" office:value="177.326" calcext:value-type="float">
            <text:p>177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37.229" calcext:value-type="float">
            <text:p>-137.2</text:p>
          </table:table-cell>
          <table:table-cell table:style-name="ce33" office:value-type="float" office:value="-10323.904" calcext:value-type="float">
            <text:p>-10,323.9</text:p>
          </table:table-cell>
          <table:table-cell table:style-name="ce33" office:value-type="float" office:value="262.735" calcext:value-type="float">
            <text:p>262.7</text:p>
          </table:table-cell>
          <table:table-cell table:style-name="ce47" office:value-type="float" office:value="-113.233" calcext:value-type="float">
            <text:p>-113.2</text:p>
          </table:table-cell>
          <table:table-cell table:style-name="ce79" office:value-type="float" office:value="68.177" calcext:value-type="float">
            <text:p>68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8.177" calcext:value-type="float">
            <text:p>68.2</text:p>
          </table:table-cell>
          <table:table-cell table:style-name="ce33" office:value-type="float" office:value="16027.682" calcext:value-type="float">
            <text:p>16,027.7</text:p>
          </table:table-cell>
          <table:table-cell table:style-name="ce33" office:value-type="float" office:value="5486.098" calcext:value-type="float">
            <text:p>5,486.1</text:p>
          </table:table-cell>
          <table:table-cell table:style-name="ce33" office:value-type="float" office:value="34.655" calcext:value-type="float">
            <text:p>34.7</text:p>
          </table:table-cell>
          <table:table-cell table:style-name="ce33" office:value-type="float" office:value="5451.443" calcext:value-type="float">
            <text:p>5,451.4</text:p>
          </table:table-cell>
          <table:table-cell table:style-name="ce33" office:value-type="float" office:value="153.673" calcext:value-type="float">
            <text:p>153.7</text:p>
          </table:table-cell>
          <table:table-cell table:style-name="ce33" office:value-type="float" office:value="4498.623" calcext:value-type="float">
            <text:p>4,498.6</text:p>
          </table:table-cell>
          <table:table-cell table:style-name="ce33" office:value-type="float" office:value="396.433" calcext:value-type="float">
            <text:p>396.4</text:p>
          </table:table-cell>
          <table:table-cell table:style-name="ce33" office:value-type="float" office:value="402.714" calcext:value-type="float">
            <text:p>402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396.75" calcext:value-type="float">
            <text:p>2,396.8</text:p>
          </table:table-cell>
          <table:table-cell table:style-name="ce33" office:value-type="float" office:value="759.828" calcext:value-type="float">
            <text:p>759.8</text:p>
          </table:table-cell>
          <table:table-cell table:style-name="ce33" office:value-type="float" office:value="1697.676" calcext:value-type="float">
            <text:p>1,697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6.985" calcext:value-type="float">
            <text:p>57.0</text:p>
          </table:table-cell>
          <table:table-cell table:style-name="ce33" office:value-type="float" office:value="-117.739" calcext:value-type="float">
            <text:p>-117.7</text:p>
          </table:table-cell>
          <table:table-cell table:style-name="ce33" office:value-type="float" office:value="1843.325" calcext:value-type="float">
            <text:p>1,843.3</text:p>
          </table:table-cell>
          <table:table-cell table:style-name="ce47" office:value-type="float" office:value="183.295" calcext:value-type="float">
            <text:p>183.3</text:p>
          </table:table-cell>
          <table:table-cell table:style-name="ce79" office:value-type="float" office:value="2196.417" calcext:value-type="float">
            <text:p>2,196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196.417" calcext:value-type="float">
            <text:p>2,196.4</text:p>
          </table:table-cell>
          <table:table-cell table:style-name="ce33" office:value-type="float" office:value="9169.838" calcext:value-type="float">
            <text:p>9,169.8</text:p>
          </table:table-cell>
          <table:table-cell table:style-name="ce33" office:value-type="float" office:value="4829.063" calcext:value-type="float">
            <text:p>4,829.1</text:p>
          </table:table-cell>
          <table:table-cell table:style-name="ce33" office:value-type="float" office:value="414.61" calcext:value-type="float">
            <text:p>414.6</text:p>
          </table:table-cell>
          <table:table-cell table:style-name="ce33" office:value-type="float" office:value="4414.452" calcext:value-type="float">
            <text:p>4,414.5</text:p>
          </table:table-cell>
          <table:table-cell table:style-name="ce33" office:value-type="float" office:value="3762.392" calcext:value-type="float">
            <text:p>3,762.4</text:p>
          </table:table-cell>
          <table:table-cell table:style-name="ce33" office:value-type="float" office:value="184.819" calcext:value-type="float">
            <text:p>184.8</text:p>
          </table:table-cell>
          <table:table-cell table:style-name="ce33" office:value-type="float" office:value="21.62" calcext:value-type="float">
            <text:p>21.6</text:p>
          </table:table-cell>
          <table:table-cell table:style-name="ce33" office:value-type="float" office:value="445.621" calcext:value-type="float">
            <text:p>445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3.616" calcext:value-type="float">
            <text:p>283.6</text:p>
          </table:table-cell>
          <table:table-cell table:style-name="ce33" office:value-type="float" office:value="593.384" calcext:value-type="float">
            <text:p>593.4</text:p>
          </table:table-cell>
          <table:table-cell table:style-name="ce33" office:value-type="float" office:value="0.135" calcext:value-type="float">
            <text:p>0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377" calcext:value-type="float">
            <text:p>0.4</text:p>
          </table:table-cell>
          <table:table-cell table:style-name="ce33" office:value-type="float" office:value="-310.28" calcext:value-type="float">
            <text:p>-310.3</text:p>
          </table:table-cell>
          <table:table-cell table:style-name="ce33" office:value-type="float" office:value="26.883" calcext:value-type="float">
            <text:p>26.9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730.842" calcext:value-type="float">
            <text:p>730.8</text:p>
          </table:table-cell>
          <table:table-cell table:style-name="ce33" office:value-type="float" office:value="393.679" calcext:value-type="float">
            <text:p>393.7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393.679" calcext:value-type="float">
            <text:p>393.7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5.311" calcext:value-type="float">
            <text:p>15.3</text:p>
          </table:table-cell>
          <table:table-cell table:style-name="ce33" office:value-type="float" office:value="341.348" calcext:value-type="float">
            <text:p>341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3.047" calcext:value-type="float">
            <text:p>-13.0</text:p>
          </table:table-cell>
          <table:table-cell table:style-name="ce33" office:value-type="float" office:value="-312.99" calcext:value-type="float">
            <text:p>-313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721.901" calcext:value-type="float">
            <text:p>721.9</text:p>
          </table:table-cell>
          <table:table-cell table:style-name="ce33" office:value-type="float" office:value="408.911" calcext:value-type="float">
            <text:p>408.9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08.911" calcext:value-type="float">
            <text:p>408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510.528" calcext:value-type="float">
            <text:p>1,510.5</text:p>
          </table:table-cell>
          <table:table-cell table:style-name="ce33" office:value-type="float" office:value="74.586" calcext:value-type="float">
            <text:p>74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.662" calcext:value-type="float">
            <text:p>-3.7</text:p>
          </table:table-cell>
          <table:table-cell table:style-name="ce33" office:value-type="float" office:value="1439.604" calcext:value-type="float">
            <text:p>1,439.6</text:p>
          </table:table-cell>
          <table:table-cell table:style-name="ce33" office:value-type="float" office:value="1.227" calcext:value-type="float">
            <text:p>1.2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6.716" calcext:value-type="float">
            <text:p>106.7</text:p>
          </table:table-cell>
          <table:table-cell table:style-name="ce33" office:value-type="float" office:value="1545.093" calcext:value-type="float">
            <text:p>1,545.1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545.093" calcext:value-type="float">
            <text:p>1,545.1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8.568" calcext:value-type="float">
            <text:p>48.6</text:p>
          </table:table-cell>
          <table:table-cell table:style-name="ce33" office:value-type="float" office:value="264.382" calcext:value-type="float">
            <text:p>264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75.102" calcext:value-type="float">
            <text:p>-75.1</text:p>
          </table:table-cell>
          <table:table-cell table:style-name="ce33" office:value-type="float" office:value="-140.712" calcext:value-type="float">
            <text:p>-140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601.733" calcext:value-type="float">
            <text:p>601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01.733" calcext:value-type="float">
            <text:p>601.7</text:p>
          </table:table-cell>
          <table:table-cell table:style-name="ce33" office:value-type="float" office:value="1303.752" calcext:value-type="float">
            <text:p>1,303.8</text:p>
          </table:table-cell>
          <table:table-cell table:style-name="ce33" office:value-type="float" office:value="561.307" calcext:value-type="float">
            <text:p>561.3</text:p>
          </table:table-cell>
          <table:table-cell table:style-name="ce33" office:value-type="float" office:value="514.28" calcext:value-type="float">
            <text:p>514.3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47.027" calcext:value-type="float">
            <text:p>47.0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10.906" calcext:value-type="float">
            <text:p>710.9</text:p>
          </table:table-cell>
          <table:table-cell table:style-name="ce33" office:value-type="float" office:value="127.829" calcext:value-type="float">
            <text:p>127.8</text:p>
          </table:table-cell>
          <table:table-cell table:style-name="ce33" office:value-type="float" office:value="1.605" calcext:value-type="float">
            <text:p>1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225.037" calcext:value-type="float">
            <text:p>-225.0</text:p>
          </table:table-cell>
          <table:table-cell table:style-name="ce33" office:value-type="float" office:value="806.509" calcext:value-type="float">
            <text:p>806.5</text:p>
          </table:table-cell>
          <table:table-cell table:style-name="ce33" office:value-type="float" office:value="357.736" calcext:value-type="float">
            <text:p>357.7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328.496" calcext:value-type="float">
            <text:p>328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27.034" calcext:value-type="float">
            <text:p>327.0</text:p>
          </table:table-cell>
          <table:table-cell table:style-name="ce33" office:value-type="float" office:value="1.462" calcext:value-type="float">
            <text:p>1.5</text:p>
          </table:table-cell>
          <table:table-cell table:style-name="ce33" office:value-type="float" office:value="1529.294" calcext:value-type="float">
            <text:p>1,529.3</text:p>
          </table:table-cell>
          <table:table-cell table:style-name="ce33" office:value-type="float" office:value="1649.571" calcext:value-type="float">
            <text:p>1,649.6</text:p>
          </table:table-cell>
          <table:table-cell table:style-name="ce33" office:value-type="float" office:value="3.769" calcext:value-type="float">
            <text:p>3.8</text:p>
          </table:table-cell>
          <table:table-cell table:number-columns-repeated="2" table:style-name="ce33" office:value-type="float" office:value="14.722" calcext:value-type="float">
            <text:p>14.7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631.08" calcext:value-type="float">
            <text:p>1,631.1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199.461" calcext:value-type="float">
            <text:p>199.5</text:p>
          </table:table-cell>
          <table:table-cell table:style-name="ce32" office:value-type="float" office:value="11004.414" calcext:value-type="float">
            <text:p>11,004.4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45.845" calcext:value-type="float">
            <text:p>45.8</text:p>
          </table:table-cell>
          <table:table-cell table:style-name="ce32" office:value-type="float" office:value="11158.03" calcext:value-type="float">
            <text:p>11,158.0</text:p>
          </table:table-cell>
          <table:table-cell table:style-name="ce32" office:value-type="float" office:value="11732.359" calcext:value-type="float">
            <text:p>11,732.4</text:p>
          </table:table-cell>
          <table:table-cell table:style-name="ce46" office:value-type="float" office:value="-90.573" calcext:value-type="float">
            <text:p>-90.6</text:p>
          </table:table-cell>
          <table:table-cell table:style-name="ce78" office:value-type="float" office:value="8837.095" calcext:value-type="float">
            <text:p>8,837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8.137" calcext:value-type="float">
            <text:p>18.1</text:p>
          </table:table-cell>
          <table:table-cell table:style-name="ce32" office:value-type="float" office:value="8818.958" calcext:value-type="float">
            <text:p>8,819.0</text:p>
          </table:table-cell>
          <table:table-cell table:style-name="ce32" office:value-type="float" office:value="11613.014" calcext:value-type="float">
            <text:p>11,613.0</text:p>
          </table:table-cell>
          <table:table-cell table:style-name="ce32" office:value-type="float" office:value="2292.163" calcext:value-type="float">
            <text:p>2,292.2</text:p>
          </table:table-cell>
          <table:table-cell table:style-name="ce32" office:value-type="float" office:value="447.827" calcext:value-type="float">
            <text:p>447.8</text:p>
          </table:table-cell>
          <table:table-cell table:style-name="ce32" office:value-type="float" office:value="1844.336" calcext:value-type="float">
            <text:p>1,844.3</text:p>
          </table:table-cell>
          <table:table-cell table:style-name="ce32" office:value-type="float" office:value="865.969" calcext:value-type="float">
            <text:p>866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60.498" calcext:value-type="float">
            <text:p>360.5</text:p>
          </table:table-cell>
          <table:table-cell table:style-name="ce32" office:value-type="float" office:value="617.87" calcext:value-type="float">
            <text:p>617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296.2" calcext:value-type="float">
            <text:p>296.2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4.45" calcext:value-type="float">
            <text:p>44.5</text:p>
          </table:table-cell>
          <table:table-cell table:style-name="ce33" office:value-type="float" office:value="251.75" calcext:value-type="float">
            <text:p>251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0.249" calcext:value-type="float">
            <text:p>-0.2</text:p>
          </table:table-cell>
          <table:table-cell table:style-name="ce79" office:value-type="float" office:value="1.657" calcext:value-type="float">
            <text:p>1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657" calcext:value-type="float">
            <text:p>1.7</text:p>
          </table:table-cell>
          <table:table-cell table:style-name="ce33" office:value-type="float" office:value="1190.395" calcext:value-type="float">
            <text:p>1,190.4</text:p>
          </table:table-cell>
          <table:table-cell table:style-name="ce33" office:value-type="float" office:value="1440.736" calcext:value-type="float">
            <text:p>1,440.7</text:p>
          </table:table-cell>
          <table:table-cell table:style-name="ce33" office:value-type="float" office:value="2.362" calcext:value-type="float">
            <text:p>2.4</text:p>
          </table:table-cell>
          <table:table-cell table:style-name="ce33" office:value-type="float" office:value="1438.374" calcext:value-type="float">
            <text:p>1,438.4</text:p>
          </table:table-cell>
          <table:table-cell table:style-name="ce33" office:value-type="float" office:value="338.323" calcext:value-type="float">
            <text:p>338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80.767" calcext:value-type="float">
            <text:p>280.8</text:p>
          </table:table-cell>
          <table:table-cell table:style-name="ce33" office:value-type="float" office:value="819.285" calcext:value-type="float">
            <text:p>819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525.826" calcext:value-type="float">
            <text:p>14,525.8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1.004" calcext:value-type="float">
            <text:p>21.0</text:p>
          </table:table-cell>
          <table:table-cell table:style-name="ce33" office:value-type="float" office:value="14504.822" calcext:value-type="float">
            <text:p>14,504.8</text:p>
          </table:table-cell>
          <table:table-cell table:style-name="ce33" office:value-type="float" office:value="15486.714" calcext:value-type="float">
            <text:p>15,486.7</text:p>
          </table:table-cell>
          <table:table-cell table:style-name="ce47" office:value-type="float" office:value="-119.335" calcext:value-type="float">
            <text:p>-119.3</text:p>
          </table:table-cell>
          <table:table-cell table:style-name="ce79" office:value-type="float" office:value="11663.492" calcext:value-type="float">
            <text:p>11,663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3.941" calcext:value-type="float">
            <text:p>23.9</text:p>
          </table:table-cell>
          <table:table-cell table:style-name="ce33" office:value-type="float" office:value="11639.551" calcext:value-type="float">
            <text:p>11,639.6</text:p>
          </table:table-cell>
          <table:table-cell table:style-name="ce33" office:value-type="float" office:value="14271.049" calcext:value-type="float">
            <text:p>14,271.0</text:p>
          </table:table-cell>
          <table:table-cell table:style-name="ce33" office:value-type="float" office:value="1745.001" calcext:value-type="float">
            <text:p>1,745.0</text:p>
          </table:table-cell>
          <table:table-cell table:style-name="ce33" office:value-type="float" office:value="589.032" calcext:value-type="float">
            <text:p>589.0</text:p>
          </table:table-cell>
          <table:table-cell table:style-name="ce33" office:value-type="float" office:value="1155.969" calcext:value-type="float">
            <text:p>1,156.0</text:p>
          </table:table-cell>
          <table:table-cell table:style-name="ce33" office:value-type="float" office:value="842.347" calcext:value-type="float">
            <text:p>842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26.286" calcext:value-type="float">
            <text:p>226.3</text:p>
          </table:table-cell>
          <table:table-cell table:style-name="ce33" office:value-type="float" office:value="87.336" calcext:value-type="float">
            <text:p>87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706.76" calcext:value-type="float">
            <text:p>1,706.8</text:p>
          </table:table-cell>
          <table:table-cell table:style-name="ce32" office:value-type="float" office:value="0.126" calcext:value-type="float">
            <text:p>0.1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.7" calcext:value-type="float">
            <text:p>2.7</text:p>
          </table:table-cell>
          <table:table-cell table:style-name="ce32" office:value-type="float" office:value="1704.186" calcext:value-type="float">
            <text:p>1,704.2</text:p>
          </table:table-cell>
          <table:table-cell table:style-name="ce32" office:value-type="float" office:value="38.179" calcext:value-type="float">
            <text:p>38.2</text:p>
          </table:table-cell>
          <table:table-cell table:style-name="ce46" office:value-type="float" office:value="0.14" calcext:value-type="float">
            <text:p>0.1</text:p>
          </table:table-cell>
          <table:table-cell table:style-name="ce78" office:value-type="float" office:value="1152.765" calcext:value-type="float">
            <text:p>1,152.8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152.765" calcext:value-type="float">
            <text:p>1,152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13.102" calcext:value-type="float">
            <text:p>513.1</text:p>
          </table:table-cell>
          <table:table-cell table:style-name="ce32" office:value-type="float" office:value="0.151" calcext:value-type="float">
            <text:p>0.2</text:p>
          </table:table-cell>
          <table:table-cell table:number-columns-repeated="2" table:style-name="ce32" office:value-type="float" office:value="512.951" calcext:value-type="float">
            <text:p>513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1628.689" calcext:value-type="float">
            <text:p>41,628.7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41628.689" calcext:value-type="float">
            <text:p>41,628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1628.689" calcext:value-type="float">
            <text:p>41,628.7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1628.689" calcext:value-type="float">
            <text:p>41,628.7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4194.101" calcext:value-type="float">
            <text:p>4,194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194.101" calcext:value-type="float">
            <text:p>4,194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7255.1" calcext:value-type="float">
            <text:p>7,255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7255.1" calcext:value-type="float">
            <text:p>7,255.1</text:p>
          </table:table-cell>
          <table:table-cell table:style-name="ce32" office:value-type="float" office:value="3060.999" calcext:value-type="float">
            <text:p>3,061.0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21.727" calcext:value-type="float">
            <text:p>21.7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21.727" calcext:value-type="float">
            <text:p>21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21.727" calcext:value-type="float">
            <text:p>21.7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1.727" calcext:value-type="float">
            <text:p>21.7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1026.338" calcext:value-type="float">
            <text:p>1,026.3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026.338" calcext:value-type="float">
            <text:p>1,026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026.338" calcext:value-type="float">
            <text:p>1,026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026.338" calcext:value-type="float">
            <text:p>1,026.3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9651.585" calcext:value-type="float">
            <text:p>9,651.6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47058.867" calcext:value-type="float">
            <text:p>247,058.9</text:p>
          </table:table-cell>
          <table:table-cell table:style-name="ce32" office:value-type="float" office:value="237407.282" calcext:value-type="float">
            <text:p>237,407.3</text:p>
          </table:table-cell>
          <table:table-cell table:style-name="ce32" office:value-type="float" office:value="19024.54" calcext:value-type="float">
            <text:p>19,024.5</text:p>
          </table:table-cell>
          <table:table-cell table:style-name="ce32" office:value-type="float" office:value="218382.742" calcext:value-type="float">
            <text:p>218,382.7</text:p>
          </table:table-cell>
          <table:table-cell table:style-name="ce32" office:value-type="float" office:value="125247.188" calcext:value-type="float">
            <text:p>125,247.2</text:p>
          </table:table-cell>
          <table:table-cell table:style-name="ce32" office:value-type="float" office:value="1194.088" calcext:value-type="float">
            <text:p>1,194.1</text:p>
          </table:table-cell>
          <table:table-cell table:style-name="ce32" office:value-type="float" office:value="2615.544" calcext:value-type="float">
            <text:p>2,615.5</text:p>
          </table:table-cell>
          <table:table-cell table:style-name="ce32" office:value-type="float" office:value="45898.133" calcext:value-type="float">
            <text:p>45,898.1</text:p>
          </table:table-cell>
          <table:table-cell table:style-name="ce32" office:value-type="float" office:value="43427.789" calcext:value-type="float">
            <text:p>43,427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14.308" calcext:value-type="float">
            <text:p>114.3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14.308" calcext:value-type="float">
            <text:p>114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14.308" calcext:value-type="float">
            <text:p>114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14.308" calcext:value-type="float">
            <text:p>114.3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429" calcext:value-type="float">
            <text:p>3.4</text:p>
          </table:table-cell>
          <table:table-cell table:style-name="ce32" office:value-type="float" office:value="110.879" calcext:value-type="float">
            <text:p>110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4846.678" calcext:value-type="float">
            <text:p>24,846.7</text:p>
          </table:table-cell>
          <table:table-cell table:style-name="ce34" office:value-type="float" office:value="6212.561" calcext:value-type="float">
            <text:p>6,212.6</text:p>
          </table:table-cell>
          <table:table-cell table:number-columns-repeated="2" table:style-name="ce34" office:value-type="float" office:value="18634.117" calcext:value-type="float">
            <text:p>18,634.1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99'.$A$1:.$AA$46" table:range-usable-as="print-range"/>
        </table:named-expressions>
      </table:table>
      <table:table table:name="100" table:style-name="ta7" table:print-ranges="'100'.A1:'100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4" table:number-columns-repeated="5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100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11" calcext:value-type="float">
            <text:p>2011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4001.434" calcext:value-type="float">
            <text:p>44,001.4</text:p>
          </table:table-cell>
          <table:table-cell table:style-name="ce32" office:value-type="float" office:value="78.297" calcext:value-type="float">
            <text:p>78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69.888" calcext:value-type="float">
            <text:p>69.9</text:p>
          </table:table-cell>
          <table:table-cell table:style-name="ce32" office:value-type="float" office:value="43853.249" calcext:value-type="float">
            <text:p>43,853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461.055" calcext:value-type="float">
            <text:p>461.1</text:p>
          </table:table-cell>
          <table:table-cell table:style-name="ce78" office:value-type="float" office:value="42206.881" calcext:value-type="float">
            <text:p>42,206.9</text:p>
          </table:table-cell>
          <table:table-cell table:style-name="ce32" office:value-type="float" office:value="10818.859" calcext:value-type="float">
            <text:p>10,818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388.022" calcext:value-type="float">
            <text:p>31,388.0</text:p>
          </table:table-cell>
          <table:table-cell table:style-name="ce32" office:value-type="float" office:value="7366.088" calcext:value-type="float">
            <text:p>7,366.1</text:p>
          </table:table-cell>
          <table:table-cell table:style-name="ce32" office:value-type="float" office:value="8551.4" calcext:value-type="float">
            <text:p>8,551.4</text:p>
          </table:table-cell>
          <table:table-cell table:style-name="ce32" office:value-type="float" office:value="1095.329" calcext:value-type="float">
            <text:p>1,095.3</text:p>
          </table:table-cell>
          <table:table-cell table:number-columns-repeated="2" table:style-name="ce32" office:value-type="float" office:value="7184.623" calcext:value-type="float">
            <text:p>7,184.6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271.448" calcext:value-type="float">
            <text:p>271.4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060.49" calcext:value-type="float">
            <text:p>6,060.5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56.905" calcext:value-type="float">
            <text:p>156.9</text:p>
          </table:table-cell>
          <table:table-cell table:style-name="ce33" office:value-type="float" office:value="5903.585" calcext:value-type="float">
            <text:p>5,903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09.071" calcext:value-type="float">
            <text:p>-109.1</text:p>
          </table:table-cell>
          <table:table-cell table:style-name="ce79" office:value-type="float" office:value="6012.656" calcext:value-type="float">
            <text:p>6,012.7</text:p>
          </table:table-cell>
          <table:table-cell table:style-name="ce33" office:value-type="float" office:value="6012.656" calcext:value-type="float">
            <text:p>6,012.7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8127.096" calcext:value-type="float">
            <text:p>48,127.1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4.476" calcext:value-type="float">
            <text:p>24.5</text:p>
          </table:table-cell>
          <table:table-cell table:style-name="ce33" office:value-type="float" office:value="48102.62" calcext:value-type="float">
            <text:p>48,102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854.77" calcext:value-type="float">
            <text:p>854.8</text:p>
          </table:table-cell>
          <table:table-cell table:style-name="ce79" office:value-type="float" office:value="39401.649" calcext:value-type="float">
            <text:p>39,401.6</text:p>
          </table:table-cell>
          <table:table-cell table:style-name="ce33" office:value-type="float" office:value="3290.02" calcext:value-type="float">
            <text:p>3,29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6111.629" calcext:value-type="float">
            <text:p>36,111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846.202" calcext:value-type="float">
            <text:p>7,846.2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846.202" calcext:value-type="float">
            <text:p>7,846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75.027" calcext:value-type="float">
            <text:p>375.0</text:p>
          </table:table-cell>
          <table:table-cell table:style-name="ce33" office:value-type="float" office:value="1.043" calcext:value-type="float">
            <text:p>1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.435" calcext:value-type="float">
            <text:p>-2.4</text:p>
          </table:table-cell>
          <table:table-cell table:style-name="ce33" office:value-type="float" office:value="376.419" calcext:value-type="float">
            <text:p>376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94.144" calcext:value-type="float">
            <text:p>-94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70.563" calcext:value-type="float">
            <text:p>470.6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375.921" calcext:value-type="float">
            <text:p>375.9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94.642" calcext:value-type="float">
            <text:p>94.6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944.56" calcext:value-type="float">
            <text:p>12,944.6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64.164" calcext:value-type="float">
            <text:p>-64.2</text:p>
          </table:table-cell>
          <table:table-cell table:style-name="ce33" office:value-type="float" office:value="13008.724" calcext:value-type="float">
            <text:p>13,008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78.098" calcext:value-type="float">
            <text:p>-78.1</text:p>
          </table:table-cell>
          <table:table-cell table:style-name="ce79" office:value-type="float" office:value="13086.821" calcext:value-type="float">
            <text:p>13,086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086.821" calcext:value-type="float">
            <text:p>13,086.8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03.161" calcext:value-type="float">
            <text:p>103.2</text:p>
          </table:table-cell>
          <table:table-cell table:style-name="ce33" office:value-type="float" office:value="99.61" calcext:value-type="float">
            <text:p>99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0.204" calcext:value-type="float">
            <text:p>-20.2</text:p>
          </table:table-cell>
          <table:table-cell table:style-name="ce33" office:value-type="float" office:value="23.755" calcext:value-type="float">
            <text:p>23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6.808" calcext:value-type="float">
            <text:p>6.8</text:p>
          </table:table-cell>
          <table:table-cell table:style-name="ce79" office:value-type="float" office:value="4678.596" calcext:value-type="float">
            <text:p>4,678.6</text:p>
          </table:table-cell>
          <table:table-cell table:style-name="ce33" office:value-type="float" office:value="4678.596" calcext:value-type="float">
            <text:p>4,678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446.265" calcext:value-type="float">
            <text:p>5,446.3</text:p>
          </table:table-cell>
          <table:table-cell table:style-name="ce33" office:value-type="float" office:value="784.616" calcext:value-type="float">
            <text:p>784.6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531.606" calcext:value-type="float">
            <text:p>531.6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253.01" calcext:value-type="float">
            <text:p>253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3.721" calcext:value-type="float">
            <text:p>3.7</text:p>
          </table:table-cell>
          <table:table-cell table:style-name="ce79" office:value-type="float" office:value="467.56" calcext:value-type="float">
            <text:p>467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67.56" calcext:value-type="float">
            <text:p>467.6</text:p>
          </table:table-cell>
          <table:table-cell table:style-name="ce33" office:value-type="float" office:value="2676.419" calcext:value-type="float">
            <text:p>2,676.4</text:p>
          </table:table-cell>
          <table:table-cell table:style-name="ce33" office:value-type="float" office:value="2205.138" calcext:value-type="float">
            <text:p>2,205.1</text:p>
          </table:table-cell>
          <table:table-cell table:style-name="ce33" office:value-type="float" office:value="471.981" calcext:value-type="float">
            <text:p>472.0</text:p>
          </table:table-cell>
          <table:table-cell table:number-columns-repeated="2" table:style-name="ce33" office:value-type="float" office:value="1733.157" calcext:value-type="float">
            <text:p>1,733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308.991" calcext:value-type="float">
            <text:p>309.0</text:p>
          </table:table-cell>
          <table:table-cell table:style-name="ce79" office:value-type="float" office:value="5885.959" calcext:value-type="float">
            <text:p>5,886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885.959" calcext:value-type="float">
            <text:p>5,886.0</text:p>
          </table:table-cell>
          <table:table-cell table:style-name="ce33" office:value-type="float" office:value="19039.702" calcext:value-type="float">
            <text:p>19,039.7</text:p>
          </table:table-cell>
          <table:table-cell table:style-name="ce33" office:value-type="float" office:value="12844.752" calcext:value-type="float">
            <text:p>12,844.8</text:p>
          </table:table-cell>
          <table:table-cell table:style-name="ce33" office:value-type="float" office:value="9400.088" calcext:value-type="float">
            <text:p>9,400.1</text:p>
          </table:table-cell>
          <table:table-cell table:number-columns-repeated="2" table:style-name="ce33" office:value-type="float" office:value="3444.664" calcext:value-type="float">
            <text:p>3,444.7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3.918" calcext:value-type="float">
            <text:p>13.9</text:p>
          </table:table-cell>
          <table:table-cell table:style-name="ce79" office:value-type="float" office:value="496.35" calcext:value-type="float">
            <text:p>496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96.35" calcext:value-type="float">
            <text:p>496.4</text:p>
          </table:table-cell>
          <table:table-cell table:style-name="ce33" office:value-type="float" office:value="1142.925" calcext:value-type="float">
            <text:p>1,142.9</text:p>
          </table:table-cell>
          <table:table-cell table:style-name="ce33" office:value-type="float" office:value="632.657" calcext:value-type="float">
            <text:p>632.7</text:p>
          </table:table-cell>
          <table:table-cell table:style-name="ce33" office:value-type="float" office:value="305.926" calcext:value-type="float">
            <text:p>305.9</text:p>
          </table:table-cell>
          <table:table-cell table:number-columns-repeated="2" table:style-name="ce33" office:value-type="float" office:value="326.731" calcext:value-type="float">
            <text:p>326.7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63.542" calcext:value-type="float">
            <text:p>63.5</text:p>
          </table:table-cell>
          <table:table-cell table:style-name="ce32" office:value-type="float" office:value="63943.394" calcext:value-type="float">
            <text:p>63,943.4</text:p>
          </table:table-cell>
          <table:table-cell table:style-name="ce32" office:value-type="float" office:value="15464.699" calcext:value-type="float">
            <text:p>15,464.7</text:p>
          </table:table-cell>
          <table:table-cell table:style-name="ce32" office:value-type="float" office:value="1809.453" calcext:value-type="float">
            <text:p>1,809.5</text:p>
          </table:table-cell>
          <table:table-cell table:style-name="ce32" office:value-type="float" office:value="2193.5" calcext:value-type="float">
            <text:p>2,193.5</text:p>
          </table:table-cell>
          <table:table-cell table:style-name="ce32" office:value-type="float" office:value="-1334.466" calcext:value-type="float">
            <text:p>-1,334.5</text:p>
          </table:table-cell>
          <table:table-cell table:style-name="ce32" office:value-type="float" office:value="45873.751" calcext:value-type="float">
            <text:p>45,873.8</text:p>
          </table:table-cell>
          <table:table-cell table:style-name="ce32" office:value-type="float" office:value="6673.063" calcext:value-type="float">
            <text:p>6,673.1</text:p>
          </table:table-cell>
          <table:table-cell table:style-name="ce46" office:value-type="float" office:value="53.381" calcext:value-type="float">
            <text:p>53.4</text:p>
          </table:table-cell>
          <table:table-cell table:style-name="ce78" office:value-type="float" office:value="49949.93" calcext:value-type="float">
            <text:p>49,949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7415.516" calcext:value-type="float">
            <text:p>47,415.5</text:p>
          </table:table-cell>
          <table:table-cell table:style-name="ce32" office:value-type="float" office:value="2534.414" calcext:value-type="float">
            <text:p>2,534.4</text:p>
          </table:table-cell>
          <table:table-cell table:style-name="ce32" office:value-type="float" office:value="54819.057" calcext:value-type="float">
            <text:p>54,819.1</text:p>
          </table:table-cell>
          <table:table-cell table:style-name="ce32" office:value-type="float" office:value="44016.433" calcext:value-type="float">
            <text:p>44,016.4</text:p>
          </table:table-cell>
          <table:table-cell table:style-name="ce32" office:value-type="float" office:value="2245.06" calcext:value-type="float">
            <text:p>2,245.1</text:p>
          </table:table-cell>
          <table:table-cell table:style-name="ce32" office:value-type="float" office:value="20087.132" calcext:value-type="float">
            <text:p>20,087.1</text:p>
          </table:table-cell>
          <table:table-cell table:style-name="ce32" office:value-type="float" office:value="4122.775" calcext:value-type="float">
            <text:p>4,122.8</text:p>
          </table:table-cell>
          <table:table-cell table:style-name="ce32" office:value-type="float" office:value="13177.965" calcext:value-type="float">
            <text:p>13,178.0</text:p>
          </table:table-cell>
          <table:table-cell table:style-name="ce32" office:value-type="float" office:value="405.317" calcext:value-type="float">
            <text:p>405.3</text:p>
          </table:table-cell>
          <table:table-cell table:style-name="ce32" office:value-type="float" office:value="1082.561" calcext:value-type="float">
            <text:p>1,082.6</text:p>
          </table:table-cell>
          <table:table-cell table:style-name="ce32" office:value-type="float" office:value="1298.515" calcext:value-type="float">
            <text:p>1,298.5</text:p>
          </table:table-cell>
          <table:table-cell table:style-name="ce32" office:value-type="float" office:value="21684.241" calcext:value-type="float">
            <text:p>21,684.2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11.344" calcext:value-type="float">
            <text:p>11.3</text:p>
          </table:table-cell>
          <table:table-cell table:style-name="ce33" office:value-type="float" office:value="46129.15" calcext:value-type="float">
            <text:p>46,129.2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811.171" calcext:value-type="float">
            <text:p>-811.2</text:p>
          </table:table-cell>
          <table:table-cell table:style-name="ce33" office:value-type="float" office:value="46951.665" calcext:value-type="float">
            <text:p>46,951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23.531" calcext:value-type="float">
            <text:p>23.5</text:p>
          </table:table-cell>
          <table:table-cell table:style-name="ce79" office:value-type="float" office:value="46928.134" calcext:value-type="float">
            <text:p>46,928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6928.134" calcext:value-type="float">
            <text:p>46,928.1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52.198" calcext:value-type="float">
            <text:p>52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52.198" calcext:value-type="float">
            <text:p>52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52.198" calcext:value-type="float">
            <text:p>52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2.198" calcext:value-type="float">
            <text:p>52.2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7.763" calcext:value-type="float">
            <text:p>7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.763" calcext:value-type="float">
            <text:p>7.8</text:p>
          </table:table-cell>
          <table:table-cell table:style-name="ce33" office:value-type="float" office:value="1450.787" calcext:value-type="float">
            <text:p>1,450.8</text:p>
          </table:table-cell>
          <table:table-cell table:style-name="ce33" office:value-type="float" office:value="1443.024" calcext:value-type="float">
            <text:p>1,443.0</text:p>
          </table:table-cell>
          <table:table-cell table:style-name="ce33" office:value-type="float" office:value="1442.62" calcext:value-type="float">
            <text:p>1,442.6</text:p>
          </table:table-cell>
          <table:table-cell table:number-columns-repeated="2" table:style-name="ce33" office:value-type="float" office:value="0.404" calcext:value-type="float">
            <text:p>0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031.177" calcext:value-type="float">
            <text:p>2,031.2</text:p>
          </table:table-cell>
          <table:table-cell table:style-name="ce33" office:value-type="float" office:value="55.414" calcext:value-type="float">
            <text:p>55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4.021" calcext:value-type="float">
            <text:p>64.0</text:p>
          </table:table-cell>
          <table:table-cell table:style-name="ce33" office:value-type="float" office:value="1911.742" calcext:value-type="float">
            <text:p>1,911.7</text:p>
          </table:table-cell>
          <table:table-cell table:style-name="ce33" office:value-type="float" office:value="121.084" calcext:value-type="float">
            <text:p>121.1</text:p>
          </table:table-cell>
          <table:table-cell table:style-name="ce47" office:value-type="float" office:value="-0.053" calcext:value-type="float">
            <text:p>-0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204.147" calcext:value-type="float">
            <text:p>2,204.1</text:p>
          </table:table-cell>
          <table:table-cell table:style-name="ce33" office:value-type="float" office:value="3994.857" calcext:value-type="float">
            <text:p>3,994.9</text:p>
          </table:table-cell>
          <table:table-cell table:style-name="ce33" office:value-type="float" office:value="70.434" calcext:value-type="float">
            <text:p>70.4</text:p>
          </table:table-cell>
          <table:table-cell table:style-name="ce33" office:value-type="float" office:value="2547.825" calcext:value-type="float">
            <text:p>2,547.8</text:p>
          </table:table-cell>
          <table:table-cell table:style-name="ce33" office:value-type="float" office:value="549.529" calcext:value-type="float">
            <text:p>549.5</text:p>
          </table:table-cell>
          <table:table-cell table:style-name="ce33" office:value-type="float" office:value="128.438" calcext:value-type="float">
            <text:p>128.4</text:p>
          </table:table-cell>
          <table:table-cell table:style-name="ce33" office:value-type="float" office:value="0.036" calcext:value-type="float">
            <text:p>0.0</text:p>
          </table:table-cell>
          <table:table-cell table:style-name="ce33" office:value-type="float" office:value="108.46" calcext:value-type="float">
            <text:p>108.5</text:p>
          </table:table-cell>
          <table:table-cell table:style-name="ce33" office:value-type="float" office:value="1761.362" calcext:value-type="float">
            <text:p>1,761.4</text:p>
          </table:table-cell>
          <table:table-cell table:style-name="ce33" office:value-type="float" office:value="1376.599" calcext:value-type="float">
            <text:p>1,376.6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092.827" calcext:value-type="float">
            <text:p>14,092.8</text:p>
          </table:table-cell>
          <table:table-cell table:style-name="ce33" office:value-type="float" office:value="0.065" calcext:value-type="float">
            <text:p>0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8.944" calcext:value-type="float">
            <text:p>48.9</text:p>
          </table:table-cell>
          <table:table-cell table:style-name="ce33" office:value-type="float" office:value="14043.818" calcext:value-type="float">
            <text:p>14,043.8</text:p>
          </table:table-cell>
          <table:table-cell table:style-name="ce33" office:value-type="float" office:value="4356.607" calcext:value-type="float">
            <text:p>4,356.6</text:p>
          </table:table-cell>
          <table:table-cell table:style-name="ce47" office:value-type="float" office:value="351.698" calcext:value-type="float">
            <text:p>351.7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013.696" calcext:value-type="float">
            <text:p>10,013.7</text:p>
          </table:table-cell>
          <table:table-cell table:style-name="ce33" office:value-type="float" office:value="19349.209" calcext:value-type="float">
            <text:p>19,349.2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9349.209" calcext:value-type="float">
            <text:p>19,349.2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6.494" calcext:value-type="float">
            <text:p>76.5</text:p>
          </table:table-cell>
          <table:table-cell table:style-name="ce33" office:value-type="float" office:value="3585.905" calcext:value-type="float">
            <text:p>3,585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52.464" calcext:value-type="float">
            <text:p>-152.5</text:p>
          </table:table-cell>
          <table:table-cell table:style-name="ce33" office:value-type="float" office:value="-3356.947" calcext:value-type="float">
            <text:p>-3,356.9</text:p>
          </table:table-cell>
          <table:table-cell table:style-name="ce33" office:value-type="float" office:value="77.48" calcext:value-type="float">
            <text:p>77.5</text:p>
          </table:table-cell>
          <table:table-cell table:style-name="ce47" office:value-type="float" office:value="-71.274" calcext:value-type="float">
            <text:p>-71.3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3272.036" calcext:value-type="float">
            <text:p>13,272.0</text:p>
          </table:table-cell>
          <table:table-cell table:style-name="ce33" office:value-type="float" office:value="9908.883" calcext:value-type="float">
            <text:p>9,908.9</text:p>
          </table:table-cell>
          <table:table-cell table:style-name="ce33" office:value-type="float" office:value="4.677" calcext:value-type="float">
            <text:p>4.7</text:p>
          </table:table-cell>
          <table:table-cell table:style-name="ce33" office:value-type="float" office:value="9904.206" calcext:value-type="float">
            <text:p>9,904.2</text:p>
          </table:table-cell>
          <table:table-cell table:style-name="ce33" office:value-type="float" office:value="22.744" calcext:value-type="float">
            <text:p>22.7</text:p>
          </table:table-cell>
          <table:table-cell table:style-name="ce33" office:value-type="float" office:value="9828.036" calcext:value-type="float">
            <text:p>9,828.0</text:p>
          </table:table-cell>
          <table:table-cell table:style-name="ce33" office:value-type="float" office:value="9.717" calcext:value-type="float">
            <text:p>9.7</text:p>
          </table:table-cell>
          <table:table-cell table:style-name="ce33" office:value-type="float" office:value="43.709" calcext:value-type="float">
            <text:p>43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9.882" calcext:value-type="float">
            <text:p>49.9</text:p>
          </table:table-cell>
          <table:table-cell table:style-name="ce33" office:value-type="float" office:value="1399.801" calcext:value-type="float">
            <text:p>1,399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467.687" calcext:value-type="float">
            <text:p>2,467.7</text:p>
          </table:table-cell>
          <table:table-cell table:style-name="ce33" office:value-type="float" office:value="-59.251" calcext:value-type="float">
            <text:p>-59.3</text:p>
          </table:table-cell>
          <table:table-cell table:style-name="ce33" office:value-type="float" office:value="-3758.355" calcext:value-type="float">
            <text:p>-3,758.4</text:p>
          </table:table-cell>
          <table:table-cell table:style-name="ce33" office:value-type="float" office:value="58.91" calcext:value-type="float">
            <text:p>58.9</text:p>
          </table:table-cell>
          <table:table-cell table:style-name="ce47" office:value-type="float" office:value="129.598" calcext:value-type="float">
            <text:p>129.6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220.63" calcext:value-type="float">
            <text:p>4,220.6</text:p>
          </table:table-cell>
          <table:table-cell table:style-name="ce33" office:value-type="float" office:value="273.767" calcext:value-type="float">
            <text:p>273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3.767" calcext:value-type="float">
            <text:p>273.8</text:p>
          </table:table-cell>
          <table:table-cell table:style-name="ce33" office:value-type="float" office:value="1.63" calcext:value-type="float">
            <text:p>1.6</text:p>
          </table:table-cell>
          <table:table-cell table:style-name="ce33" office:value-type="float" office:value="107.513" calcext:value-type="float">
            <text:p>107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4.624" calcext:value-type="float">
            <text:p>164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1.449" calcext:value-type="float">
            <text:p>-1.4</text:p>
          </table:table-cell>
          <table:table-cell table:style-name="ce33" office:value-type="float" office:value="1.449" calcext:value-type="float">
            <text:p>1.4</text:p>
          </table:table-cell>
          <table:table-cell table:style-name="ce33" office:value-type="float" office:value="0.001" calcext:value-type="float">
            <text:p>0.0</text:p>
          </table:table-cell>
          <table:table-cell table:style-name="ce47" office:value-type="float" office:value="-5.062" calcext:value-type="float">
            <text:p>-5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6.51" calcext:value-type="float">
            <text:p>6.5</text:p>
          </table:table-cell>
          <table:table-cell table:style-name="ce33" office:value-type="float" office:value="0.002" calcext:value-type="float">
            <text:p>0.0</text:p>
          </table:table-cell>
          <table:table-cell table:style-name="ce33" office:value-type="float" office:value="6.508" calcext:value-type="float">
            <text:p>6.5</text:p>
          </table:table-cell>
          <table:table-cell table:style-name="ce33" office:value-type="float" office:value="0.006" calcext:value-type="float">
            <text:p>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3" calcext:value-type="float">
            <text:p>0.0</text:p>
          </table:table-cell>
          <table:table-cell table:style-name="ce33" office:value-type="float" office:value="6.499" calcext:value-type="float">
            <text:p>6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9140.796" calcext:value-type="float">
            <text:p>9,140.8</text:p>
          </table:table-cell>
          <table:table-cell table:style-name="ce33" office:value-type="float" office:value="163.304" calcext:value-type="float">
            <text:p>163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5.154" calcext:value-type="float">
            <text:p>75.2</text:p>
          </table:table-cell>
          <table:table-cell table:style-name="ce33" office:value-type="float" office:value="-9379.254" calcext:value-type="float">
            <text:p>-9,379.3</text:p>
          </table:table-cell>
          <table:table-cell table:style-name="ce33" office:value-type="float" office:value="312.265" calcext:value-type="float">
            <text:p>312.3</text:p>
          </table:table-cell>
          <table:table-cell table:style-name="ce47" office:value-type="float" office:value="-231.583" calcext:value-type="float">
            <text:p>-231.6</text:p>
          </table:table-cell>
          <table:table-cell table:style-name="ce79" office:value-type="float" office:value="57.875" calcext:value-type="float">
            <text:p>57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7.875" calcext:value-type="float">
            <text:p>57.9</text:p>
          </table:table-cell>
          <table:table-cell table:style-name="ce33" office:value-type="float" office:value="15093.501" calcext:value-type="float">
            <text:p>15,093.5</text:p>
          </table:table-cell>
          <table:table-cell table:style-name="ce33" office:value-type="float" office:value="5575.69" calcext:value-type="float">
            <text:p>5,575.7</text:p>
          </table:table-cell>
          <table:table-cell table:style-name="ce33" office:value-type="float" office:value="32.27" calcext:value-type="float">
            <text:p>32.3</text:p>
          </table:table-cell>
          <table:table-cell table:style-name="ce33" office:value-type="float" office:value="5543.42" calcext:value-type="float">
            <text:p>5,543.4</text:p>
          </table:table-cell>
          <table:table-cell table:style-name="ce33" office:value-type="float" office:value="152.013" calcext:value-type="float">
            <text:p>152.0</text:p>
          </table:table-cell>
          <table:table-cell table:style-name="ce33" office:value-type="float" office:value="4598.61" calcext:value-type="float">
            <text:p>4,598.6</text:p>
          </table:table-cell>
          <table:table-cell table:style-name="ce33" office:value-type="float" office:value="396.54" calcext:value-type="float">
            <text:p>396.5</text:p>
          </table:table-cell>
          <table:table-cell table:style-name="ce33" office:value-type="float" office:value="396.257" calcext:value-type="float">
            <text:p>396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16.051" calcext:value-type="float">
            <text:p>1,416.1</text:p>
          </table:table-cell>
          <table:table-cell table:style-name="ce33" office:value-type="float" office:value="963.094" calcext:value-type="float">
            <text:p>963.1</text:p>
          </table:table-cell>
          <table:table-cell table:style-name="ce33" office:value-type="float" office:value="1553.372" calcext:value-type="float">
            <text:p>1,553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246.825" calcext:value-type="float">
            <text:p>-246.8</text:p>
          </table:table-cell>
          <table:table-cell table:style-name="ce33" office:value-type="float" office:value="-853.59" calcext:value-type="float">
            <text:p>-853.6</text:p>
          </table:table-cell>
          <table:table-cell table:style-name="ce33" office:value-type="float" office:value="1803.347" calcext:value-type="float">
            <text:p>1,803.3</text:p>
          </table:table-cell>
          <table:table-cell table:style-name="ce47" office:value-type="float" office:value="-100.704" calcext:value-type="float">
            <text:p>-100.7</text:p>
          </table:table-cell>
          <table:table-cell table:style-name="ce79" office:value-type="float" office:value="1937.113" calcext:value-type="float">
            <text:p>1,937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937.113" calcext:value-type="float">
            <text:p>1,937.1</text:p>
          </table:table-cell>
          <table:table-cell table:style-name="ce33" office:value-type="float" office:value="8724.044" calcext:value-type="float">
            <text:p>8,724.0</text:p>
          </table:table-cell>
          <table:table-cell table:style-name="ce33" office:value-type="float" office:value="4230.698" calcext:value-type="float">
            <text:p>4,230.7</text:p>
          </table:table-cell>
          <table:table-cell table:style-name="ce33" office:value-type="float" office:value="305.245" calcext:value-type="float">
            <text:p>305.2</text:p>
          </table:table-cell>
          <table:table-cell table:style-name="ce33" office:value-type="float" office:value="3925.453" calcext:value-type="float">
            <text:p>3,925.5</text:p>
          </table:table-cell>
          <table:table-cell table:style-name="ce33" office:value-type="float" office:value="3318.689" calcext:value-type="float">
            <text:p>3,318.7</text:p>
          </table:table-cell>
          <table:table-cell table:style-name="ce33" office:value-type="float" office:value="166.915" calcext:value-type="float">
            <text:p>166.9</text:p>
          </table:table-cell>
          <table:table-cell table:style-name="ce33" office:value-type="float" office:value="25.089" calcext:value-type="float">
            <text:p>25.1</text:p>
          </table:table-cell>
          <table:table-cell table:style-name="ce33" office:value-type="float" office:value="414.76" calcext:value-type="float">
            <text:p>414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47.688" calcext:value-type="float">
            <text:p>247.7</text:p>
          </table:table-cell>
          <table:table-cell table:style-name="ce33" office:value-type="float" office:value="732.995" calcext:value-type="float">
            <text:p>733.0</text:p>
          </table:table-cell>
          <table:table-cell table:style-name="ce33" office:value-type="float" office:value="0.099" calcext:value-type="float">
            <text:p>0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1.227" calcext:value-type="float">
            <text:p>81.2</text:p>
          </table:table-cell>
          <table:table-cell table:style-name="ce33" office:value-type="float" office:value="-566.633" calcext:value-type="float">
            <text:p>-566.6</text:p>
          </table:table-cell>
          <table:table-cell table:style-name="ce33" office:value-type="float" office:value="24.321" calcext:value-type="float">
            <text:p>24.3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03.418" calcext:value-type="float">
            <text:p>1,003.4</text:p>
          </table:table-cell>
          <table:table-cell table:style-name="ce33" office:value-type="float" office:value="412.464" calcext:value-type="float">
            <text:p>412.5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12.464" calcext:value-type="float">
            <text:p>412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1.559" calcext:value-type="float">
            <text:p>21.6</text:p>
          </table:table-cell>
          <table:table-cell table:style-name="ce33" office:value-type="float" office:value="251.101" calcext:value-type="float">
            <text:p>251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0.179" calcext:value-type="float">
            <text:p>-10.2</text:p>
          </table:table-cell>
          <table:table-cell table:style-name="ce33" office:value-type="float" office:value="-219.363" calcext:value-type="float">
            <text:p>-219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49.114" calcext:value-type="float">
            <text:p>649.1</text:p>
          </table:table-cell>
          <table:table-cell table:style-name="ce33" office:value-type="float" office:value="429.751" calcext:value-type="float">
            <text:p>429.8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29.751" calcext:value-type="float">
            <text:p>429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40.729" calcext:value-type="float">
            <text:p>1,340.7</text:p>
          </table:table-cell>
          <table:table-cell table:style-name="ce33" office:value-type="float" office:value="153.822" calcext:value-type="float">
            <text:p>153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0.801" calcext:value-type="float">
            <text:p>0.8</text:p>
          </table:table-cell>
          <table:table-cell table:style-name="ce33" office:value-type="float" office:value="1186.106" calcext:value-type="float">
            <text:p>1,186.1</text:p>
          </table:table-cell>
          <table:table-cell table:style-name="ce33" office:value-type="float" office:value="1.149" calcext:value-type="float">
            <text:p>1.1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8.823" calcext:value-type="float">
            <text:p>98.8</text:p>
          </table:table-cell>
          <table:table-cell table:style-name="ce33" office:value-type="float" office:value="1283.78" calcext:value-type="float">
            <text:p>1,283.8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283.78" calcext:value-type="float">
            <text:p>1,283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0.192" calcext:value-type="float">
            <text:p>50.2</text:p>
          </table:table-cell>
          <table:table-cell table:style-name="ce33" office:value-type="float" office:value="212.545" calcext:value-type="float">
            <text:p>212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.291" calcext:value-type="float">
            <text:p>3.3</text:p>
          </table:table-cell>
          <table:table-cell table:style-name="ce33" office:value-type="float" office:value="-165.644" calcext:value-type="float">
            <text:p>-165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440.216" calcext:value-type="float">
            <text:p>440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40.216" calcext:value-type="float">
            <text:p>440.2</text:p>
          </table:table-cell>
          <table:table-cell table:style-name="ce33" office:value-type="float" office:value="1059.284" calcext:value-type="float">
            <text:p>1,059.3</text:p>
          </table:table-cell>
          <table:table-cell table:style-name="ce33" office:value-type="float" office:value="453.424" calcext:value-type="float">
            <text:p>453.4</text:p>
          </table:table-cell>
          <table:table-cell table:style-name="ce33" office:value-type="float" office:value="409.575" calcext:value-type="float">
            <text:p>409.6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43.849" calcext:value-type="float">
            <text:p>43.8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911.608" calcext:value-type="float">
            <text:p>911.6</text:p>
          </table:table-cell>
          <table:table-cell table:style-name="ce33" office:value-type="float" office:value="116.655" calcext:value-type="float">
            <text:p>116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12.672" calcext:value-type="float">
            <text:p>-312.7</text:p>
          </table:table-cell>
          <table:table-cell table:style-name="ce33" office:value-type="float" office:value="1107.625" calcext:value-type="float">
            <text:p>1,107.6</text:p>
          </table:table-cell>
          <table:table-cell table:style-name="ce33" office:value-type="float" office:value="446.537" calcext:value-type="float">
            <text:p>446.5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440.685" calcext:value-type="float">
            <text:p>440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35.184" calcext:value-type="float">
            <text:p>435.2</text:p>
          </table:table-cell>
          <table:table-cell table:style-name="ce33" office:value-type="float" office:value="5.501" calcext:value-type="float">
            <text:p>5.5</text:p>
          </table:table-cell>
          <table:table-cell table:style-name="ce33" office:value-type="float" office:value="1570.362" calcext:value-type="float">
            <text:p>1,570.4</text:p>
          </table:table-cell>
          <table:table-cell table:style-name="ce33" office:value-type="float" office:value="1790.765" calcext:value-type="float">
            <text:p>1,790.8</text:p>
          </table:table-cell>
          <table:table-cell table:style-name="ce33" office:value-type="float" office:value="17.577" calcext:value-type="float">
            <text:p>17.6</text:p>
          </table:table-cell>
          <table:table-cell table:number-columns-repeated="2" table:style-name="ce33" office:value-type="float" office:value="14.466" calcext:value-type="float">
            <text:p>14.5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758.723" calcext:value-type="float">
            <text:p>1,758.7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222.328" calcext:value-type="float">
            <text:p>222.3</text:p>
          </table:table-cell>
          <table:table-cell table:style-name="ce32" office:value-type="float" office:value="12094.443" calcext:value-type="float">
            <text:p>12,094.4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5.422" calcext:value-type="float">
            <text:p>25.4</text:p>
          </table:table-cell>
          <table:table-cell table:style-name="ce32" office:value-type="float" office:value="12291.349" calcext:value-type="float">
            <text:p>12,291.3</text:p>
          </table:table-cell>
          <table:table-cell table:style-name="ce32" office:value-type="float" office:value="12942.541" calcext:value-type="float">
            <text:p>12,942.5</text:p>
          </table:table-cell>
          <table:table-cell table:style-name="ce46" office:value-type="float" office:value="358.354" calcext:value-type="float">
            <text:p>358.4</text:p>
          </table:table-cell>
          <table:table-cell table:style-name="ce78" office:value-type="float" office:value="9579.555" calcext:value-type="float">
            <text:p>9,579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6.354" calcext:value-type="float">
            <text:p>26.4</text:p>
          </table:table-cell>
          <table:table-cell table:style-name="ce32" office:value-type="float" office:value="9553.202" calcext:value-type="float">
            <text:p>9,553.2</text:p>
          </table:table-cell>
          <table:table-cell table:style-name="ce32" office:value-type="float" office:value="13153.519" calcext:value-type="float">
            <text:p>13,153.5</text:p>
          </table:table-cell>
          <table:table-cell table:style-name="ce32" office:value-type="float" office:value="2564.417" calcext:value-type="float">
            <text:p>2,564.4</text:p>
          </table:table-cell>
          <table:table-cell table:style-name="ce32" office:value-type="float" office:value="551.807" calcext:value-type="float">
            <text:p>551.8</text:p>
          </table:table-cell>
          <table:table-cell table:style-name="ce32" office:value-type="float" office:value="2012.611" calcext:value-type="float">
            <text:p>2,012.6</text:p>
          </table:table-cell>
          <table:table-cell table:style-name="ce32" office:value-type="float" office:value="1086.419" calcext:value-type="float">
            <text:p>1,086.4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17.325" calcext:value-type="float">
            <text:p>317.3</text:p>
          </table:table-cell>
          <table:table-cell table:style-name="ce32" office:value-type="float" office:value="608.866" calcext:value-type="float">
            <text:p>608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330.157" calcext:value-type="float">
            <text:p>330.2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7.229" calcext:value-type="float">
            <text:p>47.2</text:p>
          </table:table-cell>
          <table:table-cell table:style-name="ce33" office:value-type="float" office:value="282.928" calcext:value-type="float">
            <text:p>282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399" calcext:value-type="float">
            <text:p>0.4</text:p>
          </table:table-cell>
          <table:table-cell table:style-name="ce79" office:value-type="float" office:value="2.391" calcext:value-type="float">
            <text:p>2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391" calcext:value-type="float">
            <text:p>2.4</text:p>
          </table:table-cell>
          <table:table-cell table:style-name="ce33" office:value-type="float" office:value="1249.948" calcext:value-type="float">
            <text:p>1,249.9</text:p>
          </table:table-cell>
          <table:table-cell table:style-name="ce33" office:value-type="float" office:value="1530.085" calcext:value-type="float">
            <text:p>1,530.1</text:p>
          </table:table-cell>
          <table:table-cell table:style-name="ce33" office:value-type="float" office:value="2.338" calcext:value-type="float">
            <text:p>2.3</text:p>
          </table:table-cell>
          <table:table-cell table:style-name="ce33" office:value-type="float" office:value="1527.747" calcext:value-type="float">
            <text:p>1,527.7</text:p>
          </table:table-cell>
          <table:table-cell table:style-name="ce33" office:value-type="float" office:value="385.102" calcext:value-type="float">
            <text:p>385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96.835" calcext:value-type="float">
            <text:p>296.8</text:p>
          </table:table-cell>
          <table:table-cell table:style-name="ce33" office:value-type="float" office:value="845.811" calcext:value-type="float">
            <text:p>845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5964.665" calcext:value-type="float">
            <text:p>15,964.7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8.424" calcext:value-type="float">
            <text:p>-8.4</text:p>
          </table:table-cell>
          <table:table-cell table:style-name="ce33" office:value-type="float" office:value="15973.089" calcext:value-type="float">
            <text:p>15,973.1</text:p>
          </table:table-cell>
          <table:table-cell table:style-name="ce33" office:value-type="float" office:value="17084.154" calcext:value-type="float">
            <text:p>17,084.2</text:p>
          </table:table-cell>
          <table:table-cell table:style-name="ce47" office:value-type="float" office:value="472.672" calcext:value-type="float">
            <text:p>472.7</text:p>
          </table:table-cell>
          <table:table-cell table:style-name="ce79" office:value-type="float" office:value="12642.888" calcext:value-type="float">
            <text:p>12,642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4.787" calcext:value-type="float">
            <text:p>34.8</text:p>
          </table:table-cell>
          <table:table-cell table:style-name="ce33" office:value-type="float" office:value="12608.101" calcext:value-type="float">
            <text:p>12,608.1</text:p>
          </table:table-cell>
          <table:table-cell table:style-name="ce33" office:value-type="float" office:value="16251.58" calcext:value-type="float">
            <text:p>16,251.6</text:p>
          </table:table-cell>
          <table:table-cell table:style-name="ce33" office:value-type="float" office:value="2024.955" calcext:value-type="float">
            <text:p>2,025.0</text:p>
          </table:table-cell>
          <table:table-cell table:style-name="ce33" office:value-type="float" office:value="726.307" calcext:value-type="float">
            <text:p>726.3</text:p>
          </table:table-cell>
          <table:table-cell table:style-name="ce33" office:value-type="float" office:value="1298.649" calcext:value-type="float">
            <text:p>1,298.6</text:p>
          </table:table-cell>
          <table:table-cell table:style-name="ce33" office:value-type="float" office:value="1091.761" calcext:value-type="float">
            <text:p>1,091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55.016" calcext:value-type="float">
            <text:p>155.0</text:p>
          </table:table-cell>
          <table:table-cell table:style-name="ce33" office:value-type="float" office:value="51.872" calcext:value-type="float">
            <text:p>51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732.319" calcext:value-type="float">
            <text:p>1,732.3</text:p>
          </table:table-cell>
          <table:table-cell table:style-name="ce32" office:value-type="float" office:value="0.068" calcext:value-type="float">
            <text:p>0.1</text:p>
          </table:table-cell>
          <table:table-cell table:style-name="ce32" office:value-type="float" office:value="1.07" calcext:value-type="float">
            <text:p>1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.468" calcext:value-type="float">
            <text:p>2.5</text:p>
          </table:table-cell>
          <table:table-cell table:style-name="ce32" office:value-type="float" office:value="1728.849" calcext:value-type="float">
            <text:p>1,728.8</text:p>
          </table:table-cell>
          <table:table-cell table:style-name="ce32" office:value-type="float" office:value="48.6" calcext:value-type="float">
            <text:p>48.6</text:p>
          </table:table-cell>
          <table:table-cell table:style-name="ce46" office:value-type="float" office:value="0.998" calcext:value-type="float">
            <text:p>1.0</text:p>
          </table:table-cell>
          <table:table-cell table:style-name="ce78" office:value-type="float" office:value="1190.738" calcext:value-type="float">
            <text:p>1,190.7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190.738" calcext:value-type="float">
            <text:p>1,190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88.513" calcext:value-type="float">
            <text:p>488.5</text:p>
          </table:table-cell>
          <table:table-cell table:style-name="ce32" office:value-type="float" office:value="0.102" calcext:value-type="float">
            <text:p>0.1</text:p>
          </table:table-cell>
          <table:table-cell table:number-columns-repeated="2" table:style-name="ce32" office:value-type="float" office:value="488.411" calcext:value-type="float">
            <text:p>488.4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2116.491" calcext:value-type="float">
            <text:p>42,116.5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42116.491" calcext:value-type="float">
            <text:p>42,116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2116.491" calcext:value-type="float">
            <text:p>42,116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2116.491" calcext:value-type="float">
            <text:p>42,116.5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3999.726" calcext:value-type="float">
            <text:p>3,999.7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3999.726" calcext:value-type="float">
            <text:p>3,999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6901.834" calcext:value-type="float">
            <text:p>6,901.8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6901.834" calcext:value-type="float">
            <text:p>6,901.8</text:p>
          </table:table-cell>
          <table:table-cell table:style-name="ce32" office:value-type="float" office:value="2902.108" calcext:value-type="float">
            <text:p>2,902.1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61.623" calcext:value-type="float">
            <text:p>61.6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61.623" calcext:value-type="float">
            <text:p>61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61.623" calcext:value-type="float">
            <text:p>61.6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61.623" calcext:value-type="float">
            <text:p>61.6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1492.677" calcext:value-type="float">
            <text:p>1,492.7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492.677" calcext:value-type="float">
            <text:p>1,492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492.677" calcext:value-type="float">
            <text:p>1,492.7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492.677" calcext:value-type="float">
            <text:p>1,492.7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10080.763" calcext:value-type="float">
            <text:p>10,080.8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52167.014" calcext:value-type="float">
            <text:p>252,167.0</text:p>
          </table:table-cell>
          <table:table-cell table:style-name="ce32" office:value-type="float" office:value="242086.251" calcext:value-type="float">
            <text:p>242,086.3</text:p>
          </table:table-cell>
          <table:table-cell table:style-name="ce32" office:value-type="float" office:value="19042.673" calcext:value-type="float">
            <text:p>19,042.7</text:p>
          </table:table-cell>
          <table:table-cell table:style-name="ce32" office:value-type="float" office:value="223043.578" calcext:value-type="float">
            <text:p>223,043.6</text:p>
          </table:table-cell>
          <table:table-cell table:style-name="ce32" office:value-type="float" office:value="128883.142" calcext:value-type="float">
            <text:p>128,883.1</text:p>
          </table:table-cell>
          <table:table-cell table:style-name="ce32" office:value-type="float" office:value="1243.578" calcext:value-type="float">
            <text:p>1,243.6</text:p>
          </table:table-cell>
          <table:table-cell table:style-name="ce32" office:value-type="float" office:value="2726.064" calcext:value-type="float">
            <text:p>2,726.1</text:p>
          </table:table-cell>
          <table:table-cell table:style-name="ce32" office:value-type="float" office:value="45771.904" calcext:value-type="float">
            <text:p>45,771.9</text:p>
          </table:table-cell>
          <table:table-cell table:style-name="ce32" office:value-type="float" office:value="44418.89" calcext:value-type="float">
            <text:p>44,418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13.21" calcext:value-type="float">
            <text:p>113.2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13.21" calcext:value-type="float">
            <text:p>113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13.21" calcext:value-type="float">
            <text:p>113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13.21" calcext:value-type="float">
            <text:p>113.2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396" calcext:value-type="float">
            <text:p>3.4</text:p>
          </table:table-cell>
          <table:table-cell table:style-name="ce32" office:value-type="float" office:value="109.814" calcext:value-type="float">
            <text:p>109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3246.207" calcext:value-type="float">
            <text:p>23,246.2</text:p>
          </table:table-cell>
          <table:table-cell table:style-name="ce34" office:value-type="float" office:value="5819.43" calcext:value-type="float">
            <text:p>5,819.4</text:p>
          </table:table-cell>
          <table:table-cell table:number-columns-repeated="2" table:style-name="ce34" office:value-type="float" office:value="17426.777" calcext:value-type="float">
            <text:p>17,426.8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100'.$A$1:.$AA$46" table:range-usable-as="print-range"/>
        </table:named-expressions>
      </table:table>
      <table:table table:name="101" table:style-name="ta8" table:print-ranges="'101'.A1:'101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6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101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12" calcext:value-type="float">
            <text:p>2012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2535.379" calcext:value-type="float">
            <text:p>42,535.4</text:p>
          </table:table-cell>
          <table:table-cell table:style-name="ce32" office:value-type="float" office:value="89.27" calcext:value-type="float">
            <text:p>89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-431.921" calcext:value-type="float">
            <text:p>-431.9</text:p>
          </table:table-cell>
          <table:table-cell table:style-name="ce32" office:value-type="float" office:value="42878.03" calcext:value-type="float">
            <text:p>42,878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173.61" calcext:value-type="float">
            <text:p>173.6</text:p>
          </table:table-cell>
          <table:table-cell table:style-name="ce78" office:value-type="float" office:value="41338.543" calcext:value-type="float">
            <text:p>41,338.5</text:p>
          </table:table-cell>
          <table:table-cell table:style-name="ce32" office:value-type="float" office:value="10238.637" calcext:value-type="float">
            <text:p>10,238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099.907" calcext:value-type="float">
            <text:p>31,099.9</text:p>
          </table:table-cell>
          <table:table-cell table:style-name="ce32" office:value-type="float" office:value="6991.273" calcext:value-type="float">
            <text:p>6,991.3</text:p>
          </table:table-cell>
          <table:table-cell table:style-name="ce32" office:value-type="float" office:value="8357.15" calcext:value-type="float">
            <text:p>8,357.2</text:p>
          </table:table-cell>
          <table:table-cell table:style-name="ce32" office:value-type="float" office:value="1038.281" calcext:value-type="float">
            <text:p>1,038.3</text:p>
          </table:table-cell>
          <table:table-cell table:number-columns-repeated="2" table:style-name="ce32" office:value-type="float" office:value="7027.252" calcext:value-type="float">
            <text:p>7,027.3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291.617" calcext:value-type="float">
            <text:p>291.6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518.978" calcext:value-type="float">
            <text:p>5,519.0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251.299" calcext:value-type="float">
            <text:p>-251.3</text:p>
          </table:table-cell>
          <table:table-cell table:style-name="ce33" office:value-type="float" office:value="5770.277" calcext:value-type="float">
            <text:p>5,770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23.267" calcext:value-type="float">
            <text:p>23.3</text:p>
          </table:table-cell>
          <table:table-cell table:style-name="ce79" office:value-type="float" office:value="5747.01" calcext:value-type="float">
            <text:p>5,747.0</text:p>
          </table:table-cell>
          <table:table-cell table:style-name="ce33" office:value-type="float" office:value="5747.01" calcext:value-type="float">
            <text:p>5,747.0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3857.231" calcext:value-type="float">
            <text:p>43,857.2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417.157" calcext:value-type="float">
            <text:p>-417.2</text:p>
          </table:table-cell>
          <table:table-cell table:style-name="ce33" office:value-type="float" office:value="44274.388" calcext:value-type="float">
            <text:p>44,274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302.512" calcext:value-type="float">
            <text:p>302.5</text:p>
          </table:table-cell>
          <table:table-cell table:style-name="ce79" office:value-type="float" office:value="36273.322" calcext:value-type="float">
            <text:p>36,273.3</text:p>
          </table:table-cell>
          <table:table-cell table:style-name="ce33" office:value-type="float" office:value="3048.038" calcext:value-type="float">
            <text:p>3,048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3225.284" calcext:value-type="float">
            <text:p>33,225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698.554" calcext:value-type="float">
            <text:p>7,698.6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698.554" calcext:value-type="float">
            <text:p>7,698.6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3.403" calcext:value-type="float">
            <text:p>273.4</text:p>
          </table:table-cell>
          <table:table-cell table:style-name="ce33" office:value-type="float" office:value="0.908" calcext:value-type="float">
            <text:p>0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7.007" calcext:value-type="float">
            <text:p>17.0</text:p>
          </table:table-cell>
          <table:table-cell table:style-name="ce33" office:value-type="float" office:value="255.488" calcext:value-type="float">
            <text:p>255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57.887" calcext:value-type="float">
            <text:p>-57.9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13.375" calcext:value-type="float">
            <text:p>313.4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276.589" calcext:value-type="float">
            <text:p>276.6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6.786" calcext:value-type="float">
            <text:p>36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085.075" calcext:value-type="float">
            <text:p>16,085.1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2.313" calcext:value-type="float">
            <text:p>82.3</text:p>
          </table:table-cell>
          <table:table-cell table:style-name="ce33" office:value-type="float" office:value="16002.762" calcext:value-type="float">
            <text:p>16,002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16.126" calcext:value-type="float">
            <text:p>-116.1</text:p>
          </table:table-cell>
          <table:table-cell table:style-name="ce79" office:value-type="float" office:value="16118.887" calcext:value-type="float">
            <text:p>16,118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6118.887" calcext:value-type="float">
            <text:p>16,118.9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35.062" calcext:value-type="float">
            <text:p>235.1</text:p>
          </table:table-cell>
          <table:table-cell table:style-name="ce33" office:value-type="float" office:value="113.855" calcext:value-type="float">
            <text:p>113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3.323" calcext:value-type="float">
            <text:p>-33.3</text:p>
          </table:table-cell>
          <table:table-cell table:style-name="ce33" office:value-type="float" office:value="154.53" calcext:value-type="float">
            <text:p>154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5.192" calcext:value-type="float">
            <text:p>5.2</text:p>
          </table:table-cell>
          <table:table-cell table:style-name="ce79" office:value-type="float" office:value="4434.727" calcext:value-type="float">
            <text:p>4,434.7</text:p>
          </table:table-cell>
          <table:table-cell table:style-name="ce33" office:value-type="float" office:value="4434.727" calcext:value-type="float">
            <text:p>4,434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152.44" calcext:value-type="float">
            <text:p>5,152.4</text:p>
          </table:table-cell>
          <table:table-cell table:style-name="ce33" office:value-type="float" office:value="867.051" calcext:value-type="float">
            <text:p>867.1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529.427" calcext:value-type="float">
            <text:p>529.4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37.624" calcext:value-type="float">
            <text:p>337.6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.484" calcext:value-type="float">
            <text:p>0.5</text:p>
          </table:table-cell>
          <table:table-cell table:style-name="ce79" office:value-type="float" office:value="433.759" calcext:value-type="float">
            <text:p>433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33.759" calcext:value-type="float">
            <text:p>433.8</text:p>
          </table:table-cell>
          <table:table-cell table:style-name="ce33" office:value-type="float" office:value="2540.019" calcext:value-type="float">
            <text:p>2,540.0</text:p>
          </table:table-cell>
          <table:table-cell table:style-name="ce33" office:value-type="float" office:value="2105.776" calcext:value-type="float">
            <text:p>2,105.8</text:p>
          </table:table-cell>
          <table:table-cell table:style-name="ce33" office:value-type="float" office:value="422.407" calcext:value-type="float">
            <text:p>422.4</text:p>
          </table:table-cell>
          <table:table-cell table:number-columns-repeated="2" table:style-name="ce33" office:value-type="float" office:value="1683.369" calcext:value-type="float">
            <text:p>1,683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58.366" calcext:value-type="float">
            <text:p>58.4</text:p>
          </table:table-cell>
          <table:table-cell table:style-name="ce79" office:value-type="float" office:value="5003.638" calcext:value-type="float">
            <text:p>5,003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003.638" calcext:value-type="float">
            <text:p>5,003.6</text:p>
          </table:table-cell>
          <table:table-cell table:style-name="ce33" office:value-type="float" office:value="18090.349" calcext:value-type="float">
            <text:p>18,090.3</text:p>
          </table:table-cell>
          <table:table-cell table:style-name="ce33" office:value-type="float" office:value="13028.345" calcext:value-type="float">
            <text:p>13,028.3</text:p>
          </table:table-cell>
          <table:table-cell table:style-name="ce33" office:value-type="float" office:value="9071.584" calcext:value-type="float">
            <text:p>9,071.6</text:p>
          </table:table-cell>
          <table:table-cell table:number-columns-repeated="2" table:style-name="ce33" office:value-type="float" office:value="3956.761" calcext:value-type="float">
            <text:p>3,956.8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58.302" calcext:value-type="float">
            <text:p>58.3</text:p>
          </table:table-cell>
          <table:table-cell table:style-name="ce79" office:value-type="float" office:value="468.484" calcext:value-type="float">
            <text:p>468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68.484" calcext:value-type="float">
            <text:p>468.5</text:p>
          </table:table-cell>
          <table:table-cell table:style-name="ce33" office:value-type="float" office:value="1139.699" calcext:value-type="float">
            <text:p>1,139.7</text:p>
          </table:table-cell>
          <table:table-cell table:style-name="ce33" office:value-type="float" office:value="612.913" calcext:value-type="float">
            <text:p>612.9</text:p>
          </table:table-cell>
          <table:table-cell table:style-name="ce33" office:value-type="float" office:value="279.184" calcext:value-type="float">
            <text:p>279.2</text:p>
          </table:table-cell>
          <table:table-cell table:number-columns-repeated="2" table:style-name="ce33" office:value-type="float" office:value="333.729" calcext:value-type="float">
            <text:p>333.7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59.158" calcext:value-type="float">
            <text:p>59.2</text:p>
          </table:table-cell>
          <table:table-cell table:style-name="ce32" office:value-type="float" office:value="67659.767" calcext:value-type="float">
            <text:p>67,659.8</text:p>
          </table:table-cell>
          <table:table-cell table:style-name="ce32" office:value-type="float" office:value="18872.024" calcext:value-type="float">
            <text:p>18,872.0</text:p>
          </table:table-cell>
          <table:table-cell table:style-name="ce32" office:value-type="float" office:value="1313.316" calcext:value-type="float">
            <text:p>1,313.3</text:p>
          </table:table-cell>
          <table:table-cell table:style-name="ce32" office:value-type="float" office:value="2305.604" calcext:value-type="float">
            <text:p>2,305.6</text:p>
          </table:table-cell>
          <table:table-cell table:style-name="ce32" office:value-type="float" office:value="-101.698" calcext:value-type="float">
            <text:p>-101.7</text:p>
          </table:table-cell>
          <table:table-cell table:style-name="ce32" office:value-type="float" office:value="45329.679" calcext:value-type="float">
            <text:p>45,329.7</text:p>
          </table:table-cell>
          <table:table-cell table:style-name="ce32" office:value-type="float" office:value="6859.467" calcext:value-type="float">
            <text:p>6,859.5</text:p>
          </table:table-cell>
          <table:table-cell table:style-name="ce46" office:value-type="float" office:value="-662.259" calcext:value-type="float">
            <text:p>-662.3</text:p>
          </table:table-cell>
          <table:table-cell table:style-name="ce78" office:value-type="float" office:value="54791.75" calcext:value-type="float">
            <text:p>54,791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2663.478" calcext:value-type="float">
            <text:p>52,663.5</text:p>
          </table:table-cell>
          <table:table-cell table:style-name="ce32" office:value-type="float" office:value="2128.271" calcext:value-type="float">
            <text:p>2,128.3</text:p>
          </table:table-cell>
          <table:table-cell table:style-name="ce32" office:value-type="float" office:value="59849.596" calcext:value-type="float">
            <text:p>59,849.6</text:p>
          </table:table-cell>
          <table:table-cell table:style-name="ce32" office:value-type="float" office:value="44190.318" calcext:value-type="float">
            <text:p>44,190.3</text:p>
          </table:table-cell>
          <table:table-cell table:style-name="ce32" office:value-type="float" office:value="2434.047" calcext:value-type="float">
            <text:p>2,434.0</text:p>
          </table:table-cell>
          <table:table-cell table:style-name="ce32" office:value-type="float" office:value="19135.133" calcext:value-type="float">
            <text:p>19,135.1</text:p>
          </table:table-cell>
          <table:table-cell table:style-name="ce32" office:value-type="float" office:value="3485.236" calcext:value-type="float">
            <text:p>3,485.2</text:p>
          </table:table-cell>
          <table:table-cell table:style-name="ce32" office:value-type="float" office:value="12900.98" calcext:value-type="float">
            <text:p>12,901.0</text:p>
          </table:table-cell>
          <table:table-cell table:style-name="ce32" office:value-type="float" office:value="456.469" calcext:value-type="float">
            <text:p>456.5</text:p>
          </table:table-cell>
          <table:table-cell table:style-name="ce32" office:value-type="float" office:value="1028.335" calcext:value-type="float">
            <text:p>1,028.3</text:p>
          </table:table-cell>
          <table:table-cell table:style-name="ce32" office:value-type="float" office:value="1264.114" calcext:value-type="float">
            <text:p>1,264.1</text:p>
          </table:table-cell>
          <table:table-cell table:style-name="ce32" office:value-type="float" office:value="22621.138" calcext:value-type="float">
            <text:p>22,621.1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11.378" calcext:value-type="float">
            <text:p>11.4</text:p>
          </table:table-cell>
          <table:table-cell table:style-name="ce33" office:value-type="float" office:value="51359.748" calcext:value-type="float">
            <text:p>51,359.7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512.426" calcext:value-type="float">
            <text:p>-512.4</text:p>
          </table:table-cell>
          <table:table-cell table:style-name="ce33" office:value-type="float" office:value="51883.552" calcext:value-type="float">
            <text:p>51,883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310.734" calcext:value-type="float">
            <text:p>-310.7</text:p>
          </table:table-cell>
          <table:table-cell table:style-name="ce79" office:value-type="float" office:value="52194.286" calcext:value-type="float">
            <text:p>52,194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2194.286" calcext:value-type="float">
            <text:p>52,194.3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47.78" calcext:value-type="float">
            <text:p>47.8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47.78" calcext:value-type="float">
            <text:p>47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47.78" calcext:value-type="float">
            <text:p>47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7.78" calcext:value-type="float">
            <text:p>47.8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16.125" calcext:value-type="float">
            <text:p>16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6.125" calcext:value-type="float">
            <text:p>16.1</text:p>
          </table:table-cell>
          <table:table-cell table:style-name="ce33" office:value-type="float" office:value="1468.003" calcext:value-type="float">
            <text:p>1,468.0</text:p>
          </table:table-cell>
          <table:table-cell table:style-name="ce33" office:value-type="float" office:value="1451.878" calcext:value-type="float">
            <text:p>1,451.9</text:p>
          </table:table-cell>
          <table:table-cell table:style-name="ce33" office:value-type="float" office:value="1451.354" calcext:value-type="float">
            <text:p>1,451.4</text:p>
          </table:table-cell>
          <table:table-cell table:number-columns-repeated="2" table:style-name="ce33" office:value-type="float" office:value="0.523" calcext:value-type="float">
            <text:p>0.5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46.883" calcext:value-type="float">
            <text:p>1,346.9</text:p>
          </table:table-cell>
          <table:table-cell table:style-name="ce33" office:value-type="float" office:value="165.642" calcext:value-type="float">
            <text:p>165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9.327" calcext:value-type="float">
            <text:p>19.3</text:p>
          </table:table-cell>
          <table:table-cell table:style-name="ce33" office:value-type="float" office:value="1161.915" calcext:value-type="float">
            <text:p>1,161.9</text:p>
          </table:table-cell>
          <table:table-cell table:style-name="ce33" office:value-type="float" office:value="97.407" calcext:value-type="float">
            <text:p>97.4</text:p>
          </table:table-cell>
          <table:table-cell table:style-name="ce47" office:value-type="float" office:value="-3.758" calcext:value-type="float">
            <text:p>-3.8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500.054" calcext:value-type="float">
            <text:p>2,500.1</text:p>
          </table:table-cell>
          <table:table-cell table:style-name="ce33" office:value-type="float" office:value="3568.32" calcext:value-type="float">
            <text:p>3,568.3</text:p>
          </table:table-cell>
          <table:table-cell table:style-name="ce33" office:value-type="float" office:value="133.839" calcext:value-type="float">
            <text:p>133.8</text:p>
          </table:table-cell>
          <table:table-cell table:style-name="ce33" office:value-type="float" office:value="2394.45" calcext:value-type="float">
            <text:p>2,394.5</text:p>
          </table:table-cell>
          <table:table-cell table:style-name="ce33" office:value-type="float" office:value="449.542" calcext:value-type="float">
            <text:p>449.5</text:p>
          </table:table-cell>
          <table:table-cell table:style-name="ce33" office:value-type="float" office:value="126.303" calcext:value-type="float">
            <text:p>126.3</text:p>
          </table:table-cell>
          <table:table-cell table:style-name="ce33" office:value-type="float" office:value="0.038" calcext:value-type="float">
            <text:p>0.0</text:p>
          </table:table-cell>
          <table:table-cell table:style-name="ce33" office:value-type="float" office:value="103.869" calcext:value-type="float">
            <text:p>103.9</text:p>
          </table:table-cell>
          <table:table-cell table:style-name="ce33" office:value-type="float" office:value="1714.698" calcext:value-type="float">
            <text:p>1,714.7</text:p>
          </table:table-cell>
          <table:table-cell table:style-name="ce33" office:value-type="float" office:value="1040.031" calcext:value-type="float">
            <text:p>1,040.0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606.998" calcext:value-type="float">
            <text:p>13,607.0</text:p>
          </table:table-cell>
          <table:table-cell table:style-name="ce33" office:value-type="float" office:value="42.336" calcext:value-type="float">
            <text:p>42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59.117" calcext:value-type="float">
            <text:p>-59.1</text:p>
          </table:table-cell>
          <table:table-cell table:style-name="ce33" office:value-type="float" office:value="13623.779" calcext:value-type="float">
            <text:p>13,623.8</text:p>
          </table:table-cell>
          <table:table-cell table:style-name="ce33" office:value-type="float" office:value="4050.867" calcext:value-type="float">
            <text:p>4,050.9</text:p>
          </table:table-cell>
          <table:table-cell table:style-name="ce47" office:value-type="float" office:value="-42.338" calcext:value-type="float">
            <text:p>-42.3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1396.251" calcext:value-type="float">
            <text:p>11,396.3</text:p>
          </table:table-cell>
          <table:table-cell table:style-name="ce33" office:value-type="float" office:value="21011.501" calcext:value-type="float">
            <text:p>21,011.5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1011.501" calcext:value-type="float">
            <text:p>21,011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315.231" calcext:value-type="float">
            <text:p>4,315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9.102" calcext:value-type="float">
            <text:p>59.1</text:p>
          </table:table-cell>
          <table:table-cell table:style-name="ce33" office:value-type="float" office:value="-4374.333" calcext:value-type="float">
            <text:p>-4,374.3</text:p>
          </table:table-cell>
          <table:table-cell table:style-name="ce33" office:value-type="float" office:value="77.75" calcext:value-type="float">
            <text:p>77.8</text:p>
          </table:table-cell>
          <table:table-cell table:style-name="ce47" office:value-type="float" office:value="-97.179" calcext:value-type="float">
            <text:p>-97.2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4140.166" calcext:value-type="float">
            <text:p>14,140.2</text:p>
          </table:table-cell>
          <table:table-cell table:style-name="ce33" office:value-type="float" office:value="9785.263" calcext:value-type="float">
            <text:p>9,785.3</text:p>
          </table:table-cell>
          <table:table-cell table:style-name="ce33" office:value-type="float" office:value="4.464" calcext:value-type="float">
            <text:p>4.5</text:p>
          </table:table-cell>
          <table:table-cell table:style-name="ce33" office:value-type="float" office:value="9780.799" calcext:value-type="float">
            <text:p>9,780.8</text:p>
          </table:table-cell>
          <table:table-cell table:style-name="ce33" office:value-type="float" office:value="7.575" calcext:value-type="float">
            <text:p>7.6</text:p>
          </table:table-cell>
          <table:table-cell table:style-name="ce33" office:value-type="float" office:value="9717.319" calcext:value-type="float">
            <text:p>9,717.3</text:p>
          </table:table-cell>
          <table:table-cell table:style-name="ce33" office:value-type="float" office:value="11.411" calcext:value-type="float">
            <text:p>11.4</text:p>
          </table:table-cell>
          <table:table-cell table:style-name="ce33" office:value-type="float" office:value="44.494" calcext:value-type="float">
            <text:p>44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648.304" calcext:value-type="float">
            <text:p>1,648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593.805" calcext:value-type="float">
            <text:p>2,593.8</text:p>
          </table:table-cell>
          <table:table-cell table:style-name="ce33" office:value-type="float" office:value="39.993" calcext:value-type="float">
            <text:p>40.0</text:p>
          </table:table-cell>
          <table:table-cell table:style-name="ce33" office:value-type="float" office:value="-4282.102" calcext:value-type="float">
            <text:p>-4,282.1</text:p>
          </table:table-cell>
          <table:table-cell table:style-name="ce33" office:value-type="float" office:value="28.265" calcext:value-type="float">
            <text:p>28.3</text:p>
          </table:table-cell>
          <table:table-cell table:style-name="ce47" office:value-type="float" office:value="258.446" calcext:value-type="float">
            <text:p>258.4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833.959" calcext:value-type="float">
            <text:p>4,834.0</text:p>
          </table:table-cell>
          <table:table-cell table:style-name="ce33" office:value-type="float" office:value="265.146" calcext:value-type="float">
            <text:p>265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65.146" calcext:value-type="float">
            <text:p>265.1</text:p>
          </table:table-cell>
          <table:table-cell table:style-name="ce33" office:value-type="float" office:value="1.398" calcext:value-type="float">
            <text:p>1.4</text:p>
          </table:table-cell>
          <table:table-cell table:style-name="ce33" office:value-type="float" office:value="108.111" calcext:value-type="float">
            <text:p>108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55.637" calcext:value-type="float">
            <text:p>155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0.944" calcext:value-type="float">
            <text:p>0.9</text:p>
          </table:table-cell>
          <table:table-cell table:style-name="ce33" office:value-type="float" office:value="-0.944" calcext:value-type="float">
            <text:p>-0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.975" calcext:value-type="float">
            <text:p>-5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.031" calcext:value-type="float">
            <text:p>4.0</text:p>
          </table:table-cell>
          <table:table-cell table:style-name="ce33" office:value-type="float" office:value="0.002" calcext:value-type="float">
            <text:p>0.0</text:p>
          </table:table-cell>
          <table:table-cell table:style-name="ce33" office:value-type="float" office:value="4.029" calcext:value-type="float">
            <text:p>4.0</text:p>
          </table:table-cell>
          <table:table-cell table:style-name="ce33" office:value-type="float" office:value="0.005" calcext:value-type="float">
            <text:p>0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.024" calcext:value-type="float">
            <text:p>4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1124.547" calcext:value-type="float">
            <text:p>11,124.5</text:p>
          </table:table-cell>
          <table:table-cell table:style-name="ce33" office:value-type="float" office:value="147.562" calcext:value-type="float">
            <text:p>147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7.262" calcext:value-type="float">
            <text:p>147.3</text:p>
          </table:table-cell>
          <table:table-cell table:style-name="ce33" office:value-type="float" office:value="-11419.371" calcext:value-type="float">
            <text:p>-11,419.4</text:p>
          </table:table-cell>
          <table:table-cell table:style-name="ce33" office:value-type="float" office:value="182.446" calcext:value-type="float">
            <text:p>182.4</text:p>
          </table:table-cell>
          <table:table-cell table:style-name="ce47" office:value-type="float" office:value="-261.853" calcext:value-type="float">
            <text:p>-261.9</text:p>
          </table:table-cell>
          <table:table-cell table:style-name="ce79" office:value-type="float" office:value="54.477" calcext:value-type="float">
            <text:p>54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4.477" calcext:value-type="float">
            <text:p>54.5</text:p>
          </table:table-cell>
          <table:table-cell table:style-name="ce33" office:value-type="float" office:value="16925.013" calcext:value-type="float">
            <text:p>16,925.0</text:p>
          </table:table-cell>
          <table:table-cell table:style-name="ce33" office:value-type="float" office:value="5530.572" calcext:value-type="float">
            <text:p>5,530.6</text:p>
          </table:table-cell>
          <table:table-cell table:style-name="ce33" office:value-type="float" office:value="29.379" calcext:value-type="float">
            <text:p>29.4</text:p>
          </table:table-cell>
          <table:table-cell table:style-name="ce33" office:value-type="float" office:value="5501.193" calcext:value-type="float">
            <text:p>5,501.2</text:p>
          </table:table-cell>
          <table:table-cell table:style-name="ce33" office:value-type="float" office:value="142.715" calcext:value-type="float">
            <text:p>142.7</text:p>
          </table:table-cell>
          <table:table-cell table:style-name="ce33" office:value-type="float" office:value="4523.578" calcext:value-type="float">
            <text:p>4,523.6</text:p>
          </table:table-cell>
          <table:table-cell table:style-name="ce33" office:value-type="float" office:value="445.177" calcext:value-type="float">
            <text:p>445.2</text:p>
          </table:table-cell>
          <table:table-cell table:style-name="ce33" office:value-type="float" office:value="389.723" calcext:value-type="float">
            <text:p>389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082.825" calcext:value-type="float">
            <text:p>1,082.8</text:p>
          </table:table-cell>
          <table:table-cell table:style-name="ce33" office:value-type="float" office:value="1388.118" calcext:value-type="float">
            <text:p>1,388.1</text:p>
          </table:table-cell>
          <table:table-cell table:style-name="ce33" office:value-type="float" office:value="1102.029" calcext:value-type="float">
            <text:p>1,102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66.204" calcext:value-type="float">
            <text:p>566.2</text:p>
          </table:table-cell>
          <table:table-cell table:style-name="ce33" office:value-type="float" office:value="-1973.526" calcext:value-type="float">
            <text:p>-1,973.5</text:p>
          </table:table-cell>
          <table:table-cell table:style-name="ce33" office:value-type="float" office:value="2373.777" calcext:value-type="float">
            <text:p>2,373.8</text:p>
          </table:table-cell>
          <table:table-cell table:style-name="ce47" office:value-type="float" office:value="-195.445" calcext:value-type="float">
            <text:p>-195.4</text:p>
          </table:table-cell>
          <table:table-cell table:style-name="ce79" office:value-type="float" office:value="1529.918" calcext:value-type="float">
            <text:p>1,529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529.918" calcext:value-type="float">
            <text:p>1,529.9</text:p>
          </table:table-cell>
          <table:table-cell table:style-name="ce33" office:value-type="float" office:value="9287.522" calcext:value-type="float">
            <text:p>9,287.5</text:p>
          </table:table-cell>
          <table:table-cell table:style-name="ce33" office:value-type="float" office:value="3605.746" calcext:value-type="float">
            <text:p>3,605.7</text:p>
          </table:table-cell>
          <table:table-cell table:style-name="ce33" office:value-type="float" office:value="319.568" calcext:value-type="float">
            <text:p>319.6</text:p>
          </table:table-cell>
          <table:table-cell table:style-name="ce33" office:value-type="float" office:value="3286.178" calcext:value-type="float">
            <text:p>3,286.2</text:p>
          </table:table-cell>
          <table:table-cell table:style-name="ce33" office:value-type="float" office:value="2811.38" calcext:value-type="float">
            <text:p>2,811.4</text:p>
          </table:table-cell>
          <table:table-cell table:style-name="ce33" office:value-type="float" office:value="63.83" calcext:value-type="float">
            <text:p>63.8</text:p>
          </table:table-cell>
          <table:table-cell table:style-name="ce33" office:value-type="float" office:value="29.112" calcext:value-type="float">
            <text:p>29.1</text:p>
          </table:table-cell>
          <table:table-cell table:style-name="ce33" office:value-type="float" office:value="381.856" calcext:value-type="float">
            <text:p>381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0.773" calcext:value-type="float">
            <text:p>270.8</text:p>
          </table:table-cell>
          <table:table-cell table:style-name="ce33" office:value-type="float" office:value="806.971" calcext:value-type="float">
            <text:p>807.0</text:p>
          </table:table-cell>
          <table:table-cell table:style-name="ce33" office:value-type="float" office:value="0.088" calcext:value-type="float">
            <text:p>0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7.687" calcext:value-type="float">
            <text:p>37.7</text:p>
          </table:table-cell>
          <table:table-cell table:style-name="ce33" office:value-type="float" office:value="-573.973" calcext:value-type="float">
            <text:p>-574.0</text:p>
          </table:table-cell>
          <table:table-cell table:style-name="ce33" office:value-type="float" office:value="24.114" calcext:value-type="float">
            <text:p>24.1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08.578" calcext:value-type="float">
            <text:p>1,008.6</text:p>
          </table:table-cell>
          <table:table-cell table:style-name="ce33" office:value-type="float" office:value="410.491" calcext:value-type="float">
            <text:p>410.5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10.491" calcext:value-type="float">
            <text:p>410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5.463" calcext:value-type="float">
            <text:p>15.5</text:p>
          </table:table-cell>
          <table:table-cell table:style-name="ce33" office:value-type="float" office:value="227.3" calcext:value-type="float">
            <text:p>227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3.72" calcext:value-type="float">
            <text:p>23.7</text:p>
          </table:table-cell>
          <table:table-cell table:style-name="ce33" office:value-type="float" office:value="-235.557" calcext:value-type="float">
            <text:p>-235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48.208" calcext:value-type="float">
            <text:p>648.2</text:p>
          </table:table-cell>
          <table:table-cell table:style-name="ce33" office:value-type="float" office:value="412.651" calcext:value-type="float">
            <text:p>412.7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12.651" calcext:value-type="float">
            <text:p>412.7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24.208" calcext:value-type="float">
            <text:p>1,224.2</text:p>
          </table:table-cell>
          <table:table-cell table:style-name="ce33" office:value-type="float" office:value="135.237" calcext:value-type="float">
            <text:p>135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0.771" calcext:value-type="float">
            <text:p>0.8</text:p>
          </table:table-cell>
          <table:table-cell table:style-name="ce33" office:value-type="float" office:value="1088.2" calcext:value-type="float">
            <text:p>1,088.2</text:p>
          </table:table-cell>
          <table:table-cell table:style-name="ce33" office:value-type="float" office:value="1.313" calcext:value-type="float">
            <text:p>1.3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6.305" calcext:value-type="float">
            <text:p>96.3</text:p>
          </table:table-cell>
          <table:table-cell table:style-name="ce33" office:value-type="float" office:value="1183.192" calcext:value-type="float">
            <text:p>1,183.2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183.192" calcext:value-type="float">
            <text:p>1,183.2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0.829" calcext:value-type="float">
            <text:p>30.8</text:p>
          </table:table-cell>
          <table:table-cell table:style-name="ce33" office:value-type="float" office:value="318.305" calcext:value-type="float">
            <text:p>318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49.952" calcext:value-type="float">
            <text:p>-250.0</text:p>
          </table:table-cell>
          <table:table-cell table:style-name="ce33" office:value-type="float" office:value="-37.524" calcext:value-type="float">
            <text:p>-37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467.082" calcext:value-type="float">
            <text:p>467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67.082" calcext:value-type="float">
            <text:p>467.1</text:p>
          </table:table-cell>
          <table:table-cell table:style-name="ce33" office:value-type="float" office:value="1181.782" calcext:value-type="float">
            <text:p>1,181.8</text:p>
          </table:table-cell>
          <table:table-cell table:style-name="ce33" office:value-type="float" office:value="677.176" calcext:value-type="float">
            <text:p>677.2</text:p>
          </table:table-cell>
          <table:table-cell table:style-name="ce33" office:value-type="float" office:value="547.432" calcext:value-type="float">
            <text:p>547.4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129.744" calcext:value-type="float">
            <text:p>129.7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96.236" calcext:value-type="float">
            <text:p>896.2</text:p>
          </table:table-cell>
          <table:table-cell table:style-name="ce33" office:value-type="float" office:value="116.568" calcext:value-type="float">
            <text:p>116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20.876" calcext:value-type="float">
            <text:p>-220.9</text:p>
          </table:table-cell>
          <table:table-cell table:style-name="ce33" office:value-type="float" office:value="1000.544" calcext:value-type="float">
            <text:p>1,000.5</text:p>
          </table:table-cell>
          <table:table-cell table:style-name="ce33" office:value-type="float" office:value="455.153" calcext:value-type="float">
            <text:p>455.2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425.459" calcext:value-type="float">
            <text:p>425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21.412" calcext:value-type="float">
            <text:p>421.4</text:p>
          </table:table-cell>
          <table:table-cell table:style-name="ce33" office:value-type="float" office:value="4.047" calcext:value-type="float">
            <text:p>4.0</text:p>
          </table:table-cell>
          <table:table-cell table:style-name="ce33" office:value-type="float" office:value="1445.634" calcext:value-type="float">
            <text:p>1,445.6</text:p>
          </table:table-cell>
          <table:table-cell table:style-name="ce33" office:value-type="float" office:value="1565.566" calcext:value-type="float">
            <text:p>1,565.6</text:p>
          </table:table-cell>
          <table:table-cell table:style-name="ce33" office:value-type="float" office:value="13.089" calcext:value-type="float">
            <text:p>13.1</text:p>
          </table:table-cell>
          <table:table-cell table:number-columns-repeated="2" table:style-name="ce33" office:value-type="float" office:value="13.776" calcext:value-type="float">
            <text:p>13.8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538.702" calcext:value-type="float">
            <text:p>1,538.7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297.676" calcext:value-type="float">
            <text:p>297.7</text:p>
          </table:table-cell>
          <table:table-cell table:style-name="ce32" office:value-type="float" office:value="12647.211" calcext:value-type="float">
            <text:p>12,647.2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109.846" calcext:value-type="float">
            <text:p>109.8</text:p>
          </table:table-cell>
          <table:table-cell table:style-name="ce32" office:value-type="float" office:value="12835.04" calcext:value-type="float">
            <text:p>12,835.0</text:p>
          </table:table-cell>
          <table:table-cell table:style-name="ce32" office:value-type="float" office:value="13506.086" calcext:value-type="float">
            <text:p>13,506.1</text:p>
          </table:table-cell>
          <table:table-cell table:style-name="ce46" office:value-type="float" office:value="448.023" calcext:value-type="float">
            <text:p>448.0</text:p>
          </table:table-cell>
          <table:table-cell table:style-name="ce78" office:value-type="float" office:value="9853.983" calcext:value-type="float">
            <text:p>9,854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0.927" calcext:value-type="float">
            <text:p>30.9</text:p>
          </table:table-cell>
          <table:table-cell table:style-name="ce32" office:value-type="float" office:value="9823.057" calcext:value-type="float">
            <text:p>9,823.1</text:p>
          </table:table-cell>
          <table:table-cell table:style-name="ce32" office:value-type="float" office:value="13780.677" calcext:value-type="float">
            <text:p>13,780.7</text:p>
          </table:table-cell>
          <table:table-cell table:style-name="ce32" office:value-type="float" office:value="2807.624" calcext:value-type="float">
            <text:p>2,807.6</text:p>
          </table:table-cell>
          <table:table-cell table:style-name="ce32" office:value-type="float" office:value="566.377" calcext:value-type="float">
            <text:p>566.4</text:p>
          </table:table-cell>
          <table:table-cell table:style-name="ce32" office:value-type="float" office:value="2241.247" calcext:value-type="float">
            <text:p>2,241.2</text:p>
          </table:table-cell>
          <table:table-cell table:style-name="ce32" office:value-type="float" office:value="1364.282" calcext:value-type="float">
            <text:p>1,364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79.921" calcext:value-type="float">
            <text:p>279.9</text:p>
          </table:table-cell>
          <table:table-cell table:style-name="ce32" office:value-type="float" office:value="597.044" calcext:value-type="float">
            <text:p>597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442.049" calcext:value-type="float">
            <text:p>442.0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69.415" calcext:value-type="float">
            <text:p>169.4</text:p>
          </table:table-cell>
          <table:table-cell table:style-name="ce33" office:value-type="float" office:value="272.634" calcext:value-type="float">
            <text:p>272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.563" calcext:value-type="float">
            <text:p>1.6</text:p>
          </table:table-cell>
          <table:table-cell table:style-name="ce79" office:value-type="float" office:value="1.897" calcext:value-type="float">
            <text:p>1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897" calcext:value-type="float">
            <text:p>1.9</text:p>
          </table:table-cell>
          <table:table-cell table:style-name="ce33" office:value-type="float" office:value="1269.137" calcext:value-type="float">
            <text:p>1,269.1</text:p>
          </table:table-cell>
          <table:table-cell table:style-name="ce33" office:value-type="float" office:value="1538.31" calcext:value-type="float">
            <text:p>1,538.3</text:p>
          </table:table-cell>
          <table:table-cell table:style-name="ce33" office:value-type="float" office:value="2.319" calcext:value-type="float">
            <text:p>2.3</text:p>
          </table:table-cell>
          <table:table-cell table:style-name="ce33" office:value-type="float" office:value="1535.992" calcext:value-type="float">
            <text:p>1,536.0</text:p>
          </table:table-cell>
          <table:table-cell table:style-name="ce33" office:value-type="float" office:value="405.225" calcext:value-type="float">
            <text:p>405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04.322" calcext:value-type="float">
            <text:p>304.3</text:p>
          </table:table-cell>
          <table:table-cell table:style-name="ce33" office:value-type="float" office:value="826.445" calcext:value-type="float">
            <text:p>826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694.318" calcext:value-type="float">
            <text:p>16,694.3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5.594" calcext:value-type="float">
            <text:p>-5.6</text:p>
          </table:table-cell>
          <table:table-cell table:style-name="ce33" office:value-type="float" office:value="16699.912" calcext:value-type="float">
            <text:p>16,699.9</text:p>
          </table:table-cell>
          <table:table-cell table:style-name="ce33" office:value-type="float" office:value="17828.034" calcext:value-type="float">
            <text:p>17,828.0</text:p>
          </table:table-cell>
          <table:table-cell table:style-name="ce47" office:value-type="float" office:value="590.001" calcext:value-type="float">
            <text:p>590.0</text:p>
          </table:table-cell>
          <table:table-cell table:style-name="ce79" office:value-type="float" office:value="13005.571" calcext:value-type="float">
            <text:p>13,005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0.823" calcext:value-type="float">
            <text:p>40.8</text:p>
          </table:table-cell>
          <table:table-cell table:style-name="ce33" office:value-type="float" office:value="12964.748" calcext:value-type="float">
            <text:p>12,964.7</text:p>
          </table:table-cell>
          <table:table-cell table:style-name="ce33" office:value-type="float" office:value="17062.371" calcext:value-type="float">
            <text:p>17,062.4</text:p>
          </table:table-cell>
          <table:table-cell table:style-name="ce33" office:value-type="float" office:value="2338.677" calcext:value-type="float">
            <text:p>2,338.7</text:p>
          </table:table-cell>
          <table:table-cell table:style-name="ce33" office:value-type="float" office:value="745.557" calcext:value-type="float">
            <text:p>745.6</text:p>
          </table:table-cell>
          <table:table-cell table:style-name="ce33" office:value-type="float" office:value="1593.12" calcext:value-type="float">
            <text:p>1,593.1</text:p>
          </table:table-cell>
          <table:table-cell table:style-name="ce33" office:value-type="float" office:value="1440.653" calcext:value-type="float">
            <text:p>1,440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98.987" calcext:value-type="float">
            <text:p>99.0</text:p>
          </table:table-cell>
          <table:table-cell table:style-name="ce33" office:value-type="float" office:value="53.48" calcext:value-type="float">
            <text:p>53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758.814" calcext:value-type="float">
            <text:p>1,758.8</text:p>
          </table:table-cell>
          <table:table-cell table:style-name="ce32" office:value-type="float" office:value="0.138" calcext:value-type="float">
            <text:p>0.1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-6.616" calcext:value-type="float">
            <text:p>-6.6</text:p>
          </table:table-cell>
          <table:table-cell table:style-name="ce32" office:value-type="float" office:value="1765.568" calcext:value-type="float">
            <text:p>1,765.6</text:p>
          </table:table-cell>
          <table:table-cell table:style-name="ce32" office:value-type="float" office:value="79.154" calcext:value-type="float">
            <text:p>79.2</text:p>
          </table:table-cell>
          <table:table-cell table:style-name="ce46" office:value-type="float" office:value="4.906" calcext:value-type="float">
            <text:p>4.9</text:p>
          </table:table-cell>
          <table:table-cell table:style-name="ce78" office:value-type="float" office:value="1215.381" calcext:value-type="float">
            <text:p>1,215.4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215.381" calcext:value-type="float">
            <text:p>1,215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66.127" calcext:value-type="float">
            <text:p>466.1</text:p>
          </table:table-cell>
          <table:table-cell table:style-name="ce32" office:value-type="float" office:value="0.05" calcext:value-type="float">
            <text:p>0.1</text:p>
          </table:table-cell>
          <table:table-cell table:number-columns-repeated="2" table:style-name="ce32" office:value-type="float" office:value="466.077" calcext:value-type="float">
            <text:p>466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0421.73" calcext:value-type="float">
            <text:p>40,421.7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40421.73" calcext:value-type="float">
            <text:p>40,421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0421.73" calcext:value-type="float">
            <text:p>40,421.7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0421.73" calcext:value-type="float">
            <text:p>40,421.7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5669.558" calcext:value-type="float">
            <text:p>5,669.6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5669.558" calcext:value-type="float">
            <text:p>5,669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8606.458" calcext:value-type="float">
            <text:p>8,606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8606.458" calcext:value-type="float">
            <text:p>8,606.5</text:p>
          </table:table-cell>
          <table:table-cell table:style-name="ce32" office:value-type="float" office:value="2936.901" calcext:value-type="float">
            <text:p>2,936.9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159.87" calcext:value-type="float">
            <text:p>159.9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59.87" calcext:value-type="float">
            <text:p>159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59.87" calcext:value-type="float">
            <text:p>159.9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59.87" calcext:value-type="float">
            <text:p>159.9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1413.468" calcext:value-type="float">
            <text:p>1,413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413.468" calcext:value-type="float">
            <text:p>1,413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413.468" calcext:value-type="float">
            <text:p>1,413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413.468" calcext:value-type="float">
            <text:p>1,413.5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9261.817" calcext:value-type="float">
            <text:p>9,261.8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50373.425" calcext:value-type="float">
            <text:p>250,373.4</text:p>
          </table:table-cell>
          <table:table-cell table:style-name="ce32" office:value-type="float" office:value="241111.608" calcext:value-type="float">
            <text:p>241,111.6</text:p>
          </table:table-cell>
          <table:table-cell table:style-name="ce32" office:value-type="float" office:value="18641.839" calcext:value-type="float">
            <text:p>18,641.8</text:p>
          </table:table-cell>
          <table:table-cell table:style-name="ce32" office:value-type="float" office:value="222469.769" calcext:value-type="float">
            <text:p>222,469.8</text:p>
          </table:table-cell>
          <table:table-cell table:style-name="ce32" office:value-type="float" office:value="129521.054" calcext:value-type="float">
            <text:p>129,521.1</text:p>
          </table:table-cell>
          <table:table-cell table:style-name="ce32" office:value-type="float" office:value="1269.232" calcext:value-type="float">
            <text:p>1,269.2</text:p>
          </table:table-cell>
          <table:table-cell table:style-name="ce32" office:value-type="float" office:value="2707.875" calcext:value-type="float">
            <text:p>2,707.9</text:p>
          </table:table-cell>
          <table:table-cell table:style-name="ce32" office:value-type="float" office:value="45739.065" calcext:value-type="float">
            <text:p>45,739.1</text:p>
          </table:table-cell>
          <table:table-cell table:style-name="ce32" office:value-type="float" office:value="43232.543" calcext:value-type="float">
            <text:p>43,232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14.042" calcext:value-type="float">
            <text:p>114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14.042" calcext:value-type="float">
            <text:p>114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14.042" calcext:value-type="float">
            <text:p>114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14.042" calcext:value-type="float">
            <text:p>114.0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421" calcext:value-type="float">
            <text:p>3.4</text:p>
          </table:table-cell>
          <table:table-cell table:style-name="ce32" office:value-type="float" office:value="110.621" calcext:value-type="float">
            <text:p>110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3913.657" calcext:value-type="float">
            <text:p>23,913.7</text:p>
          </table:table-cell>
          <table:table-cell table:style-name="ce34" office:value-type="float" office:value="5943.522" calcext:value-type="float">
            <text:p>5,943.5</text:p>
          </table:table-cell>
          <table:table-cell table:number-columns-repeated="2" table:style-name="ce34" office:value-type="float" office:value="17970.135" calcext:value-type="float">
            <text:p>17,970.1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101'.$A$1:.$AA$46" table:range-usable-as="print-range"/>
        </table:named-expressions>
      </table:table>
      <table:table table:name="102" table:style-name="ta9" table:print-ranges="'102'.A1:'102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12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102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13" calcext:value-type="float">
            <text:p>2013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4043.926" calcext:value-type="float">
            <text:p>44,043.9</text:p>
          </table:table-cell>
          <table:table-cell table:style-name="ce32" office:value-type="float" office:value="12.242" calcext:value-type="float">
            <text:p>12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93.745" calcext:value-type="float">
            <text:p>293.7</text:p>
          </table:table-cell>
          <table:table-cell table:style-name="ce32" office:value-type="float" office:value="43737.94" calcext:value-type="float">
            <text:p>43,737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-58.645" calcext:value-type="float">
            <text:p>-58.6</text:p>
          </table:table-cell>
          <table:table-cell table:style-name="ce78" office:value-type="float" office:value="42572.361" calcext:value-type="float">
            <text:p>42,572.4</text:p>
          </table:table-cell>
          <table:table-cell table:style-name="ce32" office:value-type="float" office:value="11793.397" calcext:value-type="float">
            <text:p>11,793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0778.965" calcext:value-type="float">
            <text:p>30,779.0</text:p>
          </table:table-cell>
          <table:table-cell table:style-name="ce32" office:value-type="float" office:value="7885.26" calcext:value-type="float">
            <text:p>7,885.3</text:p>
          </table:table-cell>
          <table:table-cell table:style-name="ce32" office:value-type="float" office:value="9109.483" calcext:value-type="float">
            <text:p>9,109.5</text:p>
          </table:table-cell>
          <table:table-cell table:style-name="ce32" office:value-type="float" office:value="1237.663" calcext:value-type="float">
            <text:p>1,237.7</text:p>
          </table:table-cell>
          <table:table-cell table:number-columns-repeated="2" table:style-name="ce32" office:value-type="float" office:value="7517.897" calcext:value-type="float">
            <text:p>7,517.9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53.923" calcext:value-type="float">
            <text:p>353.9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726.604" calcext:value-type="float">
            <text:p>6,726.6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74.494" calcext:value-type="float">
            <text:p>74.5</text:p>
          </table:table-cell>
          <table:table-cell table:style-name="ce33" office:value-type="float" office:value="6652.11" calcext:value-type="float">
            <text:p>6,652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77.558" calcext:value-type="float">
            <text:p>177.6</text:p>
          </table:table-cell>
          <table:table-cell table:style-name="ce79" office:value-type="float" office:value="6474.552" calcext:value-type="float">
            <text:p>6,474.6</text:p>
          </table:table-cell>
          <table:table-cell table:style-name="ce33" office:value-type="float" office:value="6474.552" calcext:value-type="float">
            <text:p>6,474.6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6922.354" calcext:value-type="float">
            <text:p>46,922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92.754" calcext:value-type="float">
            <text:p>892.8</text:p>
          </table:table-cell>
          <table:table-cell table:style-name="ce33" office:value-type="float" office:value="46029.601" calcext:value-type="float">
            <text:p>46,029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365.243" calcext:value-type="float">
            <text:p>-365.2</text:p>
          </table:table-cell>
          <table:table-cell table:style-name="ce79" office:value-type="float" office:value="38433.404" calcext:value-type="float">
            <text:p>38,433.4</text:p>
          </table:table-cell>
          <table:table-cell table:style-name="ce33" office:value-type="float" office:value="3780.555" calcext:value-type="float">
            <text:p>3,780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4652.85" calcext:value-type="float">
            <text:p>34,652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961.44" calcext:value-type="float">
            <text:p>7,961.4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961.44" calcext:value-type="float">
            <text:p>7,961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97.96" calcext:value-type="float">
            <text:p>298.0</text:p>
          </table:table-cell>
          <table:table-cell table:style-name="ce33" office:value-type="float" office:value="1.961" calcext:value-type="float">
            <text:p>2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0.133" calcext:value-type="float">
            <text:p>-10.1</text:p>
          </table:table-cell>
          <table:table-cell table:style-name="ce33" office:value-type="float" office:value="306.132" calcext:value-type="float">
            <text:p>306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7.518" calcext:value-type="float">
            <text:p>17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288.614" calcext:value-type="float">
            <text:p>288.6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243.776" calcext:value-type="float">
            <text:p>243.8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4.838" calcext:value-type="float">
            <text:p>44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317.562" calcext:value-type="float">
            <text:p>13,317.6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833.978" calcext:value-type="float">
            <text:p>-834.0</text:p>
          </table:table-cell>
          <table:table-cell table:style-name="ce33" office:value-type="float" office:value="14151.54" calcext:value-type="float">
            <text:p>14,151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425.35" calcext:value-type="float">
            <text:p>425.4</text:p>
          </table:table-cell>
          <table:table-cell table:style-name="ce79" office:value-type="float" office:value="13726.19" calcext:value-type="float">
            <text:p>13,726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726.19" calcext:value-type="float">
            <text:p>13,726.2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4.691" calcext:value-type="float">
            <text:p>174.7</text:p>
          </table:table-cell>
          <table:table-cell table:style-name="ce33" office:value-type="float" office:value="13.751" calcext:value-type="float">
            <text:p>13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55.318" calcext:value-type="float">
            <text:p>155.3</text:p>
          </table:table-cell>
          <table:table-cell table:style-name="ce33" office:value-type="float" office:value="5.622" calcext:value-type="float">
            <text:p>5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02.839" calcext:value-type="float">
            <text:p>-402.8</text:p>
          </table:table-cell>
          <table:table-cell table:style-name="ce79" office:value-type="float" office:value="4990.396" calcext:value-type="float">
            <text:p>4,990.4</text:p>
          </table:table-cell>
          <table:table-cell table:style-name="ce33" office:value-type="float" office:value="4990.396" calcext:value-type="float">
            <text:p>4,990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678.017" calcext:value-type="float">
            <text:p>5,678.0</text:p>
          </table:table-cell>
          <table:table-cell table:style-name="ce33" office:value-type="float" office:value="1096.082" calcext:value-type="float">
            <text:p>1,096.1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686.517" calcext:value-type="float">
            <text:p>686.5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09.565" calcext:value-type="float">
            <text:p>409.6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0.777" calcext:value-type="float">
            <text:p>10.8</text:p>
          </table:table-cell>
          <table:table-cell table:style-name="ce79" office:value-type="float" office:value="507.643" calcext:value-type="float">
            <text:p>507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07.643" calcext:value-type="float">
            <text:p>507.6</text:p>
          </table:table-cell>
          <table:table-cell table:style-name="ce33" office:value-type="float" office:value="3046.678" calcext:value-type="float">
            <text:p>3,046.7</text:p>
          </table:table-cell>
          <table:table-cell table:style-name="ce33" office:value-type="float" office:value="2528.258" calcext:value-type="float">
            <text:p>2,528.3</text:p>
          </table:table-cell>
          <table:table-cell table:style-name="ce33" office:value-type="float" office:value="463.885" calcext:value-type="float">
            <text:p>463.9</text:p>
          </table:table-cell>
          <table:table-cell table:number-columns-repeated="2" table:style-name="ce33" office:value-type="float" office:value="2064.373" calcext:value-type="float">
            <text:p>2,064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320.544" calcext:value-type="float">
            <text:p>320.5</text:p>
          </table:table-cell>
          <table:table-cell table:style-name="ce79" office:value-type="float" office:value="4979.796" calcext:value-type="float">
            <text:p>4,979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979.796" calcext:value-type="float">
            <text:p>4,979.8</text:p>
          </table:table-cell>
          <table:table-cell table:style-name="ce33" office:value-type="float" office:value="20646.044" calcext:value-type="float">
            <text:p>20,646.0</text:p>
          </table:table-cell>
          <table:table-cell table:style-name="ce33" office:value-type="float" office:value="15345.704" calcext:value-type="float">
            <text:p>15,345.7</text:p>
          </table:table-cell>
          <table:table-cell table:style-name="ce33" office:value-type="float" office:value="11015.304" calcext:value-type="float">
            <text:p>11,015.3</text:p>
          </table:table-cell>
          <table:table-cell table:number-columns-repeated="2" table:style-name="ce33" office:value-type="float" office:value="4330.4" calcext:value-type="float">
            <text:p>4,330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34.388" calcext:value-type="float">
            <text:p>134.4</text:p>
          </table:table-cell>
          <table:table-cell table:style-name="ce79" office:value-type="float" office:value="436.739" calcext:value-type="float">
            <text:p>436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36.739" calcext:value-type="float">
            <text:p>436.7</text:p>
          </table:table-cell>
          <table:table-cell table:style-name="ce33" office:value-type="float" office:value="1275.117" calcext:value-type="float">
            <text:p>1,275.1</text:p>
          </table:table-cell>
          <table:table-cell table:style-name="ce33" office:value-type="float" office:value="703.99" calcext:value-type="float">
            <text:p>704.0</text:p>
          </table:table-cell>
          <table:table-cell table:style-name="ce33" office:value-type="float" office:value="338.02" calcext:value-type="float">
            <text:p>338.0</text:p>
          </table:table-cell>
          <table:table-cell table:number-columns-repeated="2" table:style-name="ce33" office:value-type="float" office:value="365.97" calcext:value-type="float">
            <text:p>366.0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55.056" calcext:value-type="float">
            <text:p>55.1</text:p>
          </table:table-cell>
          <table:table-cell table:style-name="ce32" office:value-type="float" office:value="68278.618" calcext:value-type="float">
            <text:p>68,278.6</text:p>
          </table:table-cell>
          <table:table-cell table:style-name="ce32" office:value-type="float" office:value="19500.652" calcext:value-type="float">
            <text:p>19,500.7</text:p>
          </table:table-cell>
          <table:table-cell table:style-name="ce32" office:value-type="float" office:value="1359.958" calcext:value-type="float">
            <text:p>1,360.0</text:p>
          </table:table-cell>
          <table:table-cell table:style-name="ce32" office:value-type="float" office:value="2444.644" calcext:value-type="float">
            <text:p>2,444.6</text:p>
          </table:table-cell>
          <table:table-cell table:style-name="ce32" office:value-type="float" office:value="-1579.867" calcext:value-type="float">
            <text:p>-1,579.9</text:p>
          </table:table-cell>
          <table:table-cell table:style-name="ce32" office:value-type="float" office:value="46608.287" calcext:value-type="float">
            <text:p>46,608.3</text:p>
          </table:table-cell>
          <table:table-cell table:style-name="ce32" office:value-type="float" office:value="6802.813" calcext:value-type="float">
            <text:p>6,802.8</text:p>
          </table:table-cell>
          <table:table-cell table:style-name="ce46" office:value-type="float" office:value="-279.751" calcext:value-type="float">
            <text:p>-279.8</text:p>
          </table:table-cell>
          <table:table-cell table:style-name="ce78" office:value-type="float" office:value="51450.276" calcext:value-type="float">
            <text:p>51,450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9640.47" calcext:value-type="float">
            <text:p>49,640.5</text:p>
          </table:table-cell>
          <table:table-cell table:style-name="ce32" office:value-type="float" office:value="1809.805" calcext:value-type="float">
            <text:p>1,809.8</text:p>
          </table:table-cell>
          <table:table-cell table:style-name="ce32" office:value-type="float" office:value="57232.356" calcext:value-type="float">
            <text:p>57,232.4</text:p>
          </table:table-cell>
          <table:table-cell table:style-name="ce32" office:value-type="float" office:value="45867.305" calcext:value-type="float">
            <text:p>45,867.3</text:p>
          </table:table-cell>
          <table:table-cell table:style-name="ce32" office:value-type="float" office:value="2501.553" calcext:value-type="float">
            <text:p>2,501.6</text:p>
          </table:table-cell>
          <table:table-cell table:style-name="ce32" office:value-type="float" office:value="18789.857" calcext:value-type="float">
            <text:p>18,789.9</text:p>
          </table:table-cell>
          <table:table-cell table:style-name="ce32" office:value-type="float" office:value="3147.425" calcext:value-type="float">
            <text:p>3,147.4</text:p>
          </table:table-cell>
          <table:table-cell table:style-name="ce32" office:value-type="float" office:value="12884.029" calcext:value-type="float">
            <text:p>12,884.0</text:p>
          </table:table-cell>
          <table:table-cell table:style-name="ce32" office:value-type="float" office:value="462.137" calcext:value-type="float">
            <text:p>462.1</text:p>
          </table:table-cell>
          <table:table-cell table:style-name="ce32" office:value-type="float" office:value="1058.01" calcext:value-type="float">
            <text:p>1,058.0</text:p>
          </table:table-cell>
          <table:table-cell table:style-name="ce32" office:value-type="float" office:value="1238.256" calcext:value-type="float">
            <text:p>1,238.3</text:p>
          </table:table-cell>
          <table:table-cell table:style-name="ce32" office:value-type="float" office:value="24575.895" calcext:value-type="float">
            <text:p>24,575.9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10.513" calcext:value-type="float">
            <text:p>10.5</text:p>
          </table:table-cell>
          <table:table-cell table:style-name="ce33" office:value-type="float" office:value="48582.397" calcext:value-type="float">
            <text:p>48,582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532.293" calcext:value-type="float">
            <text:p>-532.3</text:p>
          </table:table-cell>
          <table:table-cell table:style-name="ce33" office:value-type="float" office:value="49125.203" calcext:value-type="float">
            <text:p>49,125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9.758" calcext:value-type="float">
            <text:p>-49.8</text:p>
          </table:table-cell>
          <table:table-cell table:style-name="ce79" office:value-type="float" office:value="49174.961" calcext:value-type="float">
            <text:p>49,175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9174.961" calcext:value-type="float">
            <text:p>49,175.0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44.543" calcext:value-type="float">
            <text:p>44.5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44.543" calcext:value-type="float">
            <text:p>44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44.543" calcext:value-type="float">
            <text:p>44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4.543" calcext:value-type="float">
            <text:p>44.5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15.398" calcext:value-type="float">
            <text:p>15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5.398" calcext:value-type="float">
            <text:p>15.4</text:p>
          </table:table-cell>
          <table:table-cell table:style-name="ce33" office:value-type="float" office:value="1626.066" calcext:value-type="float">
            <text:p>1,626.1</text:p>
          </table:table-cell>
          <table:table-cell table:style-name="ce33" office:value-type="float" office:value="1610.668" calcext:value-type="float">
            <text:p>1,610.7</text:p>
          </table:table-cell>
          <table:table-cell table:style-name="ce33" office:value-type="float" office:value="1610.452" calcext:value-type="float">
            <text:p>1,610.5</text:p>
          </table:table-cell>
          <table:table-cell table:number-columns-repeated="2" table:style-name="ce33" office:value-type="float" office:value="0.216" calcext:value-type="float">
            <text:p>0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083.872" calcext:value-type="float">
            <text:p>2,083.9</text:p>
          </table:table-cell>
          <table:table-cell table:style-name="ce33" office:value-type="float" office:value="161.644" calcext:value-type="float">
            <text:p>161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75.872" calcext:value-type="float">
            <text:p>-175.9</text:p>
          </table:table-cell>
          <table:table-cell table:style-name="ce33" office:value-type="float" office:value="2098.099" calcext:value-type="float">
            <text:p>2,098.1</text:p>
          </table:table-cell>
          <table:table-cell table:style-name="ce33" office:value-type="float" office:value="325.827" calcext:value-type="float">
            <text:p>325.8</text:p>
          </table:table-cell>
          <table:table-cell table:style-name="ce47" office:value-type="float" office:value="-112.742" calcext:value-type="float">
            <text:p>-112.7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687.746" calcext:value-type="float">
            <text:p>2,687.7</text:p>
          </table:table-cell>
          <table:table-cell table:style-name="ce33" office:value-type="float" office:value="4572.76" calcext:value-type="float">
            <text:p>4,572.8</text:p>
          </table:table-cell>
          <table:table-cell table:style-name="ce33" office:value-type="float" office:value="94.441" calcext:value-type="float">
            <text:p>94.4</text:p>
          </table:table-cell>
          <table:table-cell table:style-name="ce33" office:value-type="float" office:value="2354.377" calcext:value-type="float">
            <text:p>2,354.4</text:p>
          </table:table-cell>
          <table:table-cell table:style-name="ce33" office:value-type="float" office:value="459.223" calcext:value-type="float">
            <text:p>459.2</text:p>
          </table:table-cell>
          <table:table-cell table:style-name="ce33" office:value-type="float" office:value="122.61" calcext:value-type="float">
            <text:p>122.6</text:p>
          </table:table-cell>
          <table:table-cell table:style-name="ce33" office:value-type="float" office:value="0.038" calcext:value-type="float">
            <text:p>0.0</text:p>
          </table:table-cell>
          <table:table-cell table:style-name="ce33" office:value-type="float" office:value="92.882" calcext:value-type="float">
            <text:p>92.9</text:p>
          </table:table-cell>
          <table:table-cell table:style-name="ce33" office:value-type="float" office:value="1679.624" calcext:value-type="float">
            <text:p>1,679.6</text:p>
          </table:table-cell>
          <table:table-cell table:style-name="ce33" office:value-type="float" office:value="2123.942" calcext:value-type="float">
            <text:p>2,123.9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049.899" calcext:value-type="float">
            <text:p>16,049.9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48.34" calcext:value-type="float">
            <text:p>-148.3</text:p>
          </table:table-cell>
          <table:table-cell table:style-name="ce33" office:value-type="float" office:value="16198.239" calcext:value-type="float">
            <text:p>16,198.2</text:p>
          </table:table-cell>
          <table:table-cell table:style-name="ce33" office:value-type="float" office:value="4802.258" calcext:value-type="float">
            <text:p>4,802.3</text:p>
          </table:table-cell>
          <table:table-cell table:style-name="ce47" office:value-type="float" office:value="-9.002" calcext:value-type="float">
            <text:p>-9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796.555" calcext:value-type="float">
            <text:p>10,796.6</text:p>
          </table:table-cell>
          <table:table-cell table:style-name="ce33" office:value-type="float" office:value="22201.538" calcext:value-type="float">
            <text:p>22,201.5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2201.538" calcext:value-type="float">
            <text:p>22,201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452.74" calcext:value-type="float">
            <text:p>5,452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0.15" calcext:value-type="float">
            <text:p>40.2</text:p>
          </table:table-cell>
          <table:table-cell table:style-name="ce33" office:value-type="float" office:value="-5492.89" calcext:value-type="float">
            <text:p>-5,492.9</text:p>
          </table:table-cell>
          <table:table-cell table:style-name="ce33" office:value-type="float" office:value="124.753" calcext:value-type="float">
            <text:p>124.8</text:p>
          </table:table-cell>
          <table:table-cell table:style-name="ce47" office:value-type="float" office:value="-101.75" calcext:value-type="float">
            <text:p>-101.8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5321.676" calcext:value-type="float">
            <text:p>15,321.7</text:p>
          </table:table-cell>
          <table:table-cell table:style-name="ce33" office:value-type="float" office:value="9805.783" calcext:value-type="float">
            <text:p>9,805.8</text:p>
          </table:table-cell>
          <table:table-cell table:style-name="ce33" office:value-type="float" office:value="4.262" calcext:value-type="float">
            <text:p>4.3</text:p>
          </table:table-cell>
          <table:table-cell table:style-name="ce33" office:value-type="float" office:value="9801.521" calcext:value-type="float">
            <text:p>9,801.5</text:p>
          </table:table-cell>
          <table:table-cell table:style-name="ce33" office:value-type="float" office:value="7.084" calcext:value-type="float">
            <text:p>7.1</text:p>
          </table:table-cell>
          <table:table-cell table:style-name="ce33" office:value-type="float" office:value="9738.738" calcext:value-type="float">
            <text:p>9,738.7</text:p>
          </table:table-cell>
          <table:table-cell table:style-name="ce33" office:value-type="float" office:value="13.714" calcext:value-type="float">
            <text:p>13.7</text:p>
          </table:table-cell>
          <table:table-cell table:style-name="ce33" office:value-type="float" office:value="41.985" calcext:value-type="float">
            <text:p>42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579.669" calcext:value-type="float">
            <text:p>1,579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50.224" calcext:value-type="float">
            <text:p>2,750.2</text:p>
          </table:table-cell>
          <table:table-cell table:style-name="ce33" office:value-type="float" office:value="59.814" calcext:value-type="float">
            <text:p>59.8</text:p>
          </table:table-cell>
          <table:table-cell table:style-name="ce33" office:value-type="float" office:value="-4389.707" calcext:value-type="float">
            <text:p>-4,389.7</text:p>
          </table:table-cell>
          <table:table-cell table:style-name="ce33" office:value-type="float" office:value="23.357" calcext:value-type="float">
            <text:p>23.4</text:p>
          </table:table-cell>
          <table:table-cell table:style-name="ce47" office:value-type="float" office:value="145.121" calcext:value-type="float">
            <text:p>145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837.372" calcext:value-type="float">
            <text:p>4,837.4</text:p>
          </table:table-cell>
          <table:table-cell table:style-name="ce33" office:value-type="float" office:value="279.187" calcext:value-type="float">
            <text:p>279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9.187" calcext:value-type="float">
            <text:p>279.2</text:p>
          </table:table-cell>
          <table:table-cell table:style-name="ce33" office:value-type="float" office:value="1.508" calcext:value-type="float">
            <text:p>1.5</text:p>
          </table:table-cell>
          <table:table-cell table:style-name="ce33" office:value-type="float" office:value="98.951" calcext:value-type="float">
            <text:p>99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8.728" calcext:value-type="float">
            <text:p>178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4.119" calcext:value-type="float">
            <text:p>-4.1</text:p>
          </table:table-cell>
          <table:table-cell table:style-name="ce33" office:value-type="float" office:value="4.119" calcext:value-type="float">
            <text:p>4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0.032" calcext:value-type="float">
            <text:p>-0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.151" calcext:value-type="float">
            <text:p>4.2</text:p>
          </table:table-cell>
          <table:table-cell table:style-name="ce33" office:value-type="float" office:value="0.003" calcext:value-type="float">
            <text:p>0.0</text:p>
          </table:table-cell>
          <table:table-cell table:style-name="ce33" office:value-type="float" office:value="4.148" calcext:value-type="float">
            <text:p>4.1</text:p>
          </table:table-cell>
          <table:table-cell table:style-name="ce33" office:value-type="float" office:value="0.005" calcext:value-type="float">
            <text:p>0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.143" calcext:value-type="float">
            <text:p>4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4.632" calcext:value-type="float">
            <text:p>44.6</text:p>
          </table:table-cell>
          <table:table-cell table:style-name="ce33" office:value-type="float" office:value="11738.436" calcext:value-type="float">
            <text:p>11,738.4</text:p>
          </table:table-cell>
          <table:table-cell table:style-name="ce33" office:value-type="float" office:value="141.109" calcext:value-type="float">
            <text:p>141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78.045" calcext:value-type="float">
            <text:p>-78.0</text:p>
          </table:table-cell>
          <table:table-cell table:style-name="ce33" office:value-type="float" office:value="-11756.868" calcext:value-type="float">
            <text:p>-11,756.9</text:p>
          </table:table-cell>
          <table:table-cell table:style-name="ce33" office:value-type="float" office:value="73.847" calcext:value-type="float">
            <text:p>73.8</text:p>
          </table:table-cell>
          <table:table-cell table:style-name="ce47" office:value-type="float" office:value="-256.865" calcext:value-type="float">
            <text:p>-256.9</text:p>
          </table:table-cell>
          <table:table-cell table:style-name="ce79" office:value-type="float" office:value="54.23" calcext:value-type="float">
            <text:p>54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4.23" calcext:value-type="float">
            <text:p>54.2</text:p>
          </table:table-cell>
          <table:table-cell table:style-name="ce33" office:value-type="float" office:value="17179.055" calcext:value-type="float">
            <text:p>17,179.1</text:p>
          </table:table-cell>
          <table:table-cell table:style-name="ce33" office:value-type="float" office:value="5550.975" calcext:value-type="float">
            <text:p>5,551.0</text:p>
          </table:table-cell>
          <table:table-cell table:style-name="ce33" office:value-type="float" office:value="72.737" calcext:value-type="float">
            <text:p>72.7</text:p>
          </table:table-cell>
          <table:table-cell table:style-name="ce33" office:value-type="float" office:value="5478.238" calcext:value-type="float">
            <text:p>5,478.2</text:p>
          </table:table-cell>
          <table:table-cell table:style-name="ce33" office:value-type="float" office:value="125.982" calcext:value-type="float">
            <text:p>126.0</text:p>
          </table:table-cell>
          <table:table-cell table:style-name="ce33" office:value-type="float" office:value="4495.963" calcext:value-type="float">
            <text:p>4,496.0</text:p>
          </table:table-cell>
          <table:table-cell table:style-name="ce33" office:value-type="float" office:value="450.728" calcext:value-type="float">
            <text:p>450.7</text:p>
          </table:table-cell>
          <table:table-cell table:style-name="ce33" office:value-type="float" office:value="405.565" calcext:value-type="float">
            <text:p>405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516.49" calcext:value-type="float">
            <text:p>1,516.5</text:p>
          </table:table-cell>
          <table:table-cell table:style-name="ce33" office:value-type="float" office:value="627.21" calcext:value-type="float">
            <text:p>627.2</text:p>
          </table:table-cell>
          <table:table-cell table:style-name="ce33" office:value-type="float" office:value="1151.49" calcext:value-type="float">
            <text:p>1,151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454.305" calcext:value-type="float">
            <text:p>-454.3</text:p>
          </table:table-cell>
          <table:table-cell table:style-name="ce33" office:value-type="float" office:value="192.095" calcext:value-type="float">
            <text:p>192.1</text:p>
          </table:table-cell>
          <table:table-cell table:style-name="ce33" office:value-type="float" office:value="1638.611" calcext:value-type="float">
            <text:p>1,638.6</text:p>
          </table:table-cell>
          <table:table-cell table:style-name="ce47" office:value-type="float" office:value="56.141" calcext:value-type="float">
            <text:p>56.1</text:p>
          </table:table-cell>
          <table:table-cell table:style-name="ce79" office:value-type="float" office:value="1396.254" calcext:value-type="float">
            <text:p>1,396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96.254" calcext:value-type="float">
            <text:p>1,396.3</text:p>
          </table:table-cell>
          <table:table-cell table:style-name="ce33" office:value-type="float" office:value="6117.357" calcext:value-type="float">
            <text:p>6,117.4</text:p>
          </table:table-cell>
          <table:table-cell table:style-name="ce33" office:value-type="float" office:value="3218.446" calcext:value-type="float">
            <text:p>3,218.4</text:p>
          </table:table-cell>
          <table:table-cell table:style-name="ce33" office:value-type="float" office:value="237.17" calcext:value-type="float">
            <text:p>237.2</text:p>
          </table:table-cell>
          <table:table-cell table:style-name="ce33" office:value-type="float" office:value="2981.275" calcext:value-type="float">
            <text:p>2,981.3</text:p>
          </table:table-cell>
          <table:table-cell table:style-name="ce33" office:value-type="float" office:value="2502.594" calcext:value-type="float">
            <text:p>2,502.6</text:p>
          </table:table-cell>
          <table:table-cell table:style-name="ce33" office:value-type="float" office:value="64.885" calcext:value-type="float">
            <text:p>64.9</text:p>
          </table:table-cell>
          <table:table-cell table:style-name="ce33" office:value-type="float" office:value="27.697" calcext:value-type="float">
            <text:p>27.7</text:p>
          </table:table-cell>
          <table:table-cell table:style-name="ce33" office:value-type="float" office:value="386.099" calcext:value-type="float">
            <text:p>386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7.24" calcext:value-type="float">
            <text:p>277.2</text:p>
          </table:table-cell>
          <table:table-cell table:style-name="ce33" office:value-type="float" office:value="739.988" calcext:value-type="float">
            <text:p>740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1.904" calcext:value-type="float">
            <text:p>-21.9</text:p>
          </table:table-cell>
          <table:table-cell table:style-name="ce33" office:value-type="float" office:value="-440.844" calcext:value-type="float">
            <text:p>-440.8</text:p>
          </table:table-cell>
          <table:table-cell table:style-name="ce33" office:value-type="float" office:value="12.873" calcext:value-type="float">
            <text:p>12.9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63.994" calcext:value-type="float">
            <text:p>964.0</text:p>
          </table:table-cell>
          <table:table-cell table:style-name="ce33" office:value-type="float" office:value="510.277" calcext:value-type="float">
            <text:p>510.3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510.277" calcext:value-type="float">
            <text:p>510.3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9.569" calcext:value-type="float">
            <text:p>39.6</text:p>
          </table:table-cell>
          <table:table-cell table:style-name="ce33" office:value-type="float" office:value="274.995" calcext:value-type="float">
            <text:p>275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3.072" calcext:value-type="float">
            <text:p>-13.1</text:p>
          </table:table-cell>
          <table:table-cell table:style-name="ce33" office:value-type="float" office:value="-222.354" calcext:value-type="float">
            <text:p>-222.4</text:p>
          </table:table-cell>
          <table:table-cell table:style-name="ce33" office:value-type="float" office:value="0.001" calcext:value-type="float">
            <text:p>0.0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21.052" calcext:value-type="float">
            <text:p>621.1</text:p>
          </table:table-cell>
          <table:table-cell table:style-name="ce33" office:value-type="float" office:value="398.697" calcext:value-type="float">
            <text:p>398.7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398.697" calcext:value-type="float">
            <text:p>398.7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34.953" calcext:value-type="float">
            <text:p>1,435.0</text:p>
          </table:table-cell>
          <table:table-cell table:style-name="ce33" office:value-type="float" office:value="80.184" calcext:value-type="float">
            <text:p>80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.379" calcext:value-type="float">
            <text:p>3.4</text:p>
          </table:table-cell>
          <table:table-cell table:style-name="ce33" office:value-type="float" office:value="1351.39" calcext:value-type="float">
            <text:p>1,351.4</text:p>
          </table:table-cell>
          <table:table-cell table:style-name="ce33" office:value-type="float" office:value="1.269" calcext:value-type="float">
            <text:p>1.3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2.587" calcext:value-type="float">
            <text:p>92.6</text:p>
          </table:table-cell>
          <table:table-cell table:style-name="ce33" office:value-type="float" office:value="1442.708" calcext:value-type="float">
            <text:p>1,442.7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442.708" calcext:value-type="float">
            <text:p>1,442.7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4.486" calcext:value-type="float">
            <text:p>44.5</text:p>
          </table:table-cell>
          <table:table-cell table:style-name="ce33" office:value-type="float" office:value="408.666" calcext:value-type="float">
            <text:p>408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7.301" calcext:value-type="float">
            <text:p>-17.3</text:p>
          </table:table-cell>
          <table:table-cell table:style-name="ce33" office:value-type="float" office:value="-346.879" calcext:value-type="float">
            <text:p>-346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77.934" calcext:value-type="float">
            <text:p>277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77.934" calcext:value-type="float">
            <text:p>277.9</text:p>
          </table:table-cell>
          <table:table-cell table:style-name="ce33" office:value-type="float" office:value="1207.615" calcext:value-type="float">
            <text:p>1,207.6</text:p>
          </table:table-cell>
          <table:table-cell table:style-name="ce33" office:value-type="float" office:value="582.802" calcext:value-type="float">
            <text:p>582.8</text:p>
          </table:table-cell>
          <table:table-cell table:style-name="ce33" office:value-type="float" office:value="542.312" calcext:value-type="float">
            <text:p>542.3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40.49" calcext:value-type="float">
            <text:p>40.5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87.221" calcext:value-type="float">
            <text:p>887.2</text:p>
          </table:table-cell>
          <table:table-cell table:style-name="ce33" office:value-type="float" office:value="85.571" calcext:value-type="float">
            <text:p>85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65.461" calcext:value-type="float">
            <text:p>-265.5</text:p>
          </table:table-cell>
          <table:table-cell table:style-name="ce33" office:value-type="float" office:value="1067.111" calcext:value-type="float">
            <text:p>1,067.1</text:p>
          </table:table-cell>
          <table:table-cell table:style-name="ce33" office:value-type="float" office:value="440.09" calcext:value-type="float">
            <text:p>440.1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422.452" calcext:value-type="float">
            <text:p>422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20.967" calcext:value-type="float">
            <text:p>421.0</text:p>
          </table:table-cell>
          <table:table-cell table:style-name="ce33" office:value-type="float" office:value="1.485" calcext:value-type="float">
            <text:p>1.5</text:p>
          </table:table-cell>
          <table:table-cell table:style-name="ce33" office:value-type="float" office:value="1226.95" calcext:value-type="float">
            <text:p>1,227.0</text:p>
          </table:table-cell>
          <table:table-cell table:style-name="ce33" office:value-type="float" office:value="1431.519" calcext:value-type="float">
            <text:p>1,431.5</text:p>
          </table:table-cell>
          <table:table-cell table:style-name="ce33" office:value-type="float" office:value="3.17" calcext:value-type="float">
            <text:p>3.2</text:p>
          </table:table-cell>
          <table:table-cell table:number-columns-repeated="2" table:style-name="ce33" office:value-type="float" office:value="14.285" calcext:value-type="float">
            <text:p>14.3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414.064" calcext:value-type="float">
            <text:p>1,414.1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256.611" calcext:value-type="float">
            <text:p>256.6</text:p>
          </table:table-cell>
          <table:table-cell table:style-name="ce32" office:value-type="float" office:value="12662.04" calcext:value-type="float">
            <text:p>12,662.0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137.547" calcext:value-type="float">
            <text:p>137.5</text:p>
          </table:table-cell>
          <table:table-cell table:style-name="ce32" office:value-type="float" office:value="12781.104" calcext:value-type="float">
            <text:p>12,781.1</text:p>
          </table:table-cell>
          <table:table-cell table:style-name="ce32" office:value-type="float" office:value="13632.642" calcext:value-type="float">
            <text:p>13,632.6</text:p>
          </table:table-cell>
          <table:table-cell table:style-name="ce46" office:value-type="float" office:value="519.451" calcext:value-type="float">
            <text:p>519.5</text:p>
          </table:table-cell>
          <table:table-cell table:style-name="ce78" office:value-type="float" office:value="10136.23" calcext:value-type="float">
            <text:p>10,136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0.843" calcext:value-type="float">
            <text:p>20.8</text:p>
          </table:table-cell>
          <table:table-cell table:style-name="ce32" office:value-type="float" office:value="10115.387" calcext:value-type="float">
            <text:p>10,115.4</text:p>
          </table:table-cell>
          <table:table-cell table:style-name="ce32" office:value-type="float" office:value="14297.819" calcext:value-type="float">
            <text:p>14,297.8</text:p>
          </table:table-cell>
          <table:table-cell table:style-name="ce32" office:value-type="float" office:value="2790.601" calcext:value-type="float">
            <text:p>2,790.6</text:p>
          </table:table-cell>
          <table:table-cell table:style-name="ce32" office:value-type="float" office:value="438.713" calcext:value-type="float">
            <text:p>438.7</text:p>
          </table:table-cell>
          <table:table-cell table:style-name="ce32" office:value-type="float" office:value="2351.887" calcext:value-type="float">
            <text:p>2,351.9</text:p>
          </table:table-cell>
          <table:table-cell table:style-name="ce32" office:value-type="float" office:value="1485.127" calcext:value-type="float">
            <text:p>1,485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0.822" calcext:value-type="float">
            <text:p>0.8</text:p>
          </table:table-cell>
          <table:table-cell table:style-name="ce32" office:value-type="float" office:value="313.951" calcext:value-type="float">
            <text:p>314.0</text:p>
          </table:table-cell>
          <table:table-cell table:style-name="ce32" office:value-type="float" office:value="551.988" calcext:value-type="float">
            <text:p>552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381.067" calcext:value-type="float">
            <text:p>381.1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201.244" calcext:value-type="float">
            <text:p>201.2</text:p>
          </table:table-cell>
          <table:table-cell table:style-name="ce33" office:value-type="float" office:value="179.823" calcext:value-type="float">
            <text:p>179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.54" calcext:value-type="float">
            <text:p>1.5</text:p>
          </table:table-cell>
          <table:table-cell table:style-name="ce79" office:value-type="float" office:value="1.502" calcext:value-type="float">
            <text:p>1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502" calcext:value-type="float">
            <text:p>1.5</text:p>
          </table:table-cell>
          <table:table-cell table:style-name="ce33" office:value-type="float" office:value="1353.52" calcext:value-type="float">
            <text:p>1,353.5</text:p>
          </table:table-cell>
          <table:table-cell table:style-name="ce33" office:value-type="float" office:value="1530.301" calcext:value-type="float">
            <text:p>1,530.3</text:p>
          </table:table-cell>
          <table:table-cell table:style-name="ce33" office:value-type="float" office:value="2.153" calcext:value-type="float">
            <text:p>2.2</text:p>
          </table:table-cell>
          <table:table-cell table:style-name="ce33" office:value-type="float" office:value="1528.148" calcext:value-type="float">
            <text:p>1,528.1</text:p>
          </table:table-cell>
          <table:table-cell table:style-name="ce33" office:value-type="float" office:value="439.129" calcext:value-type="float">
            <text:p>439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34.253" calcext:value-type="float">
            <text:p>334.3</text:p>
          </table:table-cell>
          <table:table-cell table:style-name="ce33" office:value-type="float" office:value="754.766" calcext:value-type="float">
            <text:p>754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713.893" calcext:value-type="float">
            <text:p>16,713.9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.678" calcext:value-type="float">
            <text:p>2.7</text:p>
          </table:table-cell>
          <table:table-cell table:style-name="ce33" office:value-type="float" office:value="16711.215" calcext:value-type="float">
            <text:p>16,711.2</text:p>
          </table:table-cell>
          <table:table-cell table:style-name="ce33" office:value-type="float" office:value="17995.087" calcext:value-type="float">
            <text:p>17,995.1</text:p>
          </table:table-cell>
          <table:table-cell table:style-name="ce47" office:value-type="float" office:value="684.306" calcext:value-type="float">
            <text:p>684.3</text:p>
          </table:table-cell>
          <table:table-cell table:style-name="ce79" office:value-type="float" office:value="13378.489" calcext:value-type="float">
            <text:p>13,378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.513" calcext:value-type="float">
            <text:p>27.5</text:p>
          </table:table-cell>
          <table:table-cell table:style-name="ce33" office:value-type="float" office:value="13350.976" calcext:value-type="float">
            <text:p>13,351.0</text:p>
          </table:table-cell>
          <table:table-cell table:style-name="ce33" office:value-type="float" office:value="17669.992" calcext:value-type="float">
            <text:p>17,670.0</text:p>
          </table:table-cell>
          <table:table-cell table:style-name="ce33" office:value-type="float" office:value="2323.325" calcext:value-type="float">
            <text:p>2,323.3</text:p>
          </table:table-cell>
          <table:table-cell table:style-name="ce33" office:value-type="float" office:value="577.188" calcext:value-type="float">
            <text:p>577.2</text:p>
          </table:table-cell>
          <table:table-cell table:style-name="ce33" office:value-type="float" office:value="1746.138" calcext:value-type="float">
            <text:p>1,746.1</text:p>
          </table:table-cell>
          <table:table-cell table:style-name="ce33" office:value-type="float" office:value="1570.03" calcext:value-type="float">
            <text:p>1,57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.084" calcext:value-type="float">
            <text:p>1.1</text:p>
          </table:table-cell>
          <table:table-cell table:style-name="ce33" office:value-type="float" office:value="117.302" calcext:value-type="float">
            <text:p>117.3</text:p>
          </table:table-cell>
          <table:table-cell table:style-name="ce33" office:value-type="float" office:value="57.721" calcext:value-type="float">
            <text:p>57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763.996" calcext:value-type="float">
            <text:p>1,764.0</text:p>
          </table:table-cell>
          <table:table-cell table:style-name="ce32" office:value-type="float" office:value="0.113" calcext:value-type="float">
            <text:p>0.1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093" calcext:value-type="float">
            <text:p>3.1</text:p>
          </table:table-cell>
          <table:table-cell table:style-name="ce32" office:value-type="float" office:value="1761.015" calcext:value-type="float">
            <text:p>1,761.0</text:p>
          </table:table-cell>
          <table:table-cell table:style-name="ce32" office:value-type="float" office:value="85.731" calcext:value-type="float">
            <text:p>85.7</text:p>
          </table:table-cell>
          <table:table-cell table:style-name="ce46" office:value-type="float" office:value="1.215" calcext:value-type="float">
            <text:p>1.2</text:p>
          </table:table-cell>
          <table:table-cell table:style-name="ce78" office:value-type="float" office:value="1206.222" calcext:value-type="float">
            <text:p>1,206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206.222" calcext:value-type="float">
            <text:p>1,206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67.848" calcext:value-type="float">
            <text:p>467.8</text:p>
          </table:table-cell>
          <table:table-cell table:style-name="ce32" office:value-type="float" office:value="0.022" calcext:value-type="float">
            <text:p>0.0</text:p>
          </table:table-cell>
          <table:table-cell table:number-columns-repeated="2" table:style-name="ce32" office:value-type="float" office:value="467.826" calcext:value-type="float">
            <text:p>467.8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1639.36" calcext:value-type="float">
            <text:p>41,639.4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41639.36" calcext:value-type="float">
            <text:p>41,639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1639.36" calcext:value-type="float">
            <text:p>41,639.4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1639.36" calcext:value-type="float">
            <text:p>41,639.4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5422.89" calcext:value-type="float">
            <text:p>5,422.9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5422.89" calcext:value-type="float">
            <text:p>5,422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8609.977" calcext:value-type="float">
            <text:p>8,610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8609.977" calcext:value-type="float">
            <text:p>8,610.0</text:p>
          </table:table-cell>
          <table:table-cell table:style-name="ce32" office:value-type="float" office:value="3187.087" calcext:value-type="float">
            <text:p>3,187.1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321.096" calcext:value-type="float">
            <text:p>321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321.096" calcext:value-type="float">
            <text:p>321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321.096" calcext:value-type="float">
            <text:p>321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21.096" calcext:value-type="float">
            <text:p>321.1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1640.008" calcext:value-type="float">
            <text:p>1,640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640.008" calcext:value-type="float">
            <text:p>1,640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640.008" calcext:value-type="float">
            <text:p>1,640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640.008" calcext:value-type="float">
            <text:p>1,640.0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7217.415" calcext:value-type="float">
            <text:p>7,217.4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52340.815" calcext:value-type="float">
            <text:p>252,340.8</text:p>
          </table:table-cell>
          <table:table-cell table:style-name="ce32" office:value-type="float" office:value="245123.399" calcext:value-type="float">
            <text:p>245,123.4</text:p>
          </table:table-cell>
          <table:table-cell table:style-name="ce32" office:value-type="float" office:value="18405.796" calcext:value-type="float">
            <text:p>18,405.8</text:p>
          </table:table-cell>
          <table:table-cell table:style-name="ce32" office:value-type="float" office:value="226717.604" calcext:value-type="float">
            <text:p>226,717.6</text:p>
          </table:table-cell>
          <table:table-cell table:style-name="ce32" office:value-type="float" office:value="133214.926" calcext:value-type="float">
            <text:p>133,214.9</text:p>
          </table:table-cell>
          <table:table-cell table:style-name="ce32" office:value-type="float" office:value="1313.945" calcext:value-type="float">
            <text:p>1,313.9</text:p>
          </table:table-cell>
          <table:table-cell table:style-name="ce32" office:value-type="float" office:value="2751.22" calcext:value-type="float">
            <text:p>2,751.2</text:p>
          </table:table-cell>
          <table:table-cell table:style-name="ce32" office:value-type="float" office:value="45863.322" calcext:value-type="float">
            <text:p>45,863.3</text:p>
          </table:table-cell>
          <table:table-cell table:style-name="ce32" office:value-type="float" office:value="43574.191" calcext:value-type="float">
            <text:p>43,574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12.818" calcext:value-type="float">
            <text:p>112.8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12.818" calcext:value-type="float">
            <text:p>112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12.818" calcext:value-type="float">
            <text:p>112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12.818" calcext:value-type="float">
            <text:p>112.8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385" calcext:value-type="float">
            <text:p>3.4</text:p>
          </table:table-cell>
          <table:table-cell table:style-name="ce32" office:value-type="float" office:value="109.433" calcext:value-type="float">
            <text:p>109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2822.374" calcext:value-type="float">
            <text:p>22,822.4</text:p>
          </table:table-cell>
          <table:table-cell table:style-name="ce34" office:value-type="float" office:value="5738.027" calcext:value-type="float">
            <text:p>5,738.0</text:p>
          </table:table-cell>
          <table:table-cell table:number-columns-repeated="2" table:style-name="ce34" office:value-type="float" office:value="17084.347" calcext:value-type="float">
            <text:p>17,084.3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102'.$A$1:.$AA$46" table:range-usable-as="print-range"/>
        </table:named-expressions>
      </table:table>
      <table:table table:name="103" table:style-name="ta10" table:print-ranges="'103'.A1:'103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2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103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14" calcext:value-type="float">
            <text:p>2014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3940.791" calcext:value-type="float">
            <text:p>43,940.8</text:p>
          </table:table-cell>
          <table:table-cell table:style-name="ce32" office:value-type="float" office:value="57.345" calcext:value-type="float">
            <text:p>57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-322.231" calcext:value-type="float">
            <text:p>-322.2</text:p>
          </table:table-cell>
          <table:table-cell table:style-name="ce32" office:value-type="float" office:value="44205.677" calcext:value-type="float">
            <text:p>44,205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111.891" calcext:value-type="float">
            <text:p>111.9</text:p>
          </table:table-cell>
          <table:table-cell table:style-name="ce78" office:value-type="float" office:value="43950.153" calcext:value-type="float">
            <text:p>43,950.2</text:p>
          </table:table-cell>
          <table:table-cell table:style-name="ce32" office:value-type="float" office:value="12753.384" calcext:value-type="float">
            <text:p>12,753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196.769" calcext:value-type="float">
            <text:p>31,196.8</text:p>
          </table:table-cell>
          <table:table-cell table:style-name="ce32" office:value-type="float" office:value="8492.147" calcext:value-type="float">
            <text:p>8,492.1</text:p>
          </table:table-cell>
          <table:table-cell table:style-name="ce32" office:value-type="float" office:value="8635.779" calcext:value-type="float">
            <text:p>8,635.8</text:p>
          </table:table-cell>
          <table:table-cell table:style-name="ce32" office:value-type="float" office:value="1285.551" calcext:value-type="float">
            <text:p>1,285.6</text:p>
          </table:table-cell>
          <table:table-cell table:number-columns-repeated="2" table:style-name="ce32" office:value-type="float" office:value="7042.097" calcext:value-type="float">
            <text:p>7,042.1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08.13" calcext:value-type="float">
            <text:p>308.1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870.294" calcext:value-type="float">
            <text:p>6,870.3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40.051" calcext:value-type="float">
            <text:p>240.1</text:p>
          </table:table-cell>
          <table:table-cell table:style-name="ce33" office:value-type="float" office:value="6630.243" calcext:value-type="float">
            <text:p>6,630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34.077" calcext:value-type="float">
            <text:p>-34.1</text:p>
          </table:table-cell>
          <table:table-cell table:style-name="ce79" office:value-type="float" office:value="6664.32" calcext:value-type="float">
            <text:p>6,664.3</text:p>
          </table:table-cell>
          <table:table-cell table:style-name="ce33" office:value-type="float" office:value="6664.32" calcext:value-type="float">
            <text:p>6,664.3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6725.54" calcext:value-type="float">
            <text:p>46,725.5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709.903" calcext:value-type="float">
            <text:p>-709.9</text:p>
          </table:table-cell>
          <table:table-cell table:style-name="ce33" office:value-type="float" office:value="47435.443" calcext:value-type="float">
            <text:p>47,435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781.003" calcext:value-type="float">
            <text:p>781.0</text:p>
          </table:table-cell>
          <table:table-cell table:style-name="ce79" office:value-type="float" office:value="39062.224" calcext:value-type="float">
            <text:p>39,062.2</text:p>
          </table:table-cell>
          <table:table-cell table:style-name="ce33" office:value-type="float" office:value="4002.804" calcext:value-type="float">
            <text:p>4,002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5059.419" calcext:value-type="float">
            <text:p>35,059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592.217" calcext:value-type="float">
            <text:p>7,592.2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592.217" calcext:value-type="float">
            <text:p>7,592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52.177" calcext:value-type="float">
            <text:p>252.2</text:p>
          </table:table-cell>
          <table:table-cell table:style-name="ce33" office:value-type="float" office:value="2.931" calcext:value-type="float">
            <text:p>2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8.354" calcext:value-type="float">
            <text:p>-28.4</text:p>
          </table:table-cell>
          <table:table-cell table:style-name="ce33" office:value-type="float" office:value="277.6" calcext:value-type="float">
            <text:p>277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256" calcext:value-type="float">
            <text:p>0.3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277.344" calcext:value-type="float">
            <text:p>277.3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243.343" calcext:value-type="float">
            <text:p>243.3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4.001" calcext:value-type="float">
            <text:p>34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246.981" calcext:value-type="float">
            <text:p>13,247.0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5.337" calcext:value-type="float">
            <text:p>55.3</text:p>
          </table:table-cell>
          <table:table-cell table:style-name="ce33" office:value-type="float" office:value="13191.644" calcext:value-type="float">
            <text:p>13,191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30.378" calcext:value-type="float">
            <text:p>-130.4</text:p>
          </table:table-cell>
          <table:table-cell table:style-name="ce79" office:value-type="float" office:value="13322.022" calcext:value-type="float">
            <text:p>13,322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322.022" calcext:value-type="float">
            <text:p>13,322.0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3.37" calcext:value-type="float">
            <text:p>173.4</text:p>
          </table:table-cell>
          <table:table-cell table:style-name="ce33" office:value-type="float" office:value="70.756" calcext:value-type="float">
            <text:p>7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56.542" calcext:value-type="float">
            <text:p>-56.5</text:p>
          </table:table-cell>
          <table:table-cell table:style-name="ce33" office:value-type="float" office:value="159.156" calcext:value-type="float">
            <text:p>159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85.645" calcext:value-type="float">
            <text:p>-485.6</text:p>
          </table:table-cell>
          <table:table-cell table:style-name="ce79" office:value-type="float" office:value="5817.774" calcext:value-type="float">
            <text:p>5,817.8</text:p>
          </table:table-cell>
          <table:table-cell table:style-name="ce33" office:value-type="float" office:value="5817.774" calcext:value-type="float">
            <text:p>5,817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276.881" calcext:value-type="float">
            <text:p>6,276.9</text:p>
          </table:table-cell>
          <table:table-cell table:style-name="ce33" office:value-type="float" office:value="1103.908" calcext:value-type="float">
            <text:p>1,103.9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42.227" calcext:value-type="float">
            <text:p>742.2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61.681" calcext:value-type="float">
            <text:p>361.7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26.929" calcext:value-type="float">
            <text:p>26.9</text:p>
          </table:table-cell>
          <table:table-cell table:style-name="ce79" office:value-type="float" office:value="732.64" calcext:value-type="float">
            <text:p>732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32.64" calcext:value-type="float">
            <text:p>732.6</text:p>
          </table:table-cell>
          <table:table-cell table:style-name="ce33" office:value-type="float" office:value="3060.763" calcext:value-type="float">
            <text:p>3,060.8</text:p>
          </table:table-cell>
          <table:table-cell table:style-name="ce33" office:value-type="float" office:value="2301.194" calcext:value-type="float">
            <text:p>2,301.2</text:p>
          </table:table-cell>
          <table:table-cell table:style-name="ce33" office:value-type="float" office:value="481.679" calcext:value-type="float">
            <text:p>481.7</text:p>
          </table:table-cell>
          <table:table-cell table:number-columns-repeated="2" table:style-name="ce33" office:value-type="float" office:value="1819.515" calcext:value-type="float">
            <text:p>1,819.5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243.308" calcext:value-type="float">
            <text:p>243.3</text:p>
          </table:table-cell>
          <table:table-cell table:style-name="ce79" office:value-type="float" office:value="7514.779" calcext:value-type="float">
            <text:p>7,514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514.779" calcext:value-type="float">
            <text:p>7,514.8</text:p>
          </table:table-cell>
          <table:table-cell table:style-name="ce33" office:value-type="float" office:value="21769.621" calcext:value-type="float">
            <text:p>21,769.6</text:p>
          </table:table-cell>
          <table:table-cell table:style-name="ce33" office:value-type="float" office:value="14011.534" calcext:value-type="float">
            <text:p>14,011.5</text:p>
          </table:table-cell>
          <table:table-cell table:style-name="ce33" office:value-type="float" office:value="11284.778" calcext:value-type="float">
            <text:p>11,284.8</text:p>
          </table:table-cell>
          <table:table-cell table:number-columns-repeated="2" table:style-name="ce33" office:value-type="float" office:value="2726.756" calcext:value-type="float">
            <text:p>2,726.8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21.694" calcext:value-type="float">
            <text:p>21.7</text:p>
          </table:table-cell>
          <table:table-cell table:style-name="ce79" office:value-type="float" office:value="731.702" calcext:value-type="float">
            <text:p>731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31.702" calcext:value-type="float">
            <text:p>731.7</text:p>
          </table:table-cell>
          <table:table-cell table:style-name="ce33" office:value-type="float" office:value="1455.834" calcext:value-type="float">
            <text:p>1,455.8</text:p>
          </table:table-cell>
          <table:table-cell table:style-name="ce33" office:value-type="float" office:value="702.438" calcext:value-type="float">
            <text:p>702.4</text:p>
          </table:table-cell>
          <table:table-cell table:style-name="ce33" office:value-type="float" office:value="416.606" calcext:value-type="float">
            <text:p>416.6</text:p>
          </table:table-cell>
          <table:table-cell table:number-columns-repeated="2" table:style-name="ce33" office:value-type="float" office:value="285.832" calcext:value-type="float">
            <text:p>285.8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70.234" calcext:value-type="float">
            <text:p>70.2</text:p>
          </table:table-cell>
          <table:table-cell table:style-name="ce32" office:value-type="float" office:value="71771.858" calcext:value-type="float">
            <text:p>71,771.9</text:p>
          </table:table-cell>
          <table:table-cell table:style-name="ce32" office:value-type="float" office:value="19485.133" calcext:value-type="float">
            <text:p>19,485.1</text:p>
          </table:table-cell>
          <table:table-cell table:style-name="ce32" office:value-type="float" office:value="1303.82" calcext:value-type="float">
            <text:p>1,303.8</text:p>
          </table:table-cell>
          <table:table-cell table:style-name="ce32" office:value-type="float" office:value="2666.593" calcext:value-type="float">
            <text:p>2,666.6</text:p>
          </table:table-cell>
          <table:table-cell table:style-name="ce32" office:value-type="float" office:value="933.757" calcext:value-type="float">
            <text:p>933.8</text:p>
          </table:table-cell>
          <table:table-cell table:style-name="ce32" office:value-type="float" office:value="47452.788" calcext:value-type="float">
            <text:p>47,452.8</text:p>
          </table:table-cell>
          <table:table-cell table:style-name="ce32" office:value-type="float" office:value="6540.597" calcext:value-type="float">
            <text:p>6,540.6</text:p>
          </table:table-cell>
          <table:table-cell table:style-name="ce46" office:value-type="float" office:value="-615.375" calcext:value-type="float">
            <text:p>-615.4</text:p>
          </table:table-cell>
          <table:table-cell table:style-name="ce78" office:value-type="float" office:value="51818.971" calcext:value-type="float">
            <text:p>51,819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9715.941" calcext:value-type="float">
            <text:p>49,715.9</text:p>
          </table:table-cell>
          <table:table-cell table:style-name="ce32" office:value-type="float" office:value="2103.03" calcext:value-type="float">
            <text:p>2,103.0</text:p>
          </table:table-cell>
          <table:table-cell table:style-name="ce32" office:value-type="float" office:value="57243.369" calcext:value-type="float">
            <text:p>57,243.4</text:p>
          </table:table-cell>
          <table:table-cell table:style-name="ce32" office:value-type="float" office:value="46951.964" calcext:value-type="float">
            <text:p>46,952.0</text:p>
          </table:table-cell>
          <table:table-cell table:style-name="ce32" office:value-type="float" office:value="3281.902" calcext:value-type="float">
            <text:p>3,281.9</text:p>
          </table:table-cell>
          <table:table-cell table:style-name="ce32" office:value-type="float" office:value="18549.859" calcext:value-type="float">
            <text:p>18,549.9</text:p>
          </table:table-cell>
          <table:table-cell table:style-name="ce32" office:value-type="float" office:value="2776.088" calcext:value-type="float">
            <text:p>2,776.1</text:p>
          </table:table-cell>
          <table:table-cell table:style-name="ce32" office:value-type="float" office:value="13012.344" calcext:value-type="float">
            <text:p>13,012.3</text:p>
          </table:table-cell>
          <table:table-cell table:style-name="ce32" office:value-type="float" office:value="481.012" calcext:value-type="float">
            <text:p>481.0</text:p>
          </table:table-cell>
          <table:table-cell table:style-name="ce32" office:value-type="float" office:value="1067.982" calcext:value-type="float">
            <text:p>1,068.0</text:p>
          </table:table-cell>
          <table:table-cell table:style-name="ce32" office:value-type="float" office:value="1212.433" calcext:value-type="float">
            <text:p>1,212.4</text:p>
          </table:table-cell>
          <table:table-cell table:style-name="ce32" office:value-type="float" office:value="25120.203" calcext:value-type="float">
            <text:p>25,120.2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9.054" calcext:value-type="float">
            <text:p>9.1</text:p>
          </table:table-cell>
          <table:table-cell table:style-name="ce33" office:value-type="float" office:value="50083.229" calcext:value-type="float">
            <text:p>50,083.2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12.541" calcext:value-type="float">
            <text:p>912.5</text:p>
          </table:table-cell>
          <table:table-cell table:style-name="ce33" office:value-type="float" office:value="49179.742" calcext:value-type="float">
            <text:p>49,179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22.556" calcext:value-type="float">
            <text:p>-122.6</text:p>
          </table:table-cell>
          <table:table-cell table:style-name="ce79" office:value-type="float" office:value="49302.298" calcext:value-type="float">
            <text:p>49,302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9302.298" calcext:value-type="float">
            <text:p>49,302.3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61.18" calcext:value-type="float">
            <text:p>61.2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0.032" calcext:value-type="float">
            <text:p>0.0</text:p>
          </table:table-cell>
          <table:table-cell table:style-name="ce33" office:value-type="float" office:value="61.148" calcext:value-type="float">
            <text:p>61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0.014" calcext:value-type="float">
            <text:p>-0.0</text:p>
          </table:table-cell>
          <table:table-cell table:style-name="ce79" office:value-type="float" office:value="61.161" calcext:value-type="float">
            <text:p>61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1.161" calcext:value-type="float">
            <text:p>61.2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40.825" calcext:value-type="float">
            <text:p>4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0.825" calcext:value-type="float">
            <text:p>40.8</text:p>
          </table:table-cell>
          <table:table-cell table:style-name="ce33" office:value-type="float" office:value="2495.68" calcext:value-type="float">
            <text:p>2,495.7</text:p>
          </table:table-cell>
          <table:table-cell table:style-name="ce33" office:value-type="float" office:value="2454.855" calcext:value-type="float">
            <text:p>2,454.9</text:p>
          </table:table-cell>
          <table:table-cell table:style-name="ce33" office:value-type="float" office:value="2454.338" calcext:value-type="float">
            <text:p>2,454.3</text:p>
          </table:table-cell>
          <table:table-cell table:number-columns-repeated="2" table:style-name="ce33" office:value-type="float" office:value="0.516" calcext:value-type="float">
            <text:p>0.5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086.211" calcext:value-type="float">
            <text:p>3,086.2</text:p>
          </table:table-cell>
          <table:table-cell table:style-name="ce33" office:value-type="float" office:value="79.439" calcext:value-type="float">
            <text:p>79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0.836" calcext:value-type="float">
            <text:p>130.8</text:p>
          </table:table-cell>
          <table:table-cell table:style-name="ce33" office:value-type="float" office:value="2875.936" calcext:value-type="float">
            <text:p>2,875.9</text:p>
          </table:table-cell>
          <table:table-cell table:style-name="ce33" office:value-type="float" office:value="447.51" calcext:value-type="float">
            <text:p>447.5</text:p>
          </table:table-cell>
          <table:table-cell table:style-name="ce47" office:value-type="float" office:value="-13.721" calcext:value-type="float">
            <text:p>-13.7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180.269" calcext:value-type="float">
            <text:p>2,180.3</text:p>
          </table:table-cell>
          <table:table-cell table:style-name="ce33" office:value-type="float" office:value="4622.416" calcext:value-type="float">
            <text:p>4,622.4</text:p>
          </table:table-cell>
          <table:table-cell table:style-name="ce33" office:value-type="float" office:value="98.553" calcext:value-type="float">
            <text:p>98.6</text:p>
          </table:table-cell>
          <table:table-cell table:style-name="ce33" office:value-type="float" office:value="2321.74" calcext:value-type="float">
            <text:p>2,321.7</text:p>
          </table:table-cell>
          <table:table-cell table:style-name="ce33" office:value-type="float" office:value="472.492" calcext:value-type="float">
            <text:p>472.5</text:p>
          </table:table-cell>
          <table:table-cell table:style-name="ce33" office:value-type="float" office:value="107.033" calcext:value-type="float">
            <text:p>107.0</text:p>
          </table:table-cell>
          <table:table-cell table:style-name="ce33" office:value-type="float" office:value="0.233" calcext:value-type="float">
            <text:p>0.2</text:p>
          </table:table-cell>
          <table:table-cell table:style-name="ce33" office:value-type="float" office:value="97.385" calcext:value-type="float">
            <text:p>97.4</text:p>
          </table:table-cell>
          <table:table-cell table:style-name="ce33" office:value-type="float" office:value="1644.597" calcext:value-type="float">
            <text:p>1,644.6</text:p>
          </table:table-cell>
          <table:table-cell table:style-name="ce33" office:value-type="float" office:value="2202.123" calcext:value-type="float">
            <text:p>2,202.1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964.651" calcext:value-type="float">
            <text:p>16,964.7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35.223" calcext:value-type="float">
            <text:p>435.2</text:p>
          </table:table-cell>
          <table:table-cell table:style-name="ce33" office:value-type="float" office:value="16529.428" calcext:value-type="float">
            <text:p>16,529.4</text:p>
          </table:table-cell>
          <table:table-cell table:style-name="ce33" office:value-type="float" office:value="4204.052" calcext:value-type="float">
            <text:p>4,204.1</text:p>
          </table:table-cell>
          <table:table-cell table:style-name="ce47" office:value-type="float" office:value="-0.002" calcext:value-type="float">
            <text:p>-0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324.131" calcext:value-type="float">
            <text:p>10,324.1</text:p>
          </table:table-cell>
          <table:table-cell table:style-name="ce33" office:value-type="float" office:value="22649.509" calcext:value-type="float">
            <text:p>22,649.5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2649.509" calcext:value-type="float">
            <text:p>22,649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404.368" calcext:value-type="float">
            <text:p>5,404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91.103" calcext:value-type="float">
            <text:p>-191.1</text:p>
          </table:table-cell>
          <table:table-cell table:style-name="ce33" office:value-type="float" office:value="-5213.265" calcext:value-type="float">
            <text:p>-5,213.3</text:p>
          </table:table-cell>
          <table:table-cell table:style-name="ce33" office:value-type="float" office:value="119.36" calcext:value-type="float">
            <text:p>119.4</text:p>
          </table:table-cell>
          <table:table-cell table:style-name="ce47" office:value-type="float" office:value="-33.669" calcext:value-type="float">
            <text:p>-33.7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5182.579" calcext:value-type="float">
            <text:p>15,182.6</text:p>
          </table:table-cell>
          <table:table-cell table:style-name="ce33" office:value-type="float" office:value="9883.623" calcext:value-type="float">
            <text:p>9,883.6</text:p>
          </table:table-cell>
          <table:table-cell table:style-name="ce33" office:value-type="float" office:value="4.099" calcext:value-type="float">
            <text:p>4.1</text:p>
          </table:table-cell>
          <table:table-cell table:style-name="ce33" office:value-type="float" office:value="9879.524" calcext:value-type="float">
            <text:p>9,879.5</text:p>
          </table:table-cell>
          <table:table-cell table:style-name="ce33" office:value-type="float" office:value="7.595" calcext:value-type="float">
            <text:p>7.6</text:p>
          </table:table-cell>
          <table:table-cell table:style-name="ce33" office:value-type="float" office:value="9818.82" calcext:value-type="float">
            <text:p>9,818.8</text:p>
          </table:table-cell>
          <table:table-cell table:style-name="ce33" office:value-type="float" office:value="13.581" calcext:value-type="float">
            <text:p>13.6</text:p>
          </table:table-cell>
          <table:table-cell table:style-name="ce33" office:value-type="float" office:value="39.528" calcext:value-type="float">
            <text:p>39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264.844" calcext:value-type="float">
            <text:p>1,264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999.917" calcext:value-type="float">
            <text:p>2,999.9</text:p>
          </table:table-cell>
          <table:table-cell table:style-name="ce33" office:value-type="float" office:value="68.142" calcext:value-type="float">
            <text:p>68.1</text:p>
          </table:table-cell>
          <table:table-cell table:style-name="ce33" office:value-type="float" office:value="-4332.903" calcext:value-type="float">
            <text:p>-4,332.9</text:p>
          </table:table-cell>
          <table:table-cell table:style-name="ce33" office:value-type="float" office:value="12.822" calcext:value-type="float">
            <text:p>12.8</text:p>
          </table:table-cell>
          <table:table-cell table:style-name="ce47" office:value-type="float" office:value="25.495" calcext:value-type="float">
            <text:p>25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677.339" calcext:value-type="float">
            <text:p>4,677.3</text:p>
          </table:table-cell>
          <table:table-cell table:style-name="ce33" office:value-type="float" office:value="306.119" calcext:value-type="float">
            <text:p>306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06.119" calcext:value-type="float">
            <text:p>306.1</text:p>
          </table:table-cell>
          <table:table-cell table:style-name="ce33" office:value-type="float" office:value="1.664" calcext:value-type="float">
            <text:p>1.7</text:p>
          </table:table-cell>
          <table:table-cell table:style-name="ce33" office:value-type="float" office:value="111.251" calcext:value-type="float">
            <text:p>111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93.204" calcext:value-type="float">
            <text:p>193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2.049" calcext:value-type="float">
            <text:p>2.0</text:p>
          </table:table-cell>
          <table:table-cell table:style-name="ce33" office:value-type="float" office:value="-2.049" calcext:value-type="float">
            <text:p>-2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7.024" calcext:value-type="float">
            <text:p>-7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.975" calcext:value-type="float">
            <text:p>5.0</text:p>
          </table:table-cell>
          <table:table-cell table:style-name="ce33" office:value-type="float" office:value="0.002" calcext:value-type="float">
            <text:p>0.0</text:p>
          </table:table-cell>
          <table:table-cell table:style-name="ce33" office:value-type="float" office:value="4.973" calcext:value-type="float">
            <text:p>5.0</text:p>
          </table:table-cell>
          <table:table-cell table:style-name="ce33" office:value-type="float" office:value="0.002" calcext:value-type="float">
            <text:p>0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.971" calcext:value-type="float">
            <text:p>5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1730.089" calcext:value-type="float">
            <text:p>11,730.1</text:p>
          </table:table-cell>
          <table:table-cell table:style-name="ce33" office:value-type="float" office:value="130.015" calcext:value-type="float">
            <text:p>13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217.408" calcext:value-type="float">
            <text:p>-217.4</text:p>
          </table:table-cell>
          <table:table-cell table:style-name="ce33" office:value-type="float" office:value="-11642.696" calcext:value-type="float">
            <text:p>-11,642.7</text:p>
          </table:table-cell>
          <table:table-cell table:style-name="ce33" office:value-type="float" office:value="106.792" calcext:value-type="float">
            <text:p>106.8</text:p>
          </table:table-cell>
          <table:table-cell table:style-name="ce47" office:value-type="float" office:value="-232.633" calcext:value-type="float">
            <text:p>-232.6</text:p>
          </table:table-cell>
          <table:table-cell table:style-name="ce79" office:value-type="float" office:value="85.965" calcext:value-type="float">
            <text:p>86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85.965" calcext:value-type="float">
            <text:p>86.0</text:p>
          </table:table-cell>
          <table:table-cell table:style-name="ce33" office:value-type="float" office:value="17174.014" calcext:value-type="float">
            <text:p>17,174.0</text:p>
          </table:table-cell>
          <table:table-cell table:style-name="ce33" office:value-type="float" office:value="5571.194" calcext:value-type="float">
            <text:p>5,571.2</text:p>
          </table:table-cell>
          <table:table-cell table:style-name="ce33" office:value-type="float" office:value="25.427" calcext:value-type="float">
            <text:p>25.4</text:p>
          </table:table-cell>
          <table:table-cell table:style-name="ce33" office:value-type="float" office:value="5545.767" calcext:value-type="float">
            <text:p>5,545.8</text:p>
          </table:table-cell>
          <table:table-cell table:style-name="ce33" office:value-type="float" office:value="124.898" calcext:value-type="float">
            <text:p>124.9</text:p>
          </table:table-cell>
          <table:table-cell table:style-name="ce33" office:value-type="float" office:value="4556.772" calcext:value-type="float">
            <text:p>4,556.8</text:p>
          </table:table-cell>
          <table:table-cell table:style-name="ce33" office:value-type="float" office:value="459.805" calcext:value-type="float">
            <text:p>459.8</text:p>
          </table:table-cell>
          <table:table-cell table:style-name="ce33" office:value-type="float" office:value="404.292" calcext:value-type="float">
            <text:p>404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91.725" calcext:value-type="float">
            <text:p>1,891.7</text:p>
          </table:table-cell>
          <table:table-cell table:style-name="ce33" office:value-type="float" office:value="751.282" calcext:value-type="float">
            <text:p>751.3</text:p>
          </table:table-cell>
          <table:table-cell table:style-name="ce33" office:value-type="float" office:value="1108.557" calcext:value-type="float">
            <text:p>1,108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5.442" calcext:value-type="float">
            <text:p>125.4</text:p>
          </table:table-cell>
          <table:table-cell table:style-name="ce33" office:value-type="float" office:value="-93.556" calcext:value-type="float">
            <text:p>-93.6</text:p>
          </table:table-cell>
          <table:table-cell table:style-name="ce33" office:value-type="float" office:value="1872.862" calcext:value-type="float">
            <text:p>1,872.9</text:p>
          </table:table-cell>
          <table:table-cell table:style-name="ce47" office:value-type="float" office:value="-236.637" calcext:value-type="float">
            <text:p>-236.6</text:p>
          </table:table-cell>
          <table:table-cell table:style-name="ce79" office:value-type="float" office:value="1644.702" calcext:value-type="float">
            <text:p>1,644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644.702" calcext:value-type="float">
            <text:p>1,644.7</text:p>
          </table:table-cell>
          <table:table-cell table:style-name="ce33" office:value-type="float" office:value="6186.783" calcext:value-type="float">
            <text:p>6,186.8</text:p>
          </table:table-cell>
          <table:table-cell table:style-name="ce33" office:value-type="float" office:value="2812.3" calcext:value-type="float">
            <text:p>2,812.3</text:p>
          </table:table-cell>
          <table:table-cell table:style-name="ce33" office:value-type="float" office:value="178.901" calcext:value-type="float">
            <text:p>178.9</text:p>
          </table:table-cell>
          <table:table-cell table:style-name="ce33" office:value-type="float" office:value="2633.398" calcext:value-type="float">
            <text:p>2,633.4</text:p>
          </table:table-cell>
          <table:table-cell table:style-name="ce33" office:value-type="float" office:value="2145.904" calcext:value-type="float">
            <text:p>2,145.9</text:p>
          </table:table-cell>
          <table:table-cell table:style-name="ce33" office:value-type="float" office:value="67.421" calcext:value-type="float">
            <text:p>67.4</text:p>
          </table:table-cell>
          <table:table-cell table:style-name="ce33" office:value-type="float" office:value="37.424" calcext:value-type="float">
            <text:p>37.4</text:p>
          </table:table-cell>
          <table:table-cell table:style-name="ce33" office:value-type="float" office:value="382.649" calcext:value-type="float">
            <text:p>382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11.443" calcext:value-type="float">
            <text:p>311.4</text:p>
          </table:table-cell>
          <table:table-cell table:style-name="ce33" office:value-type="float" office:value="798.583" calcext:value-type="float">
            <text:p>798.6</text:p>
          </table:table-cell>
          <table:table-cell table:style-name="ce33" office:value-type="float" office:value="0.011" calcext:value-type="float">
            <text:p>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6.138" calcext:value-type="float">
            <text:p>-6.1</text:p>
          </table:table-cell>
          <table:table-cell table:style-name="ce33" office:value-type="float" office:value="-481.013" calcext:value-type="float">
            <text:p>-481.0</text:p>
          </table:table-cell>
          <table:table-cell table:style-name="ce33" office:value-type="float" office:value="9.776" calcext:value-type="float">
            <text:p>9.8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06.74" calcext:value-type="float">
            <text:p>1,006.7</text:p>
          </table:table-cell>
          <table:table-cell table:style-name="ce33" office:value-type="float" office:value="515.951" calcext:value-type="float">
            <text:p>516.0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515.951" calcext:value-type="float">
            <text:p>516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0.936" calcext:value-type="float">
            <text:p>50.9</text:p>
          </table:table-cell>
          <table:table-cell table:style-name="ce33" office:value-type="float" office:value="267.594" calcext:value-type="float">
            <text:p>267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9.969" calcext:value-type="float">
            <text:p>-30.0</text:p>
          </table:table-cell>
          <table:table-cell table:style-name="ce33" office:value-type="float" office:value="-186.689" calcext:value-type="float">
            <text:p>-186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35.725" calcext:value-type="float">
            <text:p>635.7</text:p>
          </table:table-cell>
          <table:table-cell table:style-name="ce33" office:value-type="float" office:value="449.036" calcext:value-type="float">
            <text:p>449.0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49.036" calcext:value-type="float">
            <text:p>449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549.501" calcext:value-type="float">
            <text:p>1,549.5</text:p>
          </table:table-cell>
          <table:table-cell table:style-name="ce33" office:value-type="float" office:value="252.721" calcext:value-type="float">
            <text:p>252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8.47" calcext:value-type="float">
            <text:p>-8.5</text:p>
          </table:table-cell>
          <table:table-cell table:style-name="ce33" office:value-type="float" office:value="1305.25" calcext:value-type="float">
            <text:p>1,305.3</text:p>
          </table:table-cell>
          <table:table-cell table:style-name="ce33" office:value-type="float" office:value="3.229" calcext:value-type="float">
            <text:p>3.2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8.7" calcext:value-type="float">
            <text:p>108.7</text:p>
          </table:table-cell>
          <table:table-cell table:style-name="ce33" office:value-type="float" office:value="1410.721" calcext:value-type="float">
            <text:p>1,410.7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410.721" calcext:value-type="float">
            <text:p>1,410.7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6.503" calcext:value-type="float">
            <text:p>56.5</text:p>
          </table:table-cell>
          <table:table-cell table:style-name="ce33" office:value-type="float" office:value="409.144" calcext:value-type="float">
            <text:p>409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0.024" calcext:value-type="float">
            <text:p>-0.0</text:p>
          </table:table-cell>
          <table:table-cell table:style-name="ce33" office:value-type="float" office:value="-352.617" calcext:value-type="float">
            <text:p>-352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33.638" calcext:value-type="float">
            <text:p>233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33.638" calcext:value-type="float">
            <text:p>233.6</text:p>
          </table:table-cell>
          <table:table-cell table:style-name="ce33" office:value-type="float" office:value="1178.036" calcext:value-type="float">
            <text:p>1,178.0</text:p>
          </table:table-cell>
          <table:table-cell table:style-name="ce33" office:value-type="float" office:value="591.781" calcext:value-type="float">
            <text:p>591.8</text:p>
          </table:table-cell>
          <table:table-cell table:style-name="ce33" office:value-type="float" office:value="540.092" calcext:value-type="float">
            <text:p>540.1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51.689" calcext:value-type="float">
            <text:p>51.7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23.601" calcext:value-type="float">
            <text:p>823.6</text:p>
          </table:table-cell>
          <table:table-cell table:style-name="ce33" office:value-type="float" office:value="114.038" calcext:value-type="float">
            <text:p>114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32.559" calcext:value-type="float">
            <text:p>-232.6</text:p>
          </table:table-cell>
          <table:table-cell table:style-name="ce33" office:value-type="float" office:value="942.122" calcext:value-type="float">
            <text:p>942.1</text:p>
          </table:table-cell>
          <table:table-cell table:style-name="ce33" office:value-type="float" office:value="341.531" calcext:value-type="float">
            <text:p>341.5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368.241" calcext:value-type="float">
            <text:p>368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52.481" calcext:value-type="float">
            <text:p>352.5</text:p>
          </table:table-cell>
          <table:table-cell table:style-name="ce33" office:value-type="float" office:value="15.76" calcext:value-type="float">
            <text:p>15.8</text:p>
          </table:table-cell>
          <table:table-cell table:style-name="ce33" office:value-type="float" office:value="1297.718" calcext:value-type="float">
            <text:p>1,297.7</text:p>
          </table:table-cell>
          <table:table-cell table:style-name="ce33" office:value-type="float" office:value="1530.068" calcext:value-type="float">
            <text:p>1,530.1</text:p>
          </table:table-cell>
          <table:table-cell table:style-name="ce33" office:value-type="float" office:value="46.388" calcext:value-type="float">
            <text:p>46.4</text:p>
          </table:table-cell>
          <table:table-cell table:number-columns-repeated="2" table:style-name="ce33" office:value-type="float" office:value="13.876" calcext:value-type="float">
            <text:p>13.9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469.804" calcext:value-type="float">
            <text:p>1,469.8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255.459" calcext:value-type="float">
            <text:p>255.5</text:p>
          </table:table-cell>
          <table:table-cell table:style-name="ce32" office:value-type="float" office:value="13400.857" calcext:value-type="float">
            <text:p>13,400.9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75.785" calcext:value-type="float">
            <text:p>75.8</text:p>
          </table:table-cell>
          <table:table-cell table:style-name="ce32" office:value-type="float" office:value="13580.531" calcext:value-type="float">
            <text:p>13,580.5</text:p>
          </table:table-cell>
          <table:table-cell table:style-name="ce32" office:value-type="float" office:value="14321.173" calcext:value-type="float">
            <text:p>14,321.2</text:p>
          </table:table-cell>
          <table:table-cell table:style-name="ce46" office:value-type="float" office:value="815.03" calcext:value-type="float">
            <text:p>815.0</text:p>
          </table:table-cell>
          <table:table-cell table:style-name="ce78" office:value-type="float" office:value="10806.761" calcext:value-type="float">
            <text:p>10,806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3.601" calcext:value-type="float">
            <text:p>23.6</text:p>
          </table:table-cell>
          <table:table-cell table:style-name="ce32" office:value-type="float" office:value="10783.16" calcext:value-type="float">
            <text:p>10,783.2</text:p>
          </table:table-cell>
          <table:table-cell table:style-name="ce32" office:value-type="float" office:value="15142.847" calcext:value-type="float">
            <text:p>15,142.8</text:p>
          </table:table-cell>
          <table:table-cell table:style-name="ce32" office:value-type="float" office:value="2780.414" calcext:value-type="float">
            <text:p>2,780.4</text:p>
          </table:table-cell>
          <table:table-cell table:style-name="ce32" office:value-type="float" office:value="250.308" calcext:value-type="float">
            <text:p>250.3</text:p>
          </table:table-cell>
          <table:table-cell table:style-name="ce32" office:value-type="float" office:value="2530.106" calcext:value-type="float">
            <text:p>2,530.1</text:p>
          </table:table-cell>
          <table:table-cell table:style-name="ce32" office:value-type="float" office:value="1637.434" calcext:value-type="float">
            <text:p>1,637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.349" calcext:value-type="float">
            <text:p>2.3</text:p>
          </table:table-cell>
          <table:table-cell table:style-name="ce32" office:value-type="float" office:value="342.716" calcext:value-type="float">
            <text:p>342.7</text:p>
          </table:table-cell>
          <table:table-cell table:style-name="ce32" office:value-type="float" office:value="547.607" calcext:value-type="float">
            <text:p>547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379.356" calcext:value-type="float">
            <text:p>379.4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10.217" calcext:value-type="float">
            <text:p>110.2</text:p>
          </table:table-cell>
          <table:table-cell table:style-name="ce33" office:value-type="float" office:value="269.139" calcext:value-type="float">
            <text:p>269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0.623" calcext:value-type="float">
            <text:p>-0.6</text:p>
          </table:table-cell>
          <table:table-cell table:style-name="ce79" office:value-type="float" office:value="2.006" calcext:value-type="float">
            <text:p>2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006" calcext:value-type="float">
            <text:p>2.0</text:p>
          </table:table-cell>
          <table:table-cell table:style-name="ce33" office:value-type="float" office:value="1329.147" calcext:value-type="float">
            <text:p>1,329.1</text:p>
          </table:table-cell>
          <table:table-cell table:style-name="ce33" office:value-type="float" office:value="1596.903" calcext:value-type="float">
            <text:p>1,596.9</text:p>
          </table:table-cell>
          <table:table-cell table:style-name="ce33" office:value-type="float" office:value="2.286" calcext:value-type="float">
            <text:p>2.3</text:p>
          </table:table-cell>
          <table:table-cell table:style-name="ce33" office:value-type="float" office:value="1594.617" calcext:value-type="float">
            <text:p>1,594.6</text:p>
          </table:table-cell>
          <table:table-cell table:style-name="ce33" office:value-type="float" office:value="475.077" calcext:value-type="float">
            <text:p>475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66.47" calcext:value-type="float">
            <text:p>366.5</text:p>
          </table:table-cell>
          <table:table-cell table:style-name="ce33" office:value-type="float" office:value="753.07" calcext:value-type="float">
            <text:p>753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689.131" calcext:value-type="float">
            <text:p>17,689.1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.065" calcext:value-type="float">
            <text:p>2.1</text:p>
          </table:table-cell>
          <table:table-cell table:style-name="ce33" office:value-type="float" office:value="17687.066" calcext:value-type="float">
            <text:p>17,687.1</text:p>
          </table:table-cell>
          <table:table-cell table:style-name="ce33" office:value-type="float" office:value="18903.948" calcext:value-type="float">
            <text:p>18,903.9</text:p>
          </table:table-cell>
          <table:table-cell table:style-name="ce47" office:value-type="float" office:value="1076.394" calcext:value-type="float">
            <text:p>1,076.4</text:p>
          </table:table-cell>
          <table:table-cell table:style-name="ce79" office:value-type="float" office:value="14263.141" calcext:value-type="float">
            <text:p>14,263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1.153" calcext:value-type="float">
            <text:p>31.2</text:p>
          </table:table-cell>
          <table:table-cell table:style-name="ce33" office:value-type="float" office:value="14231.988" calcext:value-type="float">
            <text:p>14,232.0</text:p>
          </table:table-cell>
          <table:table-cell table:style-name="ce33" office:value-type="float" office:value="18807.094" calcext:value-type="float">
            <text:p>18,807.1</text:p>
          </table:table-cell>
          <table:table-cell table:style-name="ce33" office:value-type="float" office:value="2250.677" calcext:value-type="float">
            <text:p>2,250.7</text:p>
          </table:table-cell>
          <table:table-cell table:style-name="ce33" office:value-type="float" office:value="328.374" calcext:value-type="float">
            <text:p>328.4</text:p>
          </table:table-cell>
          <table:table-cell table:style-name="ce33" office:value-type="float" office:value="1922.302" calcext:value-type="float">
            <text:p>1,922.3</text:p>
          </table:table-cell>
          <table:table-cell table:style-name="ce33" office:value-type="float" office:value="1739.122" calcext:value-type="float">
            <text:p>1,739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.1" calcext:value-type="float">
            <text:p>3.1</text:p>
          </table:table-cell>
          <table:table-cell table:style-name="ce33" office:value-type="float" office:value="126.634" calcext:value-type="float">
            <text:p>126.6</text:p>
          </table:table-cell>
          <table:table-cell table:style-name="ce33" office:value-type="float" office:value="53.447" calcext:value-type="float">
            <text:p>53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730.043" calcext:value-type="float">
            <text:p>1,730.0</text:p>
          </table:table-cell>
          <table:table-cell table:style-name="ce32" office:value-type="float" office:value="0.099" calcext:value-type="float">
            <text:p>0.1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6.709" calcext:value-type="float">
            <text:p>6.7</text:p>
          </table:table-cell>
          <table:table-cell table:style-name="ce32" office:value-type="float" office:value="1723.433" calcext:value-type="float">
            <text:p>1,723.4</text:p>
          </table:table-cell>
          <table:table-cell table:style-name="ce32" office:value-type="float" office:value="43.627" calcext:value-type="float">
            <text:p>43.6</text:p>
          </table:table-cell>
          <table:table-cell table:style-name="ce46" office:value-type="float" office:value="-10.192" calcext:value-type="float">
            <text:p>-10.2</text:p>
          </table:table-cell>
          <table:table-cell table:style-name="ce78" office:value-type="float" office:value="1199.676" calcext:value-type="float">
            <text:p>1,199.7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199.676" calcext:value-type="float">
            <text:p>1,199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90.32" calcext:value-type="float">
            <text:p>490.3</text:p>
          </table:table-cell>
          <table:table-cell table:style-name="ce32" office:value-type="float" office:value="2.718" calcext:value-type="float">
            <text:p>2.7</text:p>
          </table:table-cell>
          <table:table-cell table:number-columns-repeated="2" table:style-name="ce32" office:value-type="float" office:value="487.603" calcext:value-type="float">
            <text:p>487.6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2388.975" calcext:value-type="float">
            <text:p>42,389.0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42388.975" calcext:value-type="float">
            <text:p>42,389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2388.975" calcext:value-type="float">
            <text:p>42,389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2388.975" calcext:value-type="float">
            <text:p>42,389.0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4317.862" calcext:value-type="float">
            <text:p>4,317.9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317.862" calcext:value-type="float">
            <text:p>4,317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7439.032" calcext:value-type="float">
            <text:p>7,439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7439.032" calcext:value-type="float">
            <text:p>7,439.0</text:p>
          </table:table-cell>
          <table:table-cell table:style-name="ce32" office:value-type="float" office:value="3121.17" calcext:value-type="float">
            <text:p>3,121.2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528.762" calcext:value-type="float">
            <text:p>528.8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528.762" calcext:value-type="float">
            <text:p>528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528.762" calcext:value-type="float">
            <text:p>528.8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528.762" calcext:value-type="float">
            <text:p>528.8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1500.484" calcext:value-type="float">
            <text:p>1,500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500.484" calcext:value-type="float">
            <text:p>1,500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500.484" calcext:value-type="float">
            <text:p>1,500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500.484" calcext:value-type="float">
            <text:p>1,500.5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8863.55" calcext:value-type="float">
            <text:p>8,863.6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59963.935" calcext:value-type="float">
            <text:p>259,963.9</text:p>
          </table:table-cell>
          <table:table-cell table:style-name="ce32" office:value-type="float" office:value="251100.386" calcext:value-type="float">
            <text:p>251,100.4</text:p>
          </table:table-cell>
          <table:table-cell table:style-name="ce32" office:value-type="float" office:value="18840.964" calcext:value-type="float">
            <text:p>18,841.0</text:p>
          </table:table-cell>
          <table:table-cell table:style-name="ce32" office:value-type="float" office:value="232259.422" calcext:value-type="float">
            <text:p>232,259.4</text:p>
          </table:table-cell>
          <table:table-cell table:style-name="ce32" office:value-type="float" office:value="136414.563" calcext:value-type="float">
            <text:p>136,414.6</text:p>
          </table:table-cell>
          <table:table-cell table:style-name="ce32" office:value-type="float" office:value="1361.33" calcext:value-type="float">
            <text:p>1,361.3</text:p>
          </table:table-cell>
          <table:table-cell table:style-name="ce32" office:value-type="float" office:value="2832.935" calcext:value-type="float">
            <text:p>2,832.9</text:p>
          </table:table-cell>
          <table:table-cell table:style-name="ce32" office:value-type="float" office:value="46468.121" calcext:value-type="float">
            <text:p>46,468.1</text:p>
          </table:table-cell>
          <table:table-cell table:style-name="ce32" office:value-type="float" office:value="45182.473" calcext:value-type="float">
            <text:p>45,182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12.151" calcext:value-type="float">
            <text:p>112.2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12.151" calcext:value-type="float">
            <text:p>112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12.151" calcext:value-type="float">
            <text:p>112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12.151" calcext:value-type="float">
            <text:p>112.2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365" calcext:value-type="float">
            <text:p>3.4</text:p>
          </table:table-cell>
          <table:table-cell table:style-name="ce32" office:value-type="float" office:value="108.786" calcext:value-type="float">
            <text:p>108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2639.723" calcext:value-type="float">
            <text:p>22,639.7</text:p>
          </table:table-cell>
          <table:table-cell table:style-name="ce34" office:value-type="float" office:value="5768.585" calcext:value-type="float">
            <text:p>5,768.6</text:p>
          </table:table-cell>
          <table:table-cell table:number-columns-repeated="2" table:style-name="ce34" office:value-type="float" office:value="16871.138" calcext:value-type="float">
            <text:p>16,871.1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103'.$A$1:.$AA$46" table:range-usable-as="print-range"/>
        </table:named-expressions>
      </table:table>
      <table:table table:name="104" table:style-name="ta11" table:print-ranges="'104'.A1:'104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6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104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15" calcext:value-type="float">
            <text:p>2015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3378.586" calcext:value-type="float">
            <text:p>43,378.6</text:p>
          </table:table-cell>
          <table:table-cell table:style-name="ce32" office:value-type="float" office:value="0.828" calcext:value-type="float">
            <text:p>0.8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97.774" calcext:value-type="float">
            <text:p>497.8</text:p>
          </table:table-cell>
          <table:table-cell table:style-name="ce32" office:value-type="float" office:value="42879.984" calcext:value-type="float">
            <text:p>42,880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590.666" calcext:value-type="float">
            <text:p>590.7</text:p>
          </table:table-cell>
          <table:table-cell table:style-name="ce78" office:value-type="float" office:value="41851.537" calcext:value-type="float">
            <text:p>41,851.5</text:p>
          </table:table-cell>
          <table:table-cell table:style-name="ce32" office:value-type="float" office:value="12067.263" calcext:value-type="float">
            <text:p>12,067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9784.274" calcext:value-type="float">
            <text:p>29,784.3</text:p>
          </table:table-cell>
          <table:table-cell table:style-name="ce32" office:value-type="float" office:value="8198.014" calcext:value-type="float">
            <text:p>8,198.0</text:p>
          </table:table-cell>
          <table:table-cell table:style-name="ce32" office:value-type="float" office:value="8635.796" calcext:value-type="float">
            <text:p>8,635.8</text:p>
          </table:table-cell>
          <table:table-cell table:style-name="ce32" office:value-type="float" office:value="1286.714" calcext:value-type="float">
            <text:p>1,286.7</text:p>
          </table:table-cell>
          <table:table-cell table:number-columns-repeated="2" table:style-name="ce32" office:value-type="float" office:value="7008.342" calcext:value-type="float">
            <text:p>7,008.3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40.74" calcext:value-type="float">
            <text:p>340.7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404.778" calcext:value-type="float">
            <text:p>6,404.8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91.55" calcext:value-type="float">
            <text:p>-191.6</text:p>
          </table:table-cell>
          <table:table-cell table:style-name="ce33" office:value-type="float" office:value="6596.328" calcext:value-type="float">
            <text:p>6,596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47.879" calcext:value-type="float">
            <text:p>47.9</text:p>
          </table:table-cell>
          <table:table-cell table:style-name="ce79" office:value-type="float" office:value="6548.449" calcext:value-type="float">
            <text:p>6,548.4</text:p>
          </table:table-cell>
          <table:table-cell table:style-name="ce33" office:value-type="float" office:value="6548.449" calcext:value-type="float">
            <text:p>6,548.4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7797.584" calcext:value-type="float">
            <text:p>47,797.6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95.186" calcext:value-type="float">
            <text:p>995.2</text:p>
          </table:table-cell>
          <table:table-cell table:style-name="ce33" office:value-type="float" office:value="46802.397" calcext:value-type="float">
            <text:p>46,802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590.165" calcext:value-type="float">
            <text:p>590.2</text:p>
          </table:table-cell>
          <table:table-cell table:style-name="ce79" office:value-type="float" office:value="38526.61" calcext:value-type="float">
            <text:p>38,526.6</text:p>
          </table:table-cell>
          <table:table-cell table:style-name="ce33" office:value-type="float" office:value="3985.81" calcext:value-type="float">
            <text:p>3,985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4540.8" calcext:value-type="float">
            <text:p>34,540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685.623" calcext:value-type="float">
            <text:p>7,685.6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685.623" calcext:value-type="float">
            <text:p>7,685.6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48.622" calcext:value-type="float">
            <text:p>348.6</text:p>
          </table:table-cell>
          <table:table-cell table:style-name="ce33" office:value-type="float" office:value="0.837" calcext:value-type="float">
            <text:p>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0.947" calcext:value-type="float">
            <text:p>-0.9</text:p>
          </table:table-cell>
          <table:table-cell table:style-name="ce33" office:value-type="float" office:value="348.732" calcext:value-type="float">
            <text:p>348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4.575" calcext:value-type="float">
            <text:p>-14.6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63.307" calcext:value-type="float">
            <text:p>363.3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253.33" calcext:value-type="float">
            <text:p>253.3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09.977" calcext:value-type="float">
            <text:p>110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1429.274" calcext:value-type="float">
            <text:p>11,429.3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7.666" calcext:value-type="float">
            <text:p>27.7</text:p>
          </table:table-cell>
          <table:table-cell table:style-name="ce33" office:value-type="float" office:value="11401.608" calcext:value-type="float">
            <text:p>11,401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6.432" calcext:value-type="float">
            <text:p>-16.4</text:p>
          </table:table-cell>
          <table:table-cell table:style-name="ce79" office:value-type="float" office:value="11418.04" calcext:value-type="float">
            <text:p>11,418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1418.04" calcext:value-type="float">
            <text:p>11,418.0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6.826" calcext:value-type="float">
            <text:p>186.8</text:p>
          </table:table-cell>
          <table:table-cell table:style-name="ce33" office:value-type="float" office:value="0.216" calcext:value-type="float">
            <text:p>0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5.238" calcext:value-type="float">
            <text:p>-35.2</text:p>
          </table:table-cell>
          <table:table-cell table:style-name="ce33" office:value-type="float" office:value="221.848" calcext:value-type="float">
            <text:p>221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70.073" calcext:value-type="float">
            <text:p>170.1</text:p>
          </table:table-cell>
          <table:table-cell table:style-name="ce79" office:value-type="float" office:value="5068.237" calcext:value-type="float">
            <text:p>5,068.2</text:p>
          </table:table-cell>
          <table:table-cell table:style-name="ce33" office:value-type="float" office:value="5068.237" calcext:value-type="float">
            <text:p>5,068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021.39" calcext:value-type="float">
            <text:p>6,021.4</text:p>
          </table:table-cell>
          <table:table-cell table:style-name="ce33" office:value-type="float" office:value="1004.928" calcext:value-type="float">
            <text:p>1,004.9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678.382" calcext:value-type="float">
            <text:p>678.4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26.546" calcext:value-type="float">
            <text:p>326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3.737" calcext:value-type="float">
            <text:p>3.7</text:p>
          </table:table-cell>
          <table:table-cell table:style-name="ce79" office:value-type="float" office:value="716.319" calcext:value-type="float">
            <text:p>716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16.319" calcext:value-type="float">
            <text:p>716.3</text:p>
          </table:table-cell>
          <table:table-cell table:style-name="ce33" office:value-type="float" office:value="2897.357" calcext:value-type="float">
            <text:p>2,897.4</text:p>
          </table:table-cell>
          <table:table-cell table:style-name="ce33" office:value-type="float" office:value="2177.301" calcext:value-type="float">
            <text:p>2,177.3</text:p>
          </table:table-cell>
          <table:table-cell table:style-name="ce33" office:value-type="float" office:value="541.149" calcext:value-type="float">
            <text:p>541.1</text:p>
          </table:table-cell>
          <table:table-cell table:number-columns-repeated="2" table:style-name="ce33" office:value-type="float" office:value="1636.152" calcext:value-type="float">
            <text:p>1,636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89.151" calcext:value-type="float">
            <text:p>89.2</text:p>
          </table:table-cell>
          <table:table-cell table:style-name="ce79" office:value-type="float" office:value="7480.99" calcext:value-type="float">
            <text:p>7,481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480.99" calcext:value-type="float">
            <text:p>7,481.0</text:p>
          </table:table-cell>
          <table:table-cell table:style-name="ce33" office:value-type="float" office:value="21712.947" calcext:value-type="float">
            <text:p>21,712.9</text:p>
          </table:table-cell>
          <table:table-cell table:style-name="ce33" office:value-type="float" office:value="14142.806" calcext:value-type="float">
            <text:p>14,142.8</text:p>
          </table:table-cell>
          <table:table-cell table:style-name="ce33" office:value-type="float" office:value="11123.599" calcext:value-type="float">
            <text:p>11,123.6</text:p>
          </table:table-cell>
          <table:table-cell table:number-columns-repeated="2" table:style-name="ce33" office:value-type="float" office:value="3019.207" calcext:value-type="float">
            <text:p>3,019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7.866" calcext:value-type="float">
            <text:p>7.9</text:p>
          </table:table-cell>
          <table:table-cell table:style-name="ce79" office:value-type="float" office:value="712.606" calcext:value-type="float">
            <text:p>712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12.606" calcext:value-type="float">
            <text:p>712.6</text:p>
          </table:table-cell>
          <table:table-cell table:style-name="ce33" office:value-type="float" office:value="1387.126" calcext:value-type="float">
            <text:p>1,387.1</text:p>
          </table:table-cell>
          <table:table-cell table:style-name="ce33" office:value-type="float" office:value="666.654" calcext:value-type="float">
            <text:p>666.7</text:p>
          </table:table-cell>
          <table:table-cell table:style-name="ce33" office:value-type="float" office:value="355.573" calcext:value-type="float">
            <text:p>355.6</text:p>
          </table:table-cell>
          <table:table-cell table:number-columns-repeated="2" table:style-name="ce33" office:value-type="float" office:value="311.081" calcext:value-type="float">
            <text:p>311.1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91.737" calcext:value-type="float">
            <text:p>91.7</text:p>
          </table:table-cell>
          <table:table-cell table:style-name="ce32" office:value-type="float" office:value="70309.837" calcext:value-type="float">
            <text:p>70,309.8</text:p>
          </table:table-cell>
          <table:table-cell table:style-name="ce32" office:value-type="float" office:value="18863.062" calcext:value-type="float">
            <text:p>18,863.1</text:p>
          </table:table-cell>
          <table:table-cell table:style-name="ce32" office:value-type="float" office:value="1219.873" calcext:value-type="float">
            <text:p>1,219.9</text:p>
          </table:table-cell>
          <table:table-cell table:style-name="ce32" office:value-type="float" office:value="2840.277" calcext:value-type="float">
            <text:p>2,840.3</text:p>
          </table:table-cell>
          <table:table-cell table:style-name="ce32" office:value-type="float" office:value="-214.212" calcext:value-type="float">
            <text:p>-214.2</text:p>
          </table:table-cell>
          <table:table-cell table:style-name="ce32" office:value-type="float" office:value="47692.574" calcext:value-type="float">
            <text:p>47,692.6</text:p>
          </table:table-cell>
          <table:table-cell table:style-name="ce32" office:value-type="float" office:value="5733.047" calcext:value-type="float">
            <text:p>5,733.0</text:p>
          </table:table-cell>
          <table:table-cell table:style-name="ce46" office:value-type="float" office:value="-327.116" calcext:value-type="float">
            <text:p>-327.1</text:p>
          </table:table-cell>
          <table:table-cell table:style-name="ce78" office:value-type="float" office:value="52122.454" calcext:value-type="float">
            <text:p>52,122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9004.311" calcext:value-type="float">
            <text:p>49,004.3</text:p>
          </table:table-cell>
          <table:table-cell table:style-name="ce32" office:value-type="float" office:value="3118.143" calcext:value-type="float">
            <text:p>3,118.1</text:p>
          </table:table-cell>
          <table:table-cell table:style-name="ce32" office:value-type="float" office:value="57026.585" calcext:value-type="float">
            <text:p>57,026.6</text:p>
          </table:table-cell>
          <table:table-cell table:style-name="ce32" office:value-type="float" office:value="47190.773" calcext:value-type="float">
            <text:p>47,190.8</text:p>
          </table:table-cell>
          <table:table-cell table:style-name="ce32" office:value-type="float" office:value="3254.014" calcext:value-type="float">
            <text:p>3,254.0</text:p>
          </table:table-cell>
          <table:table-cell table:style-name="ce32" office:value-type="float" office:value="18374.72" calcext:value-type="float">
            <text:p>18,374.7</text:p>
          </table:table-cell>
          <table:table-cell table:style-name="ce32" office:value-type="float" office:value="2279.77" calcext:value-type="float">
            <text:p>2,279.8</text:p>
          </table:table-cell>
          <table:table-cell table:style-name="ce32" office:value-type="float" office:value="13315.2" calcext:value-type="float">
            <text:p>13,315.2</text:p>
          </table:table-cell>
          <table:table-cell table:style-name="ce32" office:value-type="float" office:value="460.024" calcext:value-type="float">
            <text:p>460.0</text:p>
          </table:table-cell>
          <table:table-cell table:style-name="ce32" office:value-type="float" office:value="1069.362" calcext:value-type="float">
            <text:p>1,069.4</text:p>
          </table:table-cell>
          <table:table-cell table:style-name="ce32" office:value-type="float" office:value="1250.363" calcext:value-type="float">
            <text:p>1,250.4</text:p>
          </table:table-cell>
          <table:table-cell table:style-name="ce32" office:value-type="float" office:value="25562.039" calcext:value-type="float">
            <text:p>25,562.0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9.22" calcext:value-type="float">
            <text:p>9.2</text:p>
          </table:table-cell>
          <table:table-cell table:style-name="ce33" office:value-type="float" office:value="48821.812" calcext:value-type="float">
            <text:p>48,821.8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49.371" calcext:value-type="float">
            <text:p>249.4</text:p>
          </table:table-cell>
          <table:table-cell table:style-name="ce33" office:value-type="float" office:value="48581.661" calcext:value-type="float">
            <text:p>48,581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1.89" calcext:value-type="float">
            <text:p>-41.9</text:p>
          </table:table-cell>
          <table:table-cell table:style-name="ce79" office:value-type="float" office:value="48623.551" calcext:value-type="float">
            <text:p>48,623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8623.551" calcext:value-type="float">
            <text:p>48,623.6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82.517" calcext:value-type="float">
            <text:p>82.5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0.478" calcext:value-type="float">
            <text:p>0.5</text:p>
          </table:table-cell>
          <table:table-cell table:style-name="ce33" office:value-type="float" office:value="82.039" calcext:value-type="float">
            <text:p>82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038" calcext:value-type="float">
            <text:p>0.0</text:p>
          </table:table-cell>
          <table:table-cell table:style-name="ce79" office:value-type="float" office:value="82.001" calcext:value-type="float">
            <text:p>82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2.001" calcext:value-type="float">
            <text:p>82.0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69.808" calcext:value-type="float">
            <text:p>69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9.808" calcext:value-type="float">
            <text:p>69.8</text:p>
          </table:table-cell>
          <table:table-cell table:style-name="ce33" office:value-type="float" office:value="2490.281" calcext:value-type="float">
            <text:p>2,490.3</text:p>
          </table:table-cell>
          <table:table-cell table:style-name="ce33" office:value-type="float" office:value="2420.473" calcext:value-type="float">
            <text:p>2,420.5</text:p>
          </table:table-cell>
          <table:table-cell table:style-name="ce33" office:value-type="float" office:value="2420.287" calcext:value-type="float">
            <text:p>2,420.3</text:p>
          </table:table-cell>
          <table:table-cell table:number-columns-repeated="2" table:style-name="ce33" office:value-type="float" office:value="0.187" calcext:value-type="float">
            <text:p>0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456.256" calcext:value-type="float">
            <text:p>2,456.3</text:p>
          </table:table-cell>
          <table:table-cell table:style-name="ce33" office:value-type="float" office:value="13.759" calcext:value-type="float">
            <text:p>13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1.263" calcext:value-type="float">
            <text:p>21.3</text:p>
          </table:table-cell>
          <table:table-cell table:style-name="ce33" office:value-type="float" office:value="2421.234" calcext:value-type="float">
            <text:p>2,421.2</text:p>
          </table:table-cell>
          <table:table-cell table:style-name="ce33" office:value-type="float" office:value="376.057" calcext:value-type="float">
            <text:p>376.1</text:p>
          </table:table-cell>
          <table:table-cell table:style-name="ce47" office:value-type="float" office:value="39.912" calcext:value-type="float">
            <text:p>39.9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061.823" calcext:value-type="float">
            <text:p>2,061.8</text:p>
          </table:table-cell>
          <table:table-cell table:style-name="ce33" office:value-type="float" office:value="4067.088" calcext:value-type="float">
            <text:p>4,067.1</text:p>
          </table:table-cell>
          <table:table-cell table:style-name="ce33" office:value-type="float" office:value="89.486" calcext:value-type="float">
            <text:p>89.5</text:p>
          </table:table-cell>
          <table:table-cell table:style-name="ce33" office:value-type="float" office:value="2297.151" calcext:value-type="float">
            <text:p>2,297.2</text:p>
          </table:table-cell>
          <table:table-cell table:style-name="ce33" office:value-type="float" office:value="418.464" calcext:value-type="float">
            <text:p>418.5</text:p>
          </table:table-cell>
          <table:table-cell table:style-name="ce33" office:value-type="float" office:value="78.173" calcext:value-type="float">
            <text:p>78.2</text:p>
          </table:table-cell>
          <table:table-cell table:style-name="ce33" office:value-type="float" office:value="0.54" calcext:value-type="float">
            <text:p>0.5</text:p>
          </table:table-cell>
          <table:table-cell table:style-name="ce33" office:value-type="float" office:value="103.927" calcext:value-type="float">
            <text:p>103.9</text:p>
          </table:table-cell>
          <table:table-cell table:style-name="ce33" office:value-type="float" office:value="1696.046" calcext:value-type="float">
            <text:p>1,696.0</text:p>
          </table:table-cell>
          <table:table-cell table:style-name="ce33" office:value-type="float" office:value="1680.452" calcext:value-type="float">
            <text:p>1,680.5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885.096" calcext:value-type="float">
            <text:p>17,885.1</text:p>
          </table:table-cell>
          <table:table-cell table:style-name="ce33" office:value-type="float" office:value="63.606" calcext:value-type="float">
            <text:p>63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20.871" calcext:value-type="float">
            <text:p>-220.9</text:p>
          </table:table-cell>
          <table:table-cell table:style-name="ce33" office:value-type="float" office:value="18042.361" calcext:value-type="float">
            <text:p>18,042.4</text:p>
          </table:table-cell>
          <table:table-cell table:style-name="ce33" office:value-type="float" office:value="4361.924" calcext:value-type="float">
            <text:p>4,361.9</text:p>
          </table:table-cell>
          <table:table-cell table:style-name="ce47" office:value-type="float" office:value="62.184" calcext:value-type="float">
            <text:p>62.2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193.594" calcext:value-type="float">
            <text:p>10,193.6</text:p>
          </table:table-cell>
          <table:table-cell table:style-name="ce33" office:value-type="float" office:value="23811.847" calcext:value-type="float">
            <text:p>23,811.8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3811.847" calcext:value-type="float">
            <text:p>23,811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99.05" calcext:value-type="float">
            <text:p>199.1</text:p>
          </table:table-cell>
          <table:table-cell table:style-name="ce33" office:value-type="float" office:value="5512.196" calcext:value-type="float">
            <text:p>5,512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64.988" calcext:value-type="float">
            <text:p>265.0</text:p>
          </table:table-cell>
          <table:table-cell table:style-name="ce33" office:value-type="float" office:value="-5578.134" calcext:value-type="float">
            <text:p>-5,578.1</text:p>
          </table:table-cell>
          <table:table-cell table:style-name="ce33" office:value-type="float" office:value="106.111" calcext:value-type="float">
            <text:p>106.1</text:p>
          </table:table-cell>
          <table:table-cell table:style-name="ce47" office:value-type="float" office:value="-247.35" calcext:value-type="float">
            <text:p>-247.4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5592.362" calcext:value-type="float">
            <text:p>15,592.4</text:p>
          </table:table-cell>
          <table:table-cell table:style-name="ce33" office:value-type="float" office:value="10155.466" calcext:value-type="float">
            <text:p>10,155.5</text:p>
          </table:table-cell>
          <table:table-cell table:style-name="ce33" office:value-type="float" office:value="4.061" calcext:value-type="float">
            <text:p>4.1</text:p>
          </table:table-cell>
          <table:table-cell table:style-name="ce33" office:value-type="float" office:value="10151.405" calcext:value-type="float">
            <text:p>10,151.4</text:p>
          </table:table-cell>
          <table:table-cell table:style-name="ce33" office:value-type="float" office:value="7.119" calcext:value-type="float">
            <text:p>7.1</text:p>
          </table:table-cell>
          <table:table-cell table:style-name="ce33" office:value-type="float" office:value="10097.055" calcext:value-type="float">
            <text:p>10,097.1</text:p>
          </table:table-cell>
          <table:table-cell table:style-name="ce33" office:value-type="float" office:value="9.241" calcext:value-type="float">
            <text:p>9.2</text:p>
          </table:table-cell>
          <table:table-cell table:style-name="ce33" office:value-type="float" office:value="37.99" calcext:value-type="float">
            <text:p>38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16.77" calcext:value-type="float">
            <text:p>216.8</text:p>
          </table:table-cell>
          <table:table-cell table:style-name="ce33" office:value-type="float" office:value="1279.263" calcext:value-type="float">
            <text:p>1,279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195.312" calcext:value-type="float">
            <text:p>3,195.3</text:p>
          </table:table-cell>
          <table:table-cell table:style-name="ce33" office:value-type="float" office:value="-14.861" calcext:value-type="float">
            <text:p>-14.9</text:p>
          </table:table-cell>
          <table:table-cell table:style-name="ce33" office:value-type="float" office:value="-4242.944" calcext:value-type="float">
            <text:p>-4,242.9</text:p>
          </table:table-cell>
          <table:table-cell table:style-name="ce33" office:value-type="float" office:value="58.912" calcext:value-type="float">
            <text:p>58.9</text:p>
          </table:table-cell>
          <table:table-cell table:style-name="ce47" office:value-type="float" office:value="155.466" calcext:value-type="float">
            <text:p>155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793.413" calcext:value-type="float">
            <text:p>4,793.4</text:p>
          </table:table-cell>
          <table:table-cell table:style-name="ce33" office:value-type="float" office:value="336.091" calcext:value-type="float">
            <text:p>336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36.091" calcext:value-type="float">
            <text:p>336.1</text:p>
          </table:table-cell>
          <table:table-cell table:style-name="ce33" office:value-type="float" office:value="1.458" calcext:value-type="float">
            <text:p>1.5</text:p>
          </table:table-cell>
          <table:table-cell table:style-name="ce33" office:value-type="float" office:value="107.869" calcext:value-type="float">
            <text:p>107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26.764" calcext:value-type="float">
            <text:p>226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0.055" calcext:value-type="float">
            <text:p>-0.1</text:p>
          </table:table-cell>
          <table:table-cell table:style-name="ce33" office:value-type="float" office:value="0.055" calcext:value-type="float">
            <text:p>0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2.235" calcext:value-type="float">
            <text:p>-2.2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3.108" calcext:value-type="float">
            <text:p>3.1</text:p>
          </table:table-cell>
          <table:table-cell table:style-name="ce33" office:value-type="float" office:value="5.398" calcext:value-type="float">
            <text:p>5.4</text:p>
          </table:table-cell>
          <table:table-cell table:style-name="ce33" office:value-type="float" office:value="0.001" calcext:value-type="float">
            <text:p>0.0</text:p>
          </table:table-cell>
          <table:table-cell table:style-name="ce33" office:value-type="float" office:value="5.397" calcext:value-type="float">
            <text:p>5.4</text:p>
          </table:table-cell>
          <table:table-cell table:style-name="ce33" office:value-type="float" office:value="0.001" calcext:value-type="float">
            <text:p>0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.396" calcext:value-type="float">
            <text:p>5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7.254" calcext:value-type="float">
            <text:p>87.3</text:p>
          </table:table-cell>
          <table:table-cell table:style-name="ce33" office:value-type="float" office:value="10758.72" calcext:value-type="float">
            <text:p>10,758.7</text:p>
          </table:table-cell>
          <table:table-cell table:style-name="ce33" office:value-type="float" office:value="108.343" calcext:value-type="float">
            <text:p>108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9.449" calcext:value-type="float">
            <text:p>149.4</text:p>
          </table:table-cell>
          <table:table-cell table:style-name="ce33" office:value-type="float" office:value="-10929.257" calcext:value-type="float">
            <text:p>-10,929.3</text:p>
          </table:table-cell>
          <table:table-cell table:style-name="ce33" office:value-type="float" office:value="255.935" calcext:value-type="float">
            <text:p>255.9</text:p>
          </table:table-cell>
          <table:table-cell table:style-name="ce47" office:value-type="float" office:value="-220.538" calcext:value-type="float">
            <text:p>-220.5</text:p>
          </table:table-cell>
          <table:table-cell table:style-name="ce79" office:value-type="float" office:value="143.509" calcext:value-type="float">
            <text:p>143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43.509" calcext:value-type="float">
            <text:p>143.5</text:p>
          </table:table-cell>
          <table:table-cell table:style-name="ce33" office:value-type="float" office:value="16768.011" calcext:value-type="float">
            <text:p>16,768.0</text:p>
          </table:table-cell>
          <table:table-cell table:style-name="ce33" office:value-type="float" office:value="5659.847" calcext:value-type="float">
            <text:p>5,659.8</text:p>
          </table:table-cell>
          <table:table-cell table:style-name="ce33" office:value-type="float" office:value="29.743" calcext:value-type="float">
            <text:p>29.7</text:p>
          </table:table-cell>
          <table:table-cell table:style-name="ce33" office:value-type="float" office:value="5630.104" calcext:value-type="float">
            <text:p>5,630.1</text:p>
          </table:table-cell>
          <table:table-cell table:style-name="ce33" office:value-type="float" office:value="116.227" calcext:value-type="float">
            <text:p>116.2</text:p>
          </table:table-cell>
          <table:table-cell table:style-name="ce33" office:value-type="float" office:value="4656.155" calcext:value-type="float">
            <text:p>4,656.2</text:p>
          </table:table-cell>
          <table:table-cell table:style-name="ce33" office:value-type="float" office:value="451" calcext:value-type="float">
            <text:p>451.0</text:p>
          </table:table-cell>
          <table:table-cell table:style-name="ce33" office:value-type="float" office:value="406.722" calcext:value-type="float">
            <text:p>406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066.959" calcext:value-type="float">
            <text:p>1,067.0</text:p>
          </table:table-cell>
          <table:table-cell table:style-name="ce33" office:value-type="float" office:value="1002.76" calcext:value-type="float">
            <text:p>1,002.8</text:p>
          </table:table-cell>
          <table:table-cell table:style-name="ce33" office:value-type="float" office:value="1048.831" calcext:value-type="float">
            <text:p>1,048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299.111" calcext:value-type="float">
            <text:p>-299.1</text:p>
          </table:table-cell>
          <table:table-cell table:style-name="ce33" office:value-type="float" office:value="-685.521" calcext:value-type="float">
            <text:p>-685.5</text:p>
          </table:table-cell>
          <table:table-cell table:style-name="ce33" office:value-type="float" office:value="869.987" calcext:value-type="float">
            <text:p>870.0</text:p>
          </table:table-cell>
          <table:table-cell table:style-name="ce47" office:value-type="float" office:value="-79.178" calcext:value-type="float">
            <text:p>-79.2</text:p>
          </table:table-cell>
          <table:table-cell table:style-name="ce79" office:value-type="float" office:value="2538.665" calcext:value-type="float">
            <text:p>2,538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538.665" calcext:value-type="float">
            <text:p>2,538.7</text:p>
          </table:table-cell>
          <table:table-cell table:style-name="ce33" office:value-type="float" office:value="6293.342" calcext:value-type="float">
            <text:p>6,293.3</text:p>
          </table:table-cell>
          <table:table-cell table:style-name="ce33" office:value-type="float" office:value="2278.347" calcext:value-type="float">
            <text:p>2,278.3</text:p>
          </table:table-cell>
          <table:table-cell table:style-name="ce33" office:value-type="float" office:value="111.609" calcext:value-type="float">
            <text:p>111.6</text:p>
          </table:table-cell>
          <table:table-cell table:style-name="ce33" office:value-type="float" office:value="2166.738" calcext:value-type="float">
            <text:p>2,166.7</text:p>
          </table:table-cell>
          <table:table-cell table:style-name="ce33" office:value-type="float" office:value="1726.682" calcext:value-type="float">
            <text:p>1,726.7</text:p>
          </table:table-cell>
          <table:table-cell table:style-name="ce33" office:value-type="float" office:value="61.088" calcext:value-type="float">
            <text:p>61.1</text:p>
          </table:table-cell>
          <table:table-cell table:style-name="ce33" office:value-type="float" office:value="28.766" calcext:value-type="float">
            <text:p>28.8</text:p>
          </table:table-cell>
          <table:table-cell table:style-name="ce33" office:value-type="float" office:value="350.202" calcext:value-type="float">
            <text:p>350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79.37" calcext:value-type="float">
            <text:p>379.4</text:p>
          </table:table-cell>
          <table:table-cell table:style-name="ce33" office:value-type="float" office:value="640.751" calcext:value-type="float">
            <text:p>64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6.025" calcext:value-type="float">
            <text:p>-26.0</text:p>
          </table:table-cell>
          <table:table-cell table:style-name="ce33" office:value-type="float" office:value="-235.356" calcext:value-type="float">
            <text:p>-235.4</text:p>
          </table:table-cell>
          <table:table-cell table:style-name="ce33" office:value-type="float" office:value="3.807" calcext:value-type="float">
            <text:p>3.8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26.051" calcext:value-type="float">
            <text:p>826.1</text:p>
          </table:table-cell>
          <table:table-cell table:style-name="ce33" office:value-type="float" office:value="586.888" calcext:value-type="float">
            <text:p>586.9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586.888" calcext:value-type="float">
            <text:p>586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97.769" calcext:value-type="float">
            <text:p>97.8</text:p>
          </table:table-cell>
          <table:table-cell table:style-name="ce33" office:value-type="float" office:value="337.336" calcext:value-type="float">
            <text:p>337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5.742" calcext:value-type="float">
            <text:p>-25.7</text:p>
          </table:table-cell>
          <table:table-cell table:style-name="ce33" office:value-type="float" office:value="-213.825" calcext:value-type="float">
            <text:p>-213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17.059" calcext:value-type="float">
            <text:p>617.1</text:p>
          </table:table-cell>
          <table:table-cell table:style-name="ce33" office:value-type="float" office:value="403.234" calcext:value-type="float">
            <text:p>403.2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03.234" calcext:value-type="float">
            <text:p>403.2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29.009" calcext:value-type="float">
            <text:p>1,429.0</text:p>
          </table:table-cell>
          <table:table-cell table:style-name="ce33" office:value-type="float" office:value="149.229" calcext:value-type="float">
            <text:p>149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9.854" calcext:value-type="float">
            <text:p>-29.9</text:p>
          </table:table-cell>
          <table:table-cell table:style-name="ce33" office:value-type="float" office:value="1309.634" calcext:value-type="float">
            <text:p>1,309.6</text:p>
          </table:table-cell>
          <table:table-cell table:style-name="ce33" office:value-type="float" office:value="2.56" calcext:value-type="float">
            <text:p>2.6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4.244" calcext:value-type="float">
            <text:p>84.2</text:p>
          </table:table-cell>
          <table:table-cell table:style-name="ce33" office:value-type="float" office:value="1391.318" calcext:value-type="float">
            <text:p>1,391.3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391.318" calcext:value-type="float">
            <text:p>1,391.3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0.817" calcext:value-type="float">
            <text:p>50.8</text:p>
          </table:table-cell>
          <table:table-cell table:style-name="ce33" office:value-type="float" office:value="524.073" calcext:value-type="float">
            <text:p>524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4.938" calcext:value-type="float">
            <text:p>24.9</text:p>
          </table:table-cell>
          <table:table-cell table:style-name="ce33" office:value-type="float" office:value="-498.194" calcext:value-type="float">
            <text:p>-498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191.933" calcext:value-type="float">
            <text:p>191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91.933" calcext:value-type="float">
            <text:p>191.9</text:p>
          </table:table-cell>
          <table:table-cell table:style-name="ce33" office:value-type="float" office:value="1314.766" calcext:value-type="float">
            <text:p>1,314.8</text:p>
          </table:table-cell>
          <table:table-cell table:style-name="ce33" office:value-type="float" office:value="624.639" calcext:value-type="float">
            <text:p>624.6</text:p>
          </table:table-cell>
          <table:table-cell table:style-name="ce33" office:value-type="float" office:value="594.412" calcext:value-type="float">
            <text:p>594.4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30.227" calcext:value-type="float">
            <text:p>30.2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14.624" calcext:value-type="float">
            <text:p>714.6</text:p>
          </table:table-cell>
          <table:table-cell table:style-name="ce33" office:value-type="float" office:value="98.955" calcext:value-type="float">
            <text:p>99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63.971" calcext:value-type="float">
            <text:p>-264.0</text:p>
          </table:table-cell>
          <table:table-cell table:style-name="ce33" office:value-type="float" office:value="879.64" calcext:value-type="float">
            <text:p>879.6</text:p>
          </table:table-cell>
          <table:table-cell table:style-name="ce33" office:value-type="float" office:value="357.866" calcext:value-type="float">
            <text:p>357.9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330.686" calcext:value-type="float">
            <text:p>330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98.759" calcext:value-type="float">
            <text:p>298.8</text:p>
          </table:table-cell>
          <table:table-cell table:style-name="ce33" office:value-type="float" office:value="31.927" calcext:value-type="float">
            <text:p>31.9</text:p>
          </table:table-cell>
          <table:table-cell table:style-name="ce33" office:value-type="float" office:value="1200.127" calcext:value-type="float">
            <text:p>1,200.1</text:p>
          </table:table-cell>
          <table:table-cell table:style-name="ce33" office:value-type="float" office:value="1391.214" calcext:value-type="float">
            <text:p>1,391.2</text:p>
          </table:table-cell>
          <table:table-cell table:style-name="ce33" office:value-type="float" office:value="76.226" calcext:value-type="float">
            <text:p>76.2</text:p>
          </table:table-cell>
          <table:table-cell table:number-columns-repeated="2" table:style-name="ce33" office:value-type="float" office:value="13.446" calcext:value-type="float">
            <text:p>13.4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301.542" calcext:value-type="float">
            <text:p>1,301.5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251.7" calcext:value-type="float">
            <text:p>251.7</text:p>
          </table:table-cell>
          <table:table-cell table:style-name="ce32" office:value-type="float" office:value="14354.347" calcext:value-type="float">
            <text:p>14,354.3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45.129" calcext:value-type="float">
            <text:p>45.1</text:p>
          </table:table-cell>
          <table:table-cell table:style-name="ce32" office:value-type="float" office:value="14560.919" calcext:value-type="float">
            <text:p>14,560.9</text:p>
          </table:table-cell>
          <table:table-cell table:style-name="ce32" office:value-type="float" office:value="15242.972" calcext:value-type="float">
            <text:p>15,243.0</text:p>
          </table:table-cell>
          <table:table-cell table:style-name="ce46" office:value-type="float" office:value="724.493" calcext:value-type="float">
            <text:p>724.5</text:p>
          </table:table-cell>
          <table:table-cell table:style-name="ce78" office:value-type="float" office:value="11699.635" calcext:value-type="float">
            <text:p>11,699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4.411" calcext:value-type="float">
            <text:p>44.4</text:p>
          </table:table-cell>
          <table:table-cell table:style-name="ce32" office:value-type="float" office:value="11655.224" calcext:value-type="float">
            <text:p>11,655.2</text:p>
          </table:table-cell>
          <table:table-cell table:style-name="ce32" office:value-type="float" office:value="16023.873" calcext:value-type="float">
            <text:p>16,023.9</text:p>
          </table:table-cell>
          <table:table-cell table:style-name="ce32" office:value-type="float" office:value="2917.692" calcext:value-type="float">
            <text:p>2,917.7</text:p>
          </table:table-cell>
          <table:table-cell table:style-name="ce32" office:value-type="float" office:value="268.903" calcext:value-type="float">
            <text:p>268.9</text:p>
          </table:table-cell>
          <table:table-cell table:style-name="ce32" office:value-type="float" office:value="2648.789" calcext:value-type="float">
            <text:p>2,648.8</text:p>
          </table:table-cell>
          <table:table-cell table:style-name="ce32" office:value-type="float" office:value="1761.651" calcext:value-type="float">
            <text:p>1,761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.51" calcext:value-type="float">
            <text:p>2.5</text:p>
          </table:table-cell>
          <table:table-cell table:style-name="ce32" office:value-type="float" office:value="348.562" calcext:value-type="float">
            <text:p>348.6</text:p>
          </table:table-cell>
          <table:table-cell table:style-name="ce32" office:value-type="float" office:value="536.065" calcext:value-type="float">
            <text:p>536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373.775" calcext:value-type="float">
            <text:p>373.8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77.429" calcext:value-type="float">
            <text:p>77.4</text:p>
          </table:table-cell>
          <table:table-cell table:style-name="ce33" office:value-type="float" office:value="296.346" calcext:value-type="float">
            <text:p>296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807" calcext:value-type="float">
            <text:p>0.8</text:p>
          </table:table-cell>
          <table:table-cell table:style-name="ce79" office:value-type="float" office:value="2.048" calcext:value-type="float">
            <text:p>2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048" calcext:value-type="float">
            <text:p>2.0</text:p>
          </table:table-cell>
          <table:table-cell table:style-name="ce33" office:value-type="float" office:value="1309.196" calcext:value-type="float">
            <text:p>1,309.2</text:p>
          </table:table-cell>
          <table:table-cell table:style-name="ce33" office:value-type="float" office:value="1602.688" calcext:value-type="float">
            <text:p>1,602.7</text:p>
          </table:table-cell>
          <table:table-cell table:style-name="ce33" office:value-type="float" office:value="1.547" calcext:value-type="float">
            <text:p>1.5</text:p>
          </table:table-cell>
          <table:table-cell table:style-name="ce33" office:value-type="float" office:value="1601.141" calcext:value-type="float">
            <text:p>1,601.1</text:p>
          </table:table-cell>
          <table:table-cell table:style-name="ce33" office:value-type="float" office:value="489.722" calcext:value-type="float">
            <text:p>489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76.21" calcext:value-type="float">
            <text:p>376.2</text:p>
          </table:table-cell>
          <table:table-cell table:style-name="ce33" office:value-type="float" office:value="735.209" calcext:value-type="float">
            <text:p>735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947.738" calcext:value-type="float">
            <text:p>18,947.7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9.256" calcext:value-type="float">
            <text:p>-9.3</text:p>
          </table:table-cell>
          <table:table-cell table:style-name="ce33" office:value-type="float" office:value="18956.994" calcext:value-type="float">
            <text:p>18,957.0</text:p>
          </table:table-cell>
          <table:table-cell table:style-name="ce33" office:value-type="float" office:value="20120.724" calcext:value-type="float">
            <text:p>20,120.7</text:p>
          </table:table-cell>
          <table:table-cell table:style-name="ce47" office:value-type="float" office:value="955.613" calcext:value-type="float">
            <text:p>955.6</text:p>
          </table:table-cell>
          <table:table-cell table:style-name="ce79" office:value-type="float" office:value="15441.697" calcext:value-type="float">
            <text:p>15,441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8.622" calcext:value-type="float">
            <text:p>58.6</text:p>
          </table:table-cell>
          <table:table-cell table:style-name="ce33" office:value-type="float" office:value="15383.075" calcext:value-type="float">
            <text:p>15,383.1</text:p>
          </table:table-cell>
          <table:table-cell table:style-name="ce33" office:value-type="float" office:value="19987.783" calcext:value-type="float">
            <text:p>19,987.8</text:p>
          </table:table-cell>
          <table:table-cell table:style-name="ce33" office:value-type="float" office:value="2426.742" calcext:value-type="float">
            <text:p>2,426.7</text:p>
          </table:table-cell>
          <table:table-cell table:style-name="ce33" office:value-type="float" office:value="353.577" calcext:value-type="float">
            <text:p>353.6</text:p>
          </table:table-cell>
          <table:table-cell table:style-name="ce33" office:value-type="float" office:value="2073.165" calcext:value-type="float">
            <text:p>2,073.2</text:p>
          </table:table-cell>
          <table:table-cell table:style-name="ce33" office:value-type="float" office:value="1890.071" calcext:value-type="float">
            <text:p>1,890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.313" calcext:value-type="float">
            <text:p>3.3</text:p>
          </table:table-cell>
          <table:table-cell table:style-name="ce33" office:value-type="float" office:value="125.694" calcext:value-type="float">
            <text:p>125.7</text:p>
          </table:table-cell>
          <table:table-cell table:style-name="ce33" office:value-type="float" office:value="54.087" calcext:value-type="float">
            <text:p>54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743.33" calcext:value-type="float">
            <text:p>1,743.3</text:p>
          </table:table-cell>
          <table:table-cell table:style-name="ce32" office:value-type="float" office:value="0.085" calcext:value-type="float">
            <text:p>0.1</text:p>
          </table:table-cell>
          <table:table-cell table:style-name="ce32" office:value-type="float" office:value="2.736" calcext:value-type="float">
            <text:p>2.7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-13.887" calcext:value-type="float">
            <text:p>-13.9</text:p>
          </table:table-cell>
          <table:table-cell table:style-name="ce32" office:value-type="float" office:value="1754.566" calcext:value-type="float">
            <text:p>1,754.6</text:p>
          </table:table-cell>
          <table:table-cell table:style-name="ce32" office:value-type="float" office:value="21.757" calcext:value-type="float">
            <text:p>21.8</text:p>
          </table:table-cell>
          <table:table-cell table:style-name="ce46" office:value-type="float" office:value="-0.829" calcext:value-type="float">
            <text:p>-0.8</text:p>
          </table:table-cell>
          <table:table-cell table:style-name="ce78" office:value-type="float" office:value="1238.562" calcext:value-type="float">
            <text:p>1,238.6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238.562" calcext:value-type="float">
            <text:p>1,238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95.077" calcext:value-type="float">
            <text:p>495.1</text:p>
          </table:table-cell>
          <table:table-cell table:style-name="ce32" office:value-type="float" office:value="0.072" calcext:value-type="float">
            <text:p>0.1</text:p>
          </table:table-cell>
          <table:table-cell table:number-columns-repeated="2" table:style-name="ce32" office:value-type="float" office:value="495.004" calcext:value-type="float">
            <text:p>495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6471.121" calcext:value-type="float">
            <text:p>36,471.1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6471.121" calcext:value-type="float">
            <text:p>36,471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36471.121" calcext:value-type="float">
            <text:p>36,471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6471.121" calcext:value-type="float">
            <text:p>36,471.1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4470.146" calcext:value-type="float">
            <text:p>4,470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470.146" calcext:value-type="float">
            <text:p>4,470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7505.102" calcext:value-type="float">
            <text:p>7,505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7505.102" calcext:value-type="float">
            <text:p>7,505.1</text:p>
          </table:table-cell>
          <table:table-cell table:style-name="ce32" office:value-type="float" office:value="3034.956" calcext:value-type="float">
            <text:p>3,035.0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850.268" calcext:value-type="float">
            <text:p>850.3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850.268" calcext:value-type="float">
            <text:p>850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850.268" calcext:value-type="float">
            <text:p>850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850.268" calcext:value-type="float">
            <text:p>850.3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1525.236" calcext:value-type="float">
            <text:p>1,525.2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525.236" calcext:value-type="float">
            <text:p>1,525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525.236" calcext:value-type="float">
            <text:p>1,525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525.236" calcext:value-type="float">
            <text:p>1,525.2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8122.606" calcext:value-type="float">
            <text:p>8,122.6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58141.888" calcext:value-type="float">
            <text:p>258,141.9</text:p>
          </table:table-cell>
          <table:table-cell table:style-name="ce32" office:value-type="float" office:value="250019.282" calcext:value-type="float">
            <text:p>250,019.3</text:p>
          </table:table-cell>
          <table:table-cell table:style-name="ce32" office:value-type="float" office:value="18990.193" calcext:value-type="float">
            <text:p>18,990.2</text:p>
          </table:table-cell>
          <table:table-cell table:style-name="ce32" office:value-type="float" office:value="231029.089" calcext:value-type="float">
            <text:p>231,029.1</text:p>
          </table:table-cell>
          <table:table-cell table:style-name="ce32" office:value-type="float" office:value="134700.496" calcext:value-type="float">
            <text:p>134,700.5</text:p>
          </table:table-cell>
          <table:table-cell table:style-name="ce32" office:value-type="float" office:value="1391.738" calcext:value-type="float">
            <text:p>1,391.7</text:p>
          </table:table-cell>
          <table:table-cell table:style-name="ce32" office:value-type="float" office:value="2917.082" calcext:value-type="float">
            <text:p>2,917.1</text:p>
          </table:table-cell>
          <table:table-cell table:style-name="ce32" office:value-type="float" office:value="47137.383" calcext:value-type="float">
            <text:p>47,137.4</text:p>
          </table:table-cell>
          <table:table-cell table:style-name="ce32" office:value-type="float" office:value="44882.39" calcext:value-type="float">
            <text:p>44,882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13.513" calcext:value-type="float">
            <text:p>113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13.513" calcext:value-type="float">
            <text:p>113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13.513" calcext:value-type="float">
            <text:p>113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13.513" calcext:value-type="float">
            <text:p>113.5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405" calcext:value-type="float">
            <text:p>3.4</text:p>
          </table:table-cell>
          <table:table-cell table:style-name="ce32" office:value-type="float" office:value="110.108" calcext:value-type="float">
            <text:p>110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1915.353" calcext:value-type="float">
            <text:p>21,915.4</text:p>
          </table:table-cell>
          <table:table-cell table:style-name="ce34" office:value-type="float" office:value="5712.972" calcext:value-type="float">
            <text:p>5,713.0</text:p>
          </table:table-cell>
          <table:table-cell table:number-columns-repeated="2" table:style-name="ce34" office:value-type="float" office:value="16202.381" calcext:value-type="float">
            <text:p>16,202.4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104'.$A$1:.$AA$46" table:range-usable-as="print-range"/>
        </table:named-expressions>
      </table:table>
      <table:table table:name="105" table:style-name="ta12" table:print-ranges="'105'.A1:'105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13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105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16" calcext:value-type="float">
            <text:p>2016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3037.191" calcext:value-type="float">
            <text:p>43,037.2</text:p>
          </table:table-cell>
          <table:table-cell table:style-name="ce32" office:value-type="float" office:value="1.165" calcext:value-type="float">
            <text:p>1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-366.112" calcext:value-type="float">
            <text:p>-366.1</text:p>
          </table:table-cell>
          <table:table-cell table:style-name="ce32" office:value-type="float" office:value="43402.139" calcext:value-type="float">
            <text:p>43,402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235.495" calcext:value-type="float">
            <text:p>235.5</text:p>
          </table:table-cell>
          <table:table-cell table:style-name="ce78" office:value-type="float" office:value="42849.26" calcext:value-type="float">
            <text:p>42,849.3</text:p>
          </table:table-cell>
          <table:table-cell table:style-name="ce32" office:value-type="float" office:value="12490.97" calcext:value-type="float">
            <text:p>12,491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0358.29" calcext:value-type="float">
            <text:p>30,358.3</text:p>
          </table:table-cell>
          <table:table-cell table:style-name="ce32" office:value-type="float" office:value="8491.856" calcext:value-type="float">
            <text:p>8,491.9</text:p>
          </table:table-cell>
          <table:table-cell table:style-name="ce32" office:value-type="float" office:value="8809.24" calcext:value-type="float">
            <text:p>8,809.2</text:p>
          </table:table-cell>
          <table:table-cell table:style-name="ce32" office:value-type="float" office:value="1333.291" calcext:value-type="float">
            <text:p>1,333.3</text:p>
          </table:table-cell>
          <table:table-cell table:number-columns-repeated="2" table:style-name="ce32" office:value-type="float" office:value="7173.56" calcext:value-type="float">
            <text:p>7,173.6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02.389" calcext:value-type="float">
            <text:p>302.4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581.464" calcext:value-type="float">
            <text:p>6,581.5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13.331" calcext:value-type="float">
            <text:p>113.3</text:p>
          </table:table-cell>
          <table:table-cell table:style-name="ce33" office:value-type="float" office:value="6468.133" calcext:value-type="float">
            <text:p>6,468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73.735" calcext:value-type="float">
            <text:p>-73.7</text:p>
          </table:table-cell>
          <table:table-cell table:style-name="ce79" office:value-type="float" office:value="6541.868" calcext:value-type="float">
            <text:p>6,541.9</text:p>
          </table:table-cell>
          <table:table-cell table:style-name="ce33" office:value-type="float" office:value="6541.868" calcext:value-type="float">
            <text:p>6,541.9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6235.712" calcext:value-type="float">
            <text:p>46,235.7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050.581" calcext:value-type="float">
            <text:p>-1,050.6</text:p>
          </table:table-cell>
          <table:table-cell table:style-name="ce33" office:value-type="float" office:value="47286.292" calcext:value-type="float">
            <text:p>47,286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.035" calcext:value-type="float">
            <text:p>-4.0</text:p>
          </table:table-cell>
          <table:table-cell table:style-name="ce79" office:value-type="float" office:value="39464.957" calcext:value-type="float">
            <text:p>39,465.0</text:p>
          </table:table-cell>
          <table:table-cell table:style-name="ce33" office:value-type="float" office:value="4350.458" calcext:value-type="float">
            <text:p>4,350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5114.499" calcext:value-type="float">
            <text:p>35,114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825.37" calcext:value-type="float">
            <text:p>7,825.4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825.37" calcext:value-type="float">
            <text:p>7,825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4.268" calcext:value-type="float">
            <text:p>284.3</text:p>
          </table:table-cell>
          <table:table-cell table:style-name="ce33" office:value-type="float" office:value="1.207" calcext:value-type="float">
            <text:p>1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.456" calcext:value-type="float">
            <text:p>-1.5</text:p>
          </table:table-cell>
          <table:table-cell table:style-name="ce33" office:value-type="float" office:value="284.517" calcext:value-type="float">
            <text:p>284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36.638" calcext:value-type="float">
            <text:p>-36.6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21.155" calcext:value-type="float">
            <text:p>321.2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277.239" calcext:value-type="float">
            <text:p>277.2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3.916" calcext:value-type="float">
            <text:p>43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532.407" calcext:value-type="float">
            <text:p>12,532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56.865" calcext:value-type="float">
            <text:p>456.9</text:p>
          </table:table-cell>
          <table:table-cell table:style-name="ce33" office:value-type="float" office:value="12075.542" calcext:value-type="float">
            <text:p>12,075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212.146" calcext:value-type="float">
            <text:p>212.1</text:p>
          </table:table-cell>
          <table:table-cell table:style-name="ce79" office:value-type="float" office:value="11863.397" calcext:value-type="float">
            <text:p>11,863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1863.397" calcext:value-type="float">
            <text:p>11,863.4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00.517" calcext:value-type="float">
            <text:p>200.5</text:p>
          </table:table-cell>
          <table:table-cell table:style-name="ce33" office:value-type="float" office:value="0.273" calcext:value-type="float">
            <text:p>0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7.074" calcext:value-type="float">
            <text:p>-7.1</text:p>
          </table:table-cell>
          <table:table-cell table:style-name="ce33" office:value-type="float" office:value="207.318" calcext:value-type="float">
            <text:p>207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77.563" calcext:value-type="float">
            <text:p>177.6</text:p>
          </table:table-cell>
          <table:table-cell table:style-name="ce79" office:value-type="float" office:value="5263.801" calcext:value-type="float">
            <text:p>5,263.8</text:p>
          </table:table-cell>
          <table:table-cell table:style-name="ce33" office:value-type="float" office:value="5263.801" calcext:value-type="float">
            <text:p>5,263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226.35" calcext:value-type="float">
            <text:p>6,226.4</text:p>
          </table:table-cell>
          <table:table-cell table:style-name="ce33" office:value-type="float" office:value="992.304" calcext:value-type="float">
            <text:p>992.3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648.062" calcext:value-type="float">
            <text:p>648.1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44.242" calcext:value-type="float">
            <text:p>344.2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.563" calcext:value-type="float">
            <text:p>0.6</text:p>
          </table:table-cell>
          <table:table-cell table:style-name="ce79" office:value-type="float" office:value="704.506" calcext:value-type="float">
            <text:p>704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04.506" calcext:value-type="float">
            <text:p>704.5</text:p>
          </table:table-cell>
          <table:table-cell table:style-name="ce33" office:value-type="float" office:value="3062.645" calcext:value-type="float">
            <text:p>3,062.6</text:p>
          </table:table-cell>
          <table:table-cell table:style-name="ce33" office:value-type="float" office:value="2357.576" calcext:value-type="float">
            <text:p>2,357.6</text:p>
          </table:table-cell>
          <table:table-cell table:style-name="ce33" office:value-type="float" office:value="606.709" calcext:value-type="float">
            <text:p>606.7</text:p>
          </table:table-cell>
          <table:table-cell table:number-columns-repeated="2" table:style-name="ce33" office:value-type="float" office:value="1750.867" calcext:value-type="float">
            <text:p>1,750.9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232.908" calcext:value-type="float">
            <text:p>232.9</text:p>
          </table:table-cell>
          <table:table-cell table:style-name="ce79" office:value-type="float" office:value="7494.842" calcext:value-type="float">
            <text:p>7,494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494.842" calcext:value-type="float">
            <text:p>7,494.8</text:p>
          </table:table-cell>
          <table:table-cell table:style-name="ce33" office:value-type="float" office:value="22229.181" calcext:value-type="float">
            <text:p>22,229.2</text:p>
          </table:table-cell>
          <table:table-cell table:style-name="ce33" office:value-type="float" office:value="14501.431" calcext:value-type="float">
            <text:p>14,501.4</text:p>
          </table:table-cell>
          <table:table-cell table:style-name="ce33" office:value-type="float" office:value="11277.046" calcext:value-type="float">
            <text:p>11,277.0</text:p>
          </table:table-cell>
          <table:table-cell table:number-columns-repeated="2" table:style-name="ce33" office:value-type="float" office:value="3224.385" calcext:value-type="float">
            <text:p>3,224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20.189" calcext:value-type="float">
            <text:p>20.2</text:p>
          </table:table-cell>
          <table:table-cell table:style-name="ce79" office:value-type="float" office:value="727.763" calcext:value-type="float">
            <text:p>727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27.763" calcext:value-type="float">
            <text:p>727.8</text:p>
          </table:table-cell>
          <table:table-cell table:style-name="ce33" office:value-type="float" office:value="1448.404" calcext:value-type="float">
            <text:p>1,448.4</text:p>
          </table:table-cell>
          <table:table-cell table:style-name="ce33" office:value-type="float" office:value="700.452" calcext:value-type="float">
            <text:p>700.5</text:p>
          </table:table-cell>
          <table:table-cell table:style-name="ce33" office:value-type="float" office:value="368.741" calcext:value-type="float">
            <text:p>368.7</text:p>
          </table:table-cell>
          <table:table-cell table:number-columns-repeated="2" table:style-name="ce33" office:value-type="float" office:value="331.711" calcext:value-type="float">
            <text:p>331.7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86.268" calcext:value-type="float">
            <text:p>86.3</text:p>
          </table:table-cell>
          <table:table-cell table:style-name="ce32" office:value-type="float" office:value="71636.844" calcext:value-type="float">
            <text:p>71,636.8</text:p>
          </table:table-cell>
          <table:table-cell table:style-name="ce32" office:value-type="float" office:value="19306.004" calcext:value-type="float">
            <text:p>19,306.0</text:p>
          </table:table-cell>
          <table:table-cell table:style-name="ce32" office:value-type="float" office:value="1439.871" calcext:value-type="float">
            <text:p>1,439.9</text:p>
          </table:table-cell>
          <table:table-cell table:style-name="ce32" office:value-type="float" office:value="3052.666" calcext:value-type="float">
            <text:p>3,052.7</text:p>
          </table:table-cell>
          <table:table-cell table:style-name="ce32" office:value-type="float" office:value="-391.886" calcext:value-type="float">
            <text:p>-391.9</text:p>
          </table:table-cell>
          <table:table-cell table:style-name="ce32" office:value-type="float" office:value="48316.458" calcext:value-type="float">
            <text:p>48,316.5</text:p>
          </table:table-cell>
          <table:table-cell table:style-name="ce32" office:value-type="float" office:value="4196.305" calcext:value-type="float">
            <text:p>4,196.3</text:p>
          </table:table-cell>
          <table:table-cell table:style-name="ce46" office:value-type="float" office:value="-447.349" calcext:value-type="float">
            <text:p>-447.3</text:p>
          </table:table-cell>
          <table:table-cell table:style-name="ce78" office:value-type="float" office:value="53614.2" calcext:value-type="float">
            <text:p>53,614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0506.47" calcext:value-type="float">
            <text:p>50,506.5</text:p>
          </table:table-cell>
          <table:table-cell table:style-name="ce32" office:value-type="float" office:value="3107.729" calcext:value-type="float">
            <text:p>3,107.7</text:p>
          </table:table-cell>
          <table:table-cell table:style-name="ce32" office:value-type="float" office:value="56125.15" calcext:value-type="float">
            <text:p>56,125.2</text:p>
          </table:table-cell>
          <table:table-cell table:style-name="ce32" office:value-type="float" office:value="47078.452" calcext:value-type="float">
            <text:p>47,078.5</text:p>
          </table:table-cell>
          <table:table-cell table:style-name="ce32" office:value-type="float" office:value="3318.327" calcext:value-type="float">
            <text:p>3,318.3</text:p>
          </table:table-cell>
          <table:table-cell table:style-name="ce32" office:value-type="float" office:value="18454.522" calcext:value-type="float">
            <text:p>18,454.5</text:p>
          </table:table-cell>
          <table:table-cell table:style-name="ce32" office:value-type="float" office:value="2057.868" calcext:value-type="float">
            <text:p>2,057.9</text:p>
          </table:table-cell>
          <table:table-cell table:style-name="ce32" office:value-type="float" office:value="13701.33" calcext:value-type="float">
            <text:p>13,701.3</text:p>
          </table:table-cell>
          <table:table-cell table:style-name="ce32" office:value-type="float" office:value="454.15" calcext:value-type="float">
            <text:p>454.2</text:p>
          </table:table-cell>
          <table:table-cell table:style-name="ce32" office:value-type="float" office:value="978.488" calcext:value-type="float">
            <text:p>978.5</text:p>
          </table:table-cell>
          <table:table-cell table:style-name="ce32" office:value-type="float" office:value="1262.686" calcext:value-type="float">
            <text:p>1,262.7</text:p>
          </table:table-cell>
          <table:table-cell table:style-name="ce32" office:value-type="float" office:value="25305.602" calcext:value-type="float">
            <text:p>25,305.6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8.446" calcext:value-type="float">
            <text:p>8.4</text:p>
          </table:table-cell>
          <table:table-cell table:style-name="ce33" office:value-type="float" office:value="49827.978" calcext:value-type="float">
            <text:p>49,828.0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56.847" calcext:value-type="float">
            <text:p>-156.8</text:p>
          </table:table-cell>
          <table:table-cell table:style-name="ce33" office:value-type="float" office:value="49993.271" calcext:value-type="float">
            <text:p>49,993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82.006" calcext:value-type="float">
            <text:p>-82.0</text:p>
          </table:table-cell>
          <table:table-cell table:style-name="ce79" office:value-type="float" office:value="50075.277" calcext:value-type="float">
            <text:p>50,075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0075.277" calcext:value-type="float">
            <text:p>50,075.3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77.822" calcext:value-type="float">
            <text:p>77.8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-0.519" calcext:value-type="float">
            <text:p>-0.5</text:p>
          </table:table-cell>
          <table:table-cell table:style-name="ce33" office:value-type="float" office:value="78.342" calcext:value-type="float">
            <text:p>78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0.193" calcext:value-type="float">
            <text:p>-0.2</text:p>
          </table:table-cell>
          <table:table-cell table:style-name="ce79" office:value-type="float" office:value="78.534" calcext:value-type="float">
            <text:p>78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8.534" calcext:value-type="float">
            <text:p>78.5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119.519" calcext:value-type="float">
            <text:p>119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19.519" calcext:value-type="float">
            <text:p>119.5</text:p>
          </table:table-cell>
          <table:table-cell table:style-name="ce33" office:value-type="float" office:value="2680.333" calcext:value-type="float">
            <text:p>2,680.3</text:p>
          </table:table-cell>
          <table:table-cell table:style-name="ce33" office:value-type="float" office:value="2560.813" calcext:value-type="float">
            <text:p>2,560.8</text:p>
          </table:table-cell>
          <table:table-cell table:style-name="ce33" office:value-type="float" office:value="2560.809" calcext:value-type="float">
            <text:p>2,560.8</text:p>
          </table:table-cell>
          <table:table-cell table:number-columns-repeated="2" table:style-name="ce33" office:value-type="float" office:value="0.004" calcext:value-type="float">
            <text:p>0.0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126.256" calcext:value-type="float">
            <text:p>3,126.3</text:p>
          </table:table-cell>
          <table:table-cell table:style-name="ce33" office:value-type="float" office:value="7.177" calcext:value-type="float">
            <text:p>7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53.838" calcext:value-type="float">
            <text:p>-53.8</text:p>
          </table:table-cell>
          <table:table-cell table:style-name="ce33" office:value-type="float" office:value="3172.917" calcext:value-type="float">
            <text:p>3,172.9</text:p>
          </table:table-cell>
          <table:table-cell table:style-name="ce33" office:value-type="float" office:value="214.504" calcext:value-type="float">
            <text:p>214.5</text:p>
          </table:table-cell>
          <table:table-cell table:style-name="ce47" office:value-type="float" office:value="-0.606" calcext:value-type="float">
            <text:p>-0.6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100.914" calcext:value-type="float">
            <text:p>2,100.9</text:p>
          </table:table-cell>
          <table:table-cell table:style-name="ce33" office:value-type="float" office:value="5059.933" calcext:value-type="float">
            <text:p>5,059.9</text:p>
          </table:table-cell>
          <table:table-cell table:style-name="ce33" office:value-type="float" office:value="128.243" calcext:value-type="float">
            <text:p>128.2</text:p>
          </table:table-cell>
          <table:table-cell table:style-name="ce33" office:value-type="float" office:value="2268.978" calcext:value-type="float">
            <text:p>2,269.0</text:p>
          </table:table-cell>
          <table:table-cell table:style-name="ce33" office:value-type="float" office:value="381.156" calcext:value-type="float">
            <text:p>381.2</text:p>
          </table:table-cell>
          <table:table-cell table:style-name="ce33" office:value-type="float" office:value="59.473" calcext:value-type="float">
            <text:p>59.5</text:p>
          </table:table-cell>
          <table:table-cell table:style-name="ce33" office:value-type="float" office:value="0.551" calcext:value-type="float">
            <text:p>0.6</text:p>
          </table:table-cell>
          <table:table-cell table:style-name="ce33" office:value-type="float" office:value="115.036" calcext:value-type="float">
            <text:p>115.0</text:p>
          </table:table-cell>
          <table:table-cell table:style-name="ce33" office:value-type="float" office:value="1712.762" calcext:value-type="float">
            <text:p>1,712.8</text:p>
          </table:table-cell>
          <table:table-cell table:style-name="ce33" office:value-type="float" office:value="2662.712" calcext:value-type="float">
            <text:p>2,662.7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547.785" calcext:value-type="float">
            <text:p>16,547.8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7.551" calcext:value-type="float">
            <text:p>27.6</text:p>
          </table:table-cell>
          <table:table-cell table:style-name="ce33" office:value-type="float" office:value="16520.234" calcext:value-type="float">
            <text:p>16,520.2</text:p>
          </table:table-cell>
          <table:table-cell table:style-name="ce33" office:value-type="float" office:value="3856.653" calcext:value-type="float">
            <text:p>3,856.7</text:p>
          </table:table-cell>
          <table:table-cell table:style-name="ce47" office:value-type="float" office:value="64.323" calcext:value-type="float">
            <text:p>64.3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998.019" calcext:value-type="float">
            <text:p>9,998.0</text:p>
          </table:table-cell>
          <table:table-cell table:style-name="ce33" office:value-type="float" office:value="22597.277" calcext:value-type="float">
            <text:p>22,597.3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2597.277" calcext:value-type="float">
            <text:p>22,597.3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6.687" calcext:value-type="float">
            <text:p>166.7</text:p>
          </table:table-cell>
          <table:table-cell table:style-name="ce33" office:value-type="float" office:value="6027.234" calcext:value-type="float">
            <text:p>6,027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96.307" calcext:value-type="float">
            <text:p>196.3</text:p>
          </table:table-cell>
          <table:table-cell table:style-name="ce33" office:value-type="float" office:value="-6056.854" calcext:value-type="float">
            <text:p>-6,056.9</text:p>
          </table:table-cell>
          <table:table-cell table:style-name="ce33" office:value-type="float" office:value="16.05" calcext:value-type="float">
            <text:p>16.1</text:p>
          </table:table-cell>
          <table:table-cell table:style-name="ce47" office:value-type="float" office:value="-126.594" calcext:value-type="float">
            <text:p>-126.6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6439.146" calcext:value-type="float">
            <text:p>16,439.1</text:p>
          </table:table-cell>
          <table:table-cell table:style-name="ce33" office:value-type="float" office:value="10492.836" calcext:value-type="float">
            <text:p>10,492.8</text:p>
          </table:table-cell>
          <table:table-cell table:style-name="ce33" office:value-type="float" office:value="4.091" calcext:value-type="float">
            <text:p>4.1</text:p>
          </table:table-cell>
          <table:table-cell table:style-name="ce33" office:value-type="float" office:value="10488.745" calcext:value-type="float">
            <text:p>10,488.7</text:p>
          </table:table-cell>
          <table:table-cell table:style-name="ce33" office:value-type="float" office:value="6.187" calcext:value-type="float">
            <text:p>6.2</text:p>
          </table:table-cell>
          <table:table-cell table:style-name="ce33" office:value-type="float" office:value="10433.555" calcext:value-type="float">
            <text:p>10,433.6</text:p>
          </table:table-cell>
          <table:table-cell table:style-name="ce33" office:value-type="float" office:value="10.724" calcext:value-type="float">
            <text:p>10.7</text:p>
          </table:table-cell>
          <table:table-cell table:style-name="ce33" office:value-type="float" office:value="38.279" calcext:value-type="float">
            <text:p>38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63.599" calcext:value-type="float">
            <text:p>263.6</text:p>
          </table:table-cell>
          <table:table-cell table:style-name="ce33" office:value-type="float" office:value="1141.103" calcext:value-type="float">
            <text:p>1,141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434.249" calcext:value-type="float">
            <text:p>3,434.2</text:p>
          </table:table-cell>
          <table:table-cell table:style-name="ce33" office:value-type="float" office:value="44.577" calcext:value-type="float">
            <text:p>44.6</text:p>
          </table:table-cell>
          <table:table-cell table:style-name="ce33" office:value-type="float" office:value="-4356.33" calcext:value-type="float">
            <text:p>-4,356.3</text:p>
          </table:table-cell>
          <table:table-cell table:style-name="ce33" office:value-type="float" office:value="15.133" calcext:value-type="float">
            <text:p>15.1</text:p>
          </table:table-cell>
          <table:table-cell table:style-name="ce47" office:value-type="float" office:value="4.8" calcext:value-type="float">
            <text:p>4.8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665.921" calcext:value-type="float">
            <text:p>4,665.9</text:p>
          </table:table-cell>
          <table:table-cell table:style-name="ce33" office:value-type="float" office:value="289.658" calcext:value-type="float">
            <text:p>289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9.658" calcext:value-type="float">
            <text:p>289.7</text:p>
          </table:table-cell>
          <table:table-cell table:style-name="ce33" office:value-type="float" office:value="1.152" calcext:value-type="float">
            <text:p>1.2</text:p>
          </table:table-cell>
          <table:table-cell table:style-name="ce33" office:value-type="float" office:value="119.821" calcext:value-type="float">
            <text:p>119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8.685" calcext:value-type="float">
            <text:p>168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3.262" calcext:value-type="float">
            <text:p>3.3</text:p>
          </table:table-cell>
          <table:table-cell table:style-name="ce33" office:value-type="float" office:value="-3.262" calcext:value-type="float">
            <text:p>-3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0.841" calcext:value-type="float">
            <text:p>-0.8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.078" calcext:value-type="float">
            <text:p>9.1</text:p>
          </table:table-cell>
          <table:table-cell table:style-name="ce33" office:value-type="float" office:value="6.657" calcext:value-type="float">
            <text:p>6.7</text:p>
          </table:table-cell>
          <table:table-cell table:style-name="ce33" office:value-type="float" office:value="0.009" calcext:value-type="float">
            <text:p>0.0</text:p>
          </table:table-cell>
          <table:table-cell table:style-name="ce33" office:value-type="float" office:value="6.648" calcext:value-type="float">
            <text:p>6.6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.648" calcext:value-type="float">
            <text:p>6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0644.712" calcext:value-type="float">
            <text:p>10,644.7</text:p>
          </table:table-cell>
          <table:table-cell table:style-name="ce33" office:value-type="float" office:value="109.849" calcext:value-type="float">
            <text:p>109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92.785" calcext:value-type="float">
            <text:p>-92.8</text:p>
          </table:table-cell>
          <table:table-cell table:style-name="ce33" office:value-type="float" office:value="-10661.775" calcext:value-type="float">
            <text:p>-10,661.8</text:p>
          </table:table-cell>
          <table:table-cell table:style-name="ce33" office:value-type="float" office:value="33.084" calcext:value-type="float">
            <text:p>33.1</text:p>
          </table:table-cell>
          <table:table-cell table:style-name="ce47" office:value-type="float" office:value="-158.8" calcext:value-type="float">
            <text:p>-158.8</text:p>
          </table:table-cell>
          <table:table-cell table:style-name="ce79" office:value-type="float" office:value="132.446" calcext:value-type="float">
            <text:p>132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2.446" calcext:value-type="float">
            <text:p>132.4</text:p>
          </table:table-cell>
          <table:table-cell table:style-name="ce33" office:value-type="float" office:value="16364.913" calcext:value-type="float">
            <text:p>16,364.9</text:p>
          </table:table-cell>
          <table:table-cell table:style-name="ce33" office:value-type="float" office:value="5696.408" calcext:value-type="float">
            <text:p>5,696.4</text:p>
          </table:table-cell>
          <table:table-cell table:style-name="ce33" office:value-type="float" office:value="31.256" calcext:value-type="float">
            <text:p>31.3</text:p>
          </table:table-cell>
          <table:table-cell table:style-name="ce33" office:value-type="float" office:value="5665.152" calcext:value-type="float">
            <text:p>5,665.2</text:p>
          </table:table-cell>
          <table:table-cell table:style-name="ce33" office:value-type="float" office:value="113.639" calcext:value-type="float">
            <text:p>113.6</text:p>
          </table:table-cell>
          <table:table-cell table:style-name="ce33" office:value-type="float" office:value="4719.288" calcext:value-type="float">
            <text:p>4,719.3</text:p>
          </table:table-cell>
          <table:table-cell table:style-name="ce33" office:value-type="float" office:value="441.804" calcext:value-type="float">
            <text:p>441.8</text:p>
          </table:table-cell>
          <table:table-cell table:style-name="ce33" office:value-type="float" office:value="390.421" calcext:value-type="float">
            <text:p>390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72.742" calcext:value-type="float">
            <text:p>1,772.7</text:p>
          </table:table-cell>
          <table:table-cell table:style-name="ce33" office:value-type="float" office:value="1331.136" calcext:value-type="float">
            <text:p>1,331.1</text:p>
          </table:table-cell>
          <table:table-cell table:style-name="ce33" office:value-type="float" office:value="1253.744" calcext:value-type="float">
            <text:p>1,253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07.611" calcext:value-type="float">
            <text:p>-107.6</text:p>
          </table:table-cell>
          <table:table-cell table:style-name="ce33" office:value-type="float" office:value="-704.527" calcext:value-type="float">
            <text:p>-704.5</text:p>
          </table:table-cell>
          <table:table-cell table:style-name="ce33" office:value-type="float" office:value="278.682" calcext:value-type="float">
            <text:p>278.7</text:p>
          </table:table-cell>
          <table:table-cell table:style-name="ce47" office:value-type="float" office:value="-155.619" calcext:value-type="float">
            <text:p>-155.6</text:p>
          </table:table-cell>
          <table:table-cell table:style-name="ce79" office:value-type="float" office:value="2500.842" calcext:value-type="float">
            <text:p>2,50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500.842" calcext:value-type="float">
            <text:p>2,500.8</text:p>
          </table:table-cell>
          <table:table-cell table:style-name="ce33" office:value-type="float" office:value="5386.234" calcext:value-type="float">
            <text:p>5,386.2</text:p>
          </table:table-cell>
          <table:table-cell table:style-name="ce33" office:value-type="float" office:value="2057.802" calcext:value-type="float">
            <text:p>2,057.8</text:p>
          </table:table-cell>
          <table:table-cell table:style-name="ce33" office:value-type="float" office:value="64.323" calcext:value-type="float">
            <text:p>64.3</text:p>
          </table:table-cell>
          <table:table-cell table:style-name="ce33" office:value-type="float" office:value="1993.479" calcext:value-type="float">
            <text:p>1,993.5</text:p>
          </table:table-cell>
          <table:table-cell table:style-name="ce33" office:value-type="float" office:value="1547.336" calcext:value-type="float">
            <text:p>1,547.3</text:p>
          </table:table-cell>
          <table:table-cell table:style-name="ce33" office:value-type="float" office:value="97.401" calcext:value-type="float">
            <text:p>97.4</text:p>
          </table:table-cell>
          <table:table-cell table:style-name="ce33" office:value-type="float" office:value="30.093" calcext:value-type="float">
            <text:p>30.1</text:p>
          </table:table-cell>
          <table:table-cell table:style-name="ce33" office:value-type="float" office:value="318.649" calcext:value-type="float">
            <text:p>318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74.02" calcext:value-type="float">
            <text:p>374.0</text:p>
          </table:table-cell>
          <table:table-cell table:style-name="ce33" office:value-type="float" office:value="638.698" calcext:value-type="float">
            <text:p>638.7</text:p>
          </table:table-cell>
          <table:table-cell table:style-name="ce33" office:value-type="float" office:value="0.017" calcext:value-type="float">
            <text:p>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5.65" calcext:value-type="float">
            <text:p>-5.7</text:p>
          </table:table-cell>
          <table:table-cell table:style-name="ce33" office:value-type="float" office:value="-259.045" calcext:value-type="float">
            <text:p>-259.0</text:p>
          </table:table-cell>
          <table:table-cell table:style-name="ce33" office:value-type="float" office:value="4.155" calcext:value-type="float">
            <text:p>4.2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50.169" calcext:value-type="float">
            <text:p>850.2</text:p>
          </table:table-cell>
          <table:table-cell table:style-name="ce33" office:value-type="float" office:value="586.969" calcext:value-type="float">
            <text:p>587.0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586.969" calcext:value-type="float">
            <text:p>587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7.951" calcext:value-type="float">
            <text:p>78.0</text:p>
          </table:table-cell>
          <table:table-cell table:style-name="ce33" office:value-type="float" office:value="336.834" calcext:value-type="float">
            <text:p>336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7.091" calcext:value-type="float">
            <text:p>-37.1</text:p>
          </table:table-cell>
          <table:table-cell table:style-name="ce33" office:value-type="float" office:value="-221.792" calcext:value-type="float">
            <text:p>-221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18.923" calcext:value-type="float">
            <text:p>618.9</text:p>
          </table:table-cell>
          <table:table-cell table:style-name="ce33" office:value-type="float" office:value="397.131" calcext:value-type="float">
            <text:p>397.1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397.131" calcext:value-type="float">
            <text:p>397.1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15.391" calcext:value-type="float">
            <text:p>1,615.4</text:p>
          </table:table-cell>
          <table:table-cell table:style-name="ce33" office:value-type="float" office:value="51.891" calcext:value-type="float">
            <text:p>51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8.018" calcext:value-type="float">
            <text:p>-8.0</text:p>
          </table:table-cell>
          <table:table-cell table:style-name="ce33" office:value-type="float" office:value="1571.518" calcext:value-type="float">
            <text:p>1,571.5</text:p>
          </table:table-cell>
          <table:table-cell table:style-name="ce33" office:value-type="float" office:value="2.16" calcext:value-type="float">
            <text:p>2.2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4.11" calcext:value-type="float">
            <text:p>94.1</text:p>
          </table:table-cell>
          <table:table-cell table:style-name="ce33" office:value-type="float" office:value="1663.468" calcext:value-type="float">
            <text:p>1,663.5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663.468" calcext:value-type="float">
            <text:p>1,663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5.36" calcext:value-type="float">
            <text:p>45.4</text:p>
          </table:table-cell>
          <table:table-cell table:style-name="ce33" office:value-type="float" office:value="508.787" calcext:value-type="float">
            <text:p>508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7.336" calcext:value-type="float">
            <text:p>27.3</text:p>
          </table:table-cell>
          <table:table-cell table:style-name="ce33" office:value-type="float" office:value="-490.763" calcext:value-type="float">
            <text:p>-490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192.578" calcext:value-type="float">
            <text:p>192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92.578" calcext:value-type="float">
            <text:p>192.6</text:p>
          </table:table-cell>
          <table:table-cell table:style-name="ce33" office:value-type="float" office:value="1266.341" calcext:value-type="float">
            <text:p>1,266.3</text:p>
          </table:table-cell>
          <table:table-cell table:style-name="ce33" office:value-type="float" office:value="583" calcext:value-type="float">
            <text:p>583.0</text:p>
          </table:table-cell>
          <table:table-cell table:style-name="ce33" office:value-type="float" office:value="555.091" calcext:value-type="float">
            <text:p>555.1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27.909" calcext:value-type="float">
            <text:p>27.9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76.365" calcext:value-type="float">
            <text:p>876.4</text:p>
          </table:table-cell>
          <table:table-cell table:style-name="ce33" office:value-type="float" office:value="140.899" calcext:value-type="float">
            <text:p>140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200.432" calcext:value-type="float">
            <text:p>-200.4</text:p>
          </table:table-cell>
          <table:table-cell table:style-name="ce33" office:value-type="float" office:value="935.898" calcext:value-type="float">
            <text:p>935.9</text:p>
          </table:table-cell>
          <table:table-cell table:style-name="ce33" office:value-type="float" office:value="333.811" calcext:value-type="float">
            <text:p>333.8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375.371" calcext:value-type="float">
            <text:p>375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52.659" calcext:value-type="float">
            <text:p>352.7</text:p>
          </table:table-cell>
          <table:table-cell table:style-name="ce33" office:value-type="float" office:value="22.712" calcext:value-type="float">
            <text:p>22.7</text:p>
          </table:table-cell>
          <table:table-cell table:style-name="ce33" office:value-type="float" office:value="977.624" calcext:value-type="float">
            <text:p>977.6</text:p>
          </table:table-cell>
          <table:table-cell table:style-name="ce33" office:value-type="float" office:value="1204.34" calcext:value-type="float">
            <text:p>1,204.3</text:p>
          </table:table-cell>
          <table:table-cell table:style-name="ce33" office:value-type="float" office:value="58.967" calcext:value-type="float">
            <text:p>59.0</text:p>
          </table:table-cell>
          <table:table-cell table:number-columns-repeated="2" table:style-name="ce33" office:value-type="float" office:value="13.96" calcext:value-type="float">
            <text:p>14.0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131.413" calcext:value-type="float">
            <text:p>1,131.4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216.479" calcext:value-type="float">
            <text:p>216.5</text:p>
          </table:table-cell>
          <table:table-cell table:style-name="ce32" office:value-type="float" office:value="14957.765" calcext:value-type="float">
            <text:p>14,957.8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-45.32" calcext:value-type="float">
            <text:p>-45.3</text:p>
          </table:table-cell>
          <table:table-cell table:style-name="ce32" office:value-type="float" office:value="15219.564" calcext:value-type="float">
            <text:p>15,219.6</text:p>
          </table:table-cell>
          <table:table-cell table:style-name="ce32" office:value-type="float" office:value="15846.824" calcext:value-type="float">
            <text:p>15,846.8</text:p>
          </table:table-cell>
          <table:table-cell table:style-name="ce46" office:value-type="float" office:value="769.778" calcext:value-type="float">
            <text:p>769.8</text:p>
          </table:table-cell>
          <table:table-cell table:style-name="ce78" office:value-type="float" office:value="12288.467" calcext:value-type="float">
            <text:p>12,288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0.648" calcext:value-type="float">
            <text:p>10.6</text:p>
          </table:table-cell>
          <table:table-cell table:style-name="ce32" office:value-type="float" office:value="12277.819" calcext:value-type="float">
            <text:p>12,277.8</text:p>
          </table:table-cell>
          <table:table-cell table:style-name="ce32" office:value-type="float" office:value="16680.207" calcext:value-type="float">
            <text:p>16,680.2</text:p>
          </table:table-cell>
          <table:table-cell table:style-name="ce32" office:value-type="float" office:value="2994.703" calcext:value-type="float">
            <text:p>2,994.7</text:p>
          </table:table-cell>
          <table:table-cell table:style-name="ce32" office:value-type="float" office:value="184.105" calcext:value-type="float">
            <text:p>184.1</text:p>
          </table:table-cell>
          <table:table-cell table:style-name="ce32" office:value-type="float" office:value="2810.598" calcext:value-type="float">
            <text:p>2,810.6</text:p>
          </table:table-cell>
          <table:table-cell table:style-name="ce32" office:value-type="float" office:value="1898.139" calcext:value-type="float">
            <text:p>1,898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.867" calcext:value-type="float">
            <text:p>2.9</text:p>
          </table:table-cell>
          <table:table-cell table:style-name="ce32" office:value-type="float" office:value="359.612" calcext:value-type="float">
            <text:p>359.6</text:p>
          </table:table-cell>
          <table:table-cell table:style-name="ce32" office:value-type="float" office:value="549.979" calcext:value-type="float">
            <text:p>550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321.471" calcext:value-type="float">
            <text:p>321.5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-47.906" calcext:value-type="float">
            <text:p>-47.9</text:p>
          </table:table-cell>
          <table:table-cell table:style-name="ce33" office:value-type="float" office:value="369.377" calcext:value-type="float">
            <text:p>369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789" calcext:value-type="float">
            <text:p>0.8</text:p>
          </table:table-cell>
          <table:table-cell table:style-name="ce79" office:value-type="float" office:value="2.215" calcext:value-type="float">
            <text:p>2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215" calcext:value-type="float">
            <text:p>2.2</text:p>
          </table:table-cell>
          <table:table-cell table:style-name="ce33" office:value-type="float" office:value="1300.857" calcext:value-type="float">
            <text:p>1,300.9</text:p>
          </table:table-cell>
          <table:table-cell table:style-name="ce33" office:value-type="float" office:value="1667.229" calcext:value-type="float">
            <text:p>1,667.2</text:p>
          </table:table-cell>
          <table:table-cell table:style-name="ce33" office:value-type="float" office:value="1.432" calcext:value-type="float">
            <text:p>1.4</text:p>
          </table:table-cell>
          <table:table-cell table:style-name="ce33" office:value-type="float" office:value="1665.797" calcext:value-type="float">
            <text:p>1,665.8</text:p>
          </table:table-cell>
          <table:table-cell table:style-name="ce33" office:value-type="float" office:value="525.143" calcext:value-type="float">
            <text:p>525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85.633" calcext:value-type="float">
            <text:p>385.6</text:p>
          </table:table-cell>
          <table:table-cell table:style-name="ce33" office:value-type="float" office:value="755.021" calcext:value-type="float">
            <text:p>755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9744.25" calcext:value-type="float">
            <text:p>19,744.3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7.24" calcext:value-type="float">
            <text:p>-17.2</text:p>
          </table:table-cell>
          <table:table-cell table:style-name="ce33" office:value-type="float" office:value="19761.49" calcext:value-type="float">
            <text:p>19,761.5</text:p>
          </table:table-cell>
          <table:table-cell table:style-name="ce33" office:value-type="float" office:value="20917.807" calcext:value-type="float">
            <text:p>20,917.8</text:p>
          </table:table-cell>
          <table:table-cell table:style-name="ce47" office:value-type="float" office:value="1015.405" calcext:value-type="float">
            <text:p>1,015.4</text:p>
          </table:table-cell>
          <table:table-cell table:style-name="ce79" office:value-type="float" office:value="16218.807" calcext:value-type="float">
            <text:p>16,218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.055" calcext:value-type="float">
            <text:p>14.1</text:p>
          </table:table-cell>
          <table:table-cell table:style-name="ce33" office:value-type="float" office:value="16204.752" calcext:value-type="float">
            <text:p>16,204.8</text:p>
          </table:table-cell>
          <table:table-cell table:style-name="ce33" office:value-type="float" office:value="20861.556" calcext:value-type="float">
            <text:p>20,861.6</text:p>
          </table:table-cell>
          <table:table-cell table:style-name="ce33" office:value-type="float" office:value="2471.027" calcext:value-type="float">
            <text:p>2,471.0</text:p>
          </table:table-cell>
          <table:table-cell table:style-name="ce33" office:value-type="float" office:value="241.745" calcext:value-type="float">
            <text:p>241.7</text:p>
          </table:table-cell>
          <table:table-cell table:style-name="ce33" office:value-type="float" office:value="2229.281" calcext:value-type="float">
            <text:p>2,229.3</text:p>
          </table:table-cell>
          <table:table-cell table:style-name="ce33" office:value-type="float" office:value="2038.75" calcext:value-type="float">
            <text:p>2,038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.785" calcext:value-type="float">
            <text:p>3.8</text:p>
          </table:table-cell>
          <table:table-cell table:style-name="ce33" office:value-type="float" office:value="131.904" calcext:value-type="float">
            <text:p>131.9</text:p>
          </table:table-cell>
          <table:table-cell table:style-name="ce33" office:value-type="float" office:value="54.843" calcext:value-type="float">
            <text:p>54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685.949" calcext:value-type="float">
            <text:p>1,685.9</text:p>
          </table:table-cell>
          <table:table-cell table:style-name="ce32" office:value-type="float" office:value="0.095" calcext:value-type="float">
            <text:p>0.1</text:p>
          </table:table-cell>
          <table:table-cell table:style-name="ce32" office:value-type="float" office:value="10.326" calcext:value-type="float">
            <text:p>10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-0.248" calcext:value-type="float">
            <text:p>-0.2</text:p>
          </table:table-cell>
          <table:table-cell table:style-name="ce32" office:value-type="float" office:value="1675.966" calcext:value-type="float">
            <text:p>1,676.0</text:p>
          </table:table-cell>
          <table:table-cell table:style-name="ce32" office:value-type="float" office:value="0.49" calcext:value-type="float">
            <text:p>0.5</text:p>
          </table:table-cell>
          <table:table-cell table:style-name="ce46" office:value-type="float" office:value="-0.213" calcext:value-type="float">
            <text:p>-0.2</text:p>
          </table:table-cell>
          <table:table-cell table:style-name="ce78" office:value-type="float" office:value="1218.708" calcext:value-type="float">
            <text:p>1,218.7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218.708" calcext:value-type="float">
            <text:p>1,218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56.98" calcext:value-type="float">
            <text:p>457.0</text:p>
          </table:table-cell>
          <table:table-cell table:style-name="ce32" office:value-type="float" office:value="0.055" calcext:value-type="float">
            <text:p>0.1</text:p>
          </table:table-cell>
          <table:table-cell table:number-columns-repeated="2" table:style-name="ce32" office:value-type="float" office:value="456.926" calcext:value-type="float">
            <text:p>456.9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661.363" calcext:value-type="float">
            <text:p>31,661.4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1661.363" calcext:value-type="float">
            <text:p>31,661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31661.363" calcext:value-type="float">
            <text:p>31,661.4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1661.363" calcext:value-type="float">
            <text:p>31,661.4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6562.041" calcext:value-type="float">
            <text:p>6,562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6562.041" calcext:value-type="float">
            <text:p>6,562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9855.706" calcext:value-type="float">
            <text:p>9,855.7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9855.706" calcext:value-type="float">
            <text:p>9,855.7</text:p>
          </table:table-cell>
          <table:table-cell table:style-name="ce32" office:value-type="float" office:value="3293.665" calcext:value-type="float">
            <text:p>3,293.7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1109.005" calcext:value-type="float">
            <text:p>1,109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109.005" calcext:value-type="float">
            <text:p>1,109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109.005" calcext:value-type="float">
            <text:p>1,109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109.005" calcext:value-type="float">
            <text:p>1,109.0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1457.102" calcext:value-type="float">
            <text:p>1,457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457.102" calcext:value-type="float">
            <text:p>1,457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457.102" calcext:value-type="float">
            <text:p>1,457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457.102" calcext:value-type="float">
            <text:p>1,457.1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8687.606" calcext:value-type="float">
            <text:p>8,687.6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64107.657" calcext:value-type="float">
            <text:p>264,107.7</text:p>
          </table:table-cell>
          <table:table-cell table:style-name="ce32" office:value-type="float" office:value="255420.051" calcext:value-type="float">
            <text:p>255,420.1</text:p>
          </table:table-cell>
          <table:table-cell table:style-name="ce32" office:value-type="float" office:value="18914.704" calcext:value-type="float">
            <text:p>18,914.7</text:p>
          </table:table-cell>
          <table:table-cell table:style-name="ce32" office:value-type="float" office:value="236505.347" calcext:value-type="float">
            <text:p>236,505.3</text:p>
          </table:table-cell>
          <table:table-cell table:style-name="ce32" office:value-type="float" office:value="136890.072" calcext:value-type="float">
            <text:p>136,890.1</text:p>
          </table:table-cell>
          <table:table-cell table:style-name="ce32" office:value-type="float" office:value="1402.231" calcext:value-type="float">
            <text:p>1,402.2</text:p>
          </table:table-cell>
          <table:table-cell table:style-name="ce32" office:value-type="float" office:value="2922.727" calcext:value-type="float">
            <text:p>2,922.7</text:p>
          </table:table-cell>
          <table:table-cell table:style-name="ce32" office:value-type="float" office:value="47957.947" calcext:value-type="float">
            <text:p>47,957.9</text:p>
          </table:table-cell>
          <table:table-cell table:style-name="ce32" office:value-type="float" office:value="47332.371" calcext:value-type="float">
            <text:p>47,332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12.118" calcext:value-type="float">
            <text:p>112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12.118" calcext:value-type="float">
            <text:p>112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12.118" calcext:value-type="float">
            <text:p>112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12.118" calcext:value-type="float">
            <text:p>112.1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364" calcext:value-type="float">
            <text:p>3.4</text:p>
          </table:table-cell>
          <table:table-cell table:style-name="ce32" office:value-type="float" office:value="108.754" calcext:value-type="float">
            <text:p>108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1160.371" calcext:value-type="float">
            <text:p>21,160.4</text:p>
          </table:table-cell>
          <table:table-cell table:style-name="ce34" office:value-type="float" office:value="5364.512" calcext:value-type="float">
            <text:p>5,364.5</text:p>
          </table:table-cell>
          <table:table-cell table:number-columns-repeated="2" table:style-name="ce34" office:value-type="float" office:value="15795.859" calcext:value-type="float">
            <text:p>15,795.9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105'.$A$1:.$AA$46" table:range-usable-as="print-range"/>
        </table:named-expressions>
      </table:table>
      <table:table table:name="106" table:style-name="ta13" table:print-ranges="'106'.A1:'106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13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106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17" calcext:value-type="float">
            <text:p>2017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4246.881" calcext:value-type="float">
            <text:p>44,246.9</text:p>
          </table:table-cell>
          <table:table-cell table:style-name="ce32" office:value-type="float" office:value="36.488" calcext:value-type="float">
            <text:p>36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50.995" calcext:value-type="float">
            <text:p>151.0</text:p>
          </table:table-cell>
          <table:table-cell table:style-name="ce32" office:value-type="float" office:value="44059.397" calcext:value-type="float">
            <text:p>44,059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-41.862" calcext:value-type="float">
            <text:p>-41.9</text:p>
          </table:table-cell>
          <table:table-cell table:style-name="ce78" office:value-type="float" office:value="44023.214" calcext:value-type="float">
            <text:p>44,023.2</text:p>
          </table:table-cell>
          <table:table-cell table:style-name="ce32" office:value-type="float" office:value="12181.335" calcext:value-type="float">
            <text:p>12,181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841.879" calcext:value-type="float">
            <text:p>31,841.9</text:p>
          </table:table-cell>
          <table:table-cell table:style-name="ce32" office:value-type="float" office:value="8227.362" calcext:value-type="float">
            <text:p>8,227.4</text:p>
          </table:table-cell>
          <table:table-cell table:style-name="ce32" office:value-type="float" office:value="8305.408" calcext:value-type="float">
            <text:p>8,305.4</text:p>
          </table:table-cell>
          <table:table-cell table:style-name="ce32" office:value-type="float" office:value="1264.608" calcext:value-type="float">
            <text:p>1,264.6</text:p>
          </table:table-cell>
          <table:table-cell table:number-columns-repeated="2" table:style-name="ce32" office:value-type="float" office:value="6698.135" calcext:value-type="float">
            <text:p>6,698.1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42.665" calcext:value-type="float">
            <text:p>342.7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599.114" calcext:value-type="float">
            <text:p>6,599.1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97.234" calcext:value-type="float">
            <text:p>-197.2</text:p>
          </table:table-cell>
          <table:table-cell table:style-name="ce33" office:value-type="float" office:value="6796.348" calcext:value-type="float">
            <text:p>6,796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8.459" calcext:value-type="float">
            <text:p>-48.5</text:p>
          </table:table-cell>
          <table:table-cell table:style-name="ce79" office:value-type="float" office:value="6844.807" calcext:value-type="float">
            <text:p>6,844.8</text:p>
          </table:table-cell>
          <table:table-cell table:style-name="ce33" office:value-type="float" office:value="6844.807" calcext:value-type="float">
            <text:p>6,844.8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8461.978" calcext:value-type="float">
            <text:p>48,462.0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9.537" calcext:value-type="float">
            <text:p>49.5</text:p>
          </table:table-cell>
          <table:table-cell table:style-name="ce33" office:value-type="float" office:value="48412.44" calcext:value-type="float">
            <text:p>48,412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316.302" calcext:value-type="float">
            <text:p>-316.3</text:p>
          </table:table-cell>
          <table:table-cell table:style-name="ce79" office:value-type="float" office:value="41508.808" calcext:value-type="float">
            <text:p>41,508.8</text:p>
          </table:table-cell>
          <table:table-cell table:style-name="ce33" office:value-type="float" office:value="3696.092" calcext:value-type="float">
            <text:p>3,696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7812.716" calcext:value-type="float">
            <text:p>37,812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219.935" calcext:value-type="float">
            <text:p>7,219.9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7219.935" calcext:value-type="float">
            <text:p>7,219.9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25.579" calcext:value-type="float">
            <text:p>225.6</text:p>
          </table:table-cell>
          <table:table-cell table:style-name="ce33" office:value-type="float" office:value="1.38" calcext:value-type="float">
            <text:p>1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2.541" calcext:value-type="float">
            <text:p>32.5</text:p>
          </table:table-cell>
          <table:table-cell table:style-name="ce33" office:value-type="float" office:value="191.658" calcext:value-type="float">
            <text:p>191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16.217" calcext:value-type="float">
            <text:p>-116.2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07.875" calcext:value-type="float">
            <text:p>307.9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287.008" calcext:value-type="float">
            <text:p>287.0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20.867" calcext:value-type="float">
            <text:p>20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304.174" calcext:value-type="float">
            <text:p>12,304.2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70.24" calcext:value-type="float">
            <text:p>470.2</text:p>
          </table:table-cell>
          <table:table-cell table:style-name="ce33" office:value-type="float" office:value="11833.934" calcext:value-type="float">
            <text:p>11,833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369.039" calcext:value-type="float">
            <text:p>369.0</text:p>
          </table:table-cell>
          <table:table-cell table:style-name="ce79" office:value-type="float" office:value="11464.895" calcext:value-type="float">
            <text:p>11,464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1464.895" calcext:value-type="float">
            <text:p>11,464.9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3.536" calcext:value-type="float">
            <text:p>273.5</text:p>
          </table:table-cell>
          <table:table-cell table:style-name="ce33" office:value-type="float" office:value="45.514" calcext:value-type="float">
            <text:p>45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8.223" calcext:value-type="float">
            <text:p>-8.2</text:p>
          </table:table-cell>
          <table:table-cell table:style-name="ce33" office:value-type="float" office:value="236.245" calcext:value-type="float">
            <text:p>236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56.588" calcext:value-type="float">
            <text:p>56.6</text:p>
          </table:table-cell>
          <table:table-cell table:style-name="ce79" office:value-type="float" office:value="5200.802" calcext:value-type="float">
            <text:p>5,200.8</text:p>
          </table:table-cell>
          <table:table-cell table:style-name="ce33" office:value-type="float" office:value="5200.802" calcext:value-type="float">
            <text:p>5,20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055.757" calcext:value-type="float">
            <text:p>6,055.8</text:p>
          </table:table-cell>
          <table:table-cell table:style-name="ce33" office:value-type="float" office:value="1034.612" calcext:value-type="float">
            <text:p>1,034.6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615.208" calcext:value-type="float">
            <text:p>615.2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19.404" calcext:value-type="float">
            <text:p>419.4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.215" calcext:value-type="float">
            <text:p>0.2</text:p>
          </table:table-cell>
          <table:table-cell table:style-name="ce79" office:value-type="float" office:value="678.012" calcext:value-type="float">
            <text:p>678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78.012" calcext:value-type="float">
            <text:p>678.0</text:p>
          </table:table-cell>
          <table:table-cell table:style-name="ce33" office:value-type="float" office:value="2926.832" calcext:value-type="float">
            <text:p>2,926.8</text:p>
          </table:table-cell>
          <table:table-cell table:style-name="ce33" office:value-type="float" office:value="2248.605" calcext:value-type="float">
            <text:p>2,248.6</text:p>
          </table:table-cell>
          <table:table-cell table:style-name="ce33" office:value-type="float" office:value="534.31" calcext:value-type="float">
            <text:p>534.3</text:p>
          </table:table-cell>
          <table:table-cell table:number-columns-repeated="2" table:style-name="ce33" office:value-type="float" office:value="1714.295" calcext:value-type="float">
            <text:p>1,714.3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15.277" calcext:value-type="float">
            <text:p>115.3</text:p>
          </table:table-cell>
          <table:table-cell table:style-name="ce79" office:value-type="float" office:value="7616.994" calcext:value-type="float">
            <text:p>7,617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616.994" calcext:value-type="float">
            <text:p>7,617.0</text:p>
          </table:table-cell>
          <table:table-cell table:style-name="ce33" office:value-type="float" office:value="21564.798" calcext:value-type="float">
            <text:p>21,564.8</text:p>
          </table:table-cell>
          <table:table-cell table:style-name="ce33" office:value-type="float" office:value="13832.527" calcext:value-type="float">
            <text:p>13,832.5</text:p>
          </table:table-cell>
          <table:table-cell table:style-name="ce33" office:value-type="float" office:value="10892.567" calcext:value-type="float">
            <text:p>10,892.6</text:p>
          </table:table-cell>
          <table:table-cell table:number-columns-repeated="2" table:style-name="ce33" office:value-type="float" office:value="2939.96" calcext:value-type="float">
            <text:p>2,940.0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8.388" calcext:value-type="float">
            <text:p>8.4</text:p>
          </table:table-cell>
          <table:table-cell table:style-name="ce79" office:value-type="float" office:value="727.921" calcext:value-type="float">
            <text:p>727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27.921" calcext:value-type="float">
            <text:p>727.9</text:p>
          </table:table-cell>
          <table:table-cell table:style-name="ce33" office:value-type="float" office:value="1395.087" calcext:value-type="float">
            <text:p>1,395.1</text:p>
          </table:table-cell>
          <table:table-cell table:style-name="ce33" office:value-type="float" office:value="658.778" calcext:value-type="float">
            <text:p>658.8</text:p>
          </table:table-cell>
          <table:table-cell table:style-name="ce33" office:value-type="float" office:value="360.536" calcext:value-type="float">
            <text:p>360.5</text:p>
          </table:table-cell>
          <table:table-cell table:number-columns-repeated="2" table:style-name="ce33" office:value-type="float" office:value="298.242" calcext:value-type="float">
            <text:p>298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88.912" calcext:value-type="float">
            <text:p>88.9</text:p>
          </table:table-cell>
          <table:table-cell table:style-name="ce32" office:value-type="float" office:value="70950.092" calcext:value-type="float">
            <text:p>70,950.1</text:p>
          </table:table-cell>
          <table:table-cell table:style-name="ce32" office:value-type="float" office:value="19196.423" calcext:value-type="float">
            <text:p>19,196.4</text:p>
          </table:table-cell>
          <table:table-cell table:style-name="ce32" office:value-type="float" office:value="1345.578" calcext:value-type="float">
            <text:p>1,345.6</text:p>
          </table:table-cell>
          <table:table-cell table:style-name="ce32" office:value-type="float" office:value="3164.635" calcext:value-type="float">
            <text:p>3,164.6</text:p>
          </table:table-cell>
          <table:table-cell table:style-name="ce32" office:value-type="float" office:value="-390.47" calcext:value-type="float">
            <text:p>-390.5</text:p>
          </table:table-cell>
          <table:table-cell table:style-name="ce32" office:value-type="float" office:value="47722.837" calcext:value-type="float">
            <text:p>47,722.8</text:p>
          </table:table-cell>
          <table:table-cell table:style-name="ce32" office:value-type="float" office:value="4219.174" calcext:value-type="float">
            <text:p>4,219.2</text:p>
          </table:table-cell>
          <table:table-cell table:style-name="ce46" office:value-type="float" office:value="-145.388" calcext:value-type="float">
            <text:p>-145.4</text:p>
          </table:table-cell>
          <table:table-cell table:style-name="ce78" office:value-type="float" office:value="52850.389" calcext:value-type="float">
            <text:p>52,850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9593.966" calcext:value-type="float">
            <text:p>49,594.0</text:p>
          </table:table-cell>
          <table:table-cell table:style-name="ce32" office:value-type="float" office:value="3256.423" calcext:value-type="float">
            <text:p>3,256.4</text:p>
          </table:table-cell>
          <table:table-cell table:style-name="ce32" office:value-type="float" office:value="55376.691" calcext:value-type="float">
            <text:p>55,376.7</text:p>
          </table:table-cell>
          <table:table-cell table:style-name="ce32" office:value-type="float" office:value="46175.354" calcext:value-type="float">
            <text:p>46,175.4</text:p>
          </table:table-cell>
          <table:table-cell table:style-name="ce32" office:value-type="float" office:value="3126.067" calcext:value-type="float">
            <text:p>3,126.1</text:p>
          </table:table-cell>
          <table:table-cell table:style-name="ce32" office:value-type="float" office:value="18147.044" calcext:value-type="float">
            <text:p>18,147.0</text:p>
          </table:table-cell>
          <table:table-cell table:style-name="ce32" office:value-type="float" office:value="1964.141" calcext:value-type="float">
            <text:p>1,964.1</text:p>
          </table:table-cell>
          <table:table-cell table:style-name="ce32" office:value-type="float" office:value="13548.35" calcext:value-type="float">
            <text:p>13,548.4</text:p>
          </table:table-cell>
          <table:table-cell table:style-name="ce32" office:value-type="float" office:value="427.384" calcext:value-type="float">
            <text:p>427.4</text:p>
          </table:table-cell>
          <table:table-cell table:style-name="ce32" office:value-type="float" office:value="995.363" calcext:value-type="float">
            <text:p>995.4</text:p>
          </table:table-cell>
          <table:table-cell table:style-name="ce32" office:value-type="float" office:value="1211.805" calcext:value-type="float">
            <text:p>1,211.8</text:p>
          </table:table-cell>
          <table:table-cell table:style-name="ce32" office:value-type="float" office:value="24902.244" calcext:value-type="float">
            <text:p>24,902.2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5.409" calcext:value-type="float">
            <text:p>5.4</text:p>
          </table:table-cell>
          <table:table-cell table:style-name="ce33" office:value-type="float" office:value="49472.375" calcext:value-type="float">
            <text:p>49,472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74.8" calcext:value-type="float">
            <text:p>274.8</text:p>
          </table:table-cell>
          <table:table-cell table:style-name="ce33" office:value-type="float" office:value="49202.984" calcext:value-type="float">
            <text:p>49,203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9.857" calcext:value-type="float">
            <text:p>-19.9</text:p>
          </table:table-cell>
          <table:table-cell table:style-name="ce79" office:value-type="float" office:value="49222.841" calcext:value-type="float">
            <text:p>49,222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9222.841" calcext:value-type="float">
            <text:p>49,222.8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83.503" calcext:value-type="float">
            <text:p>83.5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-0.114" calcext:value-type="float">
            <text:p>-0.1</text:p>
          </table:table-cell>
          <table:table-cell table:style-name="ce33" office:value-type="float" office:value="83.617" calcext:value-type="float">
            <text:p>83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002" calcext:value-type="float">
            <text:p>0.0</text:p>
          </table:table-cell>
          <table:table-cell table:style-name="ce79" office:value-type="float" office:value="83.615" calcext:value-type="float">
            <text:p>83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3.615" calcext:value-type="float">
            <text:p>83.6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99.296" calcext:value-type="float">
            <text:p>99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99.296" calcext:value-type="float">
            <text:p>99.3</text:p>
          </table:table-cell>
          <table:table-cell table:style-name="ce33" office:value-type="float" office:value="2412.441" calcext:value-type="float">
            <text:p>2,412.4</text:p>
          </table:table-cell>
          <table:table-cell table:style-name="ce33" office:value-type="float" office:value="2313.146" calcext:value-type="float">
            <text:p>2,313.1</text:p>
          </table:table-cell>
          <table:table-cell table:style-name="ce33" office:value-type="float" office:value="2313.113" calcext:value-type="float">
            <text:p>2,313.1</text:p>
          </table:table-cell>
          <table:table-cell table:number-columns-repeated="2" table:style-name="ce33" office:value-type="float" office:value="0.033" calcext:value-type="float">
            <text:p>0.0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288.587" calcext:value-type="float">
            <text:p>2,288.6</text:p>
          </table:table-cell>
          <table:table-cell table:style-name="ce33" office:value-type="float" office:value="47.521" calcext:value-type="float">
            <text:p>47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55.591" calcext:value-type="float">
            <text:p>-55.6</text:p>
          </table:table-cell>
          <table:table-cell table:style-name="ce33" office:value-type="float" office:value="2296.658" calcext:value-type="float">
            <text:p>2,296.7</text:p>
          </table:table-cell>
          <table:table-cell table:style-name="ce33" office:value-type="float" office:value="176.286" calcext:value-type="float">
            <text:p>176.3</text:p>
          </table:table-cell>
          <table:table-cell table:style-name="ce47" office:value-type="float" office:value="0.706" calcext:value-type="float">
            <text:p>0.7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948.521" calcext:value-type="float">
            <text:p>1,948.5</text:p>
          </table:table-cell>
          <table:table-cell table:style-name="ce33" office:value-type="float" office:value="4068.187" calcext:value-type="float">
            <text:p>4,068.2</text:p>
          </table:table-cell>
          <table:table-cell table:style-name="ce33" office:value-type="float" office:value="209.892" calcext:value-type="float">
            <text:p>209.9</text:p>
          </table:table-cell>
          <table:table-cell table:style-name="ce33" office:value-type="float" office:value="2255.945" calcext:value-type="float">
            <text:p>2,255.9</text:p>
          </table:table-cell>
          <table:table-cell table:style-name="ce33" office:value-type="float" office:value="423.729" calcext:value-type="float">
            <text:p>423.7</text:p>
          </table:table-cell>
          <table:table-cell table:style-name="ce33" office:value-type="float" office:value="53.827" calcext:value-type="float">
            <text:p>53.8</text:p>
          </table:table-cell>
          <table:table-cell table:style-name="ce33" office:value-type="float" office:value="0.569" calcext:value-type="float">
            <text:p>0.6</text:p>
          </table:table-cell>
          <table:table-cell table:style-name="ce33" office:value-type="float" office:value="134.075" calcext:value-type="float">
            <text:p>134.1</text:p>
          </table:table-cell>
          <table:table-cell table:style-name="ce33" office:value-type="float" office:value="1643.745" calcext:value-type="float">
            <text:p>1,643.7</text:p>
          </table:table-cell>
          <table:table-cell table:style-name="ce33" office:value-type="float" office:value="1602.351" calcext:value-type="float">
            <text:p>1,602.4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217.28" calcext:value-type="float">
            <text:p>16,217.3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7.34" calcext:value-type="float">
            <text:p>57.3</text:p>
          </table:table-cell>
          <table:table-cell table:style-name="ce33" office:value-type="float" office:value="16159.94" calcext:value-type="float">
            <text:p>16,159.9</text:p>
          </table:table-cell>
          <table:table-cell table:style-name="ce33" office:value-type="float" office:value="3775.223" calcext:value-type="float">
            <text:p>3,775.2</text:p>
          </table:table-cell>
          <table:table-cell table:style-name="ce47" office:value-type="float" office:value="53.508" calcext:value-type="float">
            <text:p>53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836.997" calcext:value-type="float">
            <text:p>10,837.0</text:p>
          </table:table-cell>
          <table:table-cell table:style-name="ce33" office:value-type="float" office:value="23168.206" calcext:value-type="float">
            <text:p>23,168.2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3168.206" calcext:value-type="float">
            <text:p>23,168.2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8.9" calcext:value-type="float">
            <text:p>168.9</text:p>
          </table:table-cell>
          <table:table-cell table:style-name="ce33" office:value-type="float" office:value="5630.558" calcext:value-type="float">
            <text:p>5,630.6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327.369" calcext:value-type="float">
            <text:p>-327.4</text:p>
          </table:table-cell>
          <table:table-cell table:style-name="ce33" office:value-type="float" office:value="-5134.489" calcext:value-type="float">
            <text:p>-5,134.5</text:p>
          </table:table-cell>
          <table:table-cell table:style-name="ce33" office:value-type="float" office:value="30.143" calcext:value-type="float">
            <text:p>30.1</text:p>
          </table:table-cell>
          <table:table-cell table:style-name="ce47" office:value-type="float" office:value="-116.336" calcext:value-type="float">
            <text:p>-116.3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5336.423" calcext:value-type="float">
            <text:p>15,336.4</text:p>
          </table:table-cell>
          <table:table-cell table:style-name="ce33" office:value-type="float" office:value="10288.127" calcext:value-type="float">
            <text:p>10,288.1</text:p>
          </table:table-cell>
          <table:table-cell table:style-name="ce33" office:value-type="float" office:value="4.063" calcext:value-type="float">
            <text:p>4.1</text:p>
          </table:table-cell>
          <table:table-cell table:style-name="ce33" office:value-type="float" office:value="10284.064" calcext:value-type="float">
            <text:p>10,284.1</text:p>
          </table:table-cell>
          <table:table-cell table:style-name="ce33" office:value-type="float" office:value="6.123" calcext:value-type="float">
            <text:p>6.1</text:p>
          </table:table-cell>
          <table:table-cell table:style-name="ce33" office:value-type="float" office:value="10228.255" calcext:value-type="float">
            <text:p>10,228.3</text:p>
          </table:table-cell>
          <table:table-cell table:style-name="ce33" office:value-type="float" office:value="10.542" calcext:value-type="float">
            <text:p>10.5</text:p>
          </table:table-cell>
          <table:table-cell table:style-name="ce33" office:value-type="float" office:value="39.144" calcext:value-type="float">
            <text:p>39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3.072" calcext:value-type="float">
            <text:p>133.1</text:p>
          </table:table-cell>
          <table:table-cell table:style-name="ce33" office:value-type="float" office:value="1037.769" calcext:value-type="float">
            <text:p>1,037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560.214" calcext:value-type="float">
            <text:p>3,560.2</text:p>
          </table:table-cell>
          <table:table-cell table:style-name="ce33" office:value-type="float" office:value="-13.718" calcext:value-type="float">
            <text:p>-13.7</text:p>
          </table:table-cell>
          <table:table-cell table:style-name="ce33" office:value-type="float" office:value="-4451.193" calcext:value-type="float">
            <text:p>-4,451.2</text:p>
          </table:table-cell>
          <table:table-cell table:style-name="ce33" office:value-type="float" office:value="13.501" calcext:value-type="float">
            <text:p>13.5</text:p>
          </table:table-cell>
          <table:table-cell table:style-name="ce47" office:value-type="float" office:value="-60.123" calcext:value-type="float">
            <text:p>-60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730.119" calcext:value-type="float">
            <text:p>4,730.1</text:p>
          </table:table-cell>
          <table:table-cell table:style-name="ce33" office:value-type="float" office:value="325.548" calcext:value-type="float">
            <text:p>325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25.548" calcext:value-type="float">
            <text:p>325.5</text:p>
          </table:table-cell>
          <table:table-cell table:style-name="ce33" office:value-type="float" office:value="0.994" calcext:value-type="float">
            <text:p>1.0</text:p>
          </table:table-cell>
          <table:table-cell table:style-name="ce33" office:value-type="float" office:value="122.149" calcext:value-type="float">
            <text:p>122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02.405" calcext:value-type="float">
            <text:p>202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4.373" calcext:value-type="float">
            <text:p>-4.4</text:p>
          </table:table-cell>
          <table:table-cell table:style-name="ce33" office:value-type="float" office:value="4.373" calcext:value-type="float">
            <text:p>4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2.533" calcext:value-type="float">
            <text:p>2.5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.296" calcext:value-type="float">
            <text:p>2.3</text:p>
          </table:table-cell>
          <table:table-cell table:style-name="ce33" office:value-type="float" office:value="4.136" calcext:value-type="float">
            <text:p>4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.136" calcext:value-type="float">
            <text:p>4.1</text:p>
          </table:table-cell>
          <table:table-cell table:style-name="ce33" office:value-type="float" office:value="0.001" calcext:value-type="float">
            <text:p>0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.135" calcext:value-type="float">
            <text:p>4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6.182" calcext:value-type="float">
            <text:p>46.2</text:p>
          </table:table-cell>
          <table:table-cell table:style-name="ce33" office:value-type="float" office:value="9870.708" calcext:value-type="float">
            <text:p>9,870.7</text:p>
          </table:table-cell>
          <table:table-cell table:style-name="ce33" office:value-type="float" office:value="117.038" calcext:value-type="float">
            <text:p>117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9.017" calcext:value-type="float">
            <text:p>169.0</text:p>
          </table:table-cell>
          <table:table-cell table:style-name="ce33" office:value-type="float" office:value="-10110.582" calcext:value-type="float">
            <text:p>-10,110.6</text:p>
          </table:table-cell>
          <table:table-cell table:style-name="ce33" office:value-type="float" office:value="31.059" calcext:value-type="float">
            <text:p>31.1</text:p>
          </table:table-cell>
          <table:table-cell table:style-name="ce47" office:value-type="float" office:value="35.575" calcext:value-type="float">
            <text:p>35.6</text:p>
          </table:table-cell>
          <table:table-cell table:style-name="ce79" office:value-type="float" office:value="143.734" calcext:value-type="float">
            <text:p>143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43.734" calcext:value-type="float">
            <text:p>143.7</text:p>
          </table:table-cell>
          <table:table-cell table:style-name="ce33" office:value-type="float" office:value="16002.098" calcext:value-type="float">
            <text:p>16,002.1</text:p>
          </table:table-cell>
          <table:table-cell table:style-name="ce33" office:value-type="float" office:value="5681.148" calcext:value-type="float">
            <text:p>5,681.1</text:p>
          </table:table-cell>
          <table:table-cell table:style-name="ce33" office:value-type="float" office:value="32.971" calcext:value-type="float">
            <text:p>33.0</text:p>
          </table:table-cell>
          <table:table-cell table:style-name="ce33" office:value-type="float" office:value="5648.177" calcext:value-type="float">
            <text:p>5,648.2</text:p>
          </table:table-cell>
          <table:table-cell table:style-name="ce33" office:value-type="float" office:value="110.392" calcext:value-type="float">
            <text:p>110.4</text:p>
          </table:table-cell>
          <table:table-cell table:style-name="ce33" office:value-type="float" office:value="4753.185" calcext:value-type="float">
            <text:p>4,753.2</text:p>
          </table:table-cell>
          <table:table-cell table:style-name="ce33" office:value-type="float" office:value="408.73" calcext:value-type="float">
            <text:p>408.7</text:p>
          </table:table-cell>
          <table:table-cell table:style-name="ce33" office:value-type="float" office:value="375.87" calcext:value-type="float">
            <text:p>375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589.595" calcext:value-type="float">
            <text:p>2,589.6</text:p>
          </table:table-cell>
          <table:table-cell table:style-name="ce33" office:value-type="float" office:value="1621.706" calcext:value-type="float">
            <text:p>1,621.7</text:p>
          </table:table-cell>
          <table:table-cell table:style-name="ce33" office:value-type="float" office:value="1158.849" calcext:value-type="float">
            <text:p>1,158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28.554" calcext:value-type="float">
            <text:p>-28.6</text:p>
          </table:table-cell>
          <table:table-cell table:style-name="ce33" office:value-type="float" office:value="-162.406" calcext:value-type="float">
            <text:p>-162.4</text:p>
          </table:table-cell>
          <table:table-cell table:style-name="ce33" office:value-type="float" office:value="410.962" calcext:value-type="float">
            <text:p>411.0</text:p>
          </table:table-cell>
          <table:table-cell table:style-name="ce47" office:value-type="float" office:value="-50.396" calcext:value-type="float">
            <text:p>-50.4</text:p>
          </table:table-cell>
          <table:table-cell table:style-name="ce79" office:value-type="float" office:value="2736.521" calcext:value-type="float">
            <text:p>2,736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736.521" calcext:value-type="float">
            <text:p>2,736.5</text:p>
          </table:table-cell>
          <table:table-cell table:style-name="ce33" office:value-type="float" office:value="5205.04" calcext:value-type="float">
            <text:p>5,205.0</text:p>
          </table:table-cell>
          <table:table-cell table:style-name="ce33" office:value-type="float" office:value="1945.546" calcext:value-type="float">
            <text:p>1,945.5</text:p>
          </table:table-cell>
          <table:table-cell table:style-name="ce33" office:value-type="float" office:value="77.271" calcext:value-type="float">
            <text:p>77.3</text:p>
          </table:table-cell>
          <table:table-cell table:style-name="ce33" office:value-type="float" office:value="1868.275" calcext:value-type="float">
            <text:p>1,868.3</text:p>
          </table:table-cell>
          <table:table-cell table:style-name="ce33" office:value-type="float" office:value="1433.644" calcext:value-type="float">
            <text:p>1,433.6</text:p>
          </table:table-cell>
          <table:table-cell table:style-name="ce33" office:value-type="float" office:value="93.091" calcext:value-type="float">
            <text:p>93.1</text:p>
          </table:table-cell>
          <table:table-cell table:style-name="ce33" office:value-type="float" office:value="34.075" calcext:value-type="float">
            <text:p>34.1</text:p>
          </table:table-cell>
          <table:table-cell table:style-name="ce33" office:value-type="float" office:value="307.465" calcext:value-type="float">
            <text:p>307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31.279" calcext:value-type="float">
            <text:p>331.3</text:p>
          </table:table-cell>
          <table:table-cell table:style-name="ce33" office:value-type="float" office:value="712.545" calcext:value-type="float">
            <text:p>712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7.851" calcext:value-type="float">
            <text:p>27.9</text:p>
          </table:table-cell>
          <table:table-cell table:style-name="ce33" office:value-type="float" office:value="-409.117" calcext:value-type="float">
            <text:p>-409.1</text:p>
          </table:table-cell>
          <table:table-cell table:style-name="ce33" office:value-type="float" office:value="0.673" calcext:value-type="float">
            <text:p>0.7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36.566" calcext:value-type="float">
            <text:p>936.6</text:p>
          </table:table-cell>
          <table:table-cell table:style-name="ce33" office:value-type="float" office:value="526.776" calcext:value-type="float">
            <text:p>526.8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526.776" calcext:value-type="float">
            <text:p>526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2.32" calcext:value-type="float">
            <text:p>172.3</text:p>
          </table:table-cell>
          <table:table-cell table:style-name="ce33" office:value-type="float" office:value="250.248" calcext:value-type="float">
            <text:p>250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46.062" calcext:value-type="float">
            <text:p>-46.1</text:p>
          </table:table-cell>
          <table:table-cell table:style-name="ce33" office:value-type="float" office:value="-31.866" calcext:value-type="float">
            <text:p>-31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09.824" calcext:value-type="float">
            <text:p>509.8</text:p>
          </table:table-cell>
          <table:table-cell table:style-name="ce33" office:value-type="float" office:value="477.958" calcext:value-type="float">
            <text:p>478.0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77.958" calcext:value-type="float">
            <text:p>478.0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91.443" calcext:value-type="float">
            <text:p>1,491.4</text:p>
          </table:table-cell>
          <table:table-cell table:style-name="ce33" office:value-type="float" office:value="323.234" calcext:value-type="float">
            <text:p>323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434" calcext:value-type="float">
            <text:p>2.4</text:p>
          </table:table-cell>
          <table:table-cell table:style-name="ce33" office:value-type="float" office:value="1165.775" calcext:value-type="float">
            <text:p>1,165.8</text:p>
          </table:table-cell>
          <table:table-cell table:style-name="ce33" office:value-type="float" office:value="2.981" calcext:value-type="float">
            <text:p>3.0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7.369" calcext:value-type="float">
            <text:p>87.4</text:p>
          </table:table-cell>
          <table:table-cell table:style-name="ce33" office:value-type="float" office:value="1250.163" calcext:value-type="float">
            <text:p>1,250.2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250.163" calcext:value-type="float">
            <text:p>1,250.2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5.36" calcext:value-type="float">
            <text:p>55.4</text:p>
          </table:table-cell>
          <table:table-cell table:style-name="ce33" office:value-type="float" office:value="542.103" calcext:value-type="float">
            <text:p>542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7.996" calcext:value-type="float">
            <text:p>-8.0</text:p>
          </table:table-cell>
          <table:table-cell table:style-name="ce33" office:value-type="float" office:value="-478.747" calcext:value-type="float">
            <text:p>-478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96.755" calcext:value-type="float">
            <text:p>96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96.755" calcext:value-type="float">
            <text:p>96.8</text:p>
          </table:table-cell>
          <table:table-cell table:style-name="ce33" office:value-type="float" office:value="1174.946" calcext:value-type="float">
            <text:p>1,174.9</text:p>
          </table:table-cell>
          <table:table-cell table:style-name="ce33" office:value-type="float" office:value="599.444" calcext:value-type="float">
            <text:p>599.4</text:p>
          </table:table-cell>
          <table:table-cell table:style-name="ce33" office:value-type="float" office:value="546.681" calcext:value-type="float">
            <text:p>546.7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52.763" calcext:value-type="float">
            <text:p>52.8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94.828" calcext:value-type="float">
            <text:p>694.8</text:p>
          </table:table-cell>
          <table:table-cell table:style-name="ce33" office:value-type="float" office:value="586.52" calcext:value-type="float">
            <text:p>586.5</text:p>
          </table:table-cell>
          <table:table-cell table:style-name="ce33" office:value-type="float" office:value="0.064" calcext:value-type="float">
            <text:p>0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474.603" calcext:value-type="float">
            <text:p>-474.6</text:p>
          </table:table-cell>
          <table:table-cell table:style-name="ce33" office:value-type="float" office:value="582.847" calcext:value-type="float">
            <text:p>582.8</text:p>
          </table:table-cell>
          <table:table-cell table:style-name="ce33" office:value-type="float" office:value="308.412" calcext:value-type="float">
            <text:p>308.4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304.229" calcext:value-type="float">
            <text:p>304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7.51" calcext:value-type="float">
            <text:p>287.5</text:p>
          </table:table-cell>
          <table:table-cell table:style-name="ce33" office:value-type="float" office:value="16.72" calcext:value-type="float">
            <text:p>16.7</text:p>
          </table:table-cell>
          <table:table-cell table:style-name="ce33" office:value-type="float" office:value="1436.982" calcext:value-type="float">
            <text:p>1,437.0</text:p>
          </table:table-cell>
          <table:table-cell table:style-name="ce33" office:value-type="float" office:value="1407.187" calcext:value-type="float">
            <text:p>1,407.2</text:p>
          </table:table-cell>
          <table:table-cell table:style-name="ce33" office:value-type="float" office:value="45.964" calcext:value-type="float">
            <text:p>46.0</text:p>
          </table:table-cell>
          <table:table-cell table:number-columns-repeated="2" table:style-name="ce33" office:value-type="float" office:value="13.34" calcext:value-type="float">
            <text:p>13.3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347.883" calcext:value-type="float">
            <text:p>1,347.9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178.923" calcext:value-type="float">
            <text:p>178.9</text:p>
          </table:table-cell>
          <table:table-cell table:style-name="ce32" office:value-type="float" office:value="16645.281" calcext:value-type="float">
            <text:p>16,645.3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89.677" calcext:value-type="float">
            <text:p>89.7</text:p>
          </table:table-cell>
          <table:table-cell table:style-name="ce32" office:value-type="float" office:value="16734.528" calcext:value-type="float">
            <text:p>16,734.5</text:p>
          </table:table-cell>
          <table:table-cell table:style-name="ce32" office:value-type="float" office:value="17698.138" calcext:value-type="float">
            <text:p>17,698.1</text:p>
          </table:table-cell>
          <table:table-cell table:style-name="ce46" office:value-type="float" office:value="192.453" calcext:value-type="float">
            <text:p>192.5</text:p>
          </table:table-cell>
          <table:table-cell table:style-name="ce78" office:value-type="float" office:value="13525.017" calcext:value-type="float">
            <text:p>13,525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0.854" calcext:value-type="float">
            <text:p>30.9</text:p>
          </table:table-cell>
          <table:table-cell table:style-name="ce32" office:value-type="float" office:value="13494.164" calcext:value-type="float">
            <text:p>13,494.2</text:p>
          </table:table-cell>
          <table:table-cell table:style-name="ce32" office:value-type="float" office:value="17963.302" calcext:value-type="float">
            <text:p>17,963.3</text:p>
          </table:table-cell>
          <table:table-cell table:style-name="ce32" office:value-type="float" office:value="3282.221" calcext:value-type="float">
            <text:p>3,282.2</text:p>
          </table:table-cell>
          <table:table-cell table:style-name="ce32" office:value-type="float" office:value="261.059" calcext:value-type="float">
            <text:p>261.1</text:p>
          </table:table-cell>
          <table:table-cell table:style-name="ce32" office:value-type="float" office:value="3021.162" calcext:value-type="float">
            <text:p>3,021.2</text:p>
          </table:table-cell>
          <table:table-cell table:style-name="ce32" office:value-type="float" office:value="2106.051" calcext:value-type="float">
            <text:p>2,106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.791" calcext:value-type="float">
            <text:p>2.8</text:p>
          </table:table-cell>
          <table:table-cell table:style-name="ce32" office:value-type="float" office:value="367.264" calcext:value-type="float">
            <text:p>367.3</text:p>
          </table:table-cell>
          <table:table-cell table:style-name="ce32" office:value-type="float" office:value="545.056" calcext:value-type="float">
            <text:p>545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265.701" calcext:value-type="float">
            <text:p>265.7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29.635" calcext:value-type="float">
            <text:p>129.6</text:p>
          </table:table-cell>
          <table:table-cell table:style-name="ce33" office:value-type="float" office:value="136.066" calcext:value-type="float">
            <text:p>136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739" calcext:value-type="float">
            <text:p>0.7</text:p>
          </table:table-cell>
          <table:table-cell table:style-name="ce79" office:value-type="float" office:value="2.165" calcext:value-type="float">
            <text:p>2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165" calcext:value-type="float">
            <text:p>2.2</text:p>
          </table:table-cell>
          <table:table-cell table:style-name="ce33" office:value-type="float" office:value="1567.028" calcext:value-type="float">
            <text:p>1,567.0</text:p>
          </table:table-cell>
          <table:table-cell table:style-name="ce33" office:value-type="float" office:value="1700.19" calcext:value-type="float">
            <text:p>1,700.2</text:p>
          </table:table-cell>
          <table:table-cell table:style-name="ce33" office:value-type="float" office:value="1.276" calcext:value-type="float">
            <text:p>1.3</text:p>
          </table:table-cell>
          <table:table-cell table:style-name="ce33" office:value-type="float" office:value="1698.914" calcext:value-type="float">
            <text:p>1,698.9</text:p>
          </table:table-cell>
          <table:table-cell table:style-name="ce33" office:value-type="float" office:value="555.591" calcext:value-type="float">
            <text:p>555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95.423" calcext:value-type="float">
            <text:p>395.4</text:p>
          </table:table-cell>
          <table:table-cell table:style-name="ce33" office:value-type="float" office:value="747.899" calcext:value-type="float">
            <text:p>747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1971.771" calcext:value-type="float">
            <text:p>21,971.8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3.143" calcext:value-type="float">
            <text:p>3.1</text:p>
          </table:table-cell>
          <table:table-cell table:style-name="ce33" office:value-type="float" office:value="21968.628" calcext:value-type="float">
            <text:p>21,968.6</text:p>
          </table:table-cell>
          <table:table-cell table:style-name="ce33" office:value-type="float" office:value="23361.542" calcext:value-type="float">
            <text:p>23,361.5</text:p>
          </table:table-cell>
          <table:table-cell table:style-name="ce47" office:value-type="float" office:value="253.381" calcext:value-type="float">
            <text:p>253.4</text:p>
          </table:table-cell>
          <table:table-cell table:style-name="ce79" office:value-type="float" office:value="17851.098" calcext:value-type="float">
            <text:p>17,851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0.727" calcext:value-type="float">
            <text:p>40.7</text:p>
          </table:table-cell>
          <table:table-cell table:style-name="ce33" office:value-type="float" office:value="17810.371" calcext:value-type="float">
            <text:p>17,810.4</text:p>
          </table:table-cell>
          <table:table-cell table:style-name="ce33" office:value-type="float" office:value="22318.645" calcext:value-type="float">
            <text:p>22,318.6</text:p>
          </table:table-cell>
          <table:table-cell table:style-name="ce33" office:value-type="float" office:value="2821.252" calcext:value-type="float">
            <text:p>2,821.3</text:p>
          </table:table-cell>
          <table:table-cell table:style-name="ce33" office:value-type="float" office:value="343.464" calcext:value-type="float">
            <text:p>343.5</text:p>
          </table:table-cell>
          <table:table-cell table:style-name="ce33" office:value-type="float" office:value="2477.788" calcext:value-type="float">
            <text:p>2,477.8</text:p>
          </table:table-cell>
          <table:table-cell table:style-name="ce33" office:value-type="float" office:value="2286.128" calcext:value-type="float">
            <text:p>2,286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.684" calcext:value-type="float">
            <text:p>3.7</text:p>
          </table:table-cell>
          <table:table-cell table:style-name="ce33" office:value-type="float" office:value="133.301" calcext:value-type="float">
            <text:p>133.3</text:p>
          </table:table-cell>
          <table:table-cell table:style-name="ce33" office:value-type="float" office:value="54.675" calcext:value-type="float">
            <text:p>54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621.789" calcext:value-type="float">
            <text:p>1,621.8</text:p>
          </table:table-cell>
          <table:table-cell table:style-name="ce32" office:value-type="float" office:value="0.083" calcext:value-type="float">
            <text:p>0.1</text:p>
          </table:table-cell>
          <table:table-cell table:style-name="ce32" office:value-type="float" office:value="5.141" calcext:value-type="float">
            <text:p>5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-0.59" calcext:value-type="float">
            <text:p>-0.6</text:p>
          </table:table-cell>
          <table:table-cell table:style-name="ce32" office:value-type="float" office:value="1617.321" calcext:value-type="float">
            <text:p>1,617.3</text:p>
          </table:table-cell>
          <table:table-cell table:style-name="ce32" office:value-type="float" office:value="0.146" calcext:value-type="float">
            <text:p>0.1</text:p>
          </table:table-cell>
          <table:table-cell table:style-name="ce46" office:value-type="float" office:value="0.008" calcext:value-type="float">
            <text:p>0.0</text:p>
          </table:table-cell>
          <table:table-cell table:style-name="ce78" office:value-type="float" office:value="1184.802" calcext:value-type="float">
            <text:p>1,184.8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184.802" calcext:value-type="float">
            <text:p>1,184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32.364" calcext:value-type="float">
            <text:p>432.4</text:p>
          </table:table-cell>
          <table:table-cell table:style-name="ce32" office:value-type="float" office:value="0.08" calcext:value-type="float">
            <text:p>0.1</text:p>
          </table:table-cell>
          <table:table-cell table:number-columns-repeated="2" table:style-name="ce32" office:value-type="float" office:value="432.285" calcext:value-type="float">
            <text:p>432.3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2445.531" calcext:value-type="float">
            <text:p>22,445.5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22445.531" calcext:value-type="float">
            <text:p>22,445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22445.531" calcext:value-type="float">
            <text:p>22,445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2445.531" calcext:value-type="float">
            <text:p>22,445.5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5446.815" calcext:value-type="float">
            <text:p>5,446.8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5446.815" calcext:value-type="float">
            <text:p>5,446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8780.492" calcext:value-type="float">
            <text:p>8,780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8780.492" calcext:value-type="float">
            <text:p>8,780.5</text:p>
          </table:table-cell>
          <table:table-cell table:style-name="ce32" office:value-type="float" office:value="3333.677" calcext:value-type="float">
            <text:p>3,333.7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13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1667.453" calcext:value-type="float">
            <text:p>1,667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667.453" calcext:value-type="float">
            <text:p>1,667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667.453" calcext:value-type="float">
            <text:p>1,667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667.453" calcext:value-type="float">
            <text:p>1,667.5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1722.459" calcext:value-type="float">
            <text:p>1,722.5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722.459" calcext:value-type="float">
            <text:p>1,722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722.459" calcext:value-type="float">
            <text:p>1,722.5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722.459" calcext:value-type="float">
            <text:p>1,722.5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8861.759" calcext:value-type="float">
            <text:p>8,861.8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70256.407" calcext:value-type="float">
            <text:p>270,256.4</text:p>
          </table:table-cell>
          <table:table-cell table:style-name="ce32" office:value-type="float" office:value="261394.648" calcext:value-type="float">
            <text:p>261,394.6</text:p>
          </table:table-cell>
          <table:table-cell table:style-name="ce32" office:value-type="float" office:value="19852.604" calcext:value-type="float">
            <text:p>19,852.6</text:p>
          </table:table-cell>
          <table:table-cell table:style-name="ce32" office:value-type="float" office:value="241542.043" calcext:value-type="float">
            <text:p>241,542.0</text:p>
          </table:table-cell>
          <table:table-cell table:style-name="ce32" office:value-type="float" office:value="141111.591" calcext:value-type="float">
            <text:p>141,111.6</text:p>
          </table:table-cell>
          <table:table-cell table:style-name="ce32" office:value-type="float" office:value="1463.76" calcext:value-type="float">
            <text:p>1,463.8</text:p>
          </table:table-cell>
          <table:table-cell table:style-name="ce32" office:value-type="float" office:value="3036.983" calcext:value-type="float">
            <text:p>3,037.0</text:p>
          </table:table-cell>
          <table:table-cell table:style-name="ce32" office:value-type="float" office:value="48317.438" calcext:value-type="float">
            <text:p>48,317.4</text:p>
          </table:table-cell>
          <table:table-cell table:style-name="ce32" office:value-type="float" office:value="47612.271" calcext:value-type="float">
            <text:p>47,612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13.116" calcext:value-type="float">
            <text:p>113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13.116" calcext:value-type="float">
            <text:p>113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13.116" calcext:value-type="float">
            <text:p>113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13.116" calcext:value-type="float">
            <text:p>113.1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393" calcext:value-type="float">
            <text:p>3.4</text:p>
          </table:table-cell>
          <table:table-cell table:style-name="ce32" office:value-type="float" office:value="109.723" calcext:value-type="float">
            <text:p>109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0314.526" calcext:value-type="float">
            <text:p>20,314.5</text:p>
          </table:table-cell>
          <table:table-cell table:style-name="ce34" office:value-type="float" office:value="5091.305" calcext:value-type="float">
            <text:p>5,091.3</text:p>
          </table:table-cell>
          <table:table-cell table:number-columns-repeated="2" table:style-name="ce34" office:value-type="float" office:value="15223.221" calcext:value-type="float">
            <text:p>15,223.2</text:p>
          </table:table-cell>
          <table:table-cell table:number-columns-repeated="5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94'.$A$1" table:cell-range-address="$'106'.$A$1:.$AA$46" table:range-usable-as="print-range"/>
        </table:named-expressions>
      </table:table>
      <table:table table:name="107" table:style-name="ta14" table:print-ranges="'107'.A1:'107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13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107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18" calcext:value-type="float">
            <text:p>2018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<text:span text:style-name="T4">能源種類</text:span>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3755.212" calcext:value-type="float">
            <text:p>43,755.2</text:p>
          </table:table-cell>
          <table:table-cell table:style-name="ce32" office:value-type="float" office:value="19.741" calcext:value-type="float">
            <text:p>19.7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-557.993" calcext:value-type="float">
            <text:p>-558.0</text:p>
          </table:table-cell>
          <table:table-cell table:style-name="ce32" office:value-type="float" office:value="44293.463" calcext:value-type="float">
            <text:p>44,293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297.45" calcext:value-type="float">
            <text:p>297.5</text:p>
          </table:table-cell>
          <table:table-cell table:style-name="ce78" office:value-type="float" office:value="45357.474" calcext:value-type="float">
            <text:p>45,357.5</text:p>
          </table:table-cell>
          <table:table-cell table:style-name="ce32" office:value-type="float" office:value="12462.766" calcext:value-type="float">
            <text:p>12,462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2894.708" calcext:value-type="float">
            <text:p>32,894.7</text:p>
          </table:table-cell>
          <table:table-cell table:style-name="ce32" office:value-type="float" office:value="8602.102" calcext:value-type="float">
            <text:p>8,602.1</text:p>
          </table:table-cell>
          <table:table-cell table:style-name="ce32" office:value-type="float" office:value="7240.64" calcext:value-type="float">
            <text:p>7,240.6</text:p>
          </table:table-cell>
          <table:table-cell table:style-name="ce32" office:value-type="float" office:value="1276.702" calcext:value-type="float">
            <text:p>1,276.7</text:p>
          </table:table-cell>
          <table:table-cell table:number-columns-repeated="2" table:style-name="ce32" office:value-type="float" office:value="5544.308" calcext:value-type="float">
            <text:p>5,544.3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419.63" calcext:value-type="float">
            <text:p>419.6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069.475" calcext:value-type="float">
            <text:p>7,069.5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.372" calcext:value-type="float">
            <text:p>2.4</text:p>
          </table:table-cell>
          <table:table-cell table:style-name="ce33" office:value-type="float" office:value="7067.103" calcext:value-type="float">
            <text:p>7,067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282.332" calcext:value-type="float">
            <text:p>282.3</text:p>
          </table:table-cell>
          <table:table-cell table:style-name="ce79" office:value-type="float" office:value="6784.771" calcext:value-type="float">
            <text:p>6,784.8</text:p>
          </table:table-cell>
          <table:table-cell table:style-name="ce33" office:value-type="float" office:value="6784.771" calcext:value-type="float">
            <text:p>6,784.8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7616.502" calcext:value-type="float">
            <text:p>47,616.5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589.122" calcext:value-type="float">
            <text:p>-589.1</text:p>
          </table:table-cell>
          <table:table-cell table:style-name="ce33" office:value-type="float" office:value="48205.624" calcext:value-type="float">
            <text:p>48,205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814.682" calcext:value-type="float">
            <text:p>-814.7</text:p>
          </table:table-cell>
          <table:table-cell table:style-name="ce79" office:value-type="float" office:value="43580.921" calcext:value-type="float">
            <text:p>43,580.9</text:p>
          </table:table-cell>
          <table:table-cell table:style-name="ce33" office:value-type="float" office:value="3852.11" calcext:value-type="float">
            <text:p>3,852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9728.811" calcext:value-type="float">
            <text:p>39,728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439.385" calcext:value-type="float">
            <text:p>5,439.4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5439.385" calcext:value-type="float">
            <text:p>5,439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61.098" calcext:value-type="float">
            <text:p>261.1</text:p>
          </table:table-cell>
          <table:table-cell table:style-name="ce33" office:value-type="float" office:value="1.386" calcext:value-type="float">
            <text:p>1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5.594" calcext:value-type="float">
            <text:p>-5.6</text:p>
          </table:table-cell>
          <table:table-cell table:style-name="ce33" office:value-type="float" office:value="265.306" calcext:value-type="float">
            <text:p>265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21.185" calcext:value-type="float">
            <text:p>-21.2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286.491" calcext:value-type="float">
            <text:p>286.5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220.963" calcext:value-type="float">
            <text:p>221.0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65.528" calcext:value-type="float">
            <text:p>65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1566.108" calcext:value-type="float">
            <text:p>11,566.1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313.083" calcext:value-type="float">
            <text:p>-313.1</text:p>
          </table:table-cell>
          <table:table-cell table:style-name="ce33" office:value-type="float" office:value="11879.191" calcext:value-type="float">
            <text:p>11,879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961.142" calcext:value-type="float">
            <text:p>961.1</text:p>
          </table:table-cell>
          <table:table-cell table:style-name="ce79" office:value-type="float" office:value="10918.049" calcext:value-type="float">
            <text:p>10,918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0918.049" calcext:value-type="float">
            <text:p>10,918.0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00.476" calcext:value-type="float">
            <text:p>300.5</text:p>
          </table:table-cell>
          <table:table-cell table:style-name="ce33" office:value-type="float" office:value="23.976" calcext:value-type="float">
            <text:p>24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0.702" calcext:value-type="float">
            <text:p>0.7</text:p>
          </table:table-cell>
          <table:table-cell table:style-name="ce33" office:value-type="float" office:value="275.798" calcext:value-type="float">
            <text:p>275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25.563" calcext:value-type="float">
            <text:p>25.6</text:p>
          </table:table-cell>
          <table:table-cell table:style-name="ce79" office:value-type="float" office:value="5470.534" calcext:value-type="float">
            <text:p>5,470.5</text:p>
          </table:table-cell>
          <table:table-cell table:style-name="ce33" office:value-type="float" office:value="5470.534" calcext:value-type="float">
            <text:p>5,470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344.608" calcext:value-type="float">
            <text:p>6,344.6</text:p>
          </table:table-cell>
          <table:table-cell table:style-name="ce33" office:value-type="float" office:value="1124.309" calcext:value-type="float">
            <text:p>1,124.3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651.249" calcext:value-type="float">
            <text:p>651.2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73.06" calcext:value-type="float">
            <text:p>473.1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.014" calcext:value-type="float">
            <text:p>0.0</text:p>
          </table:table-cell>
          <table:table-cell table:style-name="ce79" office:value-type="float" office:value="719.41" calcext:value-type="float">
            <text:p>719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19.41" calcext:value-type="float">
            <text:p>719.4</text:p>
          </table:table-cell>
          <table:table-cell table:style-name="ce33" office:value-type="float" office:value="3094.92" calcext:value-type="float">
            <text:p>3,094.9</text:p>
          </table:table-cell>
          <table:table-cell table:style-name="ce33" office:value-type="float" office:value="2375.496" calcext:value-type="float">
            <text:p>2,375.5</text:p>
          </table:table-cell>
          <table:table-cell table:style-name="ce33" office:value-type="float" office:value="545.614" calcext:value-type="float">
            <text:p>545.6</text:p>
          </table:table-cell>
          <table:table-cell table:number-columns-repeated="2" table:style-name="ce33" office:value-type="float" office:value="1829.882" calcext:value-type="float">
            <text:p>1,829.9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44.542" calcext:value-type="float">
            <text:p>144.5</text:p>
          </table:table-cell>
          <table:table-cell table:style-name="ce79" office:value-type="float" office:value="8073.89" calcext:value-type="float">
            <text:p>8,073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8073.89" calcext:value-type="float">
            <text:p>8,073.9</text:p>
          </table:table-cell>
          <table:table-cell table:style-name="ce33" office:value-type="float" office:value="22379.058" calcext:value-type="float">
            <text:p>22,379.1</text:p>
          </table:table-cell>
          <table:table-cell table:style-name="ce33" office:value-type="float" office:value="14160.626" calcext:value-type="float">
            <text:p>14,160.6</text:p>
          </table:table-cell>
          <table:table-cell table:style-name="ce33" office:value-type="float" office:value="11008.76" calcext:value-type="float">
            <text:p>11,008.8</text:p>
          </table:table-cell>
          <table:table-cell table:number-columns-repeated="2" table:style-name="ce33" office:value-type="float" office:value="3151.866" calcext:value-type="float">
            <text:p>3,151.9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3.735" calcext:value-type="float">
            <text:p>13.7</text:p>
          </table:table-cell>
          <table:table-cell table:style-name="ce79" office:value-type="float" office:value="740.309" calcext:value-type="float">
            <text:p>740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40.309" calcext:value-type="float">
            <text:p>740.3</text:p>
          </table:table-cell>
          <table:table-cell table:style-name="ce33" office:value-type="float" office:value="1401.534" calcext:value-type="float">
            <text:p>1,401.5</text:p>
          </table:table-cell>
          <table:table-cell table:style-name="ce33" office:value-type="float" office:value="647.49" calcext:value-type="float">
            <text:p>647.5</text:p>
          </table:table-cell>
          <table:table-cell table:style-name="ce33" office:value-type="float" office:value="345.07" calcext:value-type="float">
            <text:p>345.1</text:p>
          </table:table-cell>
          <table:table-cell table:number-columns-repeated="2" table:style-name="ce33" office:value-type="float" office:value="302.42" calcext:value-type="float">
            <text:p>302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78.96" calcext:value-type="float">
            <text:p>79.0</text:p>
          </table:table-cell>
          <table:table-cell table:style-name="ce32" office:value-type="float" office:value="71526.078" calcext:value-type="float">
            <text:p>71,526.1</text:p>
          </table:table-cell>
          <table:table-cell table:style-name="ce32" office:value-type="float" office:value="20503.844" calcext:value-type="float">
            <text:p>20,503.8</text:p>
          </table:table-cell>
          <table:table-cell table:style-name="ce32" office:value-type="float" office:value="1306.871" calcext:value-type="float">
            <text:p>1,306.9</text:p>
          </table:table-cell>
          <table:table-cell table:style-name="ce32" office:value-type="float" office:value="3233.953" calcext:value-type="float">
            <text:p>3,234.0</text:p>
          </table:table-cell>
          <table:table-cell table:style-name="ce32" office:value-type="float" office:value="-538.103" calcext:value-type="float">
            <text:p>-538.1</text:p>
          </table:table-cell>
          <table:table-cell table:style-name="ce32" office:value-type="float" office:value="47098.474" calcext:value-type="float">
            <text:p>47,098.5</text:p>
          </table:table-cell>
          <table:table-cell table:style-name="ce32" office:value-type="float" office:value="3744.515" calcext:value-type="float">
            <text:p>3,744.5</text:p>
          </table:table-cell>
          <table:table-cell table:style-name="ce46" office:value-type="float" office:value="-70.651" calcext:value-type="float">
            <text:p>-70.7</text:p>
          </table:table-cell>
          <table:table-cell table:style-name="ce78" office:value-type="float" office:value="54355.932" calcext:value-type="float">
            <text:p>54,355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2045.063" calcext:value-type="float">
            <text:p>52,045.1</text:p>
          </table:table-cell>
          <table:table-cell table:style-name="ce32" office:value-type="float" office:value="2310.868" calcext:value-type="float">
            <text:p>2,310.9</text:p>
          </table:table-cell>
          <table:table-cell table:style-name="ce32" office:value-type="float" office:value="57967.824" calcext:value-type="float">
            <text:p>57,967.8</text:p>
          </table:table-cell>
          <table:table-cell table:style-name="ce32" office:value-type="float" office:value="47036.502" calcext:value-type="float">
            <text:p>47,036.5</text:p>
          </table:table-cell>
          <table:table-cell table:style-name="ce32" office:value-type="float" office:value="3296.539" calcext:value-type="float">
            <text:p>3,296.5</text:p>
          </table:table-cell>
          <table:table-cell table:style-name="ce32" office:value-type="float" office:value="17774.837" calcext:value-type="float">
            <text:p>17,774.8</text:p>
          </table:table-cell>
          <table:table-cell table:style-name="ce32" office:value-type="float" office:value="2020.552" calcext:value-type="float">
            <text:p>2,020.6</text:p>
          </table:table-cell>
          <table:table-cell table:style-name="ce32" office:value-type="float" office:value="13174.388" calcext:value-type="float">
            <text:p>13,174.4</text:p>
          </table:table-cell>
          <table:table-cell table:style-name="ce32" office:value-type="float" office:value="537.699" calcext:value-type="float">
            <text:p>537.7</text:p>
          </table:table-cell>
          <table:table-cell table:style-name="ce32" office:value-type="float" office:value="853.202" calcext:value-type="float">
            <text:p>853.2</text:p>
          </table:table-cell>
          <table:table-cell table:style-name="ce32" office:value-type="float" office:value="1188.996" calcext:value-type="float">
            <text:p>1,189.0</text:p>
          </table:table-cell>
          <table:table-cell table:style-name="ce32" office:value-type="float" office:value="25965.125" calcext:value-type="float">
            <text:p>25,965.1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4.677" calcext:value-type="float">
            <text:p>4.7</text:p>
          </table:table-cell>
          <table:table-cell table:style-name="ce33" office:value-type="float" office:value="51075.091" calcext:value-type="float">
            <text:p>51,075.1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534.099" calcext:value-type="float">
            <text:p>-534.1</text:p>
          </table:table-cell>
          <table:table-cell table:style-name="ce33" office:value-type="float" office:value="51613.867" calcext:value-type="float">
            <text:p>51,613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2.733" calcext:value-type="float">
            <text:p>-2.7</text:p>
          </table:table-cell>
          <table:table-cell table:style-name="ce79" office:value-type="float" office:value="51616.6" calcext:value-type="float">
            <text:p>51,616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1616.6" calcext:value-type="float">
            <text:p>51,616.6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74.283" calcext:value-type="float">
            <text:p>74.3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-1.154" calcext:value-type="float">
            <text:p>-1.2</text:p>
          </table:table-cell>
          <table:table-cell table:style-name="ce33" office:value-type="float" office:value="75.438" calcext:value-type="float">
            <text:p>75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114" calcext:value-type="float">
            <text:p>0.1</text:p>
          </table:table-cell>
          <table:table-cell table:style-name="ce79" office:value-type="float" office:value="75.324" calcext:value-type="float">
            <text:p>75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5.324" calcext:value-type="float">
            <text:p>75.3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85.255" calcext:value-type="float">
            <text:p>285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85.255" calcext:value-type="float">
            <text:p>285.3</text:p>
          </table:table-cell>
          <table:table-cell table:style-name="ce33" office:value-type="float" office:value="3681.595" calcext:value-type="float">
            <text:p>3,681.6</text:p>
          </table:table-cell>
          <table:table-cell table:style-name="ce33" office:value-type="float" office:value="3396.34" calcext:value-type="float">
            <text:p>3,396.3</text:p>
          </table:table-cell>
          <table:table-cell table:style-name="ce33" office:value-type="float" office:value="2482.883" calcext:value-type="float">
            <text:p>2,482.9</text:p>
          </table:table-cell>
          <table:table-cell table:number-columns-repeated="2" table:style-name="ce33" office:value-type="float" office:value="913.457" calcext:value-type="float">
            <text:p>913.5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163.165" calcext:value-type="float">
            <text:p>3,163.2</text:p>
          </table:table-cell>
          <table:table-cell table:style-name="ce33" office:value-type="float" office:value="145.467" calcext:value-type="float">
            <text:p>145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91.441" calcext:value-type="float">
            <text:p>91.4</text:p>
          </table:table-cell>
          <table:table-cell table:style-name="ce33" office:value-type="float" office:value="2926.257" calcext:value-type="float">
            <text:p>2,926.3</text:p>
          </table:table-cell>
          <table:table-cell table:style-name="ce33" office:value-type="float" office:value="239.538" calcext:value-type="float">
            <text:p>239.5</text:p>
          </table:table-cell>
          <table:table-cell table:style-name="ce47" office:value-type="float" office:value="0.223" calcext:value-type="float">
            <text:p>0.2</text:p>
          </table:table-cell>
          <table:table-cell table:style-name="ce79" office:value-type="float" office:value="2.309" calcext:value-type="float">
            <text:p>2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309" calcext:value-type="float">
            <text:p>2.3</text:p>
          </table:table-cell>
          <table:table-cell table:style-name="ce33" office:value-type="float" office:value="2163.163" calcext:value-type="float">
            <text:p>2,163.2</text:p>
          </table:table-cell>
          <table:table-cell table:style-name="ce33" office:value-type="float" office:value="4847.349" calcext:value-type="float">
            <text:p>4,847.3</text:p>
          </table:table-cell>
          <table:table-cell table:style-name="ce33" office:value-type="float" office:value="193.792" calcext:value-type="float">
            <text:p>193.8</text:p>
          </table:table-cell>
          <table:table-cell table:style-name="ce33" office:value-type="float" office:value="2229.726" calcext:value-type="float">
            <text:p>2,229.7</text:p>
          </table:table-cell>
          <table:table-cell table:style-name="ce33" office:value-type="float" office:value="416.79" calcext:value-type="float">
            <text:p>416.8</text:p>
          </table:table-cell>
          <table:table-cell table:style-name="ce33" office:value-type="float" office:value="43.503" calcext:value-type="float">
            <text:p>43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56.628" calcext:value-type="float">
            <text:p>156.6</text:p>
          </table:table-cell>
          <table:table-cell table:style-name="ce33" office:value-type="float" office:value="1612.805" calcext:value-type="float">
            <text:p>1,612.8</text:p>
          </table:table-cell>
          <table:table-cell table:style-name="ce33" office:value-type="float" office:value="2423.831" calcext:value-type="float">
            <text:p>2,423.8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847.495" calcext:value-type="float">
            <text:p>14,847.5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44.842" calcext:value-type="float">
            <text:p>144.8</text:p>
          </table:table-cell>
          <table:table-cell table:style-name="ce33" office:value-type="float" office:value="14702.653" calcext:value-type="float">
            <text:p>14,702.7</text:p>
          </table:table-cell>
          <table:table-cell table:style-name="ce33" office:value-type="float" office:value="3521.323" calcext:value-type="float">
            <text:p>3,521.3</text:p>
          </table:table-cell>
          <table:table-cell table:style-name="ce47" office:value-type="float" office:value="85.921" calcext:value-type="float">
            <text:p>85.9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2291.473" calcext:value-type="float">
            <text:p>12,291.5</text:p>
          </table:table-cell>
          <table:table-cell table:style-name="ce33" office:value-type="float" office:value="23386.882" calcext:value-type="float">
            <text:p>23,386.9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3386.882" calcext:value-type="float">
            <text:p>23,386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3.064" calcext:value-type="float">
            <text:p>133.1</text:p>
          </table:table-cell>
          <table:table-cell table:style-name="ce33" office:value-type="float" office:value="5310.504" calcext:value-type="float">
            <text:p>5,310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85.248" calcext:value-type="float">
            <text:p>85.2</text:p>
          </table:table-cell>
          <table:table-cell table:style-name="ce33" office:value-type="float" office:value="-5262.688" calcext:value-type="float">
            <text:p>-5,262.7</text:p>
          </table:table-cell>
          <table:table-cell table:style-name="ce33" office:value-type="float" office:value="36.842" calcext:value-type="float">
            <text:p>36.8</text:p>
          </table:table-cell>
          <table:table-cell table:style-name="ce47" office:value-type="float" office:value="-121.031" calcext:value-type="float">
            <text:p>-121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5189.326" calcext:value-type="float">
            <text:p>15,189.3</text:p>
          </table:table-cell>
          <table:table-cell table:style-name="ce33" office:value-type="float" office:value="10010.828" calcext:value-type="float">
            <text:p>10,010.8</text:p>
          </table:table-cell>
          <table:table-cell table:style-name="ce33" office:value-type="float" office:value="4.072" calcext:value-type="float">
            <text:p>4.1</text:p>
          </table:table-cell>
          <table:table-cell table:style-name="ce33" office:value-type="float" office:value="10006.756" calcext:value-type="float">
            <text:p>10,006.8</text:p>
          </table:table-cell>
          <table:table-cell table:style-name="ce33" office:value-type="float" office:value="5.918" calcext:value-type="float">
            <text:p>5.9</text:p>
          </table:table-cell>
          <table:table-cell table:style-name="ce33" office:value-type="float" office:value="9950.111" calcext:value-type="float">
            <text:p>9,950.1</text:p>
          </table:table-cell>
          <table:table-cell table:style-name="ce33" office:value-type="float" office:value="10.319" calcext:value-type="float">
            <text:p>10.3</text:p>
          </table:table-cell>
          <table:table-cell table:style-name="ce33" office:value-type="float" office:value="40.408" calcext:value-type="float">
            <text:p>40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5.712" calcext:value-type="float">
            <text:p>185.7</text:p>
          </table:table-cell>
          <table:table-cell table:style-name="ce33" office:value-type="float" office:value="1200.34" calcext:value-type="float">
            <text:p>1,200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638.197" calcext:value-type="float">
            <text:p>3,638.2</text:p>
          </table:table-cell>
          <table:table-cell table:style-name="ce33" office:value-type="float" office:value="1.349" calcext:value-type="float">
            <text:p>1.3</text:p>
          </table:table-cell>
          <table:table-cell table:style-name="ce33" office:value-type="float" office:value="-4654.174" calcext:value-type="float">
            <text:p>-4,654.2</text:p>
          </table:table-cell>
          <table:table-cell table:style-name="ce33" office:value-type="float" office:value="50.935" calcext:value-type="float">
            <text:p>50.9</text:p>
          </table:table-cell>
          <table:table-cell table:style-name="ce47" office:value-type="float" office:value="100.833" calcext:value-type="float">
            <text:p>100.8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113.438" calcext:value-type="float">
            <text:p>5,113.4</text:p>
          </table:table-cell>
          <table:table-cell table:style-name="ce33" office:value-type="float" office:value="307.496" calcext:value-type="float">
            <text:p>307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07.496" calcext:value-type="float">
            <text:p>307.5</text:p>
          </table:table-cell>
          <table:table-cell table:style-name="ce33" office:value-type="float" office:value="0.934" calcext:value-type="float">
            <text:p>0.9</text:p>
          </table:table-cell>
          <table:table-cell table:style-name="ce33" office:value-type="float" office:value="122.087" calcext:value-type="float">
            <text:p>122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4.476" calcext:value-type="float">
            <text:p>184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1" calcext:value-type="float">
            <text:p>1.0</text:p>
          </table:table-cell>
          <table:table-cell table:style-name="ce33" office:value-type="float" office:value="-1" calcext:value-type="float">
            <text:p>-1.0</text:p>
          </table:table-cell>
          <table:table-cell table:style-name="ce33" office:value-type="float" office:value="0.036" calcext:value-type="float">
            <text:p>0.0</text:p>
          </table:table-cell>
          <table:table-cell table:style-name="ce47" office:value-type="float" office:value="0.012" calcext:value-type="float">
            <text:p>0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.767" calcext:value-type="float">
            <text:p>5.8</text:p>
          </table:table-cell>
          <table:table-cell table:style-name="ce33" office:value-type="float" office:value="4.719" calcext:value-type="float">
            <text:p>4.7</text:p>
          </table:table-cell>
          <table:table-cell table:style-name="ce33" office:value-type="float" office:value="0.002" calcext:value-type="float">
            <text:p>0.0</text:p>
          </table:table-cell>
          <table:table-cell table:style-name="ce33" office:value-type="float" office:value="4.717" calcext:value-type="float">
            <text:p>4.7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.717" calcext:value-type="float">
            <text:p>4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1242.498" calcext:value-type="float">
            <text:p>11,242.5</text:p>
          </table:table-cell>
          <table:table-cell table:style-name="ce33" office:value-type="float" office:value="147.189" calcext:value-type="float">
            <text:p>147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2.615" calcext:value-type="float">
            <text:p>132.6</text:p>
          </table:table-cell>
          <table:table-cell table:style-name="ce33" office:value-type="float" office:value="-11522.301" calcext:value-type="float">
            <text:p>-11,522.3</text:p>
          </table:table-cell>
          <table:table-cell table:style-name="ce33" office:value-type="float" office:value="47.666" calcext:value-type="float">
            <text:p>47.7</text:p>
          </table:table-cell>
          <table:table-cell table:style-name="ce47" office:value-type="float" office:value="-109.901" calcext:value-type="float">
            <text:p>-109.9</text:p>
          </table:table-cell>
          <table:table-cell table:style-name="ce79" office:value-type="float" office:value="97.069" calcext:value-type="float">
            <text:p>97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97.069" calcext:value-type="float">
            <text:p>97.1</text:p>
          </table:table-cell>
          <table:table-cell table:style-name="ce33" office:value-type="float" office:value="17241.22" calcext:value-type="float">
            <text:p>17,241.2</text:p>
          </table:table-cell>
          <table:table-cell table:style-name="ce33" office:value-type="float" office:value="5684.085" calcext:value-type="float">
            <text:p>5,684.1</text:p>
          </table:table-cell>
          <table:table-cell table:style-name="ce33" office:value-type="float" office:value="32.6" calcext:value-type="float">
            <text:p>32.6</text:p>
          </table:table-cell>
          <table:table-cell table:style-name="ce33" office:value-type="float" office:value="5651.484" calcext:value-type="float">
            <text:p>5,651.5</text:p>
          </table:table-cell>
          <table:table-cell table:style-name="ce33" office:value-type="float" office:value="113.857" calcext:value-type="float">
            <text:p>113.9</text:p>
          </table:table-cell>
          <table:table-cell table:style-name="ce33" office:value-type="float" office:value="4679.454" calcext:value-type="float">
            <text:p>4,679.5</text:p>
          </table:table-cell>
          <table:table-cell table:style-name="ce33" office:value-type="float" office:value="538.093" calcext:value-type="float">
            <text:p>538.1</text:p>
          </table:table-cell>
          <table:table-cell table:style-name="ce33" office:value-type="float" office:value="320.08" calcext:value-type="float">
            <text:p>320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244.39" calcext:value-type="float">
            <text:p>2,244.4</text:p>
          </table:table-cell>
          <table:table-cell table:style-name="ce33" office:value-type="float" office:value="1960.764" calcext:value-type="float">
            <text:p>1,960.8</text:p>
          </table:table-cell>
          <table:table-cell table:style-name="ce33" office:value-type="float" office:value="1093.266" calcext:value-type="float">
            <text:p>1,093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97.155" calcext:value-type="float">
            <text:p>-197.2</text:p>
          </table:table-cell>
          <table:table-cell table:style-name="ce33" office:value-type="float" office:value="-612.486" calcext:value-type="float">
            <text:p>-612.5</text:p>
          </table:table-cell>
          <table:table-cell table:style-name="ce33" office:value-type="float" office:value="364.762" calcext:value-type="float">
            <text:p>364.8</text:p>
          </table:table-cell>
          <table:table-cell table:style-name="ce47" office:value-type="float" office:value="-23.282" calcext:value-type="float">
            <text:p>-23.3</text:p>
          </table:table-cell>
          <table:table-cell table:style-name="ce79" office:value-type="float" office:value="1717.433" calcext:value-type="float">
            <text:p>1,717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717.433" calcext:value-type="float">
            <text:p>1,717.4</text:p>
          </table:table-cell>
          <table:table-cell table:style-name="ce33" office:value-type="float" office:value="4385.333" calcext:value-type="float">
            <text:p>4,385.3</text:p>
          </table:table-cell>
          <table:table-cell table:style-name="ce33" office:value-type="float" office:value="1713.934" calcext:value-type="float">
            <text:p>1,713.9</text:p>
          </table:table-cell>
          <table:table-cell table:style-name="ce33" office:value-type="float" office:value="100.838" calcext:value-type="float">
            <text:p>100.8</text:p>
          </table:table-cell>
          <table:table-cell table:style-name="ce33" office:value-type="float" office:value="1613.097" calcext:value-type="float">
            <text:p>1,613.1</text:p>
          </table:table-cell>
          <table:table-cell table:style-name="ce33" office:value-type="float" office:value="1327.208" calcext:value-type="float">
            <text:p>1,327.2</text:p>
          </table:table-cell>
          <table:table-cell table:style-name="ce33" office:value-type="float" office:value="40.196" calcext:value-type="float">
            <text:p>40.2</text:p>
          </table:table-cell>
          <table:table-cell table:style-name="ce33" office:value-type="float" office:value="24.877" calcext:value-type="float">
            <text:p>24.9</text:p>
          </table:table-cell>
          <table:table-cell table:style-name="ce33" office:value-type="float" office:value="220.816" calcext:value-type="float">
            <text:p>22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52.698" calcext:value-type="float">
            <text:p>352.7</text:p>
          </table:table-cell>
          <table:table-cell table:style-name="ce33" office:value-type="float" office:value="566.403" calcext:value-type="float">
            <text:p>566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656" calcext:value-type="float">
            <text:p>1.7</text:p>
          </table:table-cell>
          <table:table-cell table:style-name="ce33" office:value-type="float" office:value="-215.361" calcext:value-type="float">
            <text:p>-215.4</text:p>
          </table:table-cell>
          <table:table-cell table:style-name="ce33" office:value-type="float" office:value="0.465" calcext:value-type="float">
            <text:p>0.5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767.149" calcext:value-type="float">
            <text:p>767.1</text:p>
          </table:table-cell>
          <table:table-cell table:style-name="ce33" office:value-type="float" office:value="551.324" calcext:value-type="float">
            <text:p>551.3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551.324" calcext:value-type="float">
            <text:p>551.3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07.702" calcext:value-type="float">
            <text:p>107.7</text:p>
          </table:table-cell>
          <table:table-cell table:style-name="ce33" office:value-type="float" office:value="234.008" calcext:value-type="float">
            <text:p>234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8.575" calcext:value-type="float">
            <text:p>-8.6</text:p>
          </table:table-cell>
          <table:table-cell table:style-name="ce33" office:value-type="float" office:value="-117.731" calcext:value-type="float">
            <text:p>-117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87.171" calcext:value-type="float">
            <text:p>587.2</text:p>
          </table:table-cell>
          <table:table-cell table:style-name="ce33" office:value-type="float" office:value="469.439" calcext:value-type="float">
            <text:p>469.4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69.439" calcext:value-type="float">
            <text:p>469.4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36.77" calcext:value-type="float">
            <text:p>1,636.8</text:p>
          </table:table-cell>
          <table:table-cell table:style-name="ce33" office:value-type="float" office:value="125.433" calcext:value-type="float">
            <text:p>125.4</text:p>
          </table:table-cell>
          <table:table-cell table:style-name="ce33" office:value-type="float" office:value="3.322" calcext:value-type="float">
            <text:p>3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6.053" calcext:value-type="float">
            <text:p>-6.1</text:p>
          </table:table-cell>
          <table:table-cell table:style-name="ce33" office:value-type="float" office:value="1514.068" calcext:value-type="float">
            <text:p>1,514.1</text:p>
          </table:table-cell>
          <table:table-cell table:style-name="ce33" office:value-type="float" office:value="1.732" calcext:value-type="float">
            <text:p>1.7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1.158" calcext:value-type="float">
            <text:p>51.2</text:p>
          </table:table-cell>
          <table:table-cell table:style-name="ce33" office:value-type="float" office:value="1563.494" calcext:value-type="float">
            <text:p>1,563.5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563.494" calcext:value-type="float">
            <text:p>1,563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6.597" calcext:value-type="float">
            <text:p>46.6</text:p>
          </table:table-cell>
          <table:table-cell table:style-name="ce33" office:value-type="float" office:value="626.238" calcext:value-type="float">
            <text:p>626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888" calcext:value-type="float">
            <text:p>2.9</text:p>
          </table:table-cell>
          <table:table-cell table:style-name="ce33" office:value-type="float" office:value="-582.53" calcext:value-type="float">
            <text:p>-582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104.89" calcext:value-type="float">
            <text:p>104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04.89" calcext:value-type="float">
            <text:p>104.9</text:p>
          </table:table-cell>
          <table:table-cell table:style-name="ce33" office:value-type="float" office:value="1276.303" calcext:value-type="float">
            <text:p>1,276.3</text:p>
          </table:table-cell>
          <table:table-cell table:style-name="ce33" office:value-type="float" office:value="588.884" calcext:value-type="float">
            <text:p>588.9</text:p>
          </table:table-cell>
          <table:table-cell table:style-name="ce33" office:value-type="float" office:value="552.738" calcext:value-type="float">
            <text:p>552.7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36.146" calcext:value-type="float">
            <text:p>36.1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28.986" calcext:value-type="float">
            <text:p>529.0</text:p>
          </table:table-cell>
          <table:table-cell table:style-name="ce33" office:value-type="float" office:value="592.294" calcext:value-type="float">
            <text:p>592.3</text:p>
          </table:table-cell>
          <table:table-cell table:style-name="ce33" office:value-type="float" office:value="0.28" calcext:value-type="float">
            <text:p>0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74.581" calcext:value-type="float">
            <text:p>-174.6</text:p>
          </table:table-cell>
          <table:table-cell table:style-name="ce33" office:value-type="float" office:value="110.992" calcext:value-type="float">
            <text:p>111.0</text:p>
          </table:table-cell>
          <table:table-cell table:style-name="ce33" office:value-type="float" office:value="3.21" calcext:value-type="float">
            <text:p>3.2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367.999" calcext:value-type="float">
            <text:p>368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53.14" calcext:value-type="float">
            <text:p>353.1</text:p>
          </table:table-cell>
          <table:table-cell table:style-name="ce33" office:value-type="float" office:value="14.859" calcext:value-type="float">
            <text:p>14.9</text:p>
          </table:table-cell>
          <table:table-cell table:style-name="ce33" office:value-type="float" office:value="1625.65" calcext:value-type="float">
            <text:p>1,625.7</text:p>
          </table:table-cell>
          <table:table-cell table:style-name="ce33" office:value-type="float" office:value="1365.432" calcext:value-type="float">
            <text:p>1,365.4</text:p>
          </table:table-cell>
          <table:table-cell table:style-name="ce33" office:value-type="float" office:value="28.293" calcext:value-type="float">
            <text:p>28.3</text:p>
          </table:table-cell>
          <table:table-cell table:number-columns-repeated="2" table:style-name="ce33" office:value-type="float" office:value="12.047" calcext:value-type="float">
            <text:p>12.0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325.093" calcext:value-type="float">
            <text:p>1,325.1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133.055" calcext:value-type="float">
            <text:p>133.1</text:p>
          </table:table-cell>
          <table:table-cell table:style-name="ce32" office:value-type="float" office:value="16993.019" calcext:value-type="float">
            <text:p>16,993.0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32.176" calcext:value-type="float">
            <text:p>232.2</text:p>
          </table:table-cell>
          <table:table-cell table:style-name="ce32" office:value-type="float" office:value="16893.898" calcext:value-type="float">
            <text:p>16,893.9</text:p>
          </table:table-cell>
          <table:table-cell table:style-name="ce32" office:value-type="float" office:value="18042.003" calcext:value-type="float">
            <text:p>18,042.0</text:p>
          </table:table-cell>
          <table:table-cell table:style-name="ce46" office:value-type="float" office:value="-21.021" calcext:value-type="float">
            <text:p>-21.0</text:p>
          </table:table-cell>
          <table:table-cell table:style-name="ce78" office:value-type="float" office:value="13495.958" calcext:value-type="float">
            <text:p>13,496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6.063" calcext:value-type="float">
            <text:p>56.1</text:p>
          </table:table-cell>
          <table:table-cell table:style-name="ce32" office:value-type="float" office:value="13439.895" calcext:value-type="float">
            <text:p>13,439.9</text:p>
          </table:table-cell>
          <table:table-cell table:style-name="ce32" office:value-type="float" office:value="18187.51" calcext:value-type="float">
            <text:p>18,187.5</text:p>
          </table:table-cell>
          <table:table-cell table:style-name="ce32" office:value-type="float" office:value="3564.468" calcext:value-type="float">
            <text:p>3,564.5</text:p>
          </table:table-cell>
          <table:table-cell table:style-name="ce32" office:value-type="float" office:value="287.677" calcext:value-type="float">
            <text:p>287.7</text:p>
          </table:table-cell>
          <table:table-cell table:style-name="ce32" office:value-type="float" office:value="3276.791" calcext:value-type="float">
            <text:p>3,276.8</text:p>
          </table:table-cell>
          <table:table-cell table:style-name="ce32" office:value-type="float" office:value="2331.143" calcext:value-type="float">
            <text:p>2,331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float" office:value="349.972" calcext:value-type="float">
            <text:p>350.0</text:p>
          </table:table-cell>
          <table:table-cell table:style-name="ce32" office:value-type="float" office:value="592.376" calcext:value-type="float">
            <text:p>592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197.587" calcext:value-type="float">
            <text:p>197.6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50.284" calcext:value-type="float">
            <text:p>150.3</text:p>
          </table:table-cell>
          <table:table-cell table:style-name="ce33" office:value-type="float" office:value="47.303" calcext:value-type="float">
            <text:p>47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707" calcext:value-type="float">
            <text:p>0.7</text:p>
          </table:table-cell>
          <table:table-cell table:style-name="ce79" office:value-type="float" office:value="0.701" calcext:value-type="float">
            <text:p>0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0.701" calcext:value-type="float">
            <text:p>0.7</text:p>
          </table:table-cell>
          <table:table-cell table:style-name="ce33" office:value-type="float" office:value="1752.239" calcext:value-type="float">
            <text:p>1,752.2</text:p>
          </table:table-cell>
          <table:table-cell table:style-name="ce33" office:value-type="float" office:value="1798.134" calcext:value-type="float">
            <text:p>1,798.1</text:p>
          </table:table-cell>
          <table:table-cell table:style-name="ce33" office:value-type="float" office:value="1.829" calcext:value-type="float">
            <text:p>1.8</text:p>
          </table:table-cell>
          <table:table-cell table:style-name="ce33" office:value-type="float" office:value="1796.305" calcext:value-type="float">
            <text:p>1,796.3</text:p>
          </table:table-cell>
          <table:table-cell table:style-name="ce33" office:value-type="float" office:value="606.718" calcext:value-type="float">
            <text:p>606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78.928" calcext:value-type="float">
            <text:p>378.9</text:p>
          </table:table-cell>
          <table:table-cell table:style-name="ce33" office:value-type="float" office:value="810.659" calcext:value-type="float">
            <text:p>810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2430.785" calcext:value-type="float">
            <text:p>22,430.8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72.887" calcext:value-type="float">
            <text:p>172.9</text:p>
          </table:table-cell>
          <table:table-cell table:style-name="ce33" office:value-type="float" office:value="22257.898" calcext:value-type="float">
            <text:p>22,257.9</text:p>
          </table:table-cell>
          <table:table-cell table:style-name="ce33" office:value-type="float" office:value="23815.444" calcext:value-type="float">
            <text:p>23,815.4</text:p>
          </table:table-cell>
          <table:table-cell table:style-name="ce47" office:value-type="float" office:value="-28.377" calcext:value-type="float">
            <text:p>-28.4</text:p>
          </table:table-cell>
          <table:table-cell table:style-name="ce79" office:value-type="float" office:value="17814.042" calcext:value-type="float">
            <text:p>17,814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4.003" calcext:value-type="float">
            <text:p>74.0</text:p>
          </table:table-cell>
          <table:table-cell table:style-name="ce33" office:value-type="float" office:value="17740.039" calcext:value-type="float">
            <text:p>17,740.0</text:p>
          </table:table-cell>
          <table:table-cell table:style-name="ce33" office:value-type="float" office:value="22449.967" calcext:value-type="float">
            <text:p>22,450.0</text:p>
          </table:table-cell>
          <table:table-cell table:style-name="ce33" office:value-type="float" office:value="3106.756" calcext:value-type="float">
            <text:p>3,106.8</text:p>
          </table:table-cell>
          <table:table-cell table:style-name="ce33" office:value-type="float" office:value="378.108" calcext:value-type="float">
            <text:p>378.1</text:p>
          </table:table-cell>
          <table:table-cell table:style-name="ce33" office:value-type="float" office:value="2728.649" calcext:value-type="float">
            <text:p>2,728.6</text:p>
          </table:table-cell>
          <table:table-cell table:style-name="ce33" office:value-type="float" office:value="2537.804" calcext:value-type="float">
            <text:p>2,537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.356" calcext:value-type="float">
            <text:p>4.4</text:p>
          </table:table-cell>
          <table:table-cell table:style-name="ce33" office:value-type="float" office:value="125.139" calcext:value-type="float">
            <text:p>125.1</text:p>
          </table:table-cell>
          <table:table-cell table:style-name="ce33" office:value-type="float" office:value="61.35" calcext:value-type="float">
            <text:p>61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680.543" calcext:value-type="float">
            <text:p>1,680.5</text:p>
          </table:table-cell>
          <table:table-cell table:style-name="ce32" office:value-type="float" office:value="8.889" calcext:value-type="float">
            <text:p>8.9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0.002" calcext:value-type="float">
            <text:p>0.0</text:p>
          </table:table-cell>
          <table:table-cell table:style-name="ce32" office:value-type="float" office:value="1689.43" calcext:value-type="float">
            <text:p>1,689.4</text:p>
          </table:table-cell>
          <table:table-cell table:style-name="ce32" office:value-type="float" office:value="0.125" calcext:value-type="float">
            <text:p>0.1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252.197" calcext:value-type="float">
            <text:p>1,252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252.197" calcext:value-type="float">
            <text:p>1,252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37.108" calcext:value-type="float">
            <text:p>437.1</text:p>
          </table:table-cell>
          <table:table-cell table:style-name="ce32" office:value-type="float" office:value="0" calcext:value-type="float">
            <text:p>- <text:s/></text:p>
          </table:table-cell>
          <table:table-cell table:number-columns-repeated="2" table:style-name="ce32" office:value-type="float" office:value="437.108" calcext:value-type="float">
            <text:p>437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7682.407" calcext:value-type="float">
            <text:p>27,682.4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27682.407" calcext:value-type="float">
            <text:p>27,682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27682.407" calcext:value-type="float">
            <text:p>27,682.4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7682.407" calcext:value-type="float">
            <text:p>27,682.4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4481.584" calcext:value-type="float">
            <text:p>4,481.6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481.584" calcext:value-type="float">
            <text:p>4,481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7852.358" calcext:value-type="float">
            <text:p>7,852.4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7852.358" calcext:value-type="float">
            <text:p>7,852.4</text:p>
          </table:table-cell>
          <table:table-cell table:style-name="ce32" office:value-type="float" office:value="3370.774" calcext:value-type="float">
            <text:p>3,370.8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0.001" calcext:value-type="float">
            <text:p>0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0.001" calcext:value-type="float">
            <text:p>0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.001" calcext:value-type="float">
            <text:p>0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0.001" calcext:value-type="float">
            <text:p>0.0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2712.036" calcext:value-type="float">
            <text:p>2,712.0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2712.036" calcext:value-type="float">
            <text:p>2,712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2712.036" calcext:value-type="float">
            <text:p>2,712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712.036" calcext:value-type="float">
            <text:p>2,712.0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1707.184" calcext:value-type="float">
            <text:p>1,707.2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707.184" calcext:value-type="float">
            <text:p>1,707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707.184" calcext:value-type="float">
            <text:p>1,707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707.184" calcext:value-type="float">
            <text:p>1,707.2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8981.096" calcext:value-type="float">
            <text:p>8,981.1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75549.267" calcext:value-type="float">
            <text:p>275,549.3</text:p>
          </table:table-cell>
          <table:table-cell table:style-name="ce32" office:value-type="float" office:value="266568.171" calcext:value-type="float">
            <text:p>266,568.2</text:p>
          </table:table-cell>
          <table:table-cell table:style-name="ce32" office:value-type="float" office:value="19177.968" calcext:value-type="float">
            <text:p>19,178.0</text:p>
          </table:table-cell>
          <table:table-cell table:style-name="ce32" office:value-type="float" office:value="247390.203" calcext:value-type="float">
            <text:p>247,390.2</text:p>
          </table:table-cell>
          <table:table-cell table:style-name="ce32" office:value-type="float" office:value="148961.27" calcext:value-type="float">
            <text:p>148,961.3</text:p>
          </table:table-cell>
          <table:table-cell table:style-name="ce32" office:value-type="float" office:value="1469.167" calcext:value-type="float">
            <text:p>1,469.2</text:p>
          </table:table-cell>
          <table:table-cell table:style-name="ce32" office:value-type="float" office:value="2960.827" calcext:value-type="float">
            <text:p>2,960.8</text:p>
          </table:table-cell>
          <table:table-cell table:style-name="ce32" office:value-type="float" office:value="47119.631" calcext:value-type="float">
            <text:p>47,119.6</text:p>
          </table:table-cell>
          <table:table-cell table:style-name="ce32" office:value-type="float" office:value="46879.308" calcext:value-type="float">
            <text:p>46,879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04.694" calcext:value-type="float">
            <text:p>104.7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04.694" calcext:value-type="float">
            <text:p>104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04.694" calcext:value-type="float">
            <text:p>104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04.694" calcext:value-type="float">
            <text:p>104.7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141" calcext:value-type="float">
            <text:p>3.1</text:p>
          </table:table-cell>
          <table:table-cell table:style-name="ce32" office:value-type="float" office:value="101.553" calcext:value-type="float">
            <text:p>101.6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31856.67" calcext:value-type="float">
            <text:p>31,856.7</text:p>
          </table:table-cell>
          <table:table-cell table:style-name="ce34" office:value-type="float" office:value="7007.181" calcext:value-type="float">
            <text:p>7,007.2</text:p>
          </table:table-cell>
          <table:table-cell table:style-name="ce34" office:value-type="float" office:value="24849.489" calcext:value-type="float">
            <text:p>24,849.5</text:p>
          </table:table-cell>
          <table:table-cell table:style-name="ce34" office:value-type="float" office:value="24836.006" calcext:value-type="float">
            <text:p>24,836.0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34" office:value-type="float" office:value="13.484" calcext:value-type="float">
            <text:p>13.5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'94'.$A$1" table:expression="#REF!"/>
          <table:named-expression table:name="PageNum" table:base-cell-address="$'94'.$A$1" table:expression="[1]參數頁1!#REF!"/>
          <table:named-expression table:name="Rows_In_Cutline" table:base-cell-address="$'94'.$A$1" table:expression="#REF!"/>
          <table:named-expression table:name="WeightLine" table:base-cell-address="$'94'.$A$1" table:expression="#REF!"/>
          <table:named-range table:name="_xlnm.Print_Area" table:base-cell-address="$'94'.$A$1" table:cell-range-address="$'107'.$A$1:.$AA$46" table:range-usable-as="print-range"/>
        </table:named-expressions>
      </table:table>
      <table:table table:name="108" table:style-name="ta15" table:print-ranges="'108'.A1:'108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13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108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19" calcext:value-type="float">
            <text:p>2019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<text:span text:style-name="T4">能源種類</text:span>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4303.793" calcext:value-type="float">
            <text:p>44,303.8</text:p>
          </table:table-cell>
          <table:table-cell table:style-name="ce32" office:value-type="float" office:value="16.046" calcext:value-type="float">
            <text:p>16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873.95" calcext:value-type="float">
            <text:p>874.0</text:p>
          </table:table-cell>
          <table:table-cell table:style-name="ce32" office:value-type="float" office:value="43413.796" calcext:value-type="float">
            <text:p>43,413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1274.555" calcext:value-type="float">
            <text:p>1,274.6</text:p>
          </table:table-cell>
          <table:table-cell table:style-name="ce78" office:value-type="float" office:value="43359.234" calcext:value-type="float">
            <text:p>43,359.2</text:p>
          </table:table-cell>
          <table:table-cell table:style-name="ce32" office:value-type="float" office:value="11840.812" calcext:value-type="float">
            <text:p>11,840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518.422" calcext:value-type="float">
            <text:p>31,518.4</text:p>
          </table:table-cell>
          <table:table-cell table:style-name="ce32" office:value-type="float" office:value="8449.291" calcext:value-type="float">
            <text:p>8,449.3</text:p>
          </table:table-cell>
          <table:table-cell table:style-name="ce32" office:value-type="float" office:value="7229.298" calcext:value-type="float">
            <text:p>7,229.3</text:p>
          </table:table-cell>
          <table:table-cell table:style-name="ce32" office:value-type="float" office:value="1311.668" calcext:value-type="float">
            <text:p>1,311.7</text:p>
          </table:table-cell>
          <table:table-cell table:number-columns-repeated="2" table:style-name="ce32" office:value-type="float" office:value="5562.429" calcext:value-type="float">
            <text:p>5,562.4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55.201" calcext:value-type="float">
            <text:p>355.2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168.252" calcext:value-type="float">
            <text:p>7,168.3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90.692" calcext:value-type="float">
            <text:p>190.7</text:p>
          </table:table-cell>
          <table:table-cell table:style-name="ce33" office:value-type="float" office:value="6977.56" calcext:value-type="float">
            <text:p>6,977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694.758" calcext:value-type="float">
            <text:p>694.8</text:p>
          </table:table-cell>
          <table:table-cell table:style-name="ce79" office:value-type="float" office:value="6282.802" calcext:value-type="float">
            <text:p>6,282.8</text:p>
          </table:table-cell>
          <table:table-cell table:style-name="ce33" office:value-type="float" office:value="6282.802" calcext:value-type="float">
            <text:p>6,282.8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8069.835" calcext:value-type="float">
            <text:p>48,069.8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72.176" calcext:value-type="float">
            <text:p>872.2</text:p>
          </table:table-cell>
          <table:table-cell table:style-name="ce33" office:value-type="float" office:value="47197.659" calcext:value-type="float">
            <text:p>47,197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421.142" calcext:value-type="float">
            <text:p>-421.1</text:p>
          </table:table-cell>
          <table:table-cell table:style-name="ce79" office:value-type="float" office:value="41994.087" calcext:value-type="float">
            <text:p>41,994.1</text:p>
          </table:table-cell>
          <table:table-cell table:style-name="ce33" office:value-type="float" office:value="3779.186" calcext:value-type="float">
            <text:p>3,779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8214.901" calcext:value-type="float">
            <text:p>38,214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624.714" calcext:value-type="float">
            <text:p>5,624.7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5624.714" calcext:value-type="float">
            <text:p>5,624.7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43.67" calcext:value-type="float">
            <text:p>343.7</text:p>
          </table:table-cell>
          <table:table-cell table:style-name="ce33" office:value-type="float" office:value="1.411" calcext:value-type="float">
            <text:p>1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6.955" calcext:value-type="float">
            <text:p>-7.0</text:p>
          </table:table-cell>
          <table:table-cell table:style-name="ce33" office:value-type="float" office:value="349.214" calcext:value-type="float">
            <text:p>349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03.87" calcext:value-type="float">
            <text:p>103.9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245.344" calcext:value-type="float">
            <text:p>245.3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156.051" calcext:value-type="float">
            <text:p>156.1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89.293" calcext:value-type="float">
            <text:p>89.3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1750.506" calcext:value-type="float">
            <text:p>11,750.5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45.042" calcext:value-type="float">
            <text:p>245.0</text:p>
          </table:table-cell>
          <table:table-cell table:style-name="ce33" office:value-type="float" office:value="11505.464" calcext:value-type="float">
            <text:p>11,505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279.311" calcext:value-type="float">
            <text:p>1,279.3</text:p>
          </table:table-cell>
          <table:table-cell table:style-name="ce79" office:value-type="float" office:value="10226.153" calcext:value-type="float">
            <text:p>10,226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0226.153" calcext:value-type="float">
            <text:p>10,226.2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59.799" calcext:value-type="float">
            <text:p>259.8</text:p>
          </table:table-cell>
          <table:table-cell table:style-name="ce33" office:value-type="float" office:value="19.2" calcext:value-type="float">
            <text:p>19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9.24" calcext:value-type="float">
            <text:p>39.2</text:p>
          </table:table-cell>
          <table:table-cell table:style-name="ce33" office:value-type="float" office:value="201.359" calcext:value-type="float">
            <text:p>201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44.876" calcext:value-type="float">
            <text:p>144.9</text:p>
          </table:table-cell>
          <table:table-cell table:style-name="ce79" office:value-type="float" office:value="5244.718" calcext:value-type="float">
            <text:p>5,244.7</text:p>
          </table:table-cell>
          <table:table-cell table:style-name="ce33" office:value-type="float" office:value="5244.718" calcext:value-type="float">
            <text:p>5,244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174.849" calcext:value-type="float">
            <text:p>6,174.8</text:p>
          </table:table-cell>
          <table:table-cell table:style-name="ce33" office:value-type="float" office:value="986.614" calcext:value-type="float">
            <text:p>986.6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620.496" calcext:value-type="float">
            <text:p>620.5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66.118" calcext:value-type="float">
            <text:p>366.1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.001" calcext:value-type="float">
            <text:p>0.0</text:p>
          </table:table-cell>
          <table:table-cell table:style-name="ce79" office:value-type="float" office:value="772.499" calcext:value-type="float">
            <text:p>772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72.499" calcext:value-type="float">
            <text:p>772.5</text:p>
          </table:table-cell>
          <table:table-cell table:style-name="ce33" office:value-type="float" office:value="3094.842" calcext:value-type="float">
            <text:p>3,094.8</text:p>
          </table:table-cell>
          <table:table-cell table:style-name="ce33" office:value-type="float" office:value="2322.342" calcext:value-type="float">
            <text:p>2,322.3</text:p>
          </table:table-cell>
          <table:table-cell table:style-name="ce33" office:value-type="float" office:value="563.77" calcext:value-type="float">
            <text:p>563.8</text:p>
          </table:table-cell>
          <table:table-cell table:number-columns-repeated="2" table:style-name="ce33" office:value-type="float" office:value="1758.572" calcext:value-type="float">
            <text:p>1,758.6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88.084" calcext:value-type="float">
            <text:p>88.1</text:p>
          </table:table-cell>
          <table:table-cell table:style-name="ce79" office:value-type="float" office:value="7702.501" calcext:value-type="float">
            <text:p>7,702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702.501" calcext:value-type="float">
            <text:p>7,702.5</text:p>
          </table:table-cell>
          <table:table-cell table:style-name="ce33" office:value-type="float" office:value="22265.082" calcext:value-type="float">
            <text:p>22,265.1</text:p>
          </table:table-cell>
          <table:table-cell table:style-name="ce33" office:value-type="float" office:value="14474.497" calcext:value-type="float">
            <text:p>14,474.5</text:p>
          </table:table-cell>
          <table:table-cell table:style-name="ce33" office:value-type="float" office:value="11330.872" calcext:value-type="float">
            <text:p>11,330.9</text:p>
          </table:table-cell>
          <table:table-cell table:number-columns-repeated="2" table:style-name="ce33" office:value-type="float" office:value="3143.625" calcext:value-type="float">
            <text:p>3,143.6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8.838" calcext:value-type="float">
            <text:p>8.8</text:p>
          </table:table-cell>
          <table:table-cell table:style-name="ce79" office:value-type="float" office:value="689.242" calcext:value-type="float">
            <text:p>689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89.242" calcext:value-type="float">
            <text:p>689.2</text:p>
          </table:table-cell>
          <table:table-cell table:style-name="ce33" office:value-type="float" office:value="1349.049" calcext:value-type="float">
            <text:p>1,349.0</text:p>
          </table:table-cell>
          <table:table-cell table:style-name="ce33" office:value-type="float" office:value="650.969" calcext:value-type="float">
            <text:p>651.0</text:p>
          </table:table-cell>
          <table:table-cell table:style-name="ce33" office:value-type="float" office:value="338.733" calcext:value-type="float">
            <text:p>338.7</text:p>
          </table:table-cell>
          <table:table-cell table:number-columns-repeated="2" table:style-name="ce33" office:value-type="float" office:value="312.236" calcext:value-type="float">
            <text:p>312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76.462" calcext:value-type="float">
            <text:p>76.5</text:p>
          </table:table-cell>
          <table:table-cell table:style-name="ce32" office:value-type="float" office:value="69546.173" calcext:value-type="float">
            <text:p>69,546.2</text:p>
          </table:table-cell>
          <table:table-cell table:style-name="ce32" office:value-type="float" office:value="21783.134" calcext:value-type="float">
            <text:p>21,783.1</text:p>
          </table:table-cell>
          <table:table-cell table:style-name="ce32" office:value-type="float" office:value="1444.411" calcext:value-type="float">
            <text:p>1,444.4</text:p>
          </table:table-cell>
          <table:table-cell table:style-name="ce32" office:value-type="float" office:value="3342.809" calcext:value-type="float">
            <text:p>3,342.8</text:p>
          </table:table-cell>
          <table:table-cell table:style-name="ce32" office:value-type="float" office:value="-655.091" calcext:value-type="float">
            <text:p>-655.1</text:p>
          </table:table-cell>
          <table:table-cell table:style-name="ce32" office:value-type="float" office:value="43707.372" calcext:value-type="float">
            <text:p>43,707.4</text:p>
          </table:table-cell>
          <table:table-cell table:style-name="ce32" office:value-type="float" office:value="3380.004" calcext:value-type="float">
            <text:p>3,380.0</text:p>
          </table:table-cell>
          <table:table-cell table:style-name="ce46" office:value-type="float" office:value="-463.303" calcext:value-type="float">
            <text:p>-463.3</text:p>
          </table:table-cell>
          <table:table-cell table:style-name="ce78" office:value-type="float" office:value="53614.143" calcext:value-type="float">
            <text:p>53,614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1948.017" calcext:value-type="float">
            <text:p>51,948.0</text:p>
          </table:table-cell>
          <table:table-cell table:style-name="ce32" office:value-type="float" office:value="1666.125" calcext:value-type="float">
            <text:p>1,666.1</text:p>
          </table:table-cell>
          <table:table-cell table:style-name="ce32" office:value-type="float" office:value="57393.211" calcext:value-type="float">
            <text:p>57,393.2</text:p>
          </table:table-cell>
          <table:table-cell table:style-name="ce32" office:value-type="float" office:value="44569.739" calcext:value-type="float">
            <text:p>44,569.7</text:p>
          </table:table-cell>
          <table:table-cell table:style-name="ce32" office:value-type="float" office:value="3339.753" calcext:value-type="float">
            <text:p>3,339.8</text:p>
          </table:table-cell>
          <table:table-cell table:style-name="ce32" office:value-type="float" office:value="17468.989" calcext:value-type="float">
            <text:p>17,469.0</text:p>
          </table:table-cell>
          <table:table-cell table:style-name="ce32" office:value-type="float" office:value="1621.789" calcext:value-type="float">
            <text:p>1,621.8</text:p>
          </table:table-cell>
          <table:table-cell table:style-name="ce32" office:value-type="float" office:value="13259.059" calcext:value-type="float">
            <text:p>13,259.1</text:p>
          </table:table-cell>
          <table:table-cell table:style-name="ce32" office:value-type="float" office:value="538.526" calcext:value-type="float">
            <text:p>538.5</text:p>
          </table:table-cell>
          <table:table-cell table:style-name="ce32" office:value-type="float" office:value="859.313" calcext:value-type="float">
            <text:p>859.3</text:p>
          </table:table-cell>
          <table:table-cell table:style-name="ce32" office:value-type="float" office:value="1190.301" calcext:value-type="float">
            <text:p>1,190.3</text:p>
          </table:table-cell>
          <table:table-cell table:style-name="ce32" office:value-type="float" office:value="23760.997" calcext:value-type="float">
            <text:p>23,761.0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3.85" calcext:value-type="float">
            <text:p>3.9</text:p>
          </table:table-cell>
          <table:table-cell table:style-name="ce33" office:value-type="float" office:value="51570.375" calcext:value-type="float">
            <text:p>51,570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93.373" calcext:value-type="float">
            <text:p>-93.4</text:p>
          </table:table-cell>
          <table:table-cell table:style-name="ce33" office:value-type="float" office:value="51667.598" calcext:value-type="float">
            <text:p>51,667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7.103" calcext:value-type="float">
            <text:p>-7.1</text:p>
          </table:table-cell>
          <table:table-cell table:style-name="ce79" office:value-type="float" office:value="51674.701" calcext:value-type="float">
            <text:p>51,674.7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1674.701" calcext:value-type="float">
            <text:p>51,674.7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72.612" calcext:value-type="float">
            <text:p>72.6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0.193" calcext:value-type="float">
            <text:p>0.2</text:p>
          </table:table-cell>
          <table:table-cell table:style-name="ce33" office:value-type="float" office:value="72.419" calcext:value-type="float">
            <text:p>72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72.419" calcext:value-type="float">
            <text:p>72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2.419" calcext:value-type="float">
            <text:p>72.4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309.334" calcext:value-type="float">
            <text:p>309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09.334" calcext:value-type="float">
            <text:p>309.3</text:p>
          </table:table-cell>
          <table:table-cell table:style-name="ce33" office:value-type="float" office:value="3773.299" calcext:value-type="float">
            <text:p>3,773.3</text:p>
          </table:table-cell>
          <table:table-cell table:style-name="ce33" office:value-type="float" office:value="3463.966" calcext:value-type="float">
            <text:p>3,464.0</text:p>
          </table:table-cell>
          <table:table-cell table:style-name="ce33" office:value-type="float" office:value="2526.869" calcext:value-type="float">
            <text:p>2,526.9</text:p>
          </table:table-cell>
          <table:table-cell table:number-columns-repeated="2" table:style-name="ce33" office:value-type="float" office:value="937.097" calcext:value-type="float">
            <text:p>937.1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170.277" calcext:value-type="float">
            <text:p>3,170.3</text:p>
          </table:table-cell>
          <table:table-cell table:style-name="ce33" office:value-type="float" office:value="59.503" calcext:value-type="float">
            <text:p>59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55.385" calcext:value-type="float">
            <text:p>-55.4</text:p>
          </table:table-cell>
          <table:table-cell table:style-name="ce33" office:value-type="float" office:value="3166.159" calcext:value-type="float">
            <text:p>3,166.2</text:p>
          </table:table-cell>
          <table:table-cell table:style-name="ce33" office:value-type="float" office:value="147.596" calcext:value-type="float">
            <text:p>147.6</text:p>
          </table:table-cell>
          <table:table-cell table:style-name="ce47" office:value-type="float" office:value="3.044" calcext:value-type="float">
            <text:p>3.0</text:p>
          </table:table-cell>
          <table:table-cell table:style-name="ce79" office:value-type="float" office:value="0.744" calcext:value-type="float">
            <text:p>0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0.744" calcext:value-type="float">
            <text:p>0.7</text:p>
          </table:table-cell>
          <table:table-cell table:style-name="ce33" office:value-type="float" office:value="1970.146" calcext:value-type="float">
            <text:p>1,970.1</text:p>
          </table:table-cell>
          <table:table-cell table:style-name="ce33" office:value-type="float" office:value="4984.922" calcext:value-type="float">
            <text:p>4,984.9</text:p>
          </table:table-cell>
          <table:table-cell table:style-name="ce33" office:value-type="float" office:value="248.216" calcext:value-type="float">
            <text:p>248.2</text:p>
          </table:table-cell>
          <table:table-cell table:style-name="ce33" office:value-type="float" office:value="2176.435" calcext:value-type="float">
            <text:p>2,176.4</text:p>
          </table:table-cell>
          <table:table-cell table:style-name="ce33" office:value-type="float" office:value="365.036" calcext:value-type="float">
            <text:p>365.0</text:p>
          </table:table-cell>
          <table:table-cell table:style-name="ce33" office:value-type="float" office:value="35.056" calcext:value-type="float">
            <text:p>35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1.766" calcext:value-type="float">
            <text:p>161.8</text:p>
          </table:table-cell>
          <table:table-cell table:style-name="ce33" office:value-type="float" office:value="1614.576" calcext:value-type="float">
            <text:p>1,614.6</text:p>
          </table:table-cell>
          <table:table-cell table:style-name="ce33" office:value-type="float" office:value="2560.271" calcext:value-type="float">
            <text:p>2,560.3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3152.751" calcext:value-type="float">
            <text:p>13,152.8</text:p>
          </table:table-cell>
          <table:table-cell table:style-name="ce33" office:value-type="float" office:value="907.742" calcext:value-type="float">
            <text:p>907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48.243" calcext:value-type="float">
            <text:p>-48.2</text:p>
          </table:table-cell>
          <table:table-cell table:style-name="ce33" office:value-type="float" office:value="12293.252" calcext:value-type="float">
            <text:p>12,293.3</text:p>
          </table:table-cell>
          <table:table-cell table:style-name="ce33" office:value-type="float" office:value="3374.85" calcext:value-type="float">
            <text:p>3,374.9</text:p>
          </table:table-cell>
          <table:table-cell table:style-name="ce47" office:value-type="float" office:value="70.591" calcext:value-type="float">
            <text:p>70.6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2136.667" calcext:value-type="float">
            <text:p>12,136.7</text:p>
          </table:table-cell>
          <table:table-cell table:style-name="ce33" office:value-type="float" office:value="20984.478" calcext:value-type="float">
            <text:p>20,984.5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0984.478" calcext:value-type="float">
            <text:p>20,984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45.811" calcext:value-type="float">
            <text:p>245.8</text:p>
          </table:table-cell>
          <table:table-cell table:style-name="ce33" office:value-type="float" office:value="4710.828" calcext:value-type="float">
            <text:p>4,710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9.03" calcext:value-type="float">
            <text:p>-39.0</text:p>
          </table:table-cell>
          <table:table-cell table:style-name="ce33" office:value-type="float" office:value="-4425.987" calcext:value-type="float">
            <text:p>-4,426.0</text:p>
          </table:table-cell>
          <table:table-cell table:style-name="ce33" office:value-type="float" office:value="32.11" calcext:value-type="float">
            <text:p>32.1</text:p>
          </table:table-cell>
          <table:table-cell table:style-name="ce47" office:value-type="float" office:value="-65.773" calcext:value-type="float">
            <text:p>-65.8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4422.691" calcext:value-type="float">
            <text:p>14,422.7</text:p>
          </table:table-cell>
          <table:table-cell table:style-name="ce33" office:value-type="float" office:value="10030.367" calcext:value-type="float">
            <text:p>10,030.4</text:p>
          </table:table-cell>
          <table:table-cell table:style-name="ce33" office:value-type="float" office:value="4.015" calcext:value-type="float">
            <text:p>4.0</text:p>
          </table:table-cell>
          <table:table-cell table:style-name="ce33" office:value-type="float" office:value="10026.352" calcext:value-type="float">
            <text:p>10,026.4</text:p>
          </table:table-cell>
          <table:table-cell table:style-name="ce33" office:value-type="float" office:value="5.778" calcext:value-type="float">
            <text:p>5.8</text:p>
          </table:table-cell>
          <table:table-cell table:style-name="ce33" office:value-type="float" office:value="9967.868" calcext:value-type="float">
            <text:p>9,967.9</text:p>
          </table:table-cell>
          <table:table-cell table:style-name="ce33" office:value-type="float" office:value="11.158" calcext:value-type="float">
            <text:p>11.2</text:p>
          </table:table-cell>
          <table:table-cell table:style-name="ce33" office:value-type="float" office:value="41.548" calcext:value-type="float">
            <text:p>41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4.988" calcext:value-type="float">
            <text:p>45.0</text:p>
          </table:table-cell>
          <table:table-cell table:style-name="ce33" office:value-type="float" office:value="1166.237" calcext:value-type="float">
            <text:p>1,166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760.66" calcext:value-type="float">
            <text:p>3,760.7</text:p>
          </table:table-cell>
          <table:table-cell table:style-name="ce33" office:value-type="float" office:value="-105.409" calcext:value-type="float">
            <text:p>-105.4</text:p>
          </table:table-cell>
          <table:table-cell table:style-name="ce33" office:value-type="float" office:value="-4776.5" calcext:value-type="float">
            <text:p>-4,776.5</text:p>
          </table:table-cell>
          <table:table-cell table:style-name="ce33" office:value-type="float" office:value="7.47" calcext:value-type="float">
            <text:p>7.5</text:p>
          </table:table-cell>
          <table:table-cell table:style-name="ce47" office:value-type="float" office:value="29.09" calcext:value-type="float">
            <text:p>29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143.866" calcext:value-type="float">
            <text:p>5,143.9</text:p>
          </table:table-cell>
          <table:table-cell table:style-name="ce33" office:value-type="float" office:value="330.806" calcext:value-type="float">
            <text:p>330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30.806" calcext:value-type="float">
            <text:p>330.8</text:p>
          </table:table-cell>
          <table:table-cell table:style-name="ce33" office:value-type="float" office:value="1.028" calcext:value-type="float">
            <text:p>1.0</text:p>
          </table:table-cell>
          <table:table-cell table:style-name="ce33" office:value-type="float" office:value="117.145" calcext:value-type="float">
            <text:p>117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12.633" calcext:value-type="float">
            <text:p>212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0.463" calcext:value-type="float">
            <text:p>-0.5</text:p>
          </table:table-cell>
          <table:table-cell table:style-name="ce33" office:value-type="float" office:value="0.463" calcext:value-type="float">
            <text:p>0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0.011" calcext:value-type="float">
            <text:p>-0.0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.265" calcext:value-type="float">
            <text:p>2.3</text:p>
          </table:table-cell>
          <table:table-cell table:style-name="ce33" office:value-type="float" office:value="2.739" calcext:value-type="float">
            <text:p>2.7</text:p>
          </table:table-cell>
          <table:table-cell table:style-name="ce33" office:value-type="float" office:value="0.001" calcext:value-type="float">
            <text:p>0.0</text:p>
          </table:table-cell>
          <table:table-cell table:style-name="ce33" office:value-type="float" office:value="2.738" calcext:value-type="float">
            <text:p>2.7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2.738" calcext:value-type="float">
            <text:p>2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1874.16" calcext:value-type="float">
            <text:p>11,874.2</text:p>
          </table:table-cell>
          <table:table-cell table:style-name="ce33" office:value-type="float" office:value="249.805" calcext:value-type="float">
            <text:p>249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53.272" calcext:value-type="float">
            <text:p>-153.3</text:p>
          </table:table-cell>
          <table:table-cell table:style-name="ce33" office:value-type="float" office:value="-11970.693" calcext:value-type="float">
            <text:p>-11,970.7</text:p>
          </table:table-cell>
          <table:table-cell table:style-name="ce33" office:value-type="float" office:value="25.098" calcext:value-type="float">
            <text:p>25.1</text:p>
          </table:table-cell>
          <table:table-cell table:style-name="ce47" office:value-type="float" office:value="-101.78" calcext:value-type="float">
            <text:p>-101.8</text:p>
          </table:table-cell>
          <table:table-cell table:style-name="ce79" office:value-type="float" office:value="83.298" calcext:value-type="float">
            <text:p>83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83.298" calcext:value-type="float">
            <text:p>83.3</text:p>
          </table:table-cell>
          <table:table-cell table:style-name="ce33" office:value-type="float" office:value="17781.173" calcext:value-type="float">
            <text:p>17,781.2</text:p>
          </table:table-cell>
          <table:table-cell table:style-name="ce33" office:value-type="float" office:value="5803.864" calcext:value-type="float">
            <text:p>5,803.9</text:p>
          </table:table-cell>
          <table:table-cell table:style-name="ce33" office:value-type="float" office:value="37.036" calcext:value-type="float">
            <text:p>37.0</text:p>
          </table:table-cell>
          <table:table-cell table:style-name="ce33" office:value-type="float" office:value="5766.828" calcext:value-type="float">
            <text:p>5,766.8</text:p>
          </table:table-cell>
          <table:table-cell table:style-name="ce33" office:value-type="float" office:value="111.907" calcext:value-type="float">
            <text:p>111.9</text:p>
          </table:table-cell>
          <table:table-cell table:style-name="ce33" office:value-type="float" office:value="4767.929" calcext:value-type="float">
            <text:p>4,767.9</text:p>
          </table:table-cell>
          <table:table-cell table:style-name="ce33" office:value-type="float" office:value="534.383" calcext:value-type="float">
            <text:p>534.4</text:p>
          </table:table-cell>
          <table:table-cell table:style-name="ce33" office:value-type="float" office:value="352.609" calcext:value-type="float">
            <text:p>352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95.722" calcext:value-type="float">
            <text:p>1,295.7</text:p>
          </table:table-cell>
          <table:table-cell table:style-name="ce33" office:value-type="float" office:value="1850.05" calcext:value-type="float">
            <text:p>1,850.1</text:p>
          </table:table-cell>
          <table:table-cell table:style-name="ce33" office:value-type="float" office:value="1133.616" calcext:value-type="float">
            <text:p>1,133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242.005" calcext:value-type="float">
            <text:p>-242.0</text:p>
          </table:table-cell>
          <table:table-cell table:style-name="ce33" office:value-type="float" office:value="-1445.939" calcext:value-type="float">
            <text:p>-1,445.9</text:p>
          </table:table-cell>
          <table:table-cell table:style-name="ce33" office:value-type="float" office:value="267.172" calcext:value-type="float">
            <text:p>267.2</text:p>
          </table:table-cell>
          <table:table-cell table:style-name="ce47" office:value-type="float" office:value="-368.88" calcext:value-type="float">
            <text:p>-368.9</text:p>
          </table:table-cell>
          <table:table-cell table:style-name="ce79" office:value-type="float" office:value="1201.379" calcext:value-type="float">
            <text:p>1,201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201.379" calcext:value-type="float">
            <text:p>1,201.4</text:p>
          </table:table-cell>
          <table:table-cell table:style-name="ce33" office:value-type="float" office:value="3877.991" calcext:value-type="float">
            <text:p>3,878.0</text:p>
          </table:table-cell>
          <table:table-cell table:style-name="ce33" office:value-type="float" office:value="1332.381" calcext:value-type="float">
            <text:p>1,332.4</text:p>
          </table:table-cell>
          <table:table-cell table:style-name="ce33" office:value-type="float" office:value="87.506" calcext:value-type="float">
            <text:p>87.5</text:p>
          </table:table-cell>
          <table:table-cell table:style-name="ce33" office:value-type="float" office:value="1244.875" calcext:value-type="float">
            <text:p>1,244.9</text:p>
          </table:table-cell>
          <table:table-cell table:style-name="ce33" office:value-type="float" office:value="1007.078" calcext:value-type="float">
            <text:p>1,007.1</text:p>
          </table:table-cell>
          <table:table-cell table:style-name="ce33" office:value-type="float" office:value="37.688" calcext:value-type="float">
            <text:p>37.7</text:p>
          </table:table-cell>
          <table:table-cell table:style-name="ce33" office:value-type="float" office:value="28.217" calcext:value-type="float">
            <text:p>28.2</text:p>
          </table:table-cell>
          <table:table-cell table:style-name="ce33" office:value-type="float" office:value="171.893" calcext:value-type="float">
            <text:p>171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20.913" calcext:value-type="float">
            <text:p>320.9</text:p>
          </table:table-cell>
          <table:table-cell table:style-name="ce33" office:value-type="float" office:value="733.467" calcext:value-type="float">
            <text:p>733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37.12" calcext:value-type="float">
            <text:p>-37.1</text:p>
          </table:table-cell>
          <table:table-cell table:style-name="ce33" office:value-type="float" office:value="-375.434" calcext:value-type="float">
            <text:p>-375.4</text:p>
          </table:table-cell>
          <table:table-cell table:style-name="ce33" office:value-type="float" office:value="0.362" calcext:value-type="float">
            <text:p>0.4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23.451" calcext:value-type="float">
            <text:p>923.5</text:p>
          </table:table-cell>
          <table:table-cell table:style-name="ce33" office:value-type="float" office:value="547.655" calcext:value-type="float">
            <text:p>547.7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547.655" calcext:value-type="float">
            <text:p>547.7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94.748" calcext:value-type="float">
            <text:p>94.7</text:p>
          </table:table-cell>
          <table:table-cell table:style-name="ce33" office:value-type="float" office:value="265.798" calcext:value-type="float">
            <text:p>265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5.428" calcext:value-type="float">
            <text:p>-5.4</text:p>
          </table:table-cell>
          <table:table-cell table:style-name="ce33" office:value-type="float" office:value="-165.622" calcext:value-type="float">
            <text:p>-165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619.032" calcext:value-type="float">
            <text:p>619.0</text:p>
          </table:table-cell>
          <table:table-cell table:style-name="ce33" office:value-type="float" office:value="453.41" calcext:value-type="float">
            <text:p>453.4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53.41" calcext:value-type="float">
            <text:p>453.4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97.36" calcext:value-type="float">
            <text:p>1,897.4</text:p>
          </table:table-cell>
          <table:table-cell table:style-name="ce33" office:value-type="float" office:value="289.705" calcext:value-type="float">
            <text:p>289.7</text:p>
          </table:table-cell>
          <table:table-cell table:style-name="ce33" office:value-type="float" office:value="2.044" calcext:value-type="float">
            <text:p>2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.262" calcext:value-type="float">
            <text:p>5.3</text:p>
          </table:table-cell>
          <table:table-cell table:style-name="ce33" office:value-type="float" office:value="1600.35" calcext:value-type="float">
            <text:p>1,600.4</text:p>
          </table:table-cell>
          <table:table-cell table:style-name="ce33" office:value-type="float" office:value="0.891" calcext:value-type="float">
            <text:p>0.9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4.125" calcext:value-type="float">
            <text:p>54.1</text:p>
          </table:table-cell>
          <table:table-cell table:style-name="ce33" office:value-type="float" office:value="1653.584" calcext:value-type="float">
            <text:p>1,653.6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653.584" calcext:value-type="float">
            <text:p>1,653.6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6.991" calcext:value-type="float">
            <text:p>37.0</text:p>
          </table:table-cell>
          <table:table-cell table:style-name="ce33" office:value-type="float" office:value="682.515" calcext:value-type="float">
            <text:p>682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2.033" calcext:value-type="float">
            <text:p>12.0</text:p>
          </table:table-cell>
          <table:table-cell table:style-name="ce33" office:value-type="float" office:value="-657.557" calcext:value-type="float">
            <text:p>-657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228.099" calcext:value-type="float">
            <text:p>1,228.1</text:p>
          </table:table-cell>
          <table:table-cell table:style-name="ce33" office:value-type="float" office:value="570.542" calcext:value-type="float">
            <text:p>570.5</text:p>
          </table:table-cell>
          <table:table-cell table:style-name="ce33" office:value-type="float" office:value="519.468" calcext:value-type="float">
            <text:p>519.5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51.074" calcext:value-type="float">
            <text:p>51.1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73.346" calcext:value-type="float">
            <text:p>373.3</text:p>
          </table:table-cell>
          <table:table-cell table:style-name="ce33" office:value-type="float" office:value="810.534" calcext:value-type="float">
            <text:p>810.5</text:p>
          </table:table-cell>
          <table:table-cell table:style-name="ce33" office:value-type="float" office:value="0.184" calcext:value-type="float">
            <text:p>0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9.694" calcext:value-type="float">
            <text:p>79.7</text:p>
          </table:table-cell>
          <table:table-cell table:style-name="ce33" office:value-type="float" office:value="-517.066" calcext:value-type="float">
            <text:p>-517.1</text:p>
          </table:table-cell>
          <table:table-cell table:style-name="ce33" office:value-type="float" office:value="2.238" calcext:value-type="float">
            <text:p>2.2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13.931" calcext:value-type="float">
            <text:p>213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00.897" calcext:value-type="float">
            <text:p>200.9</text:p>
          </table:table-cell>
          <table:table-cell table:style-name="ce33" office:value-type="float" office:value="13.034" calcext:value-type="float">
            <text:p>13.0</text:p>
          </table:table-cell>
          <table:table-cell table:style-name="ce33" office:value-type="float" office:value="1799.198" calcext:value-type="float">
            <text:p>1,799.2</text:p>
          </table:table-cell>
          <table:table-cell table:style-name="ce33" office:value-type="float" office:value="1065.963" calcext:value-type="float">
            <text:p>1,066.0</text:p>
          </table:table-cell>
          <table:table-cell table:style-name="ce33" office:value-type="float" office:value="26.524" calcext:value-type="float">
            <text:p>26.5</text:p>
          </table:table-cell>
          <table:table-cell table:number-columns-repeated="2" table:style-name="ce33" office:value-type="float" office:value="11.938" calcext:value-type="float">
            <text:p>11.9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027.501" calcext:value-type="float">
            <text:p>1,027.5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112.608" calcext:value-type="float">
            <text:p>112.6</text:p>
          </table:table-cell>
          <table:table-cell table:style-name="ce32" office:value-type="float" office:value="16722.28" calcext:value-type="float">
            <text:p>16,722.3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193.623" calcext:value-type="float">
            <text:p>193.6</text:p>
          </table:table-cell>
          <table:table-cell table:style-name="ce32" office:value-type="float" office:value="16641.265" calcext:value-type="float">
            <text:p>16,641.3</text:p>
          </table:table-cell>
          <table:table-cell table:style-name="ce32" office:value-type="float" office:value="17913.018" calcext:value-type="float">
            <text:p>17,913.0</text:p>
          </table:table-cell>
          <table:table-cell table:style-name="ce46" office:value-type="float" office:value="34.828" calcext:value-type="float">
            <text:p>34.8</text:p>
          </table:table-cell>
          <table:table-cell table:style-name="ce78" office:value-type="float" office:value="13078.506" calcext:value-type="float">
            <text:p>13,078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80.551" calcext:value-type="float">
            <text:p>80.6</text:p>
          </table:table-cell>
          <table:table-cell table:style-name="ce32" office:value-type="float" office:value="12997.955" calcext:value-type="float">
            <text:p>12,998.0</text:p>
          </table:table-cell>
          <table:table-cell table:style-name="ce32" office:value-type="float" office:value="18041.112" calcext:value-type="float">
            <text:p>18,041.1</text:p>
          </table:table-cell>
          <table:table-cell table:style-name="ce32" office:value-type="float" office:value="3656.025" calcext:value-type="float">
            <text:p>3,656.0</text:p>
          </table:table-cell>
          <table:table-cell table:style-name="ce32" office:value-type="float" office:value="298.823" calcext:value-type="float">
            <text:p>298.8</text:p>
          </table:table-cell>
          <table:table-cell table:style-name="ce32" office:value-type="float" office:value="3357.202" calcext:value-type="float">
            <text:p>3,357.2</text:p>
          </table:table-cell>
          <table:table-cell table:style-name="ce32" office:value-type="float" office:value="2413.055" calcext:value-type="float">
            <text:p>2,413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.124" calcext:value-type="float">
            <text:p>3.1</text:p>
          </table:table-cell>
          <table:table-cell table:style-name="ce32" office:value-type="float" office:value="354.502" calcext:value-type="float">
            <text:p>354.5</text:p>
          </table:table-cell>
          <table:table-cell table:style-name="ce32" office:value-type="float" office:value="586.521" calcext:value-type="float">
            <text:p>586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167.223" calcext:value-type="float">
            <text:p>167.2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84.692" calcext:value-type="float">
            <text:p>184.7</text:p>
          </table:table-cell>
          <table:table-cell table:style-name="ce33" office:value-type="float" office:value="-17.47" calcext:value-type="float">
            <text:p>-17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687" calcext:value-type="float">
            <text:p>0.7</text:p>
          </table:table-cell>
          <table:table-cell table:style-name="ce79" office:value-type="float" office:value="2.747" calcext:value-type="float">
            <text:p>2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747" calcext:value-type="float">
            <text:p>2.7</text:p>
          </table:table-cell>
          <table:table-cell table:style-name="ce33" office:value-type="float" office:value="1871.085" calcext:value-type="float">
            <text:p>1,871.1</text:p>
          </table:table-cell>
          <table:table-cell table:style-name="ce33" office:value-type="float" office:value="1850.181" calcext:value-type="float">
            <text:p>1,850.2</text:p>
          </table:table-cell>
          <table:table-cell table:style-name="ce33" office:value-type="float" office:value="21.689" calcext:value-type="float">
            <text:p>21.7</text:p>
          </table:table-cell>
          <table:table-cell table:style-name="ce33" office:value-type="float" office:value="1828.493" calcext:value-type="float">
            <text:p>1,828.5</text:p>
          </table:table-cell>
          <table:table-cell table:style-name="ce33" office:value-type="float" office:value="642.465" calcext:value-type="float">
            <text:p>642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84.609" calcext:value-type="float">
            <text:p>384.6</text:p>
          </table:table-cell>
          <table:table-cell table:style-name="ce33" office:value-type="float" office:value="801.419" calcext:value-type="float">
            <text:p>801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2073.409" calcext:value-type="float">
            <text:p>22,073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1.411" calcext:value-type="float">
            <text:p>91.4</text:p>
          </table:table-cell>
          <table:table-cell table:style-name="ce33" office:value-type="float" office:value="21981.998" calcext:value-type="float">
            <text:p>21,982.0</text:p>
          </table:table-cell>
          <table:table-cell table:style-name="ce33" office:value-type="float" office:value="23645.184" calcext:value-type="float">
            <text:p>23,645.2</text:p>
          </table:table-cell>
          <table:table-cell table:style-name="ce47" office:value-type="float" office:value="45.362" calcext:value-type="float">
            <text:p>45.4</text:p>
          </table:table-cell>
          <table:table-cell table:style-name="ce79" office:value-type="float" office:value="17261.186" calcext:value-type="float">
            <text:p>17,261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06.327" calcext:value-type="float">
            <text:p>106.3</text:p>
          </table:table-cell>
          <table:table-cell table:style-name="ce33" office:value-type="float" office:value="17154.858" calcext:value-type="float">
            <text:p>17,154.9</text:p>
          </table:table-cell>
          <table:table-cell table:style-name="ce33" office:value-type="float" office:value="22151.082" calcext:value-type="float">
            <text:p>22,151.1</text:p>
          </table:table-cell>
          <table:table-cell table:style-name="ce33" office:value-type="float" office:value="3181.347" calcext:value-type="float">
            <text:p>3,181.3</text:p>
          </table:table-cell>
          <table:table-cell table:style-name="ce33" office:value-type="float" office:value="375.167" calcext:value-type="float">
            <text:p>375.2</text:p>
          </table:table-cell>
          <table:table-cell table:style-name="ce33" office:value-type="float" office:value="2806.18" calcext:value-type="float">
            <text:p>2,806.2</text:p>
          </table:table-cell>
          <table:table-cell table:style-name="ce33" office:value-type="float" office:value="2614.153" calcext:value-type="float">
            <text:p>2,614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.124" calcext:value-type="float">
            <text:p>4.1</text:p>
          </table:table-cell>
          <table:table-cell table:style-name="ce33" office:value-type="float" office:value="126.068" calcext:value-type="float">
            <text:p>126.1</text:p>
          </table:table-cell>
          <table:table-cell table:style-name="ce33" office:value-type="float" office:value="61.835" calcext:value-type="float">
            <text:p>61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688.988" calcext:value-type="float">
            <text:p>1,689.0</text:p>
          </table:table-cell>
          <table:table-cell table:style-name="ce32" office:value-type="float" office:value="7.513" calcext:value-type="float">
            <text:p>7.5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-0.011" calcext:value-type="float">
            <text:p>-0.0</text:p>
          </table:table-cell>
          <table:table-cell table:style-name="ce32" office:value-type="float" office:value="1696.512" calcext:value-type="float">
            <text:p>1,696.5</text:p>
          </table:table-cell>
          <table:table-cell table:style-name="ce32" office:value-type="float" office:value="0.063" calcext:value-type="float">
            <text:p>0.1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267.262" calcext:value-type="float">
            <text:p>1,267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267.262" calcext:value-type="float">
            <text:p>1,267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29.186" calcext:value-type="float">
            <text:p>429.2</text:p>
          </table:table-cell>
          <table:table-cell table:style-name="ce32" office:value-type="float" office:value="0.003" calcext:value-type="float">
            <text:p>0.0</text:p>
          </table:table-cell>
          <table:table-cell table:style-name="ce32" office:value-type="float" office:value="429.183" calcext:value-type="float">
            <text:p>429.2</text:p>
          </table:table-cell>
          <table:table-cell table:style-name="ce32" office:value-type="float" office:value="429.151" calcext:value-type="float">
            <text:p>429.2</text:p>
          </table:table-cell>
          <table:table-cell table:style-name="ce32" office:value-type="float" office:value="0.032" calcext:value-type="float">
            <text:p>0.0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2323.432" calcext:value-type="float">
            <text:p>32,323.4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2323.432" calcext:value-type="float">
            <text:p>32,323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32323.432" calcext:value-type="float">
            <text:p>32,323.4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2323.432" calcext:value-type="float">
            <text:p>32,323.4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5544.796" calcext:value-type="float">
            <text:p>5,544.8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5544.796" calcext:value-type="float">
            <text:p>5,544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8752.897" calcext:value-type="float">
            <text:p>8,752.9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8752.897" calcext:value-type="float">
            <text:p>8,752.9</text:p>
          </table:table-cell>
          <table:table-cell table:style-name="ce32" office:value-type="float" office:value="3208.101" calcext:value-type="float">
            <text:p>3,208.1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0.757" calcext:value-type="float">
            <text:p>0.8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0.757" calcext:value-type="float">
            <text:p>0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.757" calcext:value-type="float">
            <text:p>0.8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0.757" calcext:value-type="float">
            <text:p>0.8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4014.342" calcext:value-type="float">
            <text:p>4,014.3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4014.342" calcext:value-type="float">
            <text:p>4,014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4014.342" calcext:value-type="float">
            <text:p>4,014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014.342" calcext:value-type="float">
            <text:p>4,014.3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1892.232" calcext:value-type="float">
            <text:p>1,892.2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892.232" calcext:value-type="float">
            <text:p>1,892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892.232" calcext:value-type="float">
            <text:p>1,892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892.232" calcext:value-type="float">
            <text:p>1,892.2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8470.863" calcext:value-type="float">
            <text:p>8,470.9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74190.877" calcext:value-type="float">
            <text:p>274,190.9</text:p>
          </table:table-cell>
          <table:table-cell table:style-name="ce32" office:value-type="float" office:value="265720.014" calcext:value-type="float">
            <text:p>265,720.0</text:p>
          </table:table-cell>
          <table:table-cell table:style-name="ce32" office:value-type="float" office:value="19574.625" calcext:value-type="float">
            <text:p>19,574.6</text:p>
          </table:table-cell>
          <table:table-cell table:style-name="ce32" office:value-type="float" office:value="246145.39" calcext:value-type="float">
            <text:p>246,145.4</text:p>
          </table:table-cell>
          <table:table-cell table:style-name="ce32" office:value-type="float" office:value="147675.11" calcext:value-type="float">
            <text:p>147,675.1</text:p>
          </table:table-cell>
          <table:table-cell table:style-name="ce32" office:value-type="float" office:value="1499.115" calcext:value-type="float">
            <text:p>1,499.1</text:p>
          </table:table-cell>
          <table:table-cell table:style-name="ce32" office:value-type="float" office:value="3045.262" calcext:value-type="float">
            <text:p>3,045.3</text:p>
          </table:table-cell>
          <table:table-cell table:style-name="ce32" office:value-type="float" office:value="46736.417" calcext:value-type="float">
            <text:p>46,736.4</text:p>
          </table:table-cell>
          <table:table-cell table:style-name="ce32" office:value-type="float" office:value="47189.485" calcext:value-type="float">
            <text:p>47,189.5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01.058" calcext:value-type="float">
            <text:p>101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01.058" calcext:value-type="float">
            <text:p>101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01.058" calcext:value-type="float">
            <text:p>101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01.058" calcext:value-type="float">
            <text:p>101.1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032" calcext:value-type="float">
            <text:p>3.0</text:p>
          </table:table-cell>
          <table:table-cell table:style-name="ce32" office:value-type="float" office:value="98.026" calcext:value-type="float">
            <text:p>98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9398.115" calcext:value-type="float">
            <text:p>29,398.1</text:p>
          </table:table-cell>
          <table:table-cell table:style-name="ce34" office:value-type="float" office:value="6598.927" calcext:value-type="float">
            <text:p>6,598.9</text:p>
          </table:table-cell>
          <table:table-cell table:style-name="ce34" office:value-type="float" office:value="22799.188" calcext:value-type="float">
            <text:p>22,799.2</text:p>
          </table:table-cell>
          <table:table-cell table:style-name="ce34" office:value-type="float" office:value="22785.239" calcext:value-type="float">
            <text:p>22,785.2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34" office:value-type="float" office:value="13.949" calcext:value-type="float">
            <text:p>13.9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'94'.$A$1" table:expression="#REF!"/>
          <table:named-expression table:name="PageNum" table:base-cell-address="$'94'.$A$1" table:expression="[1]參數頁1!#REF!"/>
          <table:named-expression table:name="Rows_In_Cutline" table:base-cell-address="$'94'.$A$1" table:expression="#REF!"/>
          <table:named-expression table:name="WeightLine" table:base-cell-address="$'94'.$A$1" table:expression="#REF!"/>
          <table:named-range table:name="_xlnm.Print_Area" table:base-cell-address="$'94'.$A$1" table:cell-range-address="$'108'.$A$1:.$AA$46" table:range-usable-as="print-range"/>
        </table:named-expressions>
      </table:table>
      <table:table table:name="109" table:style-name="ta16" table:print-ranges="'109'.A1:'109'.AA46">
        <table:table-column table:style-name="co1" table:default-cell-style-name="ce14"/>
        <table:table-column table:style-name="co2" table:default-cell-style-name="ce2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6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7" table:default-cell-style-name="ce2"/>
        <table:table-column table:style-name="co10" table:default-cell-style-name="ce14"/>
        <table:table-column table:style-name="co11" table:number-columns-repeated="997" table:default-cell-style-name="ce14"/>
        <table:table-row table:style-name="ro1">
          <table:table-cell table:style-name="ce1" office:value-type="string" calcext:value-type="string" table:number-columns-spanned="11" table:number-rows-spanned="1">
            <text:p>3.<text:span text:style-name="T1">能源供需平衡表</text:span><text:span text:style-name="T2">(</text:span><text:span text:style-name="T3">原始單位</text:span><text:span text:style-name="T2">)</text:span></text:p>
          </table:table-cell>
          <table:covered-table-cell table:number-columns-repeated="10" table:style-name="ce17"/>
          <table:table-cell table:style-name="ce1" office:value-type="string" calcext:value-type="string" table:number-columns-spanned="16" table:number-rows-spanned="1">
            <text:p>3.<text:span text:style-name="T11">Energy Balance Sheet (Original Unit)</text:span></text:p>
          </table:table-cell>
          <table:covered-table-cell table:number-columns-repeated="15" table:style-name="ce57"/>
          <table:table-cell table:number-columns-repeated="997"/>
        </table:table-row>
        <table:table-row table:style-name="ro2">
          <table:table-cell table:style-name="ce2" office:value-type="string" calcext:value-type="string">
            <text:p><text:span text:style-name="T4">民國</text:span><text:span text:style-name="T5">109</text:span><text:span text:style-name="T6">年</text:span></text:p>
          </table:table-cell>
          <table:table-cell/>
          <table:table-cell table:style-name="ce2" table:number-columns-repeated="23"/>
          <table:table-cell/>
          <table:table-cell table:style-name="ce69" office:value-type="float" office:value="2020" calcext:value-type="float">
            <text:p>2020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4">
            <text:p><text:span text:style-name="T4">能源種類</text:span></text:p>
          </table:table-cell>
          <table:table-cell table:style-name="ce18" office:value-type="string" calcext:value-type="string" table:number-columns-spanned="1" table:number-rows-spanned="4">
            <text:p><text:span text:style-name="T4">單位</text:span></text:p>
          </table:table-cell>
          <table:table-cell table:style-name="ce29" office:value-type="string" calcext:value-type="string">
            <text:p><text:span text:style-name="T4">自產</text:span></text:p>
          </table:table-cell>
          <table:table-cell table:style-name="ce29" office:value-type="string" calcext:value-type="string">
            <text:p><text:span text:style-name="T4">進口</text:span></text:p>
          </table:table-cell>
          <table:table-cell table:style-name="ce29" office:value-type="string" calcext:value-type="string">
            <text:p><text:span text:style-name="T4">出口</text:span></text:p>
          </table:table-cell>
          <table:table-cell table:style-name="ce29" office:value-type="string" calcext:value-type="string">
            <text:p><text:span text:style-name="T4">國際海運</text:span></text:p>
          </table:table-cell>
          <table:table-cell table:style-name="ce29" office:value-type="string" calcext:value-type="string">
            <text:p><text:span text:style-name="T4">國際航空</text:span></text:p>
          </table:table-cell>
          <table:table-cell table:style-name="ce29" office:value-type="string" calcext:value-type="string">
            <text:p><text:span text:style-name="T4">存貨變動</text:span></text:p>
          </table:table-cell>
          <table:table-cell table:style-name="ce29" office:value-type="string" calcext:value-type="string">
            <text:p><text:span text:style-name="T4">初級能源</text:span></text:p>
          </table:table-cell>
          <table:table-cell table:style-name="ce42" office:value-type="string" calcext:value-type="string">
            <text:p><text:span text:style-name="T4">產品間</text:span></text:p>
          </table:table-cell>
          <table:table-cell table:style-name="ce43" office:value-type="string" calcext:value-type="string">
            <text:p><text:span text:style-name="T4">損耗及統計差異</text:span></text:p>
          </table:table-cell>
          <table:table-cell table:style-name="ce50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8"/>
          <table:covered-table-cell table:style-name="ce50"/>
          <table:table-cell table:style-name="ce42" office:value-type="string" calcext:value-type="string">
            <text:p><text:span text:style-name="T4">轉變產出</text:span></text:p>
          </table:table-cell>
          <table:table-cell table:style-name="ce61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8" table:style-name="ce58"/>
          <table:table-cell table:style-name="ce61" office:value-type="string" calcext:value-type="string" table:number-columns-spanned="1" table:number-rows-spanned="4">
            <text:p>Unit</text:p>
          </table:table-cell>
          <table:table-cell table:style-name="ce61" office:value-type="string" calcext:value-type="string" table:number-columns-spanned="1" table:number-rows-spanned="4">
            <text:p>Energy Source</text:p>
          </table:table-cell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table:number-columns-repeated="2"/>
          <table:table-cell table:style-name="ce39"/>
          <table:table-cell table:style-name="ce41" table:number-columns-repeated="3"/>
          <table:table-cell table:style-name="ce22" office:value-type="string" calcext:value-type="string">
            <text:p><text:span text:style-name="T4">總供給</text:span></text:p>
          </table:table-cell>
          <table:table-cell table:style-name="ce22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44" office:value-type="string" calcext:value-type="string">
            <text:p>Loss and </text:p>
          </table:table-cell>
          <table:table-cell table:style-name="ce51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30" office:value-type="string" calcext:value-type="string">
            <text:p><text:span text:style-name="T4">煉焦</text:span></text:p>
          </table:table-cell>
          <table:table-cell table:style-name="ce39" office:value-type="string" calcext:value-type="string">
            <text:p><text:span text:style-name="T4">石油煉製</text:span></text:p>
          </table:table-cell>
          <table:table-cell table:style-name="ce39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22" office:value-type="string" calcext:value-type="string">
            <text:p><text:span text:style-name="T4">合計</text:span></text:p>
          </table:table-cell>
          <table:table-cell table:style-name="ce29" office:value-type="string" calcext:value-type="string">
            <text:p><text:span text:style-name="T4">合計</text:span></text:p>
          </table:table-cell>
          <table:table-cell table:style-name="ce42" office:value-type="string" calcext:value-type="string">
            <text:p><text:span text:style-name="T4">能源部門自用</text:span></text:p>
          </table:table-cell>
          <table:table-cell table:style-name="ce29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4" table:style-name="ce63"/>
          <table:covered-table-cell table:style-name="ce64"/>
          <table:table-cell table:style-name="ce43" office:value-type="string" calcext:value-type="string">
            <text:p><text:span text:style-name="T4">非能源</text:span>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4"/>
          <table:covered-table-cell table:style-name="ce19"/>
          <table:table-cell table:style-name="ce30" office:value-type="string" calcext:value-type="string">
            <text:p>Indigenous</text:p>
          </table:table-cell>
          <table:table-cell table:style-name="ce37" office:value-type="string" calcext:value-type="string">
            <text:p>Imports</text:p>
          </table:table-cell>
          <table:table-cell table:style-name="ce30" office:value-type="string" calcext:value-type="string">
            <text:p>Exports</text:p>
          </table:table-cell>
          <table:table-cell table:style-name="ce41" office:value-type="string" calcext:value-type="string">
            <text:p>Intl.Marine</text:p>
          </table:table-cell>
          <table:table-cell table:style-name="ce41" office:value-type="string" calcext:value-type="string">
            <text:p>Intl.Civil </text:p>
          </table:table-cell>
          <table:table-cell table:style-name="ce22" office:value-type="string" calcext:value-type="string">
            <text:p>Change in</text:p>
          </table:table-cell>
          <table:table-cell table:style-name="ce22" office:value-type="string" calcext:value-type="string">
            <text:p>TPES</text:p>
          </table:table-cell>
          <table:table-cell table:style-name="ce30" office:value-type="string" calcext:value-type="string">
            <text:p>Transfers</text:p>
          </table:table-cell>
          <table:table-cell table:style-name="ce44" office:value-type="string" calcext:value-type="string">
            <text:p>Statistical </text:p>
          </table:table-cell>
          <table:table-cell table:style-name="ce41" office:value-type="string" calcext:value-type="string">
            <text:p>Total</text:p>
          </table:table-cell>
          <table:table-cell table:style-name="ce30" office:value-type="string" calcext:value-type="string">
            <text:p><text:span text:style-name="T4">及煤氣</text:span>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Power</text:p>
          </table:table-cell>
          <table:table-cell table:style-name="ce30" office:value-type="string" calcext:value-type="string">
            <text:p>Transformation</text:p>
          </table:table-cell>
          <table:table-cell table:style-name="ce39" office:value-type="string" calcext:value-type="string">
            <text:p>Total</text:p>
          </table:table-cell>
          <table:table-cell table:style-name="ce22" office:value-type="string" calcext:value-type="string">
            <text:p>Energy </text:p>
          </table:table-cell>
          <table:table-cell table:style-name="ce42" office:value-type="string" calcext:value-type="string">
            <text:p><text:span text:style-name="T4">小計</text:span></text:p>
          </table:table-cell>
          <table:table-cell table:style-name="ce29" office:value-type="string" calcext:value-type="string">
            <text:p><text:span text:style-name="T4">工業</text:span></text:p>
          </table:table-cell>
          <table:table-cell table:style-name="ce29" office:value-type="string" calcext:value-type="string">
            <text:p><text:span text:style-name="T4">運輸</text:span></text:p>
          </table:table-cell>
          <table:table-cell table:style-name="ce29" office:value-type="string" calcext:value-type="string">
            <text:p><text:span text:style-name="T4">農業</text:span></text:p>
          </table:table-cell>
          <table:table-cell table:style-name="ce29" office:value-type="string" calcext:value-type="string">
            <text:p><text:span text:style-name="T4">服務</text:span></text:p>
          </table:table-cell>
          <table:table-cell table:style-name="ce29" office:value-type="string" calcext:value-type="string">
            <text:p><text:span text:style-name="T4">住宅</text:span></text:p>
          </table:table-cell>
          <table:table-cell table:style-name="ce44" office:value-type="string" calcext:value-type="string">
            <text:p>Non-</text:p>
          </table:table-cell>
          <table:covered-table-cell table:style-name="ce65"/>
          <table:covered-table-cell table:style-name="ce70"/>
          <table:table-cell table:number-columns-repeated="997"/>
        </table:table-row>
        <table:table-row table:style-name="ro3">
          <table:covered-table-cell table:style-name="ce5"/>
          <table:covered-table-cell table:style-name="ce20"/>
          <table:table-cell table:style-name="ce31"/>
          <table:table-cell table:style-name="ce38"/>
          <table:table-cell table:style-name="ce40"/>
          <table:table-cell table:style-name="ce31" office:value-type="string" calcext:value-type="string">
            <text:p>Bunkers</text:p>
          </table:table-cell>
          <table:table-cell table:style-name="ce31" office:value-type="string" calcext:value-type="string">
            <text:p><text:s/>Aviation</text:p>
          </table:table-cell>
          <table:table-cell table:style-name="ce40" office:value-type="string" calcext:value-type="string">
            <text:p>Stocks</text:p>
          </table:table-cell>
          <table:table-cell table:style-name="ce40"/>
          <table:table-cell table:style-name="ce40" office:value-type="string" calcext:value-type="string">
            <text:p>(Input)</text:p>
          </table:table-cell>
          <table:table-cell table:style-name="ce45" office:value-type="string" calcext:value-type="string">
            <text:p>Difference</text:p>
          </table:table-cell>
          <table:table-cell table:style-name="ce52"/>
          <table:table-cell table:style-name="ce59" office:value-type="string" calcext:value-type="string">
            <text:p>Coke&amp; Gas</text:p>
          </table:table-cell>
          <table:table-cell table:style-name="ce60" office:value-type="string" calcext:value-type="string">
            <text:p>Refining</text:p>
          </table:table-cell>
          <table:table-cell table:style-name="ce60" office:value-type="string" calcext:value-type="string">
            <text:p>Generat-</text:p>
            <text:p>ion</text:p>
          </table:table-cell>
          <table:table-cell table:style-name="ce40" office:value-type="string" calcext:value-type="string">
            <text:p>Output Total</text:p>
          </table:table-cell>
          <table:table-cell table:style-name="ce31"/>
          <table:table-cell table:style-name="ce59" office:value-type="string" calcext:value-type="string">
            <text:p>Own Use</text:p>
          </table:table-cell>
          <table:table-cell table:style-name="ce60" office:value-type="string" calcext:value-type="string">
            <text:p>Sub-total</text:p>
          </table:table-cell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Trans.</text:p>
          </table:table-cell>
          <table:table-cell table:style-name="ce59" office:value-type="string" calcext:value-type="string">
            <text:p>Agr.</text:p>
          </table:table-cell>
          <table:table-cell table:style-name="ce60" office:value-type="string" calcext:value-type="string">
            <text:p>Ser.</text:p>
          </table:table-cell>
          <table:table-cell table:style-name="ce60" office:value-type="string" calcext:value-type="string">
            <text:p>Res.</text:p>
          </table:table-cell>
          <table:table-cell table:style-name="ce45" office:value-type="string" calcext:value-type="string">
            <text:p>Energy Use</text:p>
          </table:table-cell>
          <table:covered-table-cell table:style-name="ce66"/>
          <table:covered-table-cell table:style-name="ce71"/>
          <table:table-cell table:number-columns-repeated="997"/>
        </table:table-row>
        <table:table-row table:style-name="ro4">
          <table:table-cell table:style-name="ce6" office:value-type="string" calcext:value-type="string">
            <text:p>煤及煤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1544.459" calcext:value-type="float">
            <text:p>41,544.5</text:p>
          </table:table-cell>
          <table:table-cell table:style-name="ce32" office:value-type="float" office:value="91.993" calcext:value-type="float">
            <text:p>92.0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931.238" calcext:value-type="float">
            <text:p>931.2</text:p>
          </table:table-cell>
          <table:table-cell table:style-name="ce32" office:value-type="float" office:value="40521.228" calcext:value-type="float">
            <text:p>40,521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-758.604" calcext:value-type="float">
            <text:p>-758.6</text:p>
          </table:table-cell>
          <table:table-cell table:style-name="ce78" office:value-type="float" office:value="42396.437" calcext:value-type="float">
            <text:p>42,396.4</text:p>
          </table:table-cell>
          <table:table-cell table:style-name="ce32" office:value-type="float" office:value="11200.007" calcext:value-type="float">
            <text:p>11,200.0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196.43" calcext:value-type="float">
            <text:p>31,196.4</text:p>
          </table:table-cell>
          <table:table-cell table:style-name="ce32" office:value-type="float" office:value="8138.179" calcext:value-type="float">
            <text:p>8,138.2</text:p>
          </table:table-cell>
          <table:table-cell table:style-name="ce32" office:value-type="float" office:value="7021.574" calcext:value-type="float">
            <text:p>7,021.6</text:p>
          </table:table-cell>
          <table:table-cell table:style-name="ce32" office:value-type="float" office:value="1254.694" calcext:value-type="float">
            <text:p>1,254.7</text:p>
          </table:table-cell>
          <table:table-cell table:number-columns-repeated="2" table:style-name="ce32" office:value-type="float" office:value="5453.374" calcext:value-type="float">
            <text:p>5,453.4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13.506" calcext:value-type="float">
            <text:p>313.5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Coal &amp; Coal Product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569.728" calcext:value-type="float">
            <text:p>6,569.7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226.433" calcext:value-type="float">
            <text:p>-226.4</text:p>
          </table:table-cell>
          <table:table-cell table:style-name="ce33" office:value-type="float" office:value="6796.161" calcext:value-type="float">
            <text:p>6,796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892.36" calcext:value-type="float">
            <text:p>892.4</text:p>
          </table:table-cell>
          <table:table-cell table:style-name="ce79" office:value-type="float" office:value="5903.8" calcext:value-type="float">
            <text:p>5,903.8</text:p>
          </table:table-cell>
          <table:table-cell table:style-name="ce33" office:value-type="float" office:value="5903.8" calcext:value-type="float">
            <text:p>5,903.8</text:p>
          </table:table-cell>
          <table:table-cell table:number-columns-repeated="1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Bituminous Coal-Coking Coal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4696.256" calcext:value-type="float">
            <text:p>44,696.3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777.965" calcext:value-type="float">
            <text:p>778.0</text:p>
          </table:table-cell>
          <table:table-cell table:style-name="ce33" office:value-type="float" office:value="43918.291" calcext:value-type="float">
            <text:p>43,918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2479.714" calcext:value-type="float">
            <text:p>-2,479.7</text:p>
          </table:table-cell>
          <table:table-cell table:style-name="ce79" office:value-type="float" office:value="40907.711" calcext:value-type="float">
            <text:p>40,907.7</text:p>
          </table:table-cell>
          <table:table-cell table:style-name="ce33" office:value-type="float" office:value="3687.799" calcext:value-type="float">
            <text:p>3,687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7219.912" calcext:value-type="float">
            <text:p>37,219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490.294" calcext:value-type="float">
            <text:p>5,490.3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5490.294" calcext:value-type="float">
            <text:p>5,490.3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ituminous Coal-Steam Coa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無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38.803" calcext:value-type="float">
            <text:p>338.8</text:p>
          </table:table-cell>
          <table:table-cell table:style-name="ce33" office:value-type="float" office:value="1.441" calcext:value-type="float">
            <text:p>1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6.994" calcext:value-type="float">
            <text:p>-7.0</text:p>
          </table:table-cell>
          <table:table-cell table:style-name="ce33" office:value-type="float" office:value="344.356" calcext:value-type="float">
            <text:p>344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33.138" calcext:value-type="float">
            <text:p>33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11.218" calcext:value-type="float">
            <text:p>311.2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269.841" calcext:value-type="float">
            <text:p>269.8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41.377" calcext:value-type="float">
            <text:p>41.4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nthracit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亞煙煤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1658.072" calcext:value-type="float">
            <text:p>11,658.1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61.556" calcext:value-type="float">
            <text:p>961.6</text:p>
          </table:table-cell>
          <table:table-cell table:style-name="ce33" office:value-type="float" office:value="10696.516" calcext:value-type="float">
            <text:p>10,696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99.714" calcext:value-type="float">
            <text:p>-199.7</text:p>
          </table:table-cell>
          <table:table-cell table:style-name="ce79" office:value-type="float" office:value="10896.23" calcext:value-type="float">
            <text:p>10,896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0896.23" calcext:value-type="float">
            <text:p>10,896.2</text:p>
          </table:table-cell>
          <table:table-cell table:number-columns-repeated="10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ub-Bituminou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炭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48.221" calcext:value-type="float">
            <text:p>248.2</text:p>
          </table:table-cell>
          <table:table-cell table:style-name="ce33" office:value-type="float" office:value="116.815" calcext:value-type="float">
            <text:p>116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6.96" calcext:value-type="float">
            <text:p>137.0</text:p>
          </table:table-cell>
          <table:table-cell table:style-name="ce33" office:value-type="float" office:value="-5.554" calcext:value-type="float">
            <text:p>-5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145.826" calcext:value-type="float">
            <text:p>145.8</text:p>
          </table:table-cell>
          <table:table-cell table:style-name="ce79" office:value-type="float" office:value="4889.537" calcext:value-type="float">
            <text:p>4,889.5</text:p>
          </table:table-cell>
          <table:table-cell table:style-name="ce33" office:value-type="float" office:value="4889.537" calcext:value-type="float">
            <text:p>4,889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5954.835" calcext:value-type="float">
            <text:p>5,954.8</text:p>
          </table:table-cell>
          <table:table-cell table:style-name="ce33" office:value-type="float" office:value="913.918" calcext:value-type="float">
            <text:p>913.9</text:p>
          </table:table-cell>
          <table:table-cell table:style-name="ce33" office:value-type="float" office:value="0" calcext:value-type="float">
            <text:p>- <text:s/></text:p>
          </table:table-cell>
          <table:table-cell table:number-columns-repeated="2" table:style-name="ce33" office:value-type="float" office:value="552.808" calcext:value-type="float">
            <text:p>552.8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361.11" calcext:value-type="float">
            <text:p>361.1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焦爐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.051" calcext:value-type="float">
            <text:p>0.1</text:p>
          </table:table-cell>
          <table:table-cell table:style-name="ce79" office:value-type="float" office:value="718.973" calcext:value-type="float">
            <text:p>719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18.973" calcext:value-type="float">
            <text:p>719.0</text:p>
          </table:table-cell>
          <table:table-cell table:style-name="ce33" office:value-type="float" office:value="3001.435" calcext:value-type="float">
            <text:p>3,001.4</text:p>
          </table:table-cell>
          <table:table-cell table:style-name="ce33" office:value-type="float" office:value="2282.411" calcext:value-type="float">
            <text:p>2,282.4</text:p>
          </table:table-cell>
          <table:table-cell table:style-name="ce33" office:value-type="float" office:value="582.737" calcext:value-type="float">
            <text:p>582.7</text:p>
          </table:table-cell>
          <table:table-cell table:number-columns-repeated="2" table:style-name="ce33" office:value-type="float" office:value="1699.674" calcext:value-type="float">
            <text:p>1,699.7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Coke Oven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高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87.048" calcext:value-type="float">
            <text:p>187.0</text:p>
          </table:table-cell>
          <table:table-cell table:style-name="ce79" office:value-type="float" office:value="7566.485" calcext:value-type="float">
            <text:p>7,566.5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566.485" calcext:value-type="float">
            <text:p>7,566.5</text:p>
          </table:table-cell>
          <table:table-cell table:style-name="ce33" office:value-type="float" office:value="21197.486" calcext:value-type="float">
            <text:p>21,197.5</text:p>
          </table:table-cell>
          <table:table-cell table:style-name="ce33" office:value-type="float" office:value="13443.953" calcext:value-type="float">
            <text:p>13,444.0</text:p>
          </table:table-cell>
          <table:table-cell table:style-name="ce33" office:value-type="float" office:value="10558.714" calcext:value-type="float">
            <text:p>10,558.7</text:p>
          </table:table-cell>
          <table:table-cell table:number-columns-repeated="2" table:style-name="ce33" office:value-type="float" office:value="2885.239" calcext:value-type="float">
            <text:p>2,885.2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Blast Furnace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轉爐氣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17.836" calcext:value-type="float">
            <text:p>17.8</text:p>
          </table:table-cell>
          <table:table-cell table:style-name="ce79" office:value-type="float" office:value="682.683" calcext:value-type="float">
            <text:p>682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82.683" calcext:value-type="float">
            <text:p>682.7</text:p>
          </table:table-cell>
          <table:table-cell table:style-name="ce33" office:value-type="float" office:value="1328.674" calcext:value-type="float">
            <text:p>1,328.7</text:p>
          </table:table-cell>
          <table:table-cell table:style-name="ce33" office:value-type="float" office:value="628.156" calcext:value-type="float">
            <text:p>628.2</text:p>
          </table:table-cell>
          <table:table-cell table:style-name="ce33" office:value-type="float" office:value="342.767" calcext:value-type="float">
            <text:p>342.8</text:p>
          </table:table-cell>
          <table:table-cell table:number-columns-repeated="2" table:style-name="ce33" office:value-type="float" office:value="285.389" calcext:value-type="float">
            <text:p>285.4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Oxygen Steel Furnace Gas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原油及石油產品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81.843" calcext:value-type="float">
            <text:p>81.8</text:p>
          </table:table-cell>
          <table:table-cell table:style-name="ce32" office:value-type="float" office:value="61090.278" calcext:value-type="float">
            <text:p>61,090.3</text:p>
          </table:table-cell>
          <table:table-cell table:style-name="ce32" office:value-type="float" office:value="14419.404" calcext:value-type="float">
            <text:p>14,419.4</text:p>
          </table:table-cell>
          <table:table-cell table:style-name="ce32" office:value-type="float" office:value="1328.413" calcext:value-type="float">
            <text:p>1,328.4</text:p>
          </table:table-cell>
          <table:table-cell table:style-name="ce32" office:value-type="float" office:value="2074.263" calcext:value-type="float">
            <text:p>2,074.3</text:p>
          </table:table-cell>
          <table:table-cell table:style-name="ce32" office:value-type="float" office:value="736.045" calcext:value-type="float">
            <text:p>736.0</text:p>
          </table:table-cell>
          <table:table-cell table:style-name="ce32" office:value-type="float" office:value="42613.996" calcext:value-type="float">
            <text:p>42,614.0</text:p>
          </table:table-cell>
          <table:table-cell table:style-name="ce32" office:value-type="float" office:value="4117.879" calcext:value-type="float">
            <text:p>4,117.9</text:p>
          </table:table-cell>
          <table:table-cell table:style-name="ce46" office:value-type="float" office:value="-217.365" calcext:value-type="float">
            <text:p>-217.4</text:p>
          </table:table-cell>
          <table:table-cell table:style-name="ce78" office:value-type="float" office:value="43851.829" calcext:value-type="float">
            <text:p>43,851.8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2552.387" calcext:value-type="float">
            <text:p>42,552.4</text:p>
          </table:table-cell>
          <table:table-cell table:style-name="ce32" office:value-type="float" office:value="1299.442" calcext:value-type="float">
            <text:p>1,299.4</text:p>
          </table:table-cell>
          <table:table-cell table:style-name="ce32" office:value-type="float" office:value="49429.156" calcext:value-type="float">
            <text:p>49,429.2</text:p>
          </table:table-cell>
          <table:table-cell table:style-name="ce32" office:value-type="float" office:value="44290.809" calcext:value-type="float">
            <text:p>44,290.8</text:p>
          </table:table-cell>
          <table:table-cell table:style-name="ce32" office:value-type="float" office:value="2858.684" calcext:value-type="float">
            <text:p>2,858.7</text:p>
          </table:table-cell>
          <table:table-cell table:style-name="ce32" office:value-type="float" office:value="17316.135" calcext:value-type="float">
            <text:p>17,316.1</text:p>
          </table:table-cell>
          <table:table-cell table:style-name="ce32" office:value-type="float" office:value="1345.347" calcext:value-type="float">
            <text:p>1,345.3</text:p>
          </table:table-cell>
          <table:table-cell table:style-name="ce32" office:value-type="float" office:value="13366.066" calcext:value-type="float">
            <text:p>13,366.1</text:p>
          </table:table-cell>
          <table:table-cell table:style-name="ce32" office:value-type="float" office:value="471.259" calcext:value-type="float">
            <text:p>471.3</text:p>
          </table:table-cell>
          <table:table-cell table:style-name="ce32" office:value-type="float" office:value="925.039" calcext:value-type="float">
            <text:p>925.0</text:p>
          </table:table-cell>
          <table:table-cell table:style-name="ce32" office:value-type="float" office:value="1208.425" calcext:value-type="float">
            <text:p>1,208.4</text:p>
          </table:table-cell>
          <table:table-cell table:style-name="ce32" office:value-type="float" office:value="24115.991" calcext:value-type="float">
            <text:p>24,116.0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4" office:value-type="string" calcext:value-type="string">
            <text:p>Crude Oil &amp; Petroleum Products</text:p>
          </table:table-cell>
          <table:table-cell table:style-name="ce77" table:number-columns-repeated="997"/>
        </table:table-row>
        <table:table-row table:style-name="ro4">
          <table:table-cell table:style-name="ce8" office:value-type="string" calcext:value-type="string">
            <text:p>原油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2.17" calcext:value-type="float">
            <text:p>2.2</text:p>
          </table:table-cell>
          <table:table-cell table:style-name="ce33" office:value-type="float" office:value="42915.939" calcext:value-type="float">
            <text:p>42,915.9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714.749" calcext:value-type="float">
            <text:p>714.7</text:p>
          </table:table-cell>
          <table:table-cell table:style-name="ce33" office:value-type="float" office:value="42203.359" calcext:value-type="float">
            <text:p>42,203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-13.501" calcext:value-type="float">
            <text:p>-13.5</text:p>
          </table:table-cell>
          <table:table-cell table:style-name="ce79" office:value-type="float" office:value="42216.86" calcext:value-type="float">
            <text:p>42,216.9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2216.86" calcext:value-type="float">
            <text:p>42,216.9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Crude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廠進料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79.673" calcext:value-type="float">
            <text:p>79.7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0.504" calcext:value-type="float">
            <text:p>0.5</text:p>
          </table:table-cell>
          <table:table-cell table:style-name="ce33" office:value-type="float" office:value="79.169" calcext:value-type="float">
            <text:p>79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009" calcext:value-type="float">
            <text:p>0.0</text:p>
          </table:table-cell>
          <table:table-cell table:style-name="ce79" office:value-type="float" office:value="79.159" calcext:value-type="float">
            <text:p>79.2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79.159" calcext:value-type="float">
            <text:p>79.2</text:p>
          </table:table-cell>
          <table:table-cell table:number-columns-repeated="11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Refinery Feedstock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煉油氣</text:p>
          </table:table-cell>
          <table:table-cell table:style-name="ce22" office:value-type="string" calcext:value-type="string">
            <text:p><text:span text:style-name="T4">百萬立方公尺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311.757" calcext:value-type="float">
            <text:p>311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11.757" calcext:value-type="float">
            <text:p>311.8</text:p>
          </table:table-cell>
          <table:table-cell table:style-name="ce33" office:value-type="float" office:value="3420.694" calcext:value-type="float">
            <text:p>3,420.7</text:p>
          </table:table-cell>
          <table:table-cell table:style-name="ce33" office:value-type="float" office:value="3108.938" calcext:value-type="float">
            <text:p>3,108.9</text:p>
          </table:table-cell>
          <table:table-cell table:style-name="ce33" office:value-type="float" office:value="2222.272" calcext:value-type="float">
            <text:p>2,222.3</text:p>
          </table:table-cell>
          <table:table-cell table:number-columns-repeated="2" table:style-name="ce33" office:value-type="float" office:value="886.666" calcext:value-type="float">
            <text:p>886.7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Refinery G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液化石油氣</text:p>
          </table:table-cell>
          <table:table-cell table:style-name="ce22" office:value-type="string" calcext:value-type="string">
            <text:p><text:span text:style-name="T4">千公秉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676.089" calcext:value-type="float">
            <text:p>2,676.1</text:p>
          </table:table-cell>
          <table:table-cell table:style-name="ce33" office:value-type="float" office:value="50.596" calcext:value-type="float">
            <text:p>50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0.61" calcext:value-type="float">
            <text:p>-0.6</text:p>
          </table:table-cell>
          <table:table-cell table:style-name="ce33" office:value-type="float" office:value="2626.103" calcext:value-type="float">
            <text:p>2,626.1</text:p>
          </table:table-cell>
          <table:table-cell table:style-name="ce33" office:value-type="float" office:value="261.69" calcext:value-type="float">
            <text:p>261.7</text:p>
          </table:table-cell>
          <table:table-cell table:style-name="ce47" office:value-type="float" office:value="-6.079" calcext:value-type="float">
            <text:p>-6.1</text:p>
          </table:table-cell>
          <table:table-cell table:style-name="ce79" office:value-type="float" office:value="1.07" calcext:value-type="float">
            <text:p>1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07" calcext:value-type="float">
            <text:p>1.1</text:p>
          </table:table-cell>
          <table:table-cell table:style-name="ce33" office:value-type="float" office:value="1692.072" calcext:value-type="float">
            <text:p>1,692.1</text:p>
          </table:table-cell>
          <table:table-cell table:style-name="ce33" office:value-type="float" office:value="4061.495" calcext:value-type="float">
            <text:p>4,061.5</text:p>
          </table:table-cell>
          <table:table-cell table:style-name="ce33" office:value-type="float" office:value="182.095" calcext:value-type="float">
            <text:p>182.1</text:p>
          </table:table-cell>
          <table:table-cell table:style-name="ce33" office:value-type="float" office:value="2222.391" calcext:value-type="float">
            <text:p>2,222.4</text:p>
          </table:table-cell>
          <table:table-cell table:style-name="ce33" office:value-type="float" office:value="397.222" calcext:value-type="float">
            <text:p>397.2</text:p>
          </table:table-cell>
          <table:table-cell table:style-name="ce33" office:value-type="float" office:value="20.39" calcext:value-type="float">
            <text:p>20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5.62" calcext:value-type="float">
            <text:p>165.6</text:p>
          </table:table-cell>
          <table:table-cell table:style-name="ce33" office:value-type="float" office:value="1639.159" calcext:value-type="float">
            <text:p>1,639.2</text:p>
          </table:table-cell>
          <table:table-cell table:style-name="ce33" office:value-type="float" office:value="1657.009" calcext:value-type="float">
            <text:p>1,657.0</text:p>
          </table:table-cell>
          <table:table-cell table:style-name="ce44" office:value-type="string" calcext:value-type="string">
            <text:p>10<text:span text:style-name="T14">3</text:span><text:span text:style-name="T15"> K.L.</text:span></text:p>
          </table:table-cell>
          <table:table-cell table:style-name="ce73" office:value-type="string" calcext:value-type="string">
            <text:p>L.P.G.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腦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4561.157" calcext:value-type="float">
            <text:p>14,561.2</text:p>
          </table:table-cell>
          <table:table-cell table:style-name="ce33" office:value-type="float" office:value="215.424" calcext:value-type="float">
            <text:p>215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37.106" calcext:value-type="float">
            <text:p>237.1</text:p>
          </table:table-cell>
          <table:table-cell table:style-name="ce33" office:value-type="float" office:value="14108.628" calcext:value-type="float">
            <text:p>14,108.6</text:p>
          </table:table-cell>
          <table:table-cell table:style-name="ce33" office:value-type="float" office:value="3035.987" calcext:value-type="float">
            <text:p>3,036.0</text:p>
          </table:table-cell>
          <table:table-cell table:style-name="ce47" office:value-type="float" office:value="59.581" calcext:value-type="float">
            <text:p>59.6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0854.767" calcext:value-type="float">
            <text:p>10,854.8</text:p>
          </table:table-cell>
          <table:table-cell table:style-name="ce33" office:value-type="float" office:value="21867.826" calcext:value-type="float">
            <text:p>21,867.8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21867.826" calcext:value-type="float">
            <text:p>21,867.8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Naphtha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車用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45.247" calcext:value-type="float">
            <text:p>245.2</text:p>
          </table:table-cell>
          <table:table-cell table:style-name="ce33" office:value-type="float" office:value="2324.876" calcext:value-type="float">
            <text:p>2,324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5.988" calcext:value-type="float">
            <text:p>16.0</text:p>
          </table:table-cell>
          <table:table-cell table:style-name="ce33" office:value-type="float" office:value="-2095.617" calcext:value-type="float">
            <text:p>-2,095.6</text:p>
          </table:table-cell>
          <table:table-cell table:style-name="ce33" office:value-type="float" office:value="60.615" calcext:value-type="float">
            <text:p>60.6</text:p>
          </table:table-cell>
          <table:table-cell table:style-name="ce47" office:value-type="float" office:value="-68.766" calcext:value-type="float">
            <text:p>-68.8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12257.985" calcext:value-type="float">
            <text:p>12,258.0</text:p>
          </table:table-cell>
          <table:table-cell table:style-name="ce33" office:value-type="float" office:value="10170.519" calcext:value-type="float">
            <text:p>10,170.5</text:p>
          </table:table-cell>
          <table:table-cell table:style-name="ce33" office:value-type="float" office:value="4.047" calcext:value-type="float">
            <text:p>4.0</text:p>
          </table:table-cell>
          <table:table-cell table:style-name="ce33" office:value-type="float" office:value="10166.472" calcext:value-type="float">
            <text:p>10,166.5</text:p>
          </table:table-cell>
          <table:table-cell table:style-name="ce33" office:value-type="float" office:value="5.822" calcext:value-type="float">
            <text:p>5.8</text:p>
          </table:table-cell>
          <table:table-cell table:style-name="ce33" office:value-type="float" office:value="10105.887" calcext:value-type="float">
            <text:p>10,105.9</text:p>
          </table:table-cell>
          <table:table-cell table:style-name="ce33" office:value-type="float" office:value="11.812" calcext:value-type="float">
            <text:p>11.8</text:p>
          </table:table-cell>
          <table:table-cell table:style-name="ce33" office:value-type="float" office:value="42.95" calcext:value-type="float">
            <text:p>43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Motor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汽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8"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13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viation Gasoli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航空燃油<text:span text:style-name="T9">1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92.297" calcext:value-type="float">
            <text:p>92.3</text:p>
          </table:table-cell>
          <table:table-cell table:style-name="ce33" office:value-type="float" office:value="989.098" calcext:value-type="float">
            <text:p>989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333.546" calcext:value-type="float">
            <text:p>2,333.5</text:p>
          </table:table-cell>
          <table:table-cell table:style-name="ce33" office:value-type="float" office:value="-6.365" calcext:value-type="float">
            <text:p>-6.4</text:p>
          </table:table-cell>
          <table:table-cell table:style-name="ce33" office:value-type="float" office:value="-3223.981" calcext:value-type="float">
            <text:p>-3,224.0</text:p>
          </table:table-cell>
          <table:table-cell table:style-name="ce33" office:value-type="float" office:value="179.274" calcext:value-type="float">
            <text:p>179.3</text:p>
          </table:table-cell>
          <table:table-cell table:style-name="ce47" office:value-type="float" office:value="326.682" calcext:value-type="float">
            <text:p>326.7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036.248" calcext:value-type="float">
            <text:p>4,036.2</text:p>
          </table:table-cell>
          <table:table-cell table:style-name="ce33" office:value-type="float" office:value="306.311" calcext:value-type="float">
            <text:p>306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06.311" calcext:value-type="float">
            <text:p>306.3</text:p>
          </table:table-cell>
          <table:table-cell table:style-name="ce33" office:value-type="float" office:value="0.727" calcext:value-type="float">
            <text:p>0.7</text:p>
          </table:table-cell>
          <table:table-cell table:style-name="ce33" office:value-type="float" office:value="89.622" calcext:value-type="float">
            <text:p>89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15.963" calcext:value-type="float">
            <text:p>216.0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Jet Fuel<text:span text:style-name="T14">1</text:span>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煤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5" table:style-name="ce33" office:value-type="float" office:value="0" calcext:value-type="float">
            <text:p>- <text:s/></text:p>
          </table:table-cell>
          <table:table-cell table:style-name="ce33" office:value-type="float" office:value="-0.441" calcext:value-type="float">
            <text:p>-0.4</text:p>
          </table:table-cell>
          <table:table-cell table:style-name="ce33" office:value-type="float" office:value="0.441" calcext:value-type="float">
            <text:p>0.4</text:p>
          </table:table-cell>
          <table:table-cell table:style-name="ce33" office:value-type="float" office:value="0.004" calcext:value-type="float">
            <text:p>0.0</text:p>
          </table:table-cell>
          <table:table-cell table:style-name="ce47" office:value-type="float" office:value="0.133" calcext:value-type="float">
            <text:p>0.1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.084" calcext:value-type="float">
            <text:p>5.1</text:p>
          </table:table-cell>
          <table:table-cell table:style-name="ce33" office:value-type="float" office:value="5.388" calcext:value-type="float">
            <text:p>5.4</text:p>
          </table:table-cell>
          <table:table-cell table:style-name="ce33" office:value-type="float" office:value="0.002" calcext:value-type="float">
            <text:p>0.0</text:p>
          </table:table-cell>
          <table:table-cell table:style-name="ce33" office:value-type="float" office:value="5.386" calcext:value-type="float">
            <text:p>5.4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.386" calcext:value-type="float">
            <text:p>5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Kerosen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柴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7816.958" calcext:value-type="float">
            <text:p>7,817.0</text:p>
          </table:table-cell>
          <table:table-cell table:style-name="ce33" office:value-type="float" office:value="166.333" calcext:value-type="float">
            <text:p>166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-199.948" calcext:value-type="float">
            <text:p>-199.9</text:p>
          </table:table-cell>
          <table:table-cell table:style-name="ce33" office:value-type="float" office:value="-7783.343" calcext:value-type="float">
            <text:p>-7,783.3</text:p>
          </table:table-cell>
          <table:table-cell table:style-name="ce33" office:value-type="float" office:value="108.56" calcext:value-type="float">
            <text:p>108.6</text:p>
          </table:table-cell>
          <table:table-cell table:style-name="ce47" office:value-type="float" office:value="-79.419" calcext:value-type="float">
            <text:p>-79.4</text:p>
          </table:table-cell>
          <table:table-cell table:style-name="ce79" office:value-type="float" office:value="67.079" calcext:value-type="float">
            <text:p>67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67.079" calcext:value-type="float">
            <text:p>67.1</text:p>
          </table:table-cell>
          <table:table-cell table:style-name="ce33" office:value-type="float" office:value="13711.385" calcext:value-type="float">
            <text:p>13,711.4</text:p>
          </table:table-cell>
          <table:table-cell table:style-name="ce33" office:value-type="float" office:value="5831.821" calcext:value-type="float">
            <text:p>5,831.8</text:p>
          </table:table-cell>
          <table:table-cell table:style-name="ce33" office:value-type="float" office:value="37.963" calcext:value-type="float">
            <text:p>38.0</text:p>
          </table:table-cell>
          <table:table-cell table:style-name="ce33" office:value-type="float" office:value="5793.858" calcext:value-type="float">
            <text:p>5,793.9</text:p>
          </table:table-cell>
          <table:table-cell table:style-name="ce33" office:value-type="float" office:value="123.248" calcext:value-type="float">
            <text:p>123.2</text:p>
          </table:table-cell>
          <table:table-cell table:style-name="ce33" office:value-type="float" office:value="4793.436" calcext:value-type="float">
            <text:p>4,793.4</text:p>
          </table:table-cell>
          <table:table-cell table:style-name="ce33" office:value-type="float" office:value="466.859" calcext:value-type="float">
            <text:p>466.9</text:p>
          </table:table-cell>
          <table:table-cell table:style-name="ce33" office:value-type="float" office:value="410.315" calcext:value-type="float">
            <text:p>410.3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Dies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燃料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78.301" calcext:value-type="float">
            <text:p>578.3</text:p>
          </table:table-cell>
          <table:table-cell table:style-name="ce33" office:value-type="float" office:value="1660.013" calcext:value-type="float">
            <text:p>1,660.0</text:p>
          </table:table-cell>
          <table:table-cell table:style-name="ce33" office:value-type="float" office:value="1099.843" calcext:value-type="float">
            <text:p>1,099.8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9.26" calcext:value-type="float">
            <text:p>49.3</text:p>
          </table:table-cell>
          <table:table-cell table:style-name="ce33" office:value-type="float" office:value="-2230.815" calcext:value-type="float">
            <text:p>-2,230.8</text:p>
          </table:table-cell>
          <table:table-cell table:style-name="ce33" office:value-type="float" office:value="916.276" calcext:value-type="float">
            <text:p>916.3</text:p>
          </table:table-cell>
          <table:table-cell table:style-name="ce47" office:value-type="float" office:value="-382.329" calcext:value-type="float">
            <text:p>-382.3</text:p>
          </table:table-cell>
          <table:table-cell table:style-name="ce79" office:value-type="float" office:value="857.882" calcext:value-type="float">
            <text:p>857.9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857.882" calcext:value-type="float">
            <text:p>857.9</text:p>
          </table:table-cell>
          <table:table-cell table:style-name="ce33" office:value-type="float" office:value="4673.526" calcext:value-type="float">
            <text:p>4,673.5</text:p>
          </table:table-cell>
          <table:table-cell table:style-name="ce33" office:value-type="float" office:value="1050.882" calcext:value-type="float">
            <text:p>1,050.9</text:p>
          </table:table-cell>
          <table:table-cell table:style-name="ce33" office:value-type="float" office:value="68.223" calcext:value-type="float">
            <text:p>68.2</text:p>
          </table:table-cell>
          <table:table-cell table:style-name="ce33" office:value-type="float" office:value="982.66" calcext:value-type="float">
            <text:p>982.7</text:p>
          </table:table-cell>
          <table:table-cell table:style-name="ce33" office:value-type="float" office:value="748.237" calcext:value-type="float">
            <text:p>748.2</text:p>
          </table:table-cell>
          <table:table-cell table:style-name="ce33" office:value-type="float" office:value="36.62" calcext:value-type="float">
            <text:p>36.6</text:p>
          </table:table-cell>
          <table:table-cell table:style-name="ce33" office:value-type="float" office:value="23.706" calcext:value-type="float">
            <text:p>23.7</text:p>
          </table:table-cell>
          <table:table-cell table:style-name="ce33" office:value-type="float" office:value="174.096" calcext:value-type="float">
            <text:p>174.1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Fuel Oil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潤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16.307" calcext:value-type="float">
            <text:p>316.3</text:p>
          </table:table-cell>
          <table:table-cell table:style-name="ce33" office:value-type="float" office:value="577.046" calcext:value-type="float">
            <text:p>577.0</text:p>
          </table:table-cell>
          <table:table-cell table:style-name="ce33" office:value-type="float" office:value="0.003" calcext:value-type="float">
            <text:p>0.0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.514" calcext:value-type="float">
            <text:p>17.5</text:p>
          </table:table-cell>
          <table:table-cell table:style-name="ce33" office:value-type="float" office:value="-278.255" calcext:value-type="float">
            <text:p>-278.3</text:p>
          </table:table-cell>
          <table:table-cell table:style-name="ce33" office:value-type="float" office:value="0.392" calcext:value-type="float">
            <text:p>0.4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806.893" calcext:value-type="float">
            <text:p>806.9</text:p>
          </table:table-cell>
          <table:table-cell table:style-name="ce33" office:value-type="float" office:value="528.246" calcext:value-type="float">
            <text:p>528.2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528.246" calcext:value-type="float">
            <text:p>528.2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Lubrica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柏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10.44" calcext:value-type="float">
            <text:p>110.4</text:p>
          </table:table-cell>
          <table:table-cell table:style-name="ce33" office:value-type="float" office:value="239.421" calcext:value-type="float">
            <text:p>239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7.393" calcext:value-type="float">
            <text:p>-7.4</text:p>
          </table:table-cell>
          <table:table-cell table:style-name="ce33" office:value-type="float" office:value="-121.588" calcext:value-type="float">
            <text:p>-121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575.494" calcext:value-type="float">
            <text:p>575.5</text:p>
          </table:table-cell>
          <table:table-cell table:style-name="ce33" office:value-type="float" office:value="453.905" calcext:value-type="float">
            <text:p>453.9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453.905" calcext:value-type="float">
            <text:p>453.9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Asphal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溶劑油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67.702" calcext:value-type="float">
            <text:p>1,867.7</text:p>
          </table:table-cell>
          <table:table-cell table:style-name="ce33" office:value-type="float" office:value="76.792" calcext:value-type="float">
            <text:p>76.8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5.721" calcext:value-type="float">
            <text:p>-5.7</text:p>
          </table:table-cell>
          <table:table-cell table:style-name="ce33" office:value-type="float" office:value="1796.63" calcext:value-type="float">
            <text:p>1,796.6</text:p>
          </table:table-cell>
          <table:table-cell table:style-name="ce33" office:value-type="float" office:value="1.455" calcext:value-type="float">
            <text:p>1.5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41.319" calcext:value-type="float">
            <text:p>41.3</text:p>
          </table:table-cell>
          <table:table-cell table:style-name="ce33" office:value-type="float" office:value="1836.494" calcext:value-type="float">
            <text:p>1,836.5</text:p>
          </table:table-cell>
          <table:table-cell table:number-columns-repeated="7" table:style-name="ce33" office:value-type="float" office:value="0" calcext:value-type="float">
            <text:p>- <text:s/></text:p>
          </table:table-cell>
          <table:table-cell table:style-name="ce33" office:value-type="float" office:value="1836.494" calcext:value-type="float">
            <text:p>1,836.5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Solvents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石油焦</text:p>
          </table:table-cell>
          <table:table-cell table:style-name="ce22" office:value-type="string" calcext:value-type="string">
            <text:p><text:span text:style-name="T4">千公噸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5.632" calcext:value-type="float">
            <text:p>35.6</text:p>
          </table:table-cell>
          <table:table-cell table:style-name="ce33" office:value-type="float" office:value="609.213" calcext:value-type="float">
            <text:p>609.2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67.235" calcext:value-type="float">
            <text:p>-67.2</text:p>
          </table:table-cell>
          <table:table-cell table:style-name="ce33" office:value-type="float" office:value="-506.345" calcext:value-type="float">
            <text:p>-506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0" calcext:value-type="float">
            <text:p>-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958.829" calcext:value-type="float">
            <text:p>958.8</text:p>
          </table:table-cell>
          <table:table-cell table:style-name="ce33" office:value-type="float" office:value="452.484" calcext:value-type="float">
            <text:p>452.5</text:p>
          </table:table-cell>
          <table:table-cell table:style-name="ce33" office:value-type="float" office:value="387.866" calcext:value-type="float">
            <text:p>387.9</text:p>
          </table:table-cell>
          <table:table-cell table:number-columns-repeated="6" table:style-name="ce33" office:value-type="float" office:value="0" calcext:value-type="float">
            <text:p>- <text:s/></text:p>
          </table:table-cell>
          <table:table-cell table:style-name="ce33" office:value-type="float" office:value="64.618" calcext:value-type="float">
            <text:p>64.6</text:p>
          </table:table-cell>
          <table:table-cell table:style-name="ce44" office:value-type="string" calcext:value-type="string">
            <text:p>10<text:span text:style-name="T14">3</text:span><text:span text:style-name="T15"> tonne</text:span></text:p>
          </table:table-cell>
          <table:table-cell table:style-name="ce73" office:value-type="string" calcext:value-type="string">
            <text:p>Petroleum Coke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其他<text:span text:style-name="T9">2</text:span></text:p>
          </table:table-cell>
          <table:table-cell table:style-name="ce22" office:value-type="string" calcext:value-type="string">
            <text:p><text:span text:style-name="T4">千公秉油當量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55.348" calcext:value-type="float">
            <text:p>455.3</text:p>
          </table:table-cell>
          <table:table-cell table:style-name="ce33" office:value-type="float" office:value="727.386" calcext:value-type="float">
            <text:p>727.4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-1.892" calcext:value-type="float">
            <text:p>-1.9</text:p>
          </table:table-cell>
          <table:table-cell table:style-name="ce33" office:value-type="float" office:value="-270.147" calcext:value-type="float">
            <text:p>-270.1</text:p>
          </table:table-cell>
          <table:table-cell table:style-name="ce33" office:value-type="float" office:value="1.431" calcext:value-type="float">
            <text:p>1.4</text:p>
          </table:table-cell>
          <table:table-cell table:style-name="ce47" office:value-type="float" office:value="0" calcext:value-type="float">
            <text:p>- <text:s/></text:p>
          </table:table-cell>
          <table:table-cell table:style-name="ce79" office:value-type="float" office:value="275.586" calcext:value-type="float">
            <text:p>275.6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56.367" calcext:value-type="float">
            <text:p>256.4</text:p>
          </table:table-cell>
          <table:table-cell table:style-name="ce33" office:value-type="float" office:value="19.219" calcext:value-type="float">
            <text:p>19.2</text:p>
          </table:table-cell>
          <table:table-cell table:style-name="ce33" office:value-type="float" office:value="1720.389" calcext:value-type="float">
            <text:p>1,720.4</text:p>
          </table:table-cell>
          <table:table-cell table:style-name="ce33" office:value-type="float" office:value="1173.224" calcext:value-type="float">
            <text:p>1,173.2</text:p>
          </table:table-cell>
          <table:table-cell table:style-name="ce33" office:value-type="float" office:value="38.483" calcext:value-type="float">
            <text:p>38.5</text:p>
          </table:table-cell>
          <table:table-cell table:number-columns-repeated="2" table:style-name="ce33" office:value-type="float" office:value="12.781" calcext:value-type="float">
            <text:p>12.8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121.96" calcext:value-type="float">
            <text:p>1,122.0</text:p>
          </table:table-cell>
          <table:table-cell table:style-name="ce44" office:value-type="string" calcext:value-type="string">
            <text:p>10<text:span text:style-name="T14">3</text:span><text:span text:style-name="T15"> KLOE</text:span></text:p>
          </table:table-cell>
          <table:table-cell table:style-name="ce73" office:value-type="string" calcext:value-type="string">
            <text:p>Other<text:span text:style-name="T14">2</text:span>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天然氣</text:p>
          </table:table-cell>
          <table:table-cell table:style-name="ce21" office:value-type="string" calcext:value-type="string">
            <text:p><text:span text:style-name="T10">千公噸</text:span></text:p>
          </table:table-cell>
          <table:table-cell table:style-name="ce32" office:value-type="float" office:value="70.936" calcext:value-type="float">
            <text:p>70.9</text:p>
          </table:table-cell>
          <table:table-cell table:style-name="ce32" office:value-type="float" office:value="17939.826" calcext:value-type="float">
            <text:p>17,939.8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7.645" calcext:value-type="float">
            <text:p>37.6</text:p>
          </table:table-cell>
          <table:table-cell table:style-name="ce32" office:value-type="float" office:value="17973.117" calcext:value-type="float">
            <text:p>17,973.1</text:p>
          </table:table-cell>
          <table:table-cell table:style-name="ce32" office:value-type="float" office:value="19368.859" calcext:value-type="float">
            <text:p>19,368.9</text:p>
          </table:table-cell>
          <table:table-cell table:style-name="ce46" office:value-type="float" office:value="-52.7" calcext:value-type="float">
            <text:p>-52.7</text:p>
          </table:table-cell>
          <table:table-cell table:style-name="ce78" office:value-type="float" office:value="14300.72" calcext:value-type="float">
            <text:p>14,300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3.557" calcext:value-type="float">
            <text:p>43.6</text:p>
          </table:table-cell>
          <table:table-cell table:style-name="ce32" office:value-type="float" office:value="14257.163" calcext:value-type="float">
            <text:p>14,257.2</text:p>
          </table:table-cell>
          <table:table-cell table:style-name="ce32" office:value-type="float" office:value="19533.933" calcext:value-type="float">
            <text:p>19,533.9</text:p>
          </table:table-cell>
          <table:table-cell table:style-name="ce32" office:value-type="float" office:value="3890.171" calcext:value-type="float">
            <text:p>3,890.2</text:p>
          </table:table-cell>
          <table:table-cell table:style-name="ce32" office:value-type="float" office:value="404.717" calcext:value-type="float">
            <text:p>404.7</text:p>
          </table:table-cell>
          <table:table-cell table:style-name="ce32" office:value-type="float" office:value="3485.453" calcext:value-type="float">
            <text:p>3,485.5</text:p>
          </table:table-cell>
          <table:table-cell table:style-name="ce32" office:value-type="float" office:value="2514.142" calcext:value-type="float">
            <text:p>2,514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.024" calcext:value-type="float">
            <text:p>3.0</text:p>
          </table:table-cell>
          <table:table-cell table:style-name="ce32" office:value-type="float" office:value="347.564" calcext:value-type="float">
            <text:p>347.6</text:p>
          </table:table-cell>
          <table:table-cell table:style-name="ce32" office:value-type="float" office:value="620.723" calcext:value-type="float">
            <text:p>620.7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tonne</text:span></text:p>
          </table:table-cell>
          <table:table-cell table:style-name="ce72" office:value-type="string" calcext:value-type="string">
            <text:p>Natural Gas</text:p>
          </table:table-cell>
          <table:table-cell table:style-name="ce77" table:number-columns-repeated="997"/>
        </table:table-row>
        <table:table-row table:style-name="ro4">
          <table:table-cell table:style-name="ce7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3" office:value-type="string" calcext:value-type="string">
            <text:p>百萬立方公尺</text:p>
          </table:table-cell>
          <table:table-cell table:style-name="ce33" office:value-type="float" office:value="105.34" calcext:value-type="float">
            <text:p>105.3</text:p>
          </table:table-cell>
          <table:table-cell table:number-columns-repeated="4" table:style-name="ce33" office:value-type="float" office:value="0" calcext:value-type="float">
            <text:p>- <text:s/></text:p>
          </table:table-cell>
          <table:table-cell table:style-name="ce33" office:value-type="float" office:value="170.449" calcext:value-type="float">
            <text:p>170.4</text:p>
          </table:table-cell>
          <table:table-cell table:style-name="ce33" office:value-type="float" office:value="-65.109" calcext:value-type="float">
            <text:p>-65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7" office:value-type="float" office:value="0.702" calcext:value-type="float">
            <text:p>0.7</text:p>
          </table:table-cell>
          <table:table-cell table:style-name="ce79" office:value-type="float" office:value="1.743" calcext:value-type="float">
            <text:p>1.7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.743" calcext:value-type="float">
            <text:p>1.7</text:p>
          </table:table-cell>
          <table:table-cell table:style-name="ce33" office:value-type="float" office:value="2007.568" calcext:value-type="float">
            <text:p>2,007.6</text:p>
          </table:table-cell>
          <table:table-cell table:style-name="ce33" office:value-type="float" office:value="1940.014" calcext:value-type="float">
            <text:p>1,940.0</text:p>
          </table:table-cell>
          <table:table-cell table:style-name="ce33" office:value-type="float" office:value="22.415" calcext:value-type="float">
            <text:p>22.4</text:p>
          </table:table-cell>
          <table:table-cell table:style-name="ce33" office:value-type="float" office:value="1917.599" calcext:value-type="float">
            <text:p>1,917.6</text:p>
          </table:table-cell>
          <table:table-cell table:style-name="ce33" office:value-type="float" office:value="697.636" calcext:value-type="float">
            <text:p>697.6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373.689" calcext:value-type="float">
            <text:p>373.7</text:p>
          </table:table-cell>
          <table:table-cell table:style-name="ce33" office:value-type="float" office:value="846.275" calcext:value-type="float">
            <text:p>846.3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10<text:span text:style-name="T14">6</text:span><text:span text:style-name="T15"> m</text:span><text:span text:style-name="T16">3</text:span></text:p>
          </table:table-cell>
          <table:table-cell table:style-name="ce73" office:value-type="string" calcext:value-type="string">
            <text:p>(Indigenous) Natural Gas</text:p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string" calcext:value-type="string">
            <text:p><text:span text:style-name="T4">〞</text:span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3680.57" calcext:value-type="float">
            <text:p>23,680.6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33" office:value-type="float" office:value="-101.819" calcext:value-type="float">
            <text:p>-101.8</text:p>
          </table:table-cell>
          <table:table-cell table:style-name="ce33" office:value-type="float" office:value="23782.389" calcext:value-type="float">
            <text:p>23,782.4</text:p>
          </table:table-cell>
          <table:table-cell table:style-name="ce33" office:value-type="float" office:value="25566.894" calcext:value-type="float">
            <text:p>25,566.9</text:p>
          </table:table-cell>
          <table:table-cell table:style-name="ce47" office:value-type="float" office:value="-70.187" calcext:value-type="float">
            <text:p>-70.2</text:p>
          </table:table-cell>
          <table:table-cell table:style-name="ce79" office:value-type="float" office:value="18875.401" calcext:value-type="float">
            <text:p>18,875.4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7.496" calcext:value-type="float">
            <text:p>57.5</text:p>
          </table:table-cell>
          <table:table-cell table:style-name="ce33" office:value-type="float" office:value="18817.905" calcext:value-type="float">
            <text:p>18,817.9</text:p>
          </table:table-cell>
          <table:table-cell table:style-name="ce33" office:value-type="float" office:value="24000.287" calcext:value-type="float">
            <text:p>24,000.3</text:p>
          </table:table-cell>
          <table:table-cell table:style-name="ce33" office:value-type="float" office:value="3410.568" calcext:value-type="float">
            <text:p>3,410.6</text:p>
          </table:table-cell>
          <table:table-cell table:style-name="ce33" office:value-type="float" office:value="514.302" calcext:value-type="float">
            <text:p>514.3</text:p>
          </table:table-cell>
          <table:table-cell table:style-name="ce33" office:value-type="float" office:value="2896.266" calcext:value-type="float">
            <text:p>2,896.3</text:p>
          </table:table-cell>
          <table:table-cell table:style-name="ce33" office:value-type="float" office:value="2698.547" calcext:value-type="float">
            <text:p>2,698.5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.992" calcext:value-type="float">
            <text:p>4.0</text:p>
          </table:table-cell>
          <table:table-cell table:style-name="ce33" office:value-type="float" office:value="126.617" calcext:value-type="float">
            <text:p>126.6</text:p>
          </table:table-cell>
          <table:table-cell table:style-name="ce33" office:value-type="float" office:value="67.111" calcext:value-type="float">
            <text:p>67.1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44" office:value-type="string" calcext:value-type="string">
            <text:p><text:span text:style-name="T4">〞</text:span></text:p>
          </table:table-cell>
          <table:table-cell table:style-name="ce73" office:value-type="string" calcext:value-type="string">
            <text:p>(Imported) L.N.G.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生質能及廢棄物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672.019" calcext:value-type="float">
            <text:p>1,672.0</text:p>
          </table:table-cell>
          <table:table-cell table:style-name="ce32" office:value-type="float" office:value="4.373" calcext:value-type="float">
            <text:p>4.4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0.003" calcext:value-type="float">
            <text:p>0.0</text:p>
          </table:table-cell>
          <table:table-cell table:style-name="ce32" office:value-type="float" office:value="1676.388" calcext:value-type="float">
            <text:p>1,676.4</text:p>
          </table:table-cell>
          <table:table-cell table:style-name="ce32" office:value-type="float" office:value="0.048" calcext:value-type="float">
            <text:p>0.0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247.223" calcext:value-type="float">
            <text:p>1,247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247.223" calcext:value-type="float">
            <text:p>1,247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29.117" calcext:value-type="float">
            <text:p>429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29.117" calcext:value-type="float">
            <text:p>429.1</text:p>
          </table:table-cell>
          <table:table-cell table:style-name="ce32" office:value-type="float" office:value="429.089" calcext:value-type="float">
            <text:p>429.1</text:p>
          </table:table-cell>
          <table:table-cell table:style-name="ce32" office:value-type="float" office:value="0.028" calcext:value-type="float">
            <text:p>0.0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Biomass and Waste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1" office:value-type="string" calcext:value-type="string">
            <text:p>百萬度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440.245" calcext:value-type="float">
            <text:p>31,440.2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31440.245" calcext:value-type="float">
            <text:p>31,440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31440.245" calcext:value-type="float">
            <text:p>31,440.2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1440.245" calcext:value-type="float">
            <text:p>31,440.2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GWh</text:p>
          </table:table-cell>
          <table:table-cell table:style-name="ce72" office:value-type="string" calcext:value-type="string">
            <text:p>Nuclear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水力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3019.152" calcext:value-type="float">
            <text:p>3,019.2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3019.152" calcext:value-type="float">
            <text:p>3,019.2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6178.069" calcext:value-type="float">
            <text:p>6,178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6178.069" calcext:value-type="float">
            <text:p>6,178.1</text:p>
          </table:table-cell>
          <table:table-cell table:style-name="ce32" office:value-type="float" office:value="3158.917" calcext:value-type="float">
            <text:p>3,158.9</text:p>
          </table:table-cell>
          <table:table-cell table:number-columns-repeated="9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Hydro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地熱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1.912" calcext:value-type="float">
            <text:p>1.9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.912" calcext:value-type="float">
            <text:p>1.9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1.912" calcext:value-type="float">
            <text:p>1.9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1.912" calcext:value-type="float">
            <text:p>1.9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Geothermal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太陽光電</text:p>
          </table:table-cell>
          <table:table-cell table:style-name="ce21" office:value-type="string" calcext:value-type="string">
            <text:p><text:span text:style-name="T10">〞</text:span></text:p>
          </table:table-cell>
          <table:table-cell table:style-name="ce32" office:value-type="float" office:value="6095.329" calcext:value-type="float">
            <text:p>6,095.3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6095.329" calcext:value-type="float">
            <text:p>6,095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6095.329" calcext:value-type="float">
            <text:p>6,095.3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6095.329" calcext:value-type="float">
            <text:p>6,095.3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<text:span text:style-name="T10">〞</text:span></text:p>
          </table:table-cell>
          <table:table-cell table:style-name="ce72" office:value-type="string" calcext:value-type="string">
            <text:p>Solar PV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風力</text:p>
          </table:table-cell>
          <table:table-cell table:style-name="ce21" office:value-type="string" calcext:value-type="string">
            <text:p>〞</text:p>
          </table:table-cell>
          <table:table-cell table:style-name="ce32" office:value-type="float" office:value="2433.124" calcext:value-type="float">
            <text:p>2,433.1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2433.124" calcext:value-type="float">
            <text:p>2,433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2433.124" calcext:value-type="float">
            <text:p>2,433.1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433.124" calcext:value-type="float">
            <text:p>2,433.1</text:p>
          </table:table-cell>
          <table:table-cell table:number-columns-repeated="10"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Wind</text:p>
          </table:table-cell>
          <table:table-cell table:number-columns-repeated="997"/>
        </table:table-row>
        <table:table-row table:style-name="ro4">
          <table:table-cell table:style-name="ce9" office:value-type="string" calcext:value-type="string">
            <text:p>電力</text:p>
          </table:table-cell>
          <table:table-cell table:style-name="ce24" office:value-type="string" calcext:value-type="string">
            <text:p>〞</text:p>
          </table:table-cell>
          <table:table-cell table:number-columns-repeated="8" table:style-name="ce32" office:value-type="float" office:value="0" calcext:value-type="float">
            <text:p>- <text:s/></text:p>
          </table:table-cell>
          <table:table-cell table:style-name="ce46" office:value-type="float" office:value="8892.803" calcext:value-type="float">
            <text:p>8,892.8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280139.911" calcext:value-type="float">
            <text:p>280,139.9</text:p>
          </table:table-cell>
          <table:table-cell table:style-name="ce32" office:value-type="float" office:value="271247.108" calcext:value-type="float">
            <text:p>271,247.1</text:p>
          </table:table-cell>
          <table:table-cell table:style-name="ce32" office:value-type="float" office:value="19306.018" calcext:value-type="float">
            <text:p>19,306.0</text:p>
          </table:table-cell>
          <table:table-cell table:style-name="ce32" office:value-type="float" office:value="251941.09" calcext:value-type="float">
            <text:p>251,941.1</text:p>
          </table:table-cell>
          <table:table-cell table:style-name="ce32" office:value-type="float" office:value="150742.253" calcext:value-type="float">
            <text:p>150,742.3</text:p>
          </table:table-cell>
          <table:table-cell table:style-name="ce32" office:value-type="float" office:value="1481.018" calcext:value-type="float">
            <text:p>1,481.0</text:p>
          </table:table-cell>
          <table:table-cell table:style-name="ce32" office:value-type="float" office:value="3273.342" calcext:value-type="float">
            <text:p>3,273.3</text:p>
          </table:table-cell>
          <table:table-cell table:style-name="ce32" office:value-type="float" office:value="46237.406" calcext:value-type="float">
            <text:p>46,237.4</text:p>
          </table:table-cell>
          <table:table-cell table:style-name="ce32" office:value-type="float" office:value="50207.071" calcext:value-type="float">
            <text:p>50,207.1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〞</text:p>
          </table:table-cell>
          <table:table-cell table:style-name="ce72" office:value-type="string" calcext:value-type="string">
            <text:p>Electricity</text:p>
          </table:table-cell>
          <table:table-cell table:style-name="ce77" table:number-columns-repeated="997"/>
        </table:table-row>
        <table:table-row table:style-name="ro4">
          <table:table-cell table:style-name="ce9" office:value-type="string" calcext:value-type="string">
            <text:p>太陽熱能</text:p>
          </table:table-cell>
          <table:table-cell table:style-name="ce21" office:value-type="string" calcext:value-type="string">
            <text:p><text:span text:style-name="T10">千公秉油當量</text:span></text:p>
          </table:table-cell>
          <table:table-cell table:style-name="ce32" office:value-type="float" office:value="104.434" calcext:value-type="float">
            <text:p>104.4</text:p>
          </table:table-cell>
          <table:table-cell table:number-columns-repeated="5" table:style-name="ce32" office:value-type="float" office:value="0" calcext:value-type="float">
            <text:p>- <text:s/></text:p>
          </table:table-cell>
          <table:table-cell table:style-name="ce32" office:value-type="float" office:value="104.434" calcext:value-type="float">
            <text:p>104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46" office:value-type="float" office:value="0" calcext:value-type="float">
            <text:p>- <text:s/></text:p>
          </table:table-cell>
          <table:table-cell table:style-name="ce78" office:value-type="float" office:value="0" calcext:value-type="float">
            <text:p>- <text:s/></text:p>
          </table:table-cell>
          <table:table-cell table:number-columns-repeated="4" table:style-name="ce32" office:value-type="float" office:value="0" calcext:value-type="float">
            <text:p>- <text:s/></text:p>
          </table:table-cell>
          <table:table-cell table:style-name="ce32" office:value-type="float" office:value="104.434" calcext:value-type="float">
            <text:p>104.4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04.434" calcext:value-type="float">
            <text:p>104.4</text:p>
          </table:table-cell>
          <table:table-cell table:number-columns-repeated="3" table:style-name="ce32" office:value-type="float" office:value="0" calcext:value-type="float">
            <text:p>- <text:s/></text:p>
          </table:table-cell>
          <table:table-cell table:style-name="ce32" office:value-type="float" office:value="3.133" calcext:value-type="float">
            <text:p>3.1</text:p>
          </table:table-cell>
          <table:table-cell table:style-name="ce32" office:value-type="float" office:value="101.301" calcext:value-type="float">
            <text:p>101.3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67" office:value-type="string" calcext:value-type="string">
            <text:p>10<text:span text:style-name="T12">3</text:span><text:span text:style-name="T13"> KLOE</text:span></text:p>
          </table:table-cell>
          <table:table-cell table:style-name="ce72" office:value-type="string" calcext:value-type="string">
            <text:p>Solar Thermal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熱能</text:p>
          </table:table-cell>
          <table:table-cell table:style-name="ce25" office:value-type="string" calcext:value-type="string">
            <text:p><text:span text:style-name="T10">千公噸</text:span></text:p>
          </table:table-cell>
          <table:table-cell table:number-columns-repeated="8" table:style-name="ce34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style-name="ce80" office:value-type="float" office:value="0" calcext:value-type="float">
            <text:p>-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number-columns-repeated="2" table:style-name="ce34" office:value-type="float" office:value="29840.335" calcext:value-type="float">
            <text:p>29,840.3</text:p>
          </table:table-cell>
          <table:table-cell table:style-name="ce34" office:value-type="float" office:value="6829.979" calcext:value-type="float">
            <text:p>6,830.0</text:p>
          </table:table-cell>
          <table:table-cell table:style-name="ce34" office:value-type="float" office:value="23010.356" calcext:value-type="float">
            <text:p>23,010.4</text:p>
          </table:table-cell>
          <table:table-cell table:style-name="ce34" office:value-type="float" office:value="22997.6" calcext:value-type="float">
            <text:p>22,997.6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34" office:value-type="float" office:value="12.756" calcext:value-type="float">
            <text:p>12.8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68" office:value-type="string" calcext:value-type="string">
            <text:p>10<text:span text:style-name="T12">3</text:span><text:span text:style-name="T13"> tonne</text:span></text:p>
          </table:table-cell>
          <table:table-cell table:style-name="ce75" office:value-type="string" calcext:value-type="string">
            <text:p>Heat</text:p>
          </table:table-cell>
          <table:table-cell table:style-name="ce77" table:number-columns-repeated="997"/>
        </table:table-row>
        <table:table-row table:style-name="ro5">
          <table:table-cell table:style-name="ce11" office:value-type="string" calcext:value-type="string" table:number-columns-spanned="11" table:number-rows-spanned="1">
            <text:p>註：1.航空燃油包含汽油型及煤油型</text:p>
          </table:table-cell>
          <table:covered-table-cell table:number-columns-repeated="10" table:style-name="ce26"/>
          <table:table-cell table:style-name="ce55" office:value-type="string" calcext:value-type="string" table:number-columns-spanned="16" table:number-rows-spanned="1">
            <text:p>Note: 1.Jet fuel includes gasoline type and kerosene type.</text:p>
          </table:table-cell>
          <table:covered-table-cell table:number-columns-repeated="15" table:style-name="ce26"/>
          <table:table-cell table:style-name="ce77" table:number-columns-repeated="997"/>
        </table:table-row>
        <table:table-row table:style-name="ro5">
          <table:table-cell table:style-name="ce12" office:value-type="string" calcext:value-type="string" table:number-columns-spanned="11" table:number-rows-spanned="1">
            <text:p><text:s text:c="8"/>2.其他包含添加劑/含氧化合物、天然汽油、白精油、石蠟、其他石油產品</text:p>
          </table:table-cell>
          <table:covered-table-cell table:number-columns-repeated="10" table:style-name="ce27"/>
          <table:table-cell table:style-name="ce56" office:value-type="string" calcext:value-type="string" table:number-columns-spanned="16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5" table:style-name="ce57"/>
          <table:table-cell table:number-columns-repeated="997"/>
        </table:table-row>
        <table:table-row table:style-name="ro6">
          <table:table-cell table:style-name="ce13"/>
          <table:table-cell/>
          <table:table-cell table:style-name="ce35"/>
          <table:table-cell table:number-columns-repeated="23"/>
          <table:table-cell table:style-name="ce76"/>
          <table:table-cell table:number-columns-repeated="997"/>
        </table:table-row>
        <table:table-row table:style-name="ro6">
          <table:table-cell table:number-columns-repeated="2"/>
          <table:table-cell table:style-name="ce35"/>
          <table:table-cell table:number-columns-repeated="23"/>
          <table:table-cell table:style-name="ce13"/>
          <table:table-cell table:number-columns-repeated="997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 table:number-rows-repeated="4">
          <table:table-cell table:style-name="ce15"/>
          <table:table-cell/>
          <table:table-cell table:style-name="ce35" table:number-columns-repeated="8"/>
          <table:table-cell table:style-name="ce49"/>
          <table:table-cell table:style-name="ce35" table:number-columns-repeated="5"/>
          <table:table-cell table:style-name="ce62" table:number-columns-repeated="2"/>
          <table:table-cell table:style-name="ce35"/>
          <table:table-cell table:style-name="ce62" table:number-columns-repeated="7"/>
          <table:table-cell table:style-name="ce15"/>
          <table:table-cell table:number-columns-repeated="997"/>
        </table:table-row>
        <table:table-row table:style-name="ro6">
          <table:table-cell table:style-name="ce16"/>
          <table:table-cell table:style-name="ce28"/>
          <table:table-cell table:number-columns-repeated="1022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1021"/>
        </table:table-row>
        <table:table-row table:style-name="ro6">
          <table:table-cell table:style-name="ce16"/>
          <table:table-cell table:style-name="ce28"/>
          <table:table-cell table:style-name="ce36"/>
          <table:table-cell table:number-columns-repeated="8"/>
          <table:table-cell table:style-name="ce36"/>
          <table:table-cell table:number-columns-repeated="1012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'94'.$A$1" table:expression="#REF!"/>
          <table:named-expression table:name="PageNum" table:base-cell-address="$'94'.$A$1" table:expression="[1]參數頁1!#REF!"/>
          <table:named-expression table:name="Rows_In_Cutline" table:base-cell-address="$'94'.$A$1" table:expression="#REF!"/>
          <table:named-expression table:name="WeightLine" table:base-cell-address="$'94'.$A$1" table:expression="#REF!"/>
          <table:named-range table:name="_xlnm.Print_Area" table:base-cell-address="$'94'.$A$1" table:cell-range-address="$'109'.$A$1:.$AA$46" table:range-usable-as="print-range"/>
        </table:named-expressions>
      </table:table>
      <table:named-expressions>
        <table:named-expression table:name="Align" table:base-cell-address="$'94'.$A$1" table:expression="#REF!"/>
        <table:named-expression table:name="CE_Margin" table:base-cell-address="$'94'.$A$1" table:expression="#REF!"/>
        <table:named-expression table:name="CutLine" table:base-cell-address="$'94'.$A$1" table:expression="#REF!"/>
        <table:named-expression table:name="C_Margin" table:base-cell-address="$'94'.$A$1" table:expression="#REF!"/>
        <table:named-expression table:name="DNCutLineRow" table:base-cell-address="$'94'.$A$1" table:expression="#REF!"/>
        <table:named-expression table:name="DNHEAD_ROWS" table:base-cell-address="$'94'.$A$1" table:expression="#REF!"/>
        <table:named-expression table:name="DnRows" table:base-cell-address="$'94'.$A$1" table:expression="#REF!"/>
        <table:named-expression table:name="DnStartRow" table:base-cell-address="$'94'.$A$1" table:expression="#REF!"/>
        <table:named-expression table:name="E_Margin" table:base-cell-address="$'94'.$A$1" table:expression="#REF!"/>
        <table:named-expression table:name="Font" table:base-cell-address="$'94'.$A$1" table:expression="#REF!"/>
        <table:named-expression table:name="HeadAlign" table:base-cell-address="$'94'.$A$1" table:expression="#REF!"/>
        <table:named-expression table:name="HeadFont" table:base-cell-address="$'94'.$A$1" table:expression="#REF!"/>
        <table:named-expression table:name="HeadHigh" table:base-cell-address="$'94'.$A$1" table:expression="#REF!"/>
        <table:named-expression table:name="HeadSize" table:base-cell-address="$'94'.$A$1" table:expression="#REF!"/>
        <table:named-expression table:name="Hight" table:base-cell-address="$'94'.$A$1" table:expression="#REF!"/>
        <table:named-expression table:name="MarginAlign" table:base-cell-address="$'94'.$A$1" table:expression="#REF!"/>
        <table:named-expression table:name="MarginFont" table:base-cell-address="$'94'.$A$1" table:expression="#REF!"/>
        <table:named-expression table:name="MarginSize" table:base-cell-address="$'94'.$A$1" table:expression="#REF!"/>
        <table:named-expression table:name="PageNum" table:base-cell-address="$'94'.$A$1" table:expression="[1]參數頁1!#REF!"/>
        <table:named-expression table:name="Rows_In_Cutline" table:base-cell-address="$'94'.$A$1" table:expression="#REF!"/>
        <table:named-expression table:name="Row_Height" table:base-cell-address="$'94'.$A$1" table:expression="#REF!"/>
        <table:named-expression table:name="Rtp_Style" table:base-cell-address="$'94'.$A$1" table:expression="#REF!"/>
        <table:named-expression table:name="Size" table:base-cell-address="$'94'.$A$1" table:expression="#REF!"/>
        <table:named-expression table:name="TitleAlign" table:base-cell-address="$'94'.$A$1" table:expression="#REF!"/>
        <table:named-expression table:name="TitleFont" table:base-cell-address="$'94'.$A$1" table:expression="#REF!"/>
        <table:named-expression table:name="TitleSize" table:base-cell-address="$'94'.$A$1" table:expression="#REF!"/>
        <table:named-expression table:name="UPCutLineRow" table:base-cell-address="$'94'.$A$1" table:expression="#REF!"/>
        <table:named-expression table:name="UPHEAD_ROWS" table:base-cell-address="$'94'.$A$1" table:expression="#REF!"/>
        <table:named-expression table:name="UpRows" table:base-cell-address="$'94'.$A$1" table:expression="#REF!"/>
        <table:named-expression table:name="UpStartRow" table:base-cell-address="$'94'.$A$1" table:expression="#REF!"/>
        <table:named-expression table:name="WeightLine" table:base-cell-address="$'94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decimal-places="1" loext:min-decimal-places="1" number:min-integer-digits="1" number:grouping="true"/>
    </number:number-style>
    <number:number-style style:name="N142P1" style:volatile="true">
      <number:text>-</number:text>
      <number:number number:decimal-places="1" loext:min-decimal-places="1" number:min-integer-digits="1" number:grouping="true"/>
    </number:number-style>
    <number:number-style style:name="N142">
      <number:text>-   </number:text>
      <style:map style:condition="value()&gt;0" style:apply-style-name="N142P0"/>
      <style:map style:condition="value()&lt;0" style:apply-style-name="N142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97" style:display-name="PageStyle_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5" style:display-name="PageStyle_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4" style:display-name="PageStyle_9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6" style:display-name="PageStyle_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8" style:display-name="PageStyle_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" style:display-name="PageStyle_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1" style:display-name="PageStyle_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9" style:display-name="PageStyle_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5" style:display-name="PageStyle_1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4" style:display-name="PageStyle_1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3" style:display-name="PageStyle_1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" style:display-name="PageStyle_1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6" style:display-name="PageStyle_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8" style:display-name="PageStyle_1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7" style:display-name="PageStyle_1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9" style:display-name="PageStyle_1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10:11:23</meta:print-date>
    <meta:creation-date>2021-06-17T03:41:30</meta:creation-date>
    <dc:date>2021-06-23T10:12:28</dc:date>
    <meta:generator>LibreOffice/5.4.1.2$Windows_x86 LibreOffice_project/ea7cb86e6eeb2bf3a5af73a8f7777ac570321527</meta:generator>
    <meta:document-statistic meta:table-count="16" meta:cell-count="176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